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0.0311355" calcext:value-type="float">
            <text:p>0.0311355</text:p>
          </table:table-cell>
          <table:table-cell office:value-type="float" office:value="0.00318871" calcext:value-type="float">
            <text:p>0.00318871</text:p>
          </table:table-cell>
          <table:table-cell office:value-type="float" office:value="0.0081454" calcext:value-type="float">
            <text:p>0.0081454</text:p>
          </table:table-cell>
          <table:table-cell office:value-type="float" office:value="0.0225565" calcext:value-type="float">
            <text:p>0.0225565</text:p>
          </table:table-cell>
        </table:table-row>
        <table:table-row table:style-name="ro1">
          <table:table-cell office:value-type="float" office:value="0.0209294" calcext:value-type="float">
            <text:p>0.0209294</text:p>
          </table:table-cell>
          <table:table-cell office:value-type="float" office:value="0.00410662" calcext:value-type="float">
            <text:p>0.00410662</text:p>
          </table:table-cell>
          <table:table-cell office:value-type="float" office:value="0.0163179" calcext:value-type="float">
            <text:p>0.0163179</text:p>
          </table:table-cell>
          <table:table-cell office:value-type="float" office:value="0.0178224" calcext:value-type="float">
            <text:p>0.0178224</text:p>
          </table:table-cell>
        </table:table-row>
        <table:table-row table:style-name="ro1">
          <table:table-cell office:value-type="float" office:value="0.072233" calcext:value-type="float">
            <text:p>0.072233</text:p>
          </table:table-cell>
          <table:table-cell office:value-type="float" office:value="0.0181424" calcext:value-type="float">
            <text:p>0.0181424</text:p>
          </table:table-cell>
          <table:table-cell office:value-type="float" office:value="0.0165514" calcext:value-type="float">
            <text:p>0.0165514</text:p>
          </table:table-cell>
          <table:table-cell office:value-type="float" office:value="0.0205361" calcext:value-type="float">
            <text:p>0.0205361</text:p>
          </table:table-cell>
        </table:table-row>
        <table:table-row table:style-name="ro1">
          <table:table-cell office:value-type="float" office:value="0.0484992" calcext:value-type="float">
            <text:p>0.0484992</text:p>
          </table:table-cell>
          <table:table-cell office:value-type="float" office:value="0.0183643" calcext:value-type="float">
            <text:p>0.0183643</text:p>
          </table:table-cell>
          <table:table-cell office:value-type="float" office:value="0.015071" calcext:value-type="float">
            <text:p>0.015071</text:p>
          </table:table-cell>
          <table:table-cell office:value-type="float" office:value="0.0164819" calcext:value-type="float">
            <text:p>0.0164819</text:p>
          </table:table-cell>
        </table:table-row>
        <table:table-row table:style-name="ro1">
          <table:table-cell office:value-type="float" office:value="0.0549551" calcext:value-type="float">
            <text:p>0.0549551</text:p>
          </table:table-cell>
          <table:table-cell office:value-type="float" office:value="0.0230898" calcext:value-type="float">
            <text:p>0.0230898</text:p>
          </table:table-cell>
          <table:table-cell office:value-type="float" office:value="0.0144904" calcext:value-type="float">
            <text:p>0.0144904</text:p>
          </table:table-cell>
          <table:table-cell office:value-type="float" office:value="0.0187724" calcext:value-type="float">
            <text:p>0.0187724</text:p>
          </table:table-cell>
        </table:table-row>
        <table:table-row table:style-name="ro1">
          <table:table-cell office:value-type="float" office:value="0.0505143" calcext:value-type="float">
            <text:p>0.0505143</text:p>
          </table:table-cell>
          <table:table-cell office:value-type="float" office:value="0.016001" calcext:value-type="float">
            <text:p>0.016001</text:p>
          </table:table-cell>
          <table:table-cell office:value-type="float" office:value="0.0127671" calcext:value-type="float">
            <text:p>0.0127671</text:p>
          </table:table-cell>
          <table:table-cell office:value-type="float" office:value="0.0173406" calcext:value-type="float">
            <text:p>0.0173406</text:p>
          </table:table-cell>
        </table:table-row>
        <table:table-row table:style-name="ro1">
          <table:table-cell office:value-type="float" office:value="0.0460028" calcext:value-type="float">
            <text:p>0.0460028</text:p>
          </table:table-cell>
          <table:table-cell office:value-type="float" office:value="0.0151537" calcext:value-type="float">
            <text:p>0.0151537</text:p>
          </table:table-cell>
          <table:table-cell office:value-type="float" office:value="0.0146602" calcext:value-type="float">
            <text:p>0.0146602</text:p>
          </table:table-cell>
          <table:table-cell office:value-type="float" office:value="0.0153288" calcext:value-type="float">
            <text:p>0.0153288</text:p>
          </table:table-cell>
        </table:table-row>
        <table:table-row table:style-name="ro1">
          <table:table-cell office:value-type="float" office:value="0.0605729" calcext:value-type="float">
            <text:p>0.0605729</text:p>
          </table:table-cell>
          <table:table-cell office:value-type="float" office:value="0.0144016" calcext:value-type="float">
            <text:p>0.0144016</text:p>
          </table:table-cell>
          <table:table-cell office:value-type="float" office:value="0.0188785" calcext:value-type="float">
            <text:p>0.0188785</text:p>
          </table:table-cell>
          <table:table-cell office:value-type="float" office:value="0.015634" calcext:value-type="float">
            <text:p>0.015634</text:p>
          </table:table-cell>
        </table:table-row>
        <table:table-row table:style-name="ro1">
          <table:table-cell office:value-type="float" office:value="0.0513329" calcext:value-type="float">
            <text:p>0.0513329</text:p>
          </table:table-cell>
          <table:table-cell office:value-type="float" office:value="0.0134449" calcext:value-type="float">
            <text:p>0.0134449</text:p>
          </table:table-cell>
          <table:table-cell office:value-type="float" office:value="0.0182911" calcext:value-type="float">
            <text:p>0.0182911</text:p>
          </table:table-cell>
          <table:table-cell office:value-type="float" office:value="0.0140243" calcext:value-type="float">
            <text:p>0.0140243</text:p>
          </table:table-cell>
        </table:table-row>
        <table:table-row table:style-name="ro1">
          <table:table-cell office:value-type="float" office:value="0.0535289" calcext:value-type="float">
            <text:p>0.053528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77836" calcext:value-type="float">
            <text:p>0.0177836</text:p>
          </table:table-cell>
          <table:table-cell office:value-type="float" office:value="0.015494" calcext:value-type="float">
            <text:p>0.015494</text:p>
          </table:table-cell>
        </table:table-row>
        <table:table-row table:style-name="ro1">
          <table:table-cell office:value-type="float" office:value="0.0534453" calcext:value-type="float">
            <text:p>0.0534453</text:p>
          </table:table-cell>
          <table:table-cell office:value-type="float" office:value="0.0137305" calcext:value-type="float">
            <text:p>0.0137305</text:p>
          </table:table-cell>
          <table:table-cell office:value-type="float" office:value="0.0177804" calcext:value-type="float">
            <text:p>0.0177804</text:p>
          </table:table-cell>
          <table:table-cell office:value-type="float" office:value="0.0154759" calcext:value-type="float">
            <text:p>0.0154759</text:p>
          </table:table-cell>
        </table:table-row>
        <table:table-row table:style-name="ro1">
          <table:table-cell office:value-type="float" office:value="0.0534393" calcext:value-type="float">
            <text:p>0.0534393</text:p>
          </table:table-cell>
          <table:table-cell office:value-type="float" office:value="0.0137293" calcext:value-type="float">
            <text:p>0.0137293</text:p>
          </table:table-cell>
          <table:table-cell office:value-type="float" office:value="0.0176806" calcext:value-type="float">
            <text:p>0.0176806</text:p>
          </table:table-cell>
          <table:table-cell office:value-type="float" office:value="0.0154718" calcext:value-type="float">
            <text:p>0.0154718</text:p>
          </table:table-cell>
        </table:table-row>
        <table:table-row table:style-name="ro1">
          <table:table-cell office:value-type="float" office:value="0.0522006" calcext:value-type="float">
            <text:p>0.0522006</text:p>
          </table:table-cell>
          <table:table-cell office:value-type="float" office:value="0.0109991" calcext:value-type="float">
            <text:p>0.0109991</text:p>
          </table:table-cell>
          <table:table-cell office:value-type="float" office:value="0.016331" calcext:value-type="float">
            <text:p>0.016331</text:p>
          </table:table-cell>
          <table:table-cell office:value-type="float" office:value="0.0176274" calcext:value-type="float">
            <text:p>0.0176274</text:p>
          </table:table-cell>
        </table:table-row>
        <table:table-row table:style-name="ro1">
          <table:table-cell office:value-type="float" office:value="0.0497188" calcext:value-type="float">
            <text:p>0.0497188</text:p>
          </table:table-cell>
          <table:table-cell office:value-type="float" office:value="0.0107789" calcext:value-type="float">
            <text:p>0.0107789</text:p>
          </table:table-cell>
          <table:table-cell office:value-type="float" office:value="0.0147263" calcext:value-type="float">
            <text:p>0.0147263</text:p>
          </table:table-cell>
          <table:table-cell office:value-type="float" office:value="0.0164973" calcext:value-type="float">
            <text:p>0.0164973</text:p>
          </table:table-cell>
        </table:table-row>
        <table:table-row table:style-name="ro1">
          <table:table-cell office:value-type="float" office:value="0.0641973" calcext:value-type="float">
            <text:p>0.0641973</text:p>
          </table:table-cell>
          <table:table-cell office:value-type="float" office:value="0.0103161" calcext:value-type="float">
            <text:p>0.0103161</text:p>
          </table:table-cell>
          <table:table-cell office:value-type="float" office:value="0.0143365" calcext:value-type="float">
            <text:p>0.0143365</text:p>
          </table:table-cell>
          <table:table-cell office:value-type="float" office:value="0.01778" calcext:value-type="float">
            <text:p>0.01778</text:p>
          </table:table-cell>
        </table:table-row>
        <table:table-row table:style-name="ro1">
          <table:table-cell office:value-type="float" office:value="0.0575885" calcext:value-type="float">
            <text:p>0.0575885</text:p>
          </table:table-cell>
          <table:table-cell office:value-type="float" office:value="0.0101255" calcext:value-type="float">
            <text:p>0.0101255</text:p>
          </table:table-cell>
          <table:table-cell office:value-type="float" office:value="0.0138336" calcext:value-type="float">
            <text:p>0.0138336</text:p>
          </table:table-cell>
          <table:table-cell office:value-type="float" office:value="0.0166676" calcext:value-type="float">
            <text:p>0.0166676</text:p>
          </table:table-cell>
        </table:table-row>
        <table:table-row table:style-name="ro1">
          <table:table-cell office:value-type="float" office:value="0.0583808" calcext:value-type="float">
            <text:p>0.0583808</text:p>
          </table:table-cell>
          <table:table-cell office:value-type="float" office:value="0.0100622" calcext:value-type="float">
            <text:p>0.0100622</text:p>
          </table:table-cell>
          <table:table-cell office:value-type="float" office:value="0.0129031" calcext:value-type="float">
            <text:p>0.0129031</text:p>
          </table:table-cell>
          <table:table-cell office:value-type="float" office:value="0.0191901" calcext:value-type="float">
            <text:p>0.0191901</text:p>
          </table:table-cell>
        </table:table-row>
        <table:table-row table:style-name="ro1">
          <table:table-cell office:value-type="float" office:value="0.0583731" calcext:value-type="float">
            <text:p>0.0583731</text:p>
          </table:table-cell>
          <table:table-cell office:value-type="float" office:value="0.0100621" calcext:value-type="float">
            <text:p>0.0100621</text:p>
          </table:table-cell>
          <table:table-cell office:value-type="float" office:value="0.0129017" calcext:value-type="float">
            <text:p>0.0129017</text:p>
          </table:table-cell>
          <table:table-cell office:value-type="float" office:value="0.019188" calcext:value-type="float">
            <text:p>0.019188</text:p>
          </table:table-cell>
        </table:table-row>
        <table:table-row table:style-name="ro1">
          <table:table-cell office:value-type="float" office:value="0.0557218" calcext:value-type="float">
            <text:p>0.0557218</text:p>
          </table:table-cell>
          <table:table-cell office:value-type="float" office:value="0.00863867" calcext:value-type="float">
            <text:p>0.00863867</text:p>
          </table:table-cell>
          <table:table-cell office:value-type="float" office:value="0.0142222" calcext:value-type="float">
            <text:p>0.0142222</text:p>
          </table:table-cell>
          <table:table-cell office:value-type="float" office:value="0.0196988" calcext:value-type="float">
            <text:p>0.0196988</text:p>
          </table:table-cell>
        </table:table-row>
        <table:table-row table:style-name="ro1">
          <table:table-cell office:value-type="float" office:value="0.0533285" calcext:value-type="float">
            <text:p>0.0533285</text:p>
          </table:table-cell>
          <table:table-cell office:value-type="float" office:value="0.00850133" calcext:value-type="float">
            <text:p>0.00850133</text:p>
          </table:table-cell>
          <table:table-cell office:value-type="float" office:value="0.0237721" calcext:value-type="float">
            <text:p>0.0237721</text:p>
          </table:table-cell>
          <table:table-cell office:value-type="float" office:value="0.0197433" calcext:value-type="float">
            <text:p>0.0197433</text:p>
          </table:table-cell>
        </table:table-row>
        <table:table-row table:style-name="ro1">
          <table:table-cell office:value-type="float" office:value="0.0510903" calcext:value-type="float">
            <text:p>0.0510903</text:p>
          </table:table-cell>
          <table:table-cell office:value-type="float" office:value="0.0083095" calcext:value-type="float">
            <text:p>0.0083095</text:p>
          </table:table-cell>
          <table:table-cell office:value-type="float" office:value="0.023713" calcext:value-type="float">
            <text:p>0.023713</text:p>
          </table:table-cell>
          <table:table-cell office:value-type="float" office:value="0.0193363" calcext:value-type="float">
            <text:p>0.0193363</text:p>
          </table:table-cell>
        </table:table-row>
        <table:table-row table:style-name="ro1">
          <table:table-cell office:value-type="float" office:value="0.0498564" calcext:value-type="float">
            <text:p>0.0498564</text:p>
          </table:table-cell>
          <table:table-cell office:value-type="float" office:value="0.00810723" calcext:value-type="float">
            <text:p>0.00810723</text:p>
          </table:table-cell>
          <table:table-cell office:value-type="float" office:value="0.0228646" calcext:value-type="float">
            <text:p>0.0228646</text:p>
          </table:table-cell>
          <table:table-cell office:value-type="float" office:value="0.0183293" calcext:value-type="float">
            <text:p>0.0183293</text:p>
          </table:table-cell>
        </table:table-row>
        <table:table-row table:style-name="ro1">
          <table:table-cell office:value-type="float" office:value="0.0460993" calcext:value-type="float">
            <text:p>0.0460993</text:p>
          </table:table-cell>
          <table:table-cell office:value-type="float" office:value="0.00807388" calcext:value-type="float">
            <text:p>0.00807388</text:p>
          </table:table-cell>
          <table:table-cell office:value-type="float" office:value="0.0215628" calcext:value-type="float">
            <text:p>0.0215628</text:p>
          </table:table-cell>
          <table:table-cell office:value-type="float" office:value="0.019508" calcext:value-type="float">
            <text:p>0.019508</text:p>
          </table:table-cell>
        </table:table-row>
        <table:table-row table:style-name="ro1">
          <table:table-cell office:value-type="float" office:value="0.044378" calcext:value-type="float">
            <text:p>0.044378</text:p>
          </table:table-cell>
          <table:table-cell office:value-type="float" office:value="0.0073133" calcext:value-type="float">
            <text:p>0.0073133</text:p>
          </table:table-cell>
          <table:table-cell office:value-type="float" office:value="0.0195256" calcext:value-type="float">
            <text:p>0.0195256</text:p>
          </table:table-cell>
          <table:table-cell office:value-type="float" office:value="0.0188528" calcext:value-type="float">
            <text:p>0.0188528</text:p>
          </table:table-cell>
        </table:table-row>
        <table:table-row table:style-name="ro1">
          <table:table-cell office:value-type="float" office:value="0.0425408" calcext:value-type="float">
            <text:p>0.0425408</text:p>
          </table:table-cell>
          <table:table-cell office:value-type="float" office:value="0.00725784" calcext:value-type="float">
            <text:p>0.00725784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180613" calcext:value-type="float">
            <text:p>0.0180613</text:p>
          </table:table-cell>
        </table:table-row>
        <table:table-row table:style-name="ro1">
          <table:table-cell office:value-type="float" office:value="0.0412146" calcext:value-type="float">
            <text:p>0.0412146</text:p>
          </table:table-cell>
          <table:table-cell office:value-type="float" office:value="0.00710949" calcext:value-type="float">
            <text:p>0.00710949</text:p>
          </table:table-cell>
          <table:table-cell office:value-type="float" office:value="0.0181269" calcext:value-type="float">
            <text:p>0.0181269</text:p>
          </table:table-cell>
          <table:table-cell office:value-type="float" office:value="0.0182448" calcext:value-type="float">
            <text:p>0.0182448</text:p>
          </table:table-cell>
        </table:table-row>
        <table:table-row table:style-name="ro1">
          <table:table-cell office:value-type="float" office:value="0.0382741" calcext:value-type="float">
            <text:p>0.0382741</text:p>
          </table:table-cell>
          <table:table-cell office:value-type="float" office:value="0.0115486" calcext:value-type="float">
            <text:p>0.0115486</text:p>
          </table:table-cell>
          <table:table-cell office:value-type="float" office:value="0.0176797" calcext:value-type="float">
            <text:p>0.0176797</text:p>
          </table:table-cell>
          <table:table-cell office:value-type="float" office:value="0.0173707" calcext:value-type="float">
            <text:p>0.0173707</text:p>
          </table:table-cell>
        </table:table-row>
        <table:table-row table:style-name="ro1">
          <table:table-cell office:value-type="float" office:value="0.0376076" calcext:value-type="float">
            <text:p>0.0376076</text:p>
          </table:table-cell>
          <table:table-cell office:value-type="float" office:value="0.0116767" calcext:value-type="float">
            <text:p>0.0116767</text:p>
          </table:table-cell>
          <table:table-cell office:value-type="float" office:value="0.0174642" calcext:value-type="float">
            <text:p>0.0174642</text:p>
          </table:table-cell>
          <table:table-cell office:value-type="float" office:value="0.0176499" calcext:value-type="float">
            <text:p>0.0176499</text:p>
          </table:table-cell>
        </table:table-row>
        <table:table-row table:style-name="ro1">
          <table:table-cell office:value-type="float" office:value="0.0374229" calcext:value-type="float">
            <text:p>0.0374229</text:p>
          </table:table-cell>
          <table:table-cell office:value-type="float" office:value="0.0115426" calcext:value-type="float">
            <text:p>0.0115426</text:p>
          </table:table-cell>
          <table:table-cell office:value-type="float" office:value="0.0174163" calcext:value-type="float">
            <text:p>0.0174163</text:p>
          </table:table-cell>
          <table:table-cell office:value-type="float" office:value="0.0174419" calcext:value-type="float">
            <text:p>0.0174419</text:p>
          </table:table-cell>
        </table:table-row>
        <table:table-row table:style-name="ro1">
          <table:table-cell office:value-type="float" office:value="0.0363971" calcext:value-type="float">
            <text:p>0.0363971</text:p>
          </table:table-cell>
          <table:table-cell office:value-type="float" office:value="0.0108744" calcext:value-type="float">
            <text:p>0.0108744</text:p>
          </table:table-cell>
          <table:table-cell office:value-type="float" office:value="0.0164939" calcext:value-type="float">
            <text:p>0.0164939</text:p>
          </table:table-cell>
          <table:table-cell office:value-type="float" office:value="0.0184942" calcext:value-type="float">
            <text:p>0.0184942</text:p>
          </table:table-cell>
        </table:table-row>
        <table:table-row table:style-name="ro1">
          <table:table-cell office:value-type="float" office:value="0.035307" calcext:value-type="float">
            <text:p>0.035307</text:p>
          </table:table-cell>
          <table:table-cell office:value-type="float" office:value="0.0109153" calcext:value-type="float">
            <text:p>0.0109153</text:p>
          </table:table-cell>
          <table:table-cell office:value-type="float" office:value="0.0158343" calcext:value-type="float">
            <text:p>0.0158343</text:p>
          </table:table-cell>
          <table:table-cell office:value-type="float" office:value="0.0179391" calcext:value-type="float">
            <text:p>0.0179391</text:p>
          </table:table-cell>
        </table:table-row>
        <table:table-row table:style-name="ro1">
          <table:table-cell office:value-type="float" office:value="0.0344533" calcext:value-type="float">
            <text:p>0.0344533</text:p>
          </table:table-cell>
          <table:table-cell office:value-type="float" office:value="0.0107221" calcext:value-type="float">
            <text:p>0.0107221</text:p>
          </table:table-cell>
          <table:table-cell office:value-type="float" office:value="0.0154184" calcext:value-type="float">
            <text:p>0.0154184</text:p>
          </table:table-cell>
          <table:table-cell office:value-type="float" office:value="0.0184751" calcext:value-type="float">
            <text:p>0.0184751</text:p>
          </table:table-cell>
        </table:table-row>
        <table:table-row table:style-name="ro1">
          <table:table-cell office:value-type="float" office:value="0.0323467" calcext:value-type="float">
            <text:p>0.0323467</text:p>
          </table:table-cell>
          <table:table-cell office:value-type="float" office:value="0.0106755" calcext:value-type="float">
            <text:p>0.0106755</text:p>
          </table:table-cell>
          <table:table-cell office:value-type="float" office:value="0.0151081" calcext:value-type="float">
            <text:p>0.0151081</text:p>
          </table:table-cell>
          <table:table-cell office:value-type="float" office:value="0.0177871" calcext:value-type="float">
            <text:p>0.0177871</text:p>
          </table:table-cell>
        </table:table-row>
        <table:table-row table:style-name="ro1">
          <table:table-cell office:value-type="float" office:value="0.0318159" calcext:value-type="float">
            <text:p>0.0318159</text:p>
          </table:table-cell>
          <table:table-cell office:value-type="float" office:value="0.0107758" calcext:value-type="float">
            <text:p>0.0107758</text:p>
          </table:table-cell>
          <table:table-cell office:value-type="float" office:value="0.0145573" calcext:value-type="float">
            <text:p>0.0145573</text:p>
          </table:table-cell>
          <table:table-cell office:value-type="float" office:value="0.0186557" calcext:value-type="float">
            <text:p>0.0186557</text:p>
          </table:table-cell>
        </table:table-row>
        <table:table-row table:style-name="ro1">
          <table:table-cell office:value-type="float" office:value="0.0317864" calcext:value-type="float">
            <text:p>0.0317864</text:p>
          </table:table-cell>
          <table:table-cell office:value-type="float" office:value="0.0107425" calcext:value-type="float">
            <text:p>0.0107425</text:p>
          </table:table-cell>
          <table:table-cell office:value-type="float" office:value="0.0145569" calcext:value-type="float">
            <text:p>0.0145569</text:p>
          </table:table-cell>
          <table:table-cell office:value-type="float" office:value="0.0186211" calcext:value-type="float">
            <text:p>0.0186211</text:p>
          </table:table-cell>
        </table:table-row>
        <table:table-row table:style-name="ro1">
          <table:table-cell office:value-type="float" office:value="0.0309363" calcext:value-type="float">
            <text:p>0.0309363</text:p>
          </table:table-cell>
          <table:table-cell office:value-type="float" office:value="0.0100079" calcext:value-type="float">
            <text:p>0.0100079</text:p>
          </table:table-cell>
          <table:table-cell office:value-type="float" office:value="0.0144071" calcext:value-type="float">
            <text:p>0.0144071</text:p>
          </table:table-cell>
          <table:table-cell office:value-type="float" office:value="0.0182569" calcext:value-type="float">
            <text:p>0.0182569</text:p>
          </table:table-cell>
        </table:table-row>
        <table:table-row table:style-name="ro1">
          <table:table-cell office:value-type="float" office:value="0.0301319" calcext:value-type="float">
            <text:p>0.0301319</text:p>
          </table:table-cell>
          <table:table-cell office:value-type="float" office:value="0.00996165" calcext:value-type="float">
            <text:p>0.00996165</text:p>
          </table:table-cell>
          <table:table-cell office:value-type="float" office:value="0.0154275" calcext:value-type="float">
            <text:p>0.0154275</text:p>
          </table:table-cell>
          <table:table-cell office:value-type="float" office:value="0.0176794" calcext:value-type="float">
            <text:p>0.0176794</text:p>
          </table:table-cell>
        </table:table-row>
        <table:table-row table:style-name="ro1">
          <table:table-cell office:value-type="float" office:value="0.0294665" calcext:value-type="float">
            <text:p>0.0294665</text:p>
          </table:table-cell>
          <table:table-cell office:value-type="float" office:value="0.00976188" calcext:value-type="float">
            <text:p>0.00976188</text:p>
          </table:table-cell>
          <table:table-cell office:value-type="float" office:value="0.0154068" calcext:value-type="float">
            <text:p>0.0154068</text:p>
          </table:table-cell>
          <table:table-cell office:value-type="float" office:value="0.0171787" calcext:value-type="float">
            <text:p>0.0171787</text:p>
          </table:table-cell>
        </table:table-row>
        <table:table-row table:style-name="ro1">
          <table:table-cell office:value-type="float" office:value="0.0286879" calcext:value-type="float">
            <text:p>0.0286879</text:p>
          </table:table-cell>
          <table:table-cell office:value-type="float" office:value="0.00968541" calcext:value-type="float">
            <text:p>0.00968541</text:p>
          </table:table-cell>
          <table:table-cell office:value-type="float" office:value="0.0151872" calcext:value-type="float">
            <text:p>0.0151872</text:p>
          </table:table-cell>
          <table:table-cell office:value-type="float" office:value="0.017145" calcext:value-type="float">
            <text:p>0.017145</text:p>
          </table:table-cell>
        </table:table-row>
        <table:table-row table:style-name="ro1">
          <table:table-cell office:value-type="float" office:value="0.0283519" calcext:value-type="float">
            <text:p>0.0283519</text:p>
          </table:table-cell>
          <table:table-cell office:value-type="float" office:value="0.00974894" calcext:value-type="float">
            <text:p>0.00974894</text:p>
          </table:table-cell>
          <table:table-cell office:value-type="float" office:value="0.0151013" calcext:value-type="float">
            <text:p>0.0151013</text:p>
          </table:table-cell>
          <table:table-cell office:value-type="float" office:value="0.0169058" calcext:value-type="float">
            <text:p>0.0169058</text:p>
          </table:table-cell>
        </table:table-row>
        <table:table-row table:style-name="ro1">
          <table:table-cell office:value-type="float" office:value="0.0282635" calcext:value-type="float">
            <text:p>0.0282635</text:p>
          </table:table-cell>
          <table:table-cell office:value-type="float" office:value="0.00971865" calcext:value-type="float">
            <text:p>0.00971865</text:p>
          </table:table-cell>
          <table:table-cell office:value-type="float" office:value="0.0144148" calcext:value-type="float">
            <text:p>0.0144148</text:p>
          </table:table-cell>
          <table:table-cell office:value-type="float" office:value="0.0168357" calcext:value-type="float">
            <text:p>0.0168357</text:p>
          </table:table-cell>
        </table:table-row>
        <table:table-row table:style-name="ro1">
          <table:table-cell office:value-type="float" office:value="0.0281867" calcext:value-type="float">
            <text:p>0.0281867</text:p>
          </table:table-cell>
          <table:table-cell office:value-type="float" office:value="0.00971879" calcext:value-type="float">
            <text:p>0.00971879</text:p>
          </table:table-cell>
          <table:table-cell office:value-type="float" office:value="0.0144117" calcext:value-type="float">
            <text:p>0.0144117</text:p>
          </table:table-cell>
          <table:table-cell office:value-type="float" office:value="0.0168093" calcext:value-type="float">
            <text:p>0.0168093</text:p>
          </table:table-cell>
        </table:table-row>
        <table:table-row table:style-name="ro1">
          <table:table-cell office:value-type="float" office:value="0.0277017" calcext:value-type="float">
            <text:p>0.0277017</text:p>
          </table:table-cell>
          <table:table-cell office:value-type="float" office:value="0.00932551" calcext:value-type="float">
            <text:p>0.00932551</text:p>
          </table:table-cell>
          <table:table-cell office:value-type="float" office:value="0.014016" calcext:value-type="float">
            <text:p>0.014016</text:p>
          </table:table-cell>
          <table:table-cell office:value-type="float" office:value="0.0175395" calcext:value-type="float">
            <text:p>0.0175395</text:p>
          </table:table-cell>
        </table:table-row>
        <table:table-row table:style-name="ro1">
          <table:table-cell office:value-type="float" office:value="0.0271448" calcext:value-type="float">
            <text:p>0.0271448</text:p>
          </table:table-cell>
          <table:table-cell office:value-type="float" office:value="0.0105945" calcext:value-type="float">
            <text:p>0.0105945</text:p>
          </table:table-cell>
          <table:table-cell office:value-type="float" office:value="0.0136868" calcext:value-type="float">
            <text:p>0.0136868</text:p>
          </table:table-cell>
          <table:table-cell office:value-type="float" office:value="0.0170199" calcext:value-type="float">
            <text:p>0.0170199</text:p>
          </table:table-cell>
        </table:table-row>
        <table:table-row table:style-name="ro1">
          <table:table-cell office:value-type="float" office:value="0.0265922" calcext:value-type="float">
            <text:p>0.0265922</text:p>
          </table:table-cell>
          <table:table-cell office:value-type="float" office:value="0.0104819" calcext:value-type="float">
            <text:p>0.0104819</text:p>
          </table:table-cell>
          <table:table-cell office:value-type="float" office:value="0.0137781" calcext:value-type="float">
            <text:p>0.0137781</text:p>
          </table:table-cell>
          <table:table-cell office:value-type="float" office:value="0.0163397" calcext:value-type="float">
            <text:p>0.0163397</text:p>
          </table:table-cell>
        </table:table-row>
        <table:table-row table:style-name="ro1">
          <table:table-cell office:value-type="float" office:value="0.0254898" calcext:value-type="float">
            <text:p>0.0254898</text:p>
          </table:table-cell>
          <table:table-cell office:value-type="float" office:value="0.0106689" calcext:value-type="float">
            <text:p>0.0106689</text:p>
          </table:table-cell>
          <table:table-cell office:value-type="float" office:value="0.0136013" calcext:value-type="float">
            <text:p>0.0136013</text:p>
          </table:table-cell>
          <table:table-cell office:value-type="float" office:value="0.0161691" calcext:value-type="float">
            <text:p>0.0161691</text:p>
          </table:table-cell>
        </table:table-row>
        <table:table-row table:style-name="ro1">
          <table:table-cell office:value-type="float" office:value="0.0254458" calcext:value-type="float">
            <text:p>0.0254458</text:p>
          </table:table-cell>
          <table:table-cell office:value-type="float" office:value="0.0114327" calcext:value-type="float">
            <text:p>0.0114327</text:p>
          </table:table-cell>
          <table:table-cell office:value-type="float" office:value="0.0132653" calcext:value-type="float">
            <text:p>0.0132653</text:p>
          </table:table-cell>
          <table:table-cell office:value-type="float" office:value="0.0163199" calcext:value-type="float">
            <text:p>0.0163199</text:p>
          </table:table-cell>
        </table:table-row>
        <table:table-row table:style-name="ro1">
          <table:table-cell office:value-type="float" office:value="0.0249095" calcext:value-type="float">
            <text:p>0.0249095</text:p>
          </table:table-cell>
          <table:table-cell office:value-type="float" office:value="0.0108263" calcext:value-type="float">
            <text:p>0.0108263</text:p>
          </table:table-cell>
          <table:table-cell office:value-type="float" office:value="0.0134375" calcext:value-type="float">
            <text:p>0.0134375</text:p>
          </table:table-cell>
          <table:table-cell office:value-type="float" office:value="0.016344" calcext:value-type="float">
            <text:p>0.016344</text:p>
          </table:table-cell>
        </table:table-row>
        <table:table-row table:style-name="ro1">
          <table:table-cell office:value-type="float" office:value="0.0242895" calcext:value-type="float">
            <text:p>0.0242895</text:p>
          </table:table-cell>
          <table:table-cell office:value-type="float" office:value="0.0107965" calcext:value-type="float">
            <text:p>0.0107965</text:p>
          </table:table-cell>
          <table:table-cell office:value-type="float" office:value="0.0168542" calcext:value-type="float">
            <text:p>0.0168542</text:p>
          </table:table-cell>
          <table:table-cell office:value-type="float" office:value="0.0158294" calcext:value-type="float">
            <text:p>0.0158294</text:p>
          </table:table-cell>
        </table:table-row>
        <table:table-row table:style-name="ro1">
          <table:table-cell office:value-type="float" office:value="0.0239851" calcext:value-type="float">
            <text:p>0.0239851</text:p>
          </table:table-cell>
          <table:table-cell office:value-type="float" office:value="0.0106404" calcext:value-type="float">
            <text:p>0.0106404</text:p>
          </table:table-cell>
          <table:table-cell office:value-type="float" office:value="0.0171386" calcext:value-type="float">
            <text:p>0.0171386</text:p>
          </table:table-cell>
          <table:table-cell office:value-type="float" office:value="0.015663" calcext:value-type="float">
            <text:p>0.015663</text:p>
          </table:table-cell>
        </table:table-row>
        <table:table-row table:style-name="ro1">
          <table:table-cell office:value-type="float" office:value="0.0230843" calcext:value-type="float">
            <text:p>0.0230843</text:p>
          </table:table-cell>
          <table:table-cell office:value-type="float" office:value="0.0106525" calcext:value-type="float">
            <text:p>0.0106525</text:p>
          </table:table-cell>
          <table:table-cell office:value-type="float" office:value="0.0170395" calcext:value-type="float">
            <text:p>0.0170395</text:p>
          </table:table-cell>
          <table:table-cell office:value-type="float" office:value="0.0153579" calcext:value-type="float">
            <text:p>0.0153579</text:p>
          </table:table-cell>
        </table:table-row>
        <table:table-row table:style-name="ro1">
          <table:table-cell office:value-type="float" office:value="0.0229296" calcext:value-type="float">
            <text:p>0.0229296</text:p>
          </table:table-cell>
          <table:table-cell office:value-type="float" office:value="0.0107113" calcext:value-type="float">
            <text:p>0.0107113</text:p>
          </table:table-cell>
          <table:table-cell office:value-type="float" office:value="0.0170943" calcext:value-type="float">
            <text:p>0.0170943</text:p>
          </table:table-cell>
          <table:table-cell office:value-type="float" office:value="0.0153123" calcext:value-type="float">
            <text:p>0.0153123</text:p>
          </table:table-cell>
        </table:table-row>
        <table:table-row table:style-name="ro1">
          <table:table-cell office:value-type="float" office:value="0.0227935" calcext:value-type="float">
            <text:p>0.0227935</text:p>
          </table:table-cell>
          <table:table-cell office:value-type="float" office:value="0.010713" calcext:value-type="float">
            <text:p>0.010713</text:p>
          </table:table-cell>
          <table:table-cell office:value-type="float" office:value="0.0168352" calcext:value-type="float">
            <text:p>0.0168352</text:p>
          </table:table-cell>
          <table:table-cell office:value-type="float" office:value="0.0152846" calcext:value-type="float">
            <text:p>0.0152846</text:p>
          </table:table-cell>
        </table:table-row>
        <table:table-row table:style-name="ro1">
          <table:table-cell office:value-type="float" office:value="0.0223568" calcext:value-type="float">
            <text:p>0.0223568</text:p>
          </table:table-cell>
          <table:table-cell office:value-type="float" office:value="0.0102788" calcext:value-type="float">
            <text:p>0.0102788</text:p>
          </table:table-cell>
          <table:table-cell office:value-type="float" office:value="0.0164703" calcext:value-type="float">
            <text:p>0.0164703</text:p>
          </table:table-cell>
          <table:table-cell office:value-type="float" office:value="0.0160547" calcext:value-type="float">
            <text:p>0.0160547</text:p>
          </table:table-cell>
        </table:table-row>
        <table:table-row table:style-name="ro1">
          <table:table-cell office:value-type="float" office:value="0.0220205" calcext:value-type="float">
            <text:p>0.0220205</text:p>
          </table:table-cell>
          <table:table-cell office:value-type="float" office:value="0.0112175" calcext:value-type="float">
            <text:p>0.0112175</text:p>
          </table:table-cell>
          <table:table-cell office:value-type="float" office:value="0.0159722" calcext:value-type="float">
            <text:p>0.0159722</text:p>
          </table:table-cell>
          <table:table-cell office:value-type="float" office:value="0.0156771" calcext:value-type="float">
            <text:p>0.0156771</text:p>
          </table:table-cell>
        </table:table-row>
        <table:table-row table:style-name="ro1">
          <table:table-cell office:value-type="float" office:value="0.0217433" calcext:value-type="float">
            <text:p>0.0217433</text:p>
          </table:table-cell>
          <table:table-cell office:value-type="float" office:value="0.0111113" calcext:value-type="float">
            <text:p>0.0111113</text:p>
          </table:table-cell>
          <table:table-cell office:value-type="float" office:value="0.0158735" calcext:value-type="float">
            <text:p>0.0158735</text:p>
          </table:table-cell>
          <table:table-cell office:value-type="float" office:value="0.0155015" calcext:value-type="float">
            <text:p>0.0155015</text:p>
          </table:table-cell>
        </table:table-row>
        <table:table-row table:style-name="ro1">
          <table:table-cell office:value-type="float" office:value="0.0209422" calcext:value-type="float">
            <text:p>0.0209422</text:p>
          </table:table-cell>
          <table:table-cell office:value-type="float" office:value="0.0118222" calcext:value-type="float">
            <text:p>0.0118222</text:p>
          </table:table-cell>
          <table:table-cell office:value-type="float" office:value="0.0157626" calcext:value-type="float">
            <text:p>0.0157626</text:p>
          </table:table-cell>
          <table:table-cell office:value-type="float" office:value="0.0150583" calcext:value-type="float">
            <text:p>0.0150583</text:p>
          </table:table-cell>
        </table:table-row>
        <table:table-row table:style-name="ro1">
          <table:table-cell office:value-type="float" office:value="0.0208379" calcext:value-type="float">
            <text:p>0.0208379</text:p>
          </table:table-cell>
          <table:table-cell office:value-type="float" office:value="0.0119433" calcext:value-type="float">
            <text:p>0.0119433</text:p>
          </table:table-cell>
          <table:table-cell office:value-type="float" office:value="0.0157071" calcext:value-type="float">
            <text:p>0.0157071</text:p>
          </table:table-cell>
          <table:table-cell office:value-type="float" office:value="0.0150672" calcext:value-type="float">
            <text:p>0.0150672</text:p>
          </table:table-cell>
        </table:table-row>
        <table:table-row table:style-name="ro1">
          <table:table-cell office:value-type="float" office:value="0.0206411" calcext:value-type="float">
            <text:p>0.0206411</text:p>
          </table:table-cell>
          <table:table-cell office:value-type="float" office:value="0.012137" calcext:value-type="float">
            <text:p>0.012137</text:p>
          </table:table-cell>
          <table:table-cell office:value-type="float" office:value="0.0156895" calcext:value-type="float">
            <text:p>0.0156895</text:p>
          </table:table-cell>
          <table:table-cell office:value-type="float" office:value="0.0151754" calcext:value-type="float">
            <text:p>0.0151754</text:p>
          </table:table-cell>
        </table:table-row>
        <table:table-row table:style-name="ro1">
          <table:table-cell office:value-type="float" office:value="0.0202907" calcext:value-type="float">
            <text:p>0.0202907</text:p>
          </table:table-cell>
          <table:table-cell office:value-type="float" office:value="0.0116521" calcext:value-type="float">
            <text:p>0.0116521</text:p>
          </table:table-cell>
          <table:table-cell office:value-type="float" office:value="0.0160255" calcext:value-type="float">
            <text:p>0.0160255</text:p>
          </table:table-cell>
          <table:table-cell office:value-type="float" office:value="0.0151343" calcext:value-type="float">
            <text:p>0.0151343</text:p>
          </table:table-cell>
        </table:table-row>
        <table:table-row table:style-name="ro1">
          <table:table-cell office:value-type="float" office:value="0.0199539" calcext:value-type="float">
            <text:p>0.0199539</text:p>
          </table:table-cell>
          <table:table-cell office:value-type="float" office:value="0.0115473" calcext:value-type="float">
            <text:p>0.0115473</text:p>
          </table:table-cell>
          <table:table-cell office:value-type="float" office:value="0.0159219" calcext:value-type="float">
            <text:p>0.0159219</text:p>
          </table:table-cell>
          <table:table-cell office:value-type="float" office:value="0.0148791" calcext:value-type="float">
            <text:p>0.0148791</text:p>
          </table:table-cell>
        </table:table-row>
        <table:table-row table:style-name="ro1">
          <table:table-cell office:value-type="float" office:value="0.0196986" calcext:value-type="float">
            <text:p>0.0196986</text:p>
          </table:table-cell>
          <table:table-cell office:value-type="float" office:value="0.0114619" calcext:value-type="float">
            <text:p>0.0114619</text:p>
          </table:table-cell>
          <table:table-cell office:value-type="float" office:value="0.0159923" calcext:value-type="float">
            <text:p>0.0159923</text:p>
          </table:table-cell>
          <table:table-cell office:value-type="float" office:value="0.0147225" calcext:value-type="float">
            <text:p>0.0147225</text:p>
          </table:table-cell>
        </table:table-row>
        <table:table-row table:style-name="ro1">
          <table:table-cell office:value-type="float" office:value="0.0191245" calcext:value-type="float">
            <text:p>0.0191245</text:p>
          </table:table-cell>
          <table:table-cell office:value-type="float" office:value="0.0114504" calcext:value-type="float">
            <text:p>0.0114504</text:p>
          </table:table-cell>
          <table:table-cell office:value-type="float" office:value="0.0158657" calcext:value-type="float">
            <text:p>0.0158657</text:p>
          </table:table-cell>
          <table:table-cell office:value-type="float" office:value="0.0145462" calcext:value-type="float">
            <text:p>0.0145462</text:p>
          </table:table-cell>
        </table:table-row>
        <table:table-row table:style-name="ro1">
          <table:table-cell office:value-type="float" office:value="0.0190876" calcext:value-type="float">
            <text:p>0.0190876</text:p>
          </table:table-cell>
          <table:table-cell office:value-type="float" office:value="0.0115772" calcext:value-type="float">
            <text:p>0.0115772</text:p>
          </table:table-cell>
          <table:table-cell office:value-type="float" office:value="0.015842" calcext:value-type="float">
            <text:p>0.015842</text:p>
          </table:table-cell>
          <table:table-cell office:value-type="float" office:value="0.0144633" calcext:value-type="float">
            <text:p>0.0144633</text:p>
          </table:table-cell>
        </table:table-row>
        <table:table-row table:style-name="ro1">
          <table:table-cell office:value-type="float" office:value="0.0192806" calcext:value-type="float">
            <text:p>0.0192806</text:p>
          </table:table-cell>
          <table:table-cell office:value-type="float" office:value="0.0116325" calcext:value-type="float">
            <text:p>0.0116325</text:p>
          </table:table-cell>
          <table:table-cell office:value-type="float" office:value="0.0152848" calcext:value-type="float">
            <text:p>0.0152848</text:p>
          </table:table-cell>
          <table:table-cell office:value-type="float" office:value="0.014332" calcext:value-type="float">
            <text:p>0.014332</text:p>
          </table:table-cell>
        </table:table-row>
        <table:table-row table:style-name="ro1">
          <table:table-cell office:value-type="float" office:value="0.0192367" calcext:value-type="float">
            <text:p>0.0192367</text:p>
          </table:table-cell>
          <table:table-cell office:value-type="float" office:value="0.0112599" calcext:value-type="float">
            <text:p>0.0112599</text:p>
          </table:table-cell>
          <table:table-cell office:value-type="float" office:value="0.0150324" calcext:value-type="float">
            <text:p>0.0150324</text:p>
          </table:table-cell>
          <table:table-cell office:value-type="float" office:value="0.0142523" calcext:value-type="float">
            <text:p>0.0142523</text:p>
          </table:table-cell>
        </table:table-row>
        <table:table-row table:style-name="ro1">
          <table:table-cell office:value-type="float" office:value="0.0189815" calcext:value-type="float">
            <text:p>0.0189815</text:p>
          </table:table-cell>
          <table:table-cell office:value-type="float" office:value="0.0111847" calcext:value-type="float">
            <text:p>0.0111847</text:p>
          </table:table-cell>
          <table:table-cell office:value-type="float" office:value="0.0147314" calcext:value-type="float">
            <text:p>0.0147314</text:p>
          </table:table-cell>
          <table:table-cell office:value-type="float" office:value="0.0140523" calcext:value-type="float">
            <text:p>0.0140523</text:p>
          </table:table-cell>
        </table:table-row>
        <table:table-row table:style-name="ro1">
          <table:table-cell office:value-type="float" office:value="0.0221584" calcext:value-type="float">
            <text:p>0.0221584</text:p>
          </table:table-cell>
          <table:table-cell office:value-type="float" office:value="0.0110734" calcext:value-type="float">
            <text:p>0.0110734</text:p>
          </table:table-cell>
          <table:table-cell office:value-type="float" office:value="0.0146489" calcext:value-type="float">
            <text:p>0.0146489</text:p>
          </table:table-cell>
          <table:table-cell office:value-type="float" office:value="0.013911" calcext:value-type="float">
            <text:p>0.013911</text:p>
          </table:table-cell>
        </table:table-row>
        <table:table-row table:style-name="ro1">
          <table:table-cell office:value-type="float" office:value="0.0224007" calcext:value-type="float">
            <text:p>0.0224007</text:p>
          </table:table-cell>
          <table:table-cell office:value-type="float" office:value="0.0111016" calcext:value-type="float">
            <text:p>0.0111016</text:p>
          </table:table-cell>
          <table:table-cell office:value-type="float" office:value="0.0146215" calcext:value-type="float">
            <text:p>0.0146215</text:p>
          </table:table-cell>
          <table:table-cell office:value-type="float" office:value="0.0138356" calcext:value-type="float">
            <text:p>0.0138356</text:p>
          </table:table-cell>
        </table:table-row>
        <table:table-row table:style-name="ro1">
          <table:table-cell office:value-type="float" office:value="0.0226943" calcext:value-type="float">
            <text:p>0.0226943</text:p>
          </table:table-cell>
          <table:table-cell office:value-type="float" office:value="0.0111021" calcext:value-type="float">
            <text:p>0.0111021</text:p>
          </table:table-cell>
          <table:table-cell office:value-type="float" office:value="0.0145727" calcext:value-type="float">
            <text:p>0.0145727</text:p>
          </table:table-cell>
          <table:table-cell office:value-type="float" office:value="0.0136944" calcext:value-type="float">
            <text:p>0.0136944</text:p>
          </table:table-cell>
        </table:table-row>
        <table:table-row table:style-name="ro1">
          <table:table-cell office:value-type="float" office:value="0.0224994" calcext:value-type="float">
            <text:p>0.0224994</text:p>
          </table:table-cell>
          <table:table-cell office:value-type="float" office:value="0.0110299" calcext:value-type="float">
            <text:p>0.0110299</text:p>
          </table:table-cell>
          <table:table-cell office:value-type="float" office:value="0.0144953" calcext:value-type="float">
            <text:p>0.0144953</text:p>
          </table:table-cell>
          <table:table-cell office:value-type="float" office:value="0.0136516" calcext:value-type="float">
            <text:p>0.0136516</text:p>
          </table:table-cell>
        </table:table-row>
        <table:table-row table:style-name="ro1">
          <table:table-cell office:value-type="float" office:value="0.0222858" calcext:value-type="float">
            <text:p>0.0222858</text:p>
          </table:table-cell>
          <table:table-cell office:value-type="float" office:value="0.0105455" calcext:value-type="float">
            <text:p>0.0105455</text:p>
          </table:table-cell>
          <table:table-cell office:value-type="float" office:value="0.0142257" calcext:value-type="float">
            <text:p>0.0142257</text:p>
          </table:table-cell>
          <table:table-cell office:value-type="float" office:value="0.0134698" calcext:value-type="float">
            <text:p>0.0134698</text:p>
          </table:table-cell>
        </table:table-row>
        <table:table-row table:style-name="ro1">
          <table:table-cell office:value-type="float" office:value="0.0219536" calcext:value-type="float">
            <text:p>0.0219536</text:p>
          </table:table-cell>
          <table:table-cell office:value-type="float" office:value="0.0112587" calcext:value-type="float">
            <text:p>0.0112587</text:p>
          </table:table-cell>
          <table:table-cell office:value-type="float" office:value="0.0144346" calcext:value-type="float">
            <text:p>0.0144346</text:p>
          </table:table-cell>
          <table:table-cell office:value-type="float" office:value="0.0133643" calcext:value-type="float">
            <text:p>0.0133643</text:p>
          </table:table-cell>
        </table:table-row>
        <table:table-row table:style-name="ro1">
          <table:table-cell office:value-type="float" office:value="0.0217372" calcext:value-type="float">
            <text:p>0.0217372</text:p>
          </table:table-cell>
          <table:table-cell office:value-type="float" office:value="0.0112044" calcext:value-type="float">
            <text:p>0.0112044</text:p>
          </table:table-cell>
          <table:table-cell office:value-type="float" office:value="0.0143561" calcext:value-type="float">
            <text:p>0.0143561</text:p>
          </table:table-cell>
          <table:table-cell office:value-type="float" office:value="0.0131899" calcext:value-type="float">
            <text:p>0.0131899</text:p>
          </table:table-cell>
        </table:table-row>
        <table:table-row table:style-name="ro1">
          <table:table-cell office:value-type="float" office:value="0.0213921" calcext:value-type="float">
            <text:p>0.0213921</text:p>
          </table:table-cell>
          <table:table-cell office:value-type="float" office:value="0.0116298" calcext:value-type="float">
            <text:p>0.0116298</text:p>
          </table:table-cell>
          <table:table-cell office:value-type="float" office:value="0.0142916" calcext:value-type="float">
            <text:p>0.0142916</text:p>
          </table:table-cell>
          <table:table-cell office:value-type="float" office:value="0.0130219" calcext:value-type="float">
            <text:p>0.0130219</text:p>
          </table:table-cell>
        </table:table-row>
        <table:table-row table:style-name="ro1">
          <table:table-cell office:value-type="float" office:value="0.0213921" calcext:value-type="float">
            <text:p>0.0213921</text:p>
          </table:table-cell>
          <table:table-cell office:value-type="float" office:value="0.0116298" calcext:value-type="float">
            <text:p>0.0116298</text:p>
          </table:table-cell>
          <table:table-cell office:value-type="float" office:value="0.0142916" calcext:value-type="float">
            <text:p>0.0142916</text:p>
          </table:table-cell>
          <table:table-cell office:value-type="float" office:value="0.0130219" calcext:value-type="float">
            <text:p>0.0130219</text:p>
          </table:table-cell>
        </table:table-row>
        <table:table-row table:style-name="ro1">
          <table:table-cell office:value-type="float" office:value="0.0215978" calcext:value-type="float">
            <text:p>0.0215978</text:p>
          </table:table-cell>
          <table:table-cell office:value-type="float" office:value="0.0117793" calcext:value-type="float">
            <text:p>0.0117793</text:p>
          </table:table-cell>
          <table:table-cell office:value-type="float" office:value="0.0141287" calcext:value-type="float">
            <text:p>0.0141287</text:p>
          </table:table-cell>
          <table:table-cell office:value-type="float" office:value="0.01321" calcext:value-type="float">
            <text:p>0.01321</text:p>
          </table:table-cell>
        </table:table-row>
        <table:table-row table:style-name="ro1">
          <table:table-cell office:value-type="float" office:value="0.0213623" calcext:value-type="float">
            <text:p>0.0213623</text:p>
          </table:table-cell>
          <table:table-cell office:value-type="float" office:value="0.0112913" calcext:value-type="float">
            <text:p>0.0112913</text:p>
          </table:table-cell>
          <table:table-cell office:value-type="float" office:value="0.0144356" calcext:value-type="float">
            <text:p>0.0144356</text:p>
          </table:table-cell>
          <table:table-cell office:value-type="float" office:value="0.0130931" calcext:value-type="float">
            <text:p>0.0130931</text:p>
          </table:table-cell>
        </table:table-row>
        <table:table-row table:style-name="ro1">
          <table:table-cell office:value-type="float" office:value="0.0211755" calcext:value-type="float">
            <text:p>0.0211755</text:p>
          </table:table-cell>
          <table:table-cell office:value-type="float" office:value="0.0112191" calcext:value-type="float">
            <text:p>0.0112191</text:p>
          </table:table-cell>
          <table:table-cell office:value-type="float" office:value="0.0165545" calcext:value-type="float">
            <text:p>0.0165545</text:p>
          </table:table-cell>
          <table:table-cell office:value-type="float" office:value="0.012994" calcext:value-type="float">
            <text:p>0.012994</text:p>
          </table:table-cell>
        </table:table-row>
        <table:table-row table:style-name="ro1">
          <table:table-cell office:value-type="float" office:value="0.0211294" calcext:value-type="float">
            <text:p>0.0211294</text:p>
          </table:table-cell>
          <table:table-cell office:value-type="float" office:value="0.0111608" calcext:value-type="float">
            <text:p>0.0111608</text:p>
          </table:table-cell>
          <table:table-cell office:value-type="float" office:value="0.0165267" calcext:value-type="float">
            <text:p>0.0165267</text:p>
          </table:table-cell>
          <table:table-cell office:value-type="float" office:value="0.0126455" calcext:value-type="float">
            <text:p>0.0126455</text:p>
          </table:table-cell>
        </table:table-row>
        <table:table-row table:style-name="ro1">
          <table:table-cell office:value-type="float" office:value="0.0217644" calcext:value-type="float">
            <text:p>0.0217644</text:p>
          </table:table-cell>
          <table:table-cell office:value-type="float" office:value="0.0111445" calcext:value-type="float">
            <text:p>0.0111445</text:p>
          </table:table-cell>
          <table:table-cell office:value-type="float" office:value="0.0165263" calcext:value-type="float">
            <text:p>0.0165263</text:p>
          </table:table-cell>
          <table:table-cell office:value-type="float" office:value="0.0125657" calcext:value-type="float">
            <text:p>0.0125657</text:p>
          </table:table-cell>
        </table:table-row>
        <table:table-row table:style-name="ro1">
          <table:table-cell office:value-type="float" office:value="0.0218829" calcext:value-type="float">
            <text:p>0.0218829</text:p>
          </table:table-cell>
          <table:table-cell office:value-type="float" office:value="0.0111726" calcext:value-type="float">
            <text:p>0.0111726</text:p>
          </table:table-cell>
          <table:table-cell office:value-type="float" office:value="0.0164466" calcext:value-type="float">
            <text:p>0.0164466</text:p>
          </table:table-cell>
          <table:table-cell office:value-type="float" office:value="0.0124603" calcext:value-type="float">
            <text:p>0.0124603</text:p>
          </table:table-cell>
        </table:table-row>
        <table:table-row table:style-name="ro1">
          <table:table-cell office:value-type="float" office:value="0.0217354" calcext:value-type="float">
            <text:p>0.0217354</text:p>
          </table:table-cell>
          <table:table-cell office:value-type="float" office:value="0.0116269" calcext:value-type="float">
            <text:p>0.0116269</text:p>
          </table:table-cell>
          <table:table-cell office:value-type="float" office:value="0.0161968" calcext:value-type="float">
            <text:p>0.0161968</text:p>
          </table:table-cell>
          <table:table-cell office:value-type="float" office:value="0.0125172" calcext:value-type="float">
            <text:p>0.0125172</text:p>
          </table:table-cell>
        </table:table-row>
        <table:table-row table:style-name="ro1">
          <table:table-cell office:value-type="float" office:value="0.0215265" calcext:value-type="float">
            <text:p>0.0215265</text:p>
          </table:table-cell>
          <table:table-cell office:value-type="float" office:value="0.0113091" calcext:value-type="float">
            <text:p>0.0113091</text:p>
          </table:table-cell>
          <table:table-cell office:value-type="float" office:value="0.0157622" calcext:value-type="float">
            <text:p>0.0157622</text:p>
          </table:table-cell>
          <table:table-cell office:value-type="float" office:value="0.0124102" calcext:value-type="float">
            <text:p>0.0124102</text:p>
          </table:table-cell>
        </table:table-row>
        <table:table-row table:style-name="ro1">
          <table:table-cell office:value-type="float" office:value="0.0211656" calcext:value-type="float">
            <text:p>0.0211656</text:p>
          </table:table-cell>
          <table:table-cell office:value-type="float" office:value="0.0112344" calcext:value-type="float">
            <text:p>0.0112344</text:p>
          </table:table-cell>
          <table:table-cell office:value-type="float" office:value="0.0157298" calcext:value-type="float">
            <text:p>0.0157298</text:p>
          </table:table-cell>
          <table:table-cell office:value-type="float" office:value="0.0123579" calcext:value-type="float">
            <text:p>0.0123579</text:p>
          </table:table-cell>
        </table:table-row>
        <table:table-row table:style-name="ro1">
          <table:table-cell office:value-type="float" office:value="0.0212903" calcext:value-type="float">
            <text:p>0.0212903</text:p>
          </table:table-cell>
          <table:table-cell office:value-type="float" office:value="0.0111748" calcext:value-type="float">
            <text:p>0.0111748</text:p>
          </table:table-cell>
          <table:table-cell office:value-type="float" office:value="0.0156394" calcext:value-type="float">
            <text:p>0.0156394</text:p>
          </table:table-cell>
          <table:table-cell office:value-type="float" office:value="0.0119215" calcext:value-type="float">
            <text:p>0.0119215</text:p>
          </table:table-cell>
        </table:table-row>
        <table:table-row table:style-name="ro1">
          <table:table-cell office:value-type="float" office:value="0.0209214" calcext:value-type="float">
            <text:p>0.0209214</text:p>
          </table:table-cell>
          <table:table-cell office:value-type="float" office:value="0.0111644" calcext:value-type="float">
            <text:p>0.0111644</text:p>
          </table:table-cell>
          <table:table-cell office:value-type="float" office:value="0.0156261" calcext:value-type="float">
            <text:p>0.0156261</text:p>
          </table:table-cell>
          <table:table-cell office:value-type="float" office:value="0.0118511" calcext:value-type="float">
            <text:p>0.0118511</text:p>
          </table:table-cell>
        </table:table-row>
        <table:table-row table:style-name="ro1">
          <table:table-cell office:value-type="float" office:value="0.0208813" calcext:value-type="float">
            <text:p>0.0208813</text:p>
          </table:table-cell>
          <table:table-cell office:value-type="float" office:value="0.011189" calcext:value-type="float">
            <text:p>0.011189</text:p>
          </table:table-cell>
          <table:table-cell office:value-type="float" office:value="0.0155739" calcext:value-type="float">
            <text:p>0.0155739</text:p>
          </table:table-cell>
          <table:table-cell office:value-type="float" office:value="0.0117952" calcext:value-type="float">
            <text:p>0.0117952</text:p>
          </table:table-cell>
        </table:table-row>
        <table:table-row table:style-name="ro1">
          <table:table-cell office:value-type="float" office:value="0.0207603" calcext:value-type="float">
            <text:p>0.0207603</text:p>
          </table:table-cell>
          <table:table-cell office:value-type="float" office:value="0.0109063" calcext:value-type="float">
            <text:p>0.0109063</text:p>
          </table:table-cell>
          <table:table-cell office:value-type="float" office:value="0.0151694" calcext:value-type="float">
            <text:p>0.0151694</text:p>
          </table:table-cell>
          <table:table-cell office:value-type="float" office:value="0.0118144" calcext:value-type="float">
            <text:p>0.0118144</text:p>
          </table:table-cell>
        </table:table-row>
        <table:table-row table:style-name="ro1">
          <table:table-cell office:value-type="float" office:value="0.0205649" calcext:value-type="float">
            <text:p>0.0205649</text:p>
          </table:table-cell>
          <table:table-cell office:value-type="float" office:value="0.0108659" calcext:value-type="float">
            <text:p>0.0108659</text:p>
          </table:table-cell>
          <table:table-cell office:value-type="float" office:value="0.0149355" calcext:value-type="float">
            <text:p>0.0149355</text:p>
          </table:table-cell>
          <table:table-cell office:value-type="float" office:value="0.011722" calcext:value-type="float">
            <text:p>0.011722</text:p>
          </table:table-cell>
        </table:table-row>
        <table:table-row table:style-name="ro1">
          <table:table-cell office:value-type="float" office:value="0.0203109" calcext:value-type="float">
            <text:p>0.0203109</text:p>
          </table:table-cell>
          <table:table-cell office:value-type="float" office:value="0.0108018" calcext:value-type="float">
            <text:p>0.0108018</text:p>
          </table:table-cell>
          <table:table-cell office:value-type="float" office:value="0.0148901" calcext:value-type="float">
            <text:p>0.0148901</text:p>
          </table:table-cell>
          <table:table-cell office:value-type="float" office:value="0.0115865" calcext:value-type="float">
            <text:p>0.0115865</text:p>
          </table:table-cell>
        </table:table-row>
        <table:table-row table:style-name="ro1">
          <table:table-cell office:value-type="float" office:value="0.0202346" calcext:value-type="float">
            <text:p>0.0202346</text:p>
          </table:table-cell>
          <table:table-cell office:value-type="float" office:value="0.0107431" calcext:value-type="float">
            <text:p>0.0107431</text:p>
          </table:table-cell>
          <table:table-cell office:value-type="float" office:value="0.0148151" calcext:value-type="float">
            <text:p>0.0148151</text:p>
          </table:table-cell>
          <table:table-cell office:value-type="float" office:value="0.0111555" calcext:value-type="float">
            <text:p>0.0111555</text:p>
          </table:table-cell>
        </table:table-row>
        <table:table-row table:style-name="ro1">
          <table:table-cell office:value-type="float" office:value="0.0198421" calcext:value-type="float">
            <text:p>0.0198421</text:p>
          </table:table-cell>
          <table:table-cell office:value-type="float" office:value="0.0108115" calcext:value-type="float">
            <text:p>0.0108115</text:p>
          </table:table-cell>
          <table:table-cell office:value-type="float" office:value="0.0147771" calcext:value-type="float">
            <text:p>0.0147771</text:p>
          </table:table-cell>
          <table:table-cell office:value-type="float" office:value="0.0110919" calcext:value-type="float">
            <text:p>0.0110919</text:p>
          </table:table-cell>
        </table:table-row>
        <table:table-row table:style-name="ro1">
          <table:table-cell office:value-type="float" office:value="0.0198206" calcext:value-type="float">
            <text:p>0.0198206</text:p>
          </table:table-cell>
          <table:table-cell office:value-type="float" office:value="0.0107929" calcext:value-type="float">
            <text:p>0.0107929</text:p>
          </table:table-cell>
          <table:table-cell office:value-type="float" office:value="0.0147661" calcext:value-type="float">
            <text:p>0.0147661</text:p>
          </table:table-cell>
          <table:table-cell office:value-type="float" office:value="0.01109" calcext:value-type="float">
            <text:p>0.01109</text:p>
          </table:table-cell>
        </table:table-row>
        <table:table-row table:style-name="ro1">
          <table:table-cell office:value-type="float" office:value="0.0197037" calcext:value-type="float">
            <text:p>0.0197037</text:p>
          </table:table-cell>
          <table:table-cell office:value-type="float" office:value="0.0104889" calcext:value-type="float">
            <text:p>0.0104889</text:p>
          </table:table-cell>
          <table:table-cell office:value-type="float" office:value="0.0144211" calcext:value-type="float">
            <text:p>0.0144211</text:p>
          </table:table-cell>
          <table:table-cell office:value-type="float" office:value="0.0110763" calcext:value-type="float">
            <text:p>0.0110763</text:p>
          </table:table-cell>
        </table:table-row>
        <table:table-row table:style-name="ro1">
          <table:table-cell office:value-type="float" office:value="0.0196814" calcext:value-type="float">
            <text:p>0.0196814</text:p>
          </table:table-cell>
          <table:table-cell office:value-type="float" office:value="0.0104823" calcext:value-type="float">
            <text:p>0.0104823</text:p>
          </table:table-cell>
          <table:table-cell office:value-type="float" office:value="0.0144064" calcext:value-type="float">
            <text:p>0.0144064</text:p>
          </table:table-cell>
          <table:table-cell office:value-type="float" office:value="0.0110482" calcext:value-type="float">
            <text:p>0.0110482</text:p>
          </table:table-cell>
        </table:table-row>
        <table:table-row table:style-name="ro1">
          <table:table-cell office:value-type="float" office:value="0.0197035" calcext:value-type="float">
            <text:p>0.0197035</text:p>
          </table:table-cell>
          <table:table-cell office:value-type="float" office:value="0.010454" calcext:value-type="float">
            <text:p>0.010454</text:p>
          </table:table-cell>
          <table:table-cell office:value-type="float" office:value="0.0142341" calcext:value-type="float">
            <text:p>0.0142341</text:p>
          </table:table-cell>
          <table:table-cell office:value-type="float" office:value="0.010974" calcext:value-type="float">
            <text:p>0.010974</text:p>
          </table:table-cell>
        </table:table-row>
        <table:table-row table:style-name="ro1">
          <table:table-cell office:value-type="float" office:value="0.0194572" calcext:value-type="float">
            <text:p>0.0194572</text:p>
          </table:table-cell>
          <table:table-cell office:value-type="float" office:value="0.010422" calcext:value-type="float">
            <text:p>0.010422</text:p>
          </table:table-cell>
          <table:table-cell office:value-type="float" office:value="0.0142171" calcext:value-type="float">
            <text:p>0.0142171</text:p>
          </table:table-cell>
          <table:table-cell office:value-type="float" office:value="0.0108573" calcext:value-type="float">
            <text:p>0.0108573</text:p>
          </table:table-cell>
        </table:table-row>
        <table:table-row table:style-name="ro1">
          <table:table-cell office:value-type="float" office:value="0.0194294" calcext:value-type="float">
            <text:p>0.0194294</text:p>
          </table:table-cell>
          <table:table-cell office:value-type="float" office:value="0.0104104" calcext:value-type="float">
            <text:p>0.0104104</text:p>
          </table:table-cell>
          <table:table-cell office:value-type="float" office:value="0.0141593" calcext:value-type="float">
            <text:p>0.0141593</text:p>
          </table:table-cell>
          <table:table-cell office:value-type="float" office:value="0.0107069" calcext:value-type="float">
            <text:p>0.0107069</text:p>
          </table:table-cell>
        </table:table-row>
        <table:table-row table:style-name="ro1">
          <table:table-cell office:value-type="float" office:value="0.0190751" calcext:value-type="float">
            <text:p>0.0190751</text:p>
          </table:table-cell>
          <table:table-cell office:value-type="float" office:value="0.0104623" calcext:value-type="float">
            <text:p>0.0104623</text:p>
          </table:table-cell>
          <table:table-cell office:value-type="float" office:value="0.0141207" calcext:value-type="float">
            <text:p>0.0141207</text:p>
          </table:table-cell>
          <table:table-cell office:value-type="float" office:value="0.0106261" calcext:value-type="float">
            <text:p>0.0106261</text:p>
          </table:table-cell>
        </table:table-row>
        <table:table-row table:style-name="ro1">
          <table:table-cell office:value-type="float" office:value="0.0192575" calcext:value-type="float">
            <text:p>0.0192575</text:p>
          </table:table-cell>
          <table:table-cell office:value-type="float" office:value="0.010219" calcext:value-type="float">
            <text:p>0.010219</text:p>
          </table:table-cell>
          <table:table-cell office:value-type="float" office:value="0.0139129" calcext:value-type="float">
            <text:p>0.0139129</text:p>
          </table:table-cell>
          <table:table-cell office:value-type="float" office:value="0.0106409" calcext:value-type="float">
            <text:p>0.0106409</text:p>
          </table:table-cell>
        </table:table-row>
        <table:table-row table:style-name="ro1">
          <table:table-cell office:value-type="float" office:value="0.0191015" calcext:value-type="float">
            <text:p>0.0191015</text:p>
          </table:table-cell>
          <table:table-cell office:value-type="float" office:value="0.0101795" calcext:value-type="float">
            <text:p>0.0101795</text:p>
          </table:table-cell>
          <table:table-cell office:value-type="float" office:value="0.0143219" calcext:value-type="float">
            <text:p>0.0143219</text:p>
          </table:table-cell>
          <table:table-cell office:value-type="float" office:value="0.0105356" calcext:value-type="float">
            <text:p>0.0105356</text:p>
          </table:table-cell>
        </table:table-row>
        <table:table-row table:style-name="ro1">
          <table:table-cell office:value-type="float" office:value="0.0190104" calcext:value-type="float">
            <text:p>0.0190104</text:p>
          </table:table-cell>
          <table:table-cell office:value-type="float" office:value="0.0101202" calcext:value-type="float">
            <text:p>0.0101202</text:p>
          </table:table-cell>
          <table:table-cell office:value-type="float" office:value="0.0143875" calcext:value-type="float">
            <text:p>0.0143875</text:p>
          </table:table-cell>
          <table:table-cell office:value-type="float" office:value="0.0115296" calcext:value-type="float">
            <text:p>0.0115296</text:p>
          </table:table-cell>
        </table:table-row>
        <table:table-row table:style-name="ro1">
          <table:table-cell office:value-type="float" office:value="0.0191622" calcext:value-type="float">
            <text:p>0.0191622</text:p>
          </table:table-cell>
          <table:table-cell office:value-type="float" office:value="0.0100597" calcext:value-type="float">
            <text:p>0.0100597</text:p>
          </table:table-cell>
          <table:table-cell office:value-type="float" office:value="0.014351" calcext:value-type="float">
            <text:p>0.014351</text:p>
          </table:table-cell>
          <table:table-cell office:value-type="float" office:value="0.0114248" calcext:value-type="float">
            <text:p>0.0114248</text:p>
          </table:table-cell>
        </table:table-row>
        <table:table-row table:style-name="ro1">
          <table:table-cell office:value-type="float" office:value="0.0192816" calcext:value-type="float">
            <text:p>0.0192816</text:p>
          </table:table-cell>
          <table:table-cell office:value-type="float" office:value="0.0101215" calcext:value-type="float">
            <text:p>0.0101215</text:p>
          </table:table-cell>
          <table:table-cell office:value-type="float" office:value="0.0142901" calcext:value-type="float">
            <text:p>0.0142901</text:p>
          </table:table-cell>
          <table:table-cell office:value-type="float" office:value="0.0113342" calcext:value-type="float">
            <text:p>0.0113342</text:p>
          </table:table-cell>
        </table:table-row>
        <table:table-row table:style-name="ro1">
          <table:table-cell office:value-type="float" office:value="0.0191745" calcext:value-type="float">
            <text:p>0.0191745</text:p>
          </table:table-cell>
          <table:table-cell office:value-type="float" office:value="0.00989072" calcext:value-type="float">
            <text:p>0.00989072</text:p>
          </table:table-cell>
          <table:table-cell office:value-type="float" office:value="0.0141001" calcext:value-type="float">
            <text:p>0.0141001</text:p>
          </table:table-cell>
          <table:table-cell office:value-type="float" office:value="0.0114042" calcext:value-type="float">
            <text:p>0.0114042</text:p>
          </table:table-cell>
        </table:table-row>
        <table:table-row table:style-name="ro1">
          <table:table-cell office:value-type="float" office:value="0.0191435" calcext:value-type="float">
            <text:p>0.0191435</text:p>
          </table:table-cell>
          <table:table-cell office:value-type="float" office:value="0.00987421" calcext:value-type="float">
            <text:p>0.00987421</text:p>
          </table:table-cell>
          <table:table-cell office:value-type="float" office:value="0.0140872" calcext:value-type="float">
            <text:p>0.0140872</text:p>
          </table:table-cell>
          <table:table-cell office:value-type="float" office:value="0.0113668" calcext:value-type="float">
            <text:p>0.0113668</text:p>
          </table:table-cell>
        </table:table-row>
        <table:table-row table:style-name="ro1">
          <table:table-cell office:value-type="float" office:value="0.0190448" calcext:value-type="float">
            <text:p>0.0190448</text:p>
          </table:table-cell>
          <table:table-cell office:value-type="float" office:value="0.00985688" calcext:value-type="float">
            <text:p>0.00985688</text:p>
          </table:table-cell>
          <table:table-cell office:value-type="float" office:value="0.0139296" calcext:value-type="float">
            <text:p>0.0139296</text:p>
          </table:table-cell>
          <table:table-cell office:value-type="float" office:value="0.0112871" calcext:value-type="float">
            <text:p>0.0112871</text:p>
          </table:table-cell>
        </table:table-row>
        <table:table-row table:style-name="ro1">
          <table:table-cell office:value-type="float" office:value="0.0188702" calcext:value-type="float">
            <text:p>0.0188702</text:p>
          </table:table-cell>
          <table:table-cell office:value-type="float" office:value="0.00981114" calcext:value-type="float">
            <text:p>0.00981114</text:p>
          </table:table-cell>
          <table:table-cell office:value-type="float" office:value="0.0138817" calcext:value-type="float">
            <text:p>0.0138817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office:value-type="float" office:value="0.0190931" calcext:value-type="float">
            <text:p>0.0190931</text:p>
          </table:table-cell>
          <table:table-cell office:value-type="float" office:value="0.00975642" calcext:value-type="float">
            <text:p>0.00975642</text:p>
          </table:table-cell>
          <table:table-cell office:value-type="float" office:value="0.0138153" calcext:value-type="float">
            <text:p>0.0138153</text:p>
          </table:table-cell>
          <table:table-cell office:value-type="float" office:value="0.0110546" calcext:value-type="float">
            <text:p>0.0110546</text:p>
          </table:table-cell>
        </table:table-row>
        <table:table-row table:style-name="ro1">
          <table:table-cell office:value-type="float" office:value="0.0187623" calcext:value-type="float">
            <text:p>0.0187623</text:p>
          </table:table-cell>
          <table:table-cell office:value-type="float" office:value="0.00971116" calcext:value-type="float">
            <text:p>0.00971116</text:p>
          </table:table-cell>
          <table:table-cell office:value-type="float" office:value="0.0137679" calcext:value-type="float">
            <text:p>0.0137679</text:p>
          </table:table-cell>
          <table:table-cell office:value-type="float" office:value="0.0109543" calcext:value-type="float">
            <text:p>0.0109543</text:p>
          </table:table-cell>
        </table:table-row>
        <table:table-row table:style-name="ro1">
          <table:table-cell office:value-type="float" office:value="0.0187064" calcext:value-type="float">
            <text:p>0.0187064</text:p>
          </table:table-cell>
          <table:table-cell office:value-type="float" office:value="0.00970758" calcext:value-type="float">
            <text:p>0.0097075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110564" calcext:value-type="float">
            <text:p>0.0110564</text:p>
          </table:table-cell>
        </table:table-row>
        <table:table-row table:style-name="ro1">
          <table:table-cell office:value-type="float" office:value="0.0186046" calcext:value-type="float">
            <text:p>0.0186046</text:p>
          </table:table-cell>
          <table:table-cell office:value-type="float" office:value="0.00949978" calcext:value-type="float">
            <text:p>0.00949978</text:p>
          </table:table-cell>
          <table:table-cell office:value-type="float" office:value="0.0135554" calcext:value-type="float">
            <text:p>0.0135554</text:p>
          </table:table-cell>
          <table:table-cell office:value-type="float" office:value="0.011009" calcext:value-type="float">
            <text:p>0.011009</text:p>
          </table:table-cell>
        </table:table-row>
        <table:table-row table:style-name="ro1">
          <table:table-cell office:value-type="float" office:value="0.0184802" calcext:value-type="float">
            <text:p>0.0184802</text:p>
          </table:table-cell>
          <table:table-cell office:value-type="float" office:value="0.00946948" calcext:value-type="float">
            <text:p>0.00946948</text:p>
          </table:table-cell>
          <table:table-cell office:value-type="float" office:value="0.0142954" calcext:value-type="float">
            <text:p>0.0142954</text:p>
          </table:table-cell>
          <table:table-cell office:value-type="float" office:value="0.0109003" calcext:value-type="float">
            <text:p>0.0109003</text:p>
          </table:table-cell>
        </table:table-row>
        <table:table-row table:style-name="ro1">
          <table:table-cell office:value-type="float" office:value="0.018332" calcext:value-type="float">
            <text:p>0.018332</text:p>
          </table:table-cell>
          <table:table-cell office:value-type="float" office:value="0.0094221" calcext:value-type="float">
            <text:p>0.0094221</text:p>
          </table:table-cell>
          <table:table-cell office:value-type="float" office:value="0.0147094" calcext:value-type="float">
            <text:p>0.0147094</text:p>
          </table:table-cell>
          <table:table-cell office:value-type="float" office:value="0.0108105" calcext:value-type="float">
            <text:p>0.0108105</text:p>
          </table:table-cell>
        </table:table-row>
        <table:table-row table:style-name="ro1">
          <table:table-cell office:value-type="float" office:value="0.0182824" calcext:value-type="float">
            <text:p>0.0182824</text:p>
          </table:table-cell>
          <table:table-cell office:value-type="float" office:value="0.00954511" calcext:value-type="float">
            <text:p>0.00954511</text:p>
          </table:table-cell>
          <table:table-cell office:value-type="float" office:value="0.0146497" calcext:value-type="float">
            <text:p>0.0146497</text:p>
          </table:table-cell>
          <table:table-cell office:value-type="float" office:value="0.0107097" calcext:value-type="float">
            <text:p>0.0107097</text:p>
          </table:table-cell>
        </table:table-row>
        <table:table-row table:style-name="ro1">
          <table:table-cell office:value-type="float" office:value="0.0179971" calcext:value-type="float">
            <text:p>0.0179971</text:p>
          </table:table-cell>
          <table:table-cell office:value-type="float" office:value="0.00961313" calcext:value-type="float">
            <text:p>0.00961313</text:p>
          </table:table-cell>
          <table:table-cell office:value-type="float" office:value="0.0145767" calcext:value-type="float">
            <text:p>0.0145767</text:p>
          </table:table-cell>
          <table:table-cell office:value-type="float" office:value="0.0106768" calcext:value-type="float">
            <text:p>0.0106768</text:p>
          </table:table-cell>
        </table:table-row>
        <table:table-row table:style-name="ro1">
          <table:table-cell office:value-type="float" office:value="0.018196" calcext:value-type="float">
            <text:p>0.018196</text:p>
          </table:table-cell>
          <table:table-cell office:value-type="float" office:value="0.00966585" calcext:value-type="float">
            <text:p>0.00966585</text:p>
          </table:table-cell>
          <table:table-cell office:value-type="float" office:value="0.0143204" calcext:value-type="float">
            <text:p>0.0143204</text:p>
          </table:table-cell>
          <table:table-cell office:value-type="float" office:value="0.0107669" calcext:value-type="float">
            <text:p>0.0107669</text:p>
          </table:table-cell>
        </table:table-row>
        <table:table-row table:style-name="ro1">
          <table:table-cell office:value-type="float" office:value="0.0182737" calcext:value-type="float">
            <text:p>0.0182737</text:p>
          </table:table-cell>
          <table:table-cell office:value-type="float" office:value="0.00948137" calcext:value-type="float">
            <text:p>0.00948137</text:p>
          </table:table-cell>
          <table:table-cell office:value-type="float" office:value="0.014178" calcext:value-type="float">
            <text:p>0.014178</text:p>
          </table:table-cell>
          <table:table-cell office:value-type="float" office:value="0.0107243" calcext:value-type="float">
            <text:p>0.0107243</text:p>
          </table:table-cell>
        </table:table-row>
        <table:table-row table:style-name="ro1">
          <table:table-cell office:value-type="float" office:value="0.0183903" calcext:value-type="float">
            <text:p>0.0183903</text:p>
          </table:table-cell>
          <table:table-cell office:value-type="float" office:value="0.00945519" calcext:value-type="float">
            <text:p>0.00945519</text:p>
          </table:table-cell>
          <table:table-cell office:value-type="float" office:value="0.0140161" calcext:value-type="float">
            <text:p>0.0140161</text:p>
          </table:table-cell>
          <table:table-cell office:value-type="float" office:value="0.0106113" calcext:value-type="float">
            <text:p>0.0106113</text:p>
          </table:table-cell>
        </table:table-row>
        <table:table-row table:style-name="ro1">
          <table:table-cell office:value-type="float" office:value="0.0183661" calcext:value-type="float">
            <text:p>0.0183661</text:p>
          </table:table-cell>
          <table:table-cell office:value-type="float" office:value="0.00982969" calcext:value-type="float">
            <text:p>0.00982969</text:p>
          </table:table-cell>
          <table:table-cell office:value-type="float" office:value="0.0139937" calcext:value-type="float">
            <text:p>0.0139937</text:p>
          </table:table-cell>
          <table:table-cell office:value-type="float" office:value="0.010528" calcext:value-type="float">
            <text:p>0.010528</text:p>
          </table:table-cell>
        </table:table-row>
        <table:table-row table:style-name="ro1">
          <table:table-cell office:value-type="float" office:value="0.0184936" calcext:value-type="float">
            <text:p>0.0184936</text:p>
          </table:table-cell>
          <table:table-cell office:value-type="float" office:value="0.0105308" calcext:value-type="float">
            <text:p>0.0105308</text:p>
          </table:table-cell>
          <table:table-cell office:value-type="float" office:value="0.0139469" calcext:value-type="float">
            <text:p>0.0139469</text:p>
          </table:table-cell>
          <table:table-cell office:value-type="float" office:value="0.010424" calcext:value-type="float">
            <text:p>0.010424</text:p>
          </table:table-cell>
        </table:table-row>
        <table:table-row table:style-name="ro1">
          <table:table-cell office:value-type="float" office:value="0.0186748" calcext:value-type="float">
            <text:p>0.0186748</text:p>
          </table:table-cell>
          <table:table-cell office:value-type="float" office:value="0.0107427" calcext:value-type="float">
            <text:p>0.0107427</text:p>
          </table:table-cell>
          <table:table-cell office:value-type="float" office:value="0.0138934" calcext:value-type="float">
            <text:p>0.0138934</text:p>
          </table:table-cell>
          <table:table-cell office:value-type="float" office:value="0.0103621" calcext:value-type="float">
            <text:p>0.0103621</text:p>
          </table:table-cell>
        </table:table-row>
        <table:table-row table:style-name="ro1">
          <table:table-cell office:value-type="float" office:value="0.0185846" calcext:value-type="float">
            <text:p>0.0185846</text:p>
          </table:table-cell>
          <table:table-cell office:value-type="float" office:value="0.0105189" calcext:value-type="float">
            <text:p>0.0105189</text:p>
          </table:table-cell>
          <table:table-cell office:value-type="float" office:value="0.0142467" calcext:value-type="float">
            <text:p>0.0142467</text:p>
          </table:table-cell>
          <table:table-cell office:value-type="float" office:value="0.0105816" calcext:value-type="float">
            <text:p>0.0105816</text:p>
          </table:table-cell>
        </table:table-row>
        <table:table-row table:style-name="ro1">
          <table:table-cell office:value-type="float" office:value="0.018478" calcext:value-type="float">
            <text:p>0.018478</text:p>
          </table:table-cell>
          <table:table-cell office:value-type="float" office:value="0.0104819" calcext:value-type="float">
            <text:p>0.0104819</text:p>
          </table:table-cell>
          <table:table-cell office:value-type="float" office:value="0.0145666" calcext:value-type="float">
            <text:p>0.0145666</text:p>
          </table:table-cell>
          <table:table-cell office:value-type="float" office:value="0.0105921" calcext:value-type="float">
            <text:p>0.0105921</text:p>
          </table:table-cell>
        </table:table-row>
        <table:table-row table:style-name="ro1">
          <table:table-cell office:value-type="float" office:value="0.0183587" calcext:value-type="float">
            <text:p>0.0183587</text:p>
          </table:table-cell>
          <table:table-cell office:value-type="float" office:value="0.0110809" calcext:value-type="float">
            <text:p>0.0110809</text:p>
          </table:table-cell>
          <table:table-cell office:value-type="float" office:value="0.0155083" calcext:value-type="float">
            <text:p>0.0155083</text:p>
          </table:table-cell>
          <table:table-cell office:value-type="float" office:value="0.0105141" calcext:value-type="float">
            <text:p>0.0105141</text:p>
          </table:table-cell>
        </table:table-row>
        <table:table-row table:style-name="ro1">
          <table:table-cell office:value-type="float" office:value="0.0184132" calcext:value-type="float">
            <text:p>0.0184132</text:p>
          </table:table-cell>
          <table:table-cell office:value-type="float" office:value="0.0110194" calcext:value-type="float">
            <text:p>0.0110194</text:p>
          </table:table-cell>
          <table:table-cell office:value-type="float" office:value="0.0154846" calcext:value-type="float">
            <text:p>0.0154846</text:p>
          </table:table-cell>
          <table:table-cell office:value-type="float" office:value="0.0104152" calcext:value-type="float">
            <text:p>0.0104152</text:p>
          </table:table-cell>
        </table:table-row>
        <table:table-row table:style-name="ro1">
          <table:table-cell office:value-type="float" office:value="0.0182218" calcext:value-type="float">
            <text:p>0.0182218</text:p>
          </table:table-cell>
          <table:table-cell office:value-type="float" office:value="0.0110071" calcext:value-type="float">
            <text:p>0.0110071</text:p>
          </table:table-cell>
          <table:table-cell office:value-type="float" office:value="0.0154816" calcext:value-type="float">
            <text:p>0.0154816</text:p>
          </table:table-cell>
          <table:table-cell office:value-type="float" office:value="0.0104122" calcext:value-type="float">
            <text:p>0.0104122</text:p>
          </table:table-cell>
        </table:table-row>
        <table:table-row table:style-name="ro1">
          <table:table-cell office:value-type="float" office:value="0.0181689" calcext:value-type="float">
            <text:p>0.0181689</text:p>
          </table:table-cell>
          <table:table-cell office:value-type="float" office:value="0.0116939" calcext:value-type="float">
            <text:p>0.0116939</text:p>
          </table:table-cell>
          <table:table-cell office:value-type="float" office:value="0.0154412" calcext:value-type="float">
            <text:p>0.0154412</text:p>
          </table:table-cell>
          <table:table-cell office:value-type="float" office:value="0.0104978" calcext:value-type="float">
            <text:p>0.0104978</text:p>
          </table:table-cell>
        </table:table-row>
        <table:table-row table:style-name="ro1">
          <table:table-cell office:value-type="float" office:value="0.018101" calcext:value-type="float">
            <text:p>0.018101</text:p>
          </table:table-cell>
          <table:table-cell office:value-type="float" office:value="0.0114626" calcext:value-type="float">
            <text:p>0.0114626</text:p>
          </table:table-cell>
          <table:table-cell office:value-type="float" office:value="0.0152865" calcext:value-type="float">
            <text:p>0.0152865</text:p>
          </table:table-cell>
          <table:table-cell office:value-type="float" office:value="0.0105704" calcext:value-type="float">
            <text:p>0.0105704</text:p>
          </table:table-cell>
        </table:table-row>
        <table:table-row table:style-name="ro1">
          <table:table-cell office:value-type="float" office:value="0.0179865" calcext:value-type="float">
            <text:p>0.0179865</text:p>
          </table:table-cell>
          <table:table-cell office:value-type="float" office:value="0.0114145" calcext:value-type="float">
            <text:p>0.0114145</text:p>
          </table:table-cell>
          <table:table-cell office:value-type="float" office:value="0.0151241" calcext:value-type="float">
            <text:p>0.0151241</text:p>
          </table:table-cell>
          <table:table-cell office:value-type="float" office:value="0.0104833" calcext:value-type="float">
            <text:p>0.0104833</text:p>
          </table:table-cell>
        </table:table-row>
        <table:table-row table:style-name="ro1">
          <table:table-cell office:value-type="float" office:value="0.0178507" calcext:value-type="float">
            <text:p>0.0178507</text:p>
          </table:table-cell>
          <table:table-cell office:value-type="float" office:value="0.0112399" calcext:value-type="float">
            <text:p>0.0112399</text:p>
          </table:table-cell>
          <table:table-cell office:value-type="float" office:value="0.0150829" calcext:value-type="float">
            <text:p>0.0150829</text:p>
          </table:table-cell>
          <table:table-cell office:value-type="float" office:value="0.0104114" calcext:value-type="float">
            <text:p>0.0104114</text:p>
          </table:table-cell>
        </table:table-row>
        <table:table-row table:style-name="ro1">
          <table:table-cell office:value-type="float" office:value="0.0178163" calcext:value-type="float">
            <text:p>0.0178163</text:p>
          </table:table-cell>
          <table:table-cell office:value-type="float" office:value="0.0112242" calcext:value-type="float">
            <text:p>0.0112242</text:p>
          </table:table-cell>
          <table:table-cell office:value-type="float" office:value="0.0150355" calcext:value-type="float">
            <text:p>0.0150355</text:p>
          </table:table-cell>
          <table:table-cell office:value-type="float" office:value="0.0103662" calcext:value-type="float">
            <text:p>0.0103662</text:p>
          </table:table-cell>
        </table:table-row>
        <table:table-row table:style-name="ro1">
          <table:table-cell office:value-type="float" office:value="0.0178916" calcext:value-type="float">
            <text:p>0.0178916</text:p>
          </table:table-cell>
          <table:table-cell office:value-type="float" office:value="0.0112037" calcext:value-type="float">
            <text:p>0.0112037</text:p>
          </table:table-cell>
          <table:table-cell office:value-type="float" office:value="0.0150186" calcext:value-type="float">
            <text:p>0.0150186</text:p>
          </table:table-cell>
          <table:table-cell office:value-type="float" office:value="0.0103457" calcext:value-type="float">
            <text:p>0.0103457</text:p>
          </table:table-cell>
        </table:table-row>
        <table:table-row table:style-name="ro1">
          <table:table-cell office:value-type="float" office:value="0.017839" calcext:value-type="float">
            <text:p>0.017839</text:p>
          </table:table-cell>
          <table:table-cell office:value-type="float" office:value="0.0112612" calcext:value-type="float">
            <text:p>0.0112612</text:p>
          </table:table-cell>
          <table:table-cell office:value-type="float" office:value="0.0148832" calcext:value-type="float">
            <text:p>0.0148832</text:p>
          </table:table-cell>
          <table:table-cell office:value-type="float" office:value="0.0103638" calcext:value-type="float">
            <text:p>0.0103638</text:p>
          </table:table-cell>
        </table:table-row>
        <table:table-row table:style-name="ro1">
          <table:table-cell office:value-type="float" office:value="0.0177649" calcext:value-type="float">
            <text:p>0.0177649</text:p>
          </table:table-cell>
          <table:table-cell office:value-type="float" office:value="0.0110502" calcext:value-type="float">
            <text:p>0.0110502</text:p>
          </table:table-cell>
          <table:table-cell office:value-type="float" office:value="0.0147367" calcext:value-type="float">
            <text:p>0.0147367</text:p>
          </table:table-cell>
          <table:table-cell office:value-type="float" office:value="0.01075" calcext:value-type="float">
            <text:p>0.01075</text:p>
          </table:table-cell>
        </table:table-row>
        <table:table-row table:style-name="ro1">
          <table:table-cell office:value-type="float" office:value="0.0176198" calcext:value-type="float">
            <text:p>0.0176198</text:p>
          </table:table-cell>
          <table:table-cell office:value-type="float" office:value="0.0109916" calcext:value-type="float">
            <text:p>0.0109916</text:p>
          </table:table-cell>
          <table:table-cell office:value-type="float" office:value="0.0146027" calcext:value-type="float">
            <text:p>0.0146027</text:p>
          </table:table-cell>
          <table:table-cell office:value-type="float" office:value="0.0106505" calcext:value-type="float">
            <text:p>0.0106505</text:p>
          </table:table-cell>
        </table:table-row>
        <table:table-row table:style-name="ro1">
          <table:table-cell office:value-type="float" office:value="0.0175156" calcext:value-type="float">
            <text:p>0.0175156</text:p>
          </table:table-cell>
          <table:table-cell office:value-type="float" office:value="0.0109078" calcext:value-type="float">
            <text:p>0.0109078</text:p>
          </table:table-cell>
          <table:table-cell office:value-type="float" office:value="0.0145669" calcext:value-type="float">
            <text:p>0.0145669</text:p>
          </table:table-cell>
          <table:table-cell office:value-type="float" office:value="0.0106069" calcext:value-type="float">
            <text:p>0.0106069</text:p>
          </table:table-cell>
        </table:table-row>
        <table:table-row table:style-name="ro1">
          <table:table-cell office:value-type="float" office:value="0.0175072" calcext:value-type="float">
            <text:p>0.0175072</text:p>
          </table:table-cell>
          <table:table-cell office:value-type="float" office:value="0.0109045" calcext:value-type="float">
            <text:p>0.0109045</text:p>
          </table:table-cell>
          <table:table-cell office:value-type="float" office:value="0.014559" calcext:value-type="float">
            <text:p>0.014559</text:p>
          </table:table-cell>
          <table:table-cell office:value-type="float" office:value="0.0105952" calcext:value-type="float">
            <text:p>0.0105952</text:p>
          </table:table-cell>
        </table:table-row>
        <table:table-row table:style-name="ro1">
          <table:table-cell office:value-type="float" office:value="0.017302" calcext:value-type="float">
            <text:p>0.017302</text:p>
          </table:table-cell>
          <table:table-cell office:value-type="float" office:value="0.0109264" calcext:value-type="float">
            <text:p>0.0109264</text:p>
          </table:table-cell>
          <table:table-cell office:value-type="float" office:value="0.0145017" calcext:value-type="float">
            <text:p>0.0145017</text:p>
          </table:table-cell>
          <table:table-cell office:value-type="float" office:value="0.0105133" calcext:value-type="float">
            <text:p>0.0105133</text:p>
          </table:table-cell>
        </table:table-row>
        <table:table-row table:style-name="ro1">
          <table:table-cell office:value-type="float" office:value="0.0172305" calcext:value-type="float">
            <text:p>0.0172305</text:p>
          </table:table-cell>
          <table:table-cell office:value-type="float" office:value="0.0109522" calcext:value-type="float">
            <text:p>0.0109522</text:p>
          </table:table-cell>
          <table:table-cell office:value-type="float" office:value="0.0143753" calcext:value-type="float">
            <text:p>0.0143753</text:p>
          </table:table-cell>
          <table:table-cell office:value-type="float" office:value="0.0106971" calcext:value-type="float">
            <text:p>0.0106971</text:p>
          </table:table-cell>
        </table:table-row>
        <table:table-row table:style-name="ro1">
          <table:table-cell office:value-type="float" office:value="0.0172305" calcext:value-type="float">
            <text:p>0.0172305</text:p>
          </table:table-cell>
          <table:table-cell office:value-type="float" office:value="0.0109522" calcext:value-type="float">
            <text:p>0.0109522</text:p>
          </table:table-cell>
          <table:table-cell office:value-type="float" office:value="0.0143753" calcext:value-type="float">
            <text:p>0.0143753</text:p>
          </table:table-cell>
          <table:table-cell office:value-type="float" office:value="0.0106971" calcext:value-type="float">
            <text:p>0.0106971</text:p>
          </table:table-cell>
        </table:table-row>
        <table:table-row table:style-name="ro1">
          <table:table-cell office:value-type="float" office:value="0.0171544" calcext:value-type="float">
            <text:p>0.0171544</text:p>
          </table:table-cell>
          <table:table-cell office:value-type="float" office:value="0.0107319" calcext:value-type="float">
            <text:p>0.0107319</text:p>
          </table:table-cell>
          <table:table-cell office:value-type="float" office:value="0.0142545" calcext:value-type="float">
            <text:p>0.0142545</text:p>
          </table:table-cell>
          <table:table-cell office:value-type="float" office:value="0.0107066" calcext:value-type="float">
            <text:p>0.0107066</text:p>
          </table:table-cell>
        </table:table-row>
        <table:table-row table:style-name="ro1">
          <table:table-cell office:value-type="float" office:value="0.017022" calcext:value-type="float">
            <text:p>0.017022</text:p>
          </table:table-cell>
          <table:table-cell office:value-type="float" office:value="0.0111036" calcext:value-type="float">
            <text:p>0.0111036</text:p>
          </table:table-cell>
          <table:table-cell office:value-type="float" office:value="0.0141368" calcext:value-type="float">
            <text:p>0.0141368</text:p>
          </table:table-cell>
          <table:table-cell office:value-type="float" office:value="0.0106261" calcext:value-type="float">
            <text:p>0.0106261</text:p>
          </table:table-cell>
        </table:table-row>
        <table:table-row table:style-name="ro1">
          <table:table-cell office:value-type="float" office:value="0.0169088" calcext:value-type="float">
            <text:p>0.0169088</text:p>
          </table:table-cell>
          <table:table-cell office:value-type="float" office:value="0.0110573" calcext:value-type="float">
            <text:p>0.0110573</text:p>
          </table:table-cell>
          <table:table-cell office:value-type="float" office:value="0.0141158" calcext:value-type="float">
            <text:p>0.0141158</text:p>
          </table:table-cell>
          <table:table-cell office:value-type="float" office:value="0.0105593" calcext:value-type="float">
            <text:p>0.0105593</text:p>
          </table:table-cell>
        </table:table-row>
        <table:table-row table:style-name="ro1">
          <table:table-cell office:value-type="float" office:value="0.0167044" calcext:value-type="float">
            <text:p>0.0167044</text:p>
          </table:table-cell>
          <table:table-cell office:value-type="float" office:value="0.0112271" calcext:value-type="float">
            <text:p>0.0112271</text:p>
          </table:table-cell>
          <table:table-cell office:value-type="float" office:value="0.0140753" calcext:value-type="float">
            <text:p>0.0140753</text:p>
          </table:table-cell>
          <table:table-cell office:value-type="float" office:value="0.0104714" calcext:value-type="float">
            <text:p>0.0104714</text:p>
          </table:table-cell>
        </table:table-row>
        <table:table-row table:style-name="ro1">
          <table:table-cell office:value-type="float" office:value="0.016635" calcext:value-type="float">
            <text:p>0.016635</text:p>
          </table:table-cell>
          <table:table-cell office:value-type="float" office:value="0.0113539" calcext:value-type="float">
            <text:p>0.0113539</text:p>
          </table:table-cell>
          <table:table-cell office:value-type="float" office:value="0.0139376" calcext:value-type="float">
            <text:p>0.0139376</text:p>
          </table:table-cell>
          <table:table-cell office:value-type="float" office:value="0.0104899" calcext:value-type="float">
            <text:p>0.0104899</text:p>
          </table:table-cell>
        </table:table-row>
        <table:table-row table:style-name="ro1">
          <table:table-cell office:value-type="float" office:value="0.0165764" calcext:value-type="float">
            <text:p>0.0165764</text:p>
          </table:table-cell>
          <table:table-cell office:value-type="float" office:value="0.0111116" calcext:value-type="float">
            <text:p>0.0111116</text:p>
          </table:table-cell>
          <table:table-cell office:value-type="float" office:value="0.0143201" calcext:value-type="float">
            <text:p>0.0143201</text:p>
          </table:table-cell>
          <table:table-cell office:value-type="float" office:value="0.010524" calcext:value-type="float">
            <text:p>0.010524</text:p>
          </table:table-cell>
        </table:table-row>
        <table:table-row table:style-name="ro1">
          <table:table-cell office:value-type="float" office:value="0.0164967" calcext:value-type="float">
            <text:p>0.0164967</text:p>
          </table:table-cell>
          <table:table-cell office:value-type="float" office:value="0.0113085" calcext:value-type="float">
            <text:p>0.0113085</text:p>
          </table:table-cell>
          <table:table-cell office:value-type="float" office:value="0.0145229" calcext:value-type="float">
            <text:p>0.0145229</text:p>
          </table:table-cell>
          <table:table-cell office:value-type="float" office:value="0.0104533" calcext:value-type="float">
            <text:p>0.0104533</text:p>
          </table:table-cell>
        </table:table-row>
        <table:table-row table:style-name="ro1">
          <table:table-cell office:value-type="float" office:value="0.016435" calcext:value-type="float">
            <text:p>0.016435</text:p>
          </table:table-cell>
          <table:table-cell office:value-type="float" office:value="0.0112569" calcext:value-type="float">
            <text:p>0.0112569</text:p>
          </table:table-cell>
          <table:table-cell office:value-type="float" office:value="0.0145374" calcext:value-type="float">
            <text:p>0.0145374</text:p>
          </table:table-cell>
          <table:table-cell office:value-type="float" office:value="0.0103739" calcext:value-type="float">
            <text:p>0.0103739</text:p>
          </table:table-cell>
        </table:table-row>
        <table:table-row table:style-name="ro1">
          <table:table-cell office:value-type="float" office:value="0.0164539" calcext:value-type="float">
            <text:p>0.0164539</text:p>
          </table:table-cell>
          <table:table-cell office:value-type="float" office:value="0.0112729" calcext:value-type="float">
            <text:p>0.0112729</text:p>
          </table:table-cell>
          <table:table-cell office:value-type="float" office:value="0.0145205" calcext:value-type="float">
            <text:p>0.0145205</text:p>
          </table:table-cell>
          <table:table-cell office:value-type="float" office:value="0.0103282" calcext:value-type="float">
            <text:p>0.0103282</text:p>
          </table:table-cell>
        </table:table-row>
        <table:table-row table:style-name="ro1">
          <table:table-cell office:value-type="float" office:value="0.0162662" calcext:value-type="float">
            <text:p>0.0162662</text:p>
          </table:table-cell>
          <table:table-cell office:value-type="float" office:value="0.0112459" calcext:value-type="float">
            <text:p>0.0112459</text:p>
          </table:table-cell>
          <table:table-cell office:value-type="float" office:value="0.0145014" calcext:value-type="float">
            <text:p>0.0145014</text:p>
          </table:table-cell>
          <table:table-cell office:value-type="float" office:value="0.0103164" calcext:value-type="float">
            <text:p>0.0103164</text:p>
          </table:table-cell>
        </table:table-row>
        <table:table-row table:style-name="ro1">
          <table:table-cell office:value-type="float" office:value="0.0162158" calcext:value-type="float">
            <text:p>0.0162158</text:p>
          </table:table-cell>
          <table:table-cell office:value-type="float" office:value="0.0112314" calcext:value-type="float">
            <text:p>0.0112314</text:p>
          </table:table-cell>
          <table:table-cell office:value-type="float" office:value="0.014381" calcext:value-type="float">
            <text:p>0.014381</text:p>
          </table:table-cell>
          <table:table-cell office:value-type="float" office:value="0.01033" calcext:value-type="float">
            <text:p>0.01033</text:p>
          </table:table-cell>
        </table:table-row>
        <table:table-row table:style-name="ro1">
          <table:table-cell office:value-type="float" office:value="0.0161645" calcext:value-type="float">
            <text:p>0.0161645</text:p>
          </table:table-cell>
          <table:table-cell office:value-type="float" office:value="0.0110333" calcext:value-type="float">
            <text:p>0.0110333</text:p>
          </table:table-cell>
          <table:table-cell office:value-type="float" office:value="0.0142581" calcext:value-type="float">
            <text:p>0.0142581</text:p>
          </table:table-cell>
          <table:table-cell office:value-type="float" office:value="0.0103016" calcext:value-type="float">
            <text:p>0.0103016</text:p>
          </table:table-cell>
        </table:table-row>
        <table:table-row table:style-name="ro1">
          <table:table-cell office:value-type="float" office:value="0.0161619" calcext:value-type="float">
            <text:p>0.0161619</text:p>
          </table:table-cell>
          <table:table-cell office:value-type="float" office:value="0.0110239" calcext:value-type="float">
            <text:p>0.0110239</text:p>
          </table:table-cell>
          <table:table-cell office:value-type="float" office:value="0.0142462" calcext:value-type="float">
            <text:p>0.0142462</text:p>
          </table:table-cell>
          <table:table-cell office:value-type="float" office:value="0.0102857" calcext:value-type="float">
            <text:p>0.0102857</text:p>
          </table:table-cell>
        </table:table-row>
        <table:table-row table:style-name="ro1">
          <table:table-cell office:value-type="float" office:value="0.0160749" calcext:value-type="float">
            <text:p>0.0160749</text:p>
          </table:table-cell>
          <table:table-cell office:value-type="float" office:value="0.0110053" calcext:value-type="float">
            <text:p>0.0110053</text:p>
          </table:table-cell>
          <table:table-cell office:value-type="float" office:value="0.014203" calcext:value-type="float">
            <text:p>0.014203</text:p>
          </table:table-cell>
          <table:table-cell office:value-type="float" office:value="0.010246" calcext:value-type="float">
            <text:p>0.010246</text:p>
          </table:table-cell>
        </table:table-row>
        <table:table-row table:style-name="ro1">
          <table:table-cell office:value-type="float" office:value="0.0160056" calcext:value-type="float">
            <text:p>0.0160056</text:p>
          </table:table-cell>
          <table:table-cell office:value-type="float" office:value="0.0109651" calcext:value-type="float">
            <text:p>0.0109651</text:p>
          </table:table-cell>
          <table:table-cell office:value-type="float" office:value="0.0142366" calcext:value-type="float">
            <text:p>0.0142366</text:p>
          </table:table-cell>
          <table:table-cell office:value-type="float" office:value="0.0101989" calcext:value-type="float">
            <text:p>0.0101989</text:p>
          </table:table-cell>
        </table:table-row>
        <table:table-row table:style-name="ro1">
          <table:table-cell office:value-type="float" office:value="0.015896" calcext:value-type="float">
            <text:p>0.015896</text:p>
          </table:table-cell>
          <table:table-cell office:value-type="float" office:value="0.011009" calcext:value-type="float">
            <text:p>0.011009</text:p>
          </table:table-cell>
          <table:table-cell office:value-type="float" office:value="0.0142019" calcext:value-type="float">
            <text:p>0.0142019</text:p>
          </table:table-cell>
          <table:table-cell office:value-type="float" office:value="0.0101103" calcext:value-type="float">
            <text:p>0.0101103</text:p>
          </table:table-cell>
        </table:table-row>
        <table:table-row table:style-name="ro1">
          <table:table-cell office:value-type="float" office:value="0.0158972" calcext:value-type="float">
            <text:p>0.0158972</text:p>
          </table:table-cell>
          <table:table-cell office:value-type="float" office:value="0.0110594" calcext:value-type="float">
            <text:p>0.0110594</text:p>
          </table:table-cell>
          <table:table-cell office:value-type="float" office:value="0.0140771" calcext:value-type="float">
            <text:p>0.0140771</text:p>
          </table:table-cell>
          <table:table-cell office:value-type="float" office:value="0.0101398" calcext:value-type="float">
            <text:p>0.0101398</text:p>
          </table:table-cell>
        </table:table-row>
        <table:table-row table:style-name="ro1">
          <table:table-cell office:value-type="float" office:value="0.0158557" calcext:value-type="float">
            <text:p>0.0158557</text:p>
          </table:table-cell>
          <table:table-cell office:value-type="float" office:value="0.0109046" calcext:value-type="float">
            <text:p>0.0109046</text:p>
          </table:table-cell>
          <table:table-cell office:value-type="float" office:value="0.0140155" calcext:value-type="float">
            <text:p>0.0140155</text:p>
          </table:table-cell>
          <table:table-cell office:value-type="float" office:value="0.0101133" calcext:value-type="float">
            <text:p>0.0101133</text:p>
          </table:table-cell>
        </table:table-row>
        <table:table-row table:style-name="ro1">
          <table:table-cell office:value-type="float" office:value="0.0158281" calcext:value-type="float">
            <text:p>0.0158281</text:p>
          </table:table-cell>
          <table:table-cell office:value-type="float" office:value="0.010895" calcext:value-type="float">
            <text:p>0.010895</text:p>
          </table:table-cell>
          <table:table-cell office:value-type="float" office:value="0.0140084" calcext:value-type="float">
            <text:p>0.0140084</text:p>
          </table:table-cell>
          <table:table-cell office:value-type="float" office:value="0.0100798" calcext:value-type="float">
            <text:p>0.0100798</text:p>
          </table:table-cell>
        </table:table-row>
        <table:table-row table:style-name="ro1">
          <table:table-cell office:value-type="float" office:value="0.0157362" calcext:value-type="float">
            <text:p>0.0157362</text:p>
          </table:table-cell>
          <table:table-cell office:value-type="float" office:value="0.0108538" calcext:value-type="float">
            <text:p>0.0108538</text:p>
          </table:table-cell>
          <table:table-cell office:value-type="float" office:value="0.0139331" calcext:value-type="float">
            <text:p>0.0139331</text:p>
          </table:table-cell>
          <table:table-cell office:value-type="float" office:value="0.00998665" calcext:value-type="float">
            <text:p>0.00998665</text:p>
          </table:table-cell>
        </table:table-row>
        <table:table-row table:style-name="ro1">
          <table:table-cell office:value-type="float" office:value="0.0156757" calcext:value-type="float">
            <text:p>0.0156757</text:p>
          </table:table-cell>
          <table:table-cell office:value-type="float" office:value="0.0108084" calcext:value-type="float">
            <text:p>0.0108084</text:p>
          </table:table-cell>
          <table:table-cell office:value-type="float" office:value="0.0139399" calcext:value-type="float">
            <text:p>0.0139399</text:p>
          </table:table-cell>
          <table:table-cell office:value-type="float" office:value="0.00992343" calcext:value-type="float">
            <text:p>0.00992343</text:p>
          </table:table-cell>
        </table:table-row>
        <table:table-row table:style-name="ro1">
          <table:table-cell office:value-type="float" office:value="0.0155007" calcext:value-type="float">
            <text:p>0.0155007</text:p>
          </table:table-cell>
          <table:table-cell office:value-type="float" office:value="0.0107823" calcext:value-type="float">
            <text:p>0.0107823</text:p>
          </table:table-cell>
          <table:table-cell office:value-type="float" office:value="0.0139252" calcext:value-type="float">
            <text:p>0.0139252</text:p>
          </table:table-cell>
          <table:table-cell office:value-type="float" office:value="0.00986241" calcext:value-type="float">
            <text:p>0.00986241</text:p>
          </table:table-cell>
        </table:table-row>
        <table:table-row table:style-name="ro1">
          <table:table-cell office:value-type="float" office:value="0.0154507" calcext:value-type="float">
            <text:p>0.0154507</text:p>
          </table:table-cell>
          <table:table-cell office:value-type="float" office:value="0.0107475" calcext:value-type="float">
            <text:p>0.0107475</text:p>
          </table:table-cell>
          <table:table-cell office:value-type="float" office:value="0.0138054" calcext:value-type="float">
            <text:p>0.0138054</text:p>
          </table:table-cell>
          <table:table-cell office:value-type="float" office:value="0.00997153" calcext:value-type="float">
            <text:p>0.00997153</text:p>
          </table:table-cell>
        </table:table-row>
        <table:table-row table:style-name="ro1">
          <table:table-cell office:value-type="float" office:value="0.0153742" calcext:value-type="float">
            <text:p>0.0153742</text:p>
          </table:table-cell>
          <table:table-cell office:value-type="float" office:value="0.0105964" calcext:value-type="float">
            <text:p>0.0105964</text:p>
          </table:table-cell>
          <table:table-cell office:value-type="float" office:value="0.0136846" calcext:value-type="float">
            <text:p>0.0136846</text:p>
          </table:table-cell>
          <table:table-cell office:value-type="float" office:value="0.00990339" calcext:value-type="float">
            <text:p>0.00990339</text:p>
          </table:table-cell>
        </table:table-row>
        <table:table-row table:style-name="ro1">
          <table:table-cell office:value-type="float" office:value="0.0152765" calcext:value-type="float">
            <text:p>0.0152765</text:p>
          </table:table-cell>
          <table:table-cell office:value-type="float" office:value="0.010546" calcext:value-type="float">
            <text:p>0.010546</text:p>
          </table:table-cell>
          <table:table-cell office:value-type="float" office:value="0.0135599" calcext:value-type="float">
            <text:p>0.0135599</text:p>
          </table:table-cell>
          <table:table-cell office:value-type="float" office:value="0.00982632" calcext:value-type="float">
            <text:p>0.00982632</text:p>
          </table:table-cell>
        </table:table-row>
        <table:table-row table:style-name="ro1">
          <table:table-cell office:value-type="float" office:value="0.0152247" calcext:value-type="float">
            <text:p>0.0152247</text:p>
          </table:table-cell>
          <table:table-cell office:value-type="float" office:value="0.0104925" calcext:value-type="float">
            <text:p>0.0104925</text:p>
          </table:table-cell>
          <table:table-cell office:value-type="float" office:value="0.0135135" calcext:value-type="float">
            <text:p>0.0135135</text:p>
          </table:table-cell>
          <table:table-cell office:value-type="float" office:value="0.00973728" calcext:value-type="float">
            <text:p>0.00973728</text:p>
          </table:table-cell>
        </table:table-row>
        <table:table-row table:style-name="ro1">
          <table:table-cell office:value-type="float" office:value="0.0150732" calcext:value-type="float">
            <text:p>0.0150732</text:p>
          </table:table-cell>
          <table:table-cell office:value-type="float" office:value="0.0104939" calcext:value-type="float">
            <text:p>0.0104939</text:p>
          </table:table-cell>
          <table:table-cell office:value-type="float" office:value="0.0134969" calcext:value-type="float">
            <text:p>0.0134969</text:p>
          </table:table-cell>
          <table:table-cell office:value-type="float" office:value="0.00972212" calcext:value-type="float">
            <text:p>0.00972212</text:p>
          </table:table-cell>
        </table:table-row>
        <table:table-row table:style-name="ro1">
          <table:table-cell office:value-type="float" office:value="0.0150363" calcext:value-type="float">
            <text:p>0.0150363</text:p>
          </table:table-cell>
          <table:table-cell office:value-type="float" office:value="0.0104924" calcext:value-type="float">
            <text:p>0.0104924</text:p>
          </table:table-cell>
          <table:table-cell office:value-type="float" office:value="0.0134692" calcext:value-type="float">
            <text:p>0.0134692</text:p>
          </table:table-cell>
          <table:table-cell office:value-type="float" office:value="0.00971208" calcext:value-type="float">
            <text:p>0.00971208</text:p>
          </table:table-cell>
        </table:table-row>
        <table:table-row table:style-name="ro1">
          <table:table-cell office:value-type="float" office:value="0.0150262" calcext:value-type="float">
            <text:p>0.0150262</text:p>
          </table:table-cell>
          <table:table-cell office:value-type="float" office:value="0.0104939" calcext:value-type="float">
            <text:p>0.0104939</text:p>
          </table:table-cell>
          <table:table-cell office:value-type="float" office:value="0.0134718" calcext:value-type="float">
            <text:p>0.0134718</text:p>
          </table:table-cell>
          <table:table-cell office:value-type="float" office:value="0.00976348" calcext:value-type="float">
            <text:p>0.00976348</text:p>
          </table:table-cell>
        </table:table-row>
        <table:table-row table:style-name="ro1">
          <table:table-cell office:value-type="float" office:value="0.0149937" calcext:value-type="float">
            <text:p>0.0149937</text:p>
          </table:table-cell>
          <table:table-cell office:value-type="float" office:value="0.0103213" calcext:value-type="float">
            <text:p>0.0103213</text:p>
          </table:table-cell>
          <table:table-cell office:value-type="float" office:value="0.01363" calcext:value-type="float">
            <text:p>0.01363</text:p>
          </table:table-cell>
          <table:table-cell office:value-type="float" office:value="0.00972273" calcext:value-type="float">
            <text:p>0.00972273</text:p>
          </table:table-cell>
        </table:table-row>
        <table:table-row table:style-name="ro1">
          <table:table-cell office:value-type="float" office:value="0.0148869" calcext:value-type="float">
            <text:p>0.0148869</text:p>
          </table:table-cell>
          <table:table-cell office:value-type="float" office:value="0.0102684" calcext:value-type="float">
            <text:p>0.0102684</text:p>
          </table:table-cell>
          <table:table-cell office:value-type="float" office:value="0.0136281" calcext:value-type="float">
            <text:p>0.0136281</text:p>
          </table:table-cell>
          <table:table-cell office:value-type="float" office:value="0.00964749" calcext:value-type="float">
            <text:p>0.00964749</text:p>
          </table:table-cell>
        </table:table-row>
        <table:table-row table:style-name="ro1">
          <table:table-cell office:value-type="float" office:value="0.0148335" calcext:value-type="float">
            <text:p>0.0148335</text:p>
          </table:table-cell>
          <table:table-cell office:value-type="float" office:value="0.0102418" calcext:value-type="float">
            <text:p>0.0102418</text:p>
          </table:table-cell>
          <table:table-cell office:value-type="float" office:value="0.013633" calcext:value-type="float">
            <text:p>0.013633</text:p>
          </table:table-cell>
          <table:table-cell office:value-type="float" office:value="0.0096037" calcext:value-type="float">
            <text:p>0.0096037</text:p>
          </table:table-cell>
        </table:table-row>
        <table:table-row table:style-name="ro1">
          <table:table-cell office:value-type="float" office:value="0.0146679" calcext:value-type="float">
            <text:p>0.0146679</text:p>
          </table:table-cell>
          <table:table-cell office:value-type="float" office:value="0.0102029" calcext:value-type="float">
            <text:p>0.0102029</text:p>
          </table:table-cell>
          <table:table-cell office:value-type="float" office:value="0.013605" calcext:value-type="float">
            <text:p>0.013605</text:p>
          </table:table-cell>
          <table:table-cell office:value-type="float" office:value="0.00956688" calcext:value-type="float">
            <text:p>0.00956688</text:p>
          </table:table-cell>
        </table:table-row>
        <table:table-row table:style-name="ro1">
          <table:table-cell office:value-type="float" office:value="0.0146237" calcext:value-type="float">
            <text:p>0.0146237</text:p>
          </table:table-cell>
          <table:table-cell office:value-type="float" office:value="0.010161" calcext:value-type="float">
            <text:p>0.010161</text:p>
          </table:table-cell>
          <table:table-cell office:value-type="float" office:value="0.0135795" calcext:value-type="float">
            <text:p>0.0135795</text:p>
          </table:table-cell>
          <table:table-cell office:value-type="float" office:value="0.00959785" calcext:value-type="float">
            <text:p>0.00959785</text:p>
          </table:table-cell>
        </table:table-row>
        <table:table-row table:style-name="ro1">
          <table:table-cell office:value-type="float" office:value="0.0146253" calcext:value-type="float">
            <text:p>0.0146253</text:p>
          </table:table-cell>
          <table:table-cell office:value-type="float" office:value="0.0101608" calcext:value-type="float">
            <text:p>0.0101608</text:p>
          </table:table-cell>
          <table:table-cell office:value-type="float" office:value="0.0135929" calcext:value-type="float">
            <text:p>0.0135929</text:p>
          </table:table-cell>
          <table:table-cell office:value-type="float" office:value="0.00959667" calcext:value-type="float">
            <text:p>0.00959667</text:p>
          </table:table-cell>
        </table:table-row>
        <table:table-row table:style-name="ro1">
          <table:table-cell office:value-type="float" office:value="0.0145786" calcext:value-type="float">
            <text:p>0.0145786</text:p>
          </table:table-cell>
          <table:table-cell office:value-type="float" office:value="0.0100271" calcext:value-type="float">
            <text:p>0.0100271</text:p>
          </table:table-cell>
          <table:table-cell office:value-type="float" office:value="0.0136968" calcext:value-type="float">
            <text:p>0.0136968</text:p>
          </table:table-cell>
          <table:table-cell office:value-type="float" office:value="0.00953337" calcext:value-type="float">
            <text:p>0.00953337</text:p>
          </table:table-cell>
        </table:table-row>
        <table:table-row table:style-name="ro1">
          <table:table-cell office:value-type="float" office:value="0.0144724" calcext:value-type="float">
            <text:p>0.0144724</text:p>
          </table:table-cell>
          <table:table-cell office:value-type="float" office:value="0.00997785" calcext:value-type="float">
            <text:p>0.00997785</text:p>
          </table:table-cell>
          <table:table-cell office:value-type="float" office:value="0.013759" calcext:value-type="float">
            <text:p>0.013759</text:p>
          </table:table-cell>
          <table:table-cell office:value-type="float" office:value="0.00947414" calcext:value-type="float">
            <text:p>0.00947414</text:p>
          </table:table-cell>
        </table:table-row>
        <table:table-row table:style-name="ro1">
          <table:table-cell office:value-type="float" office:value="0.0144284" calcext:value-type="float">
            <text:p>0.0144284</text:p>
          </table:table-cell>
          <table:table-cell office:value-type="float" office:value="0.00995052" calcext:value-type="float">
            <text:p>0.00995052</text:p>
          </table:table-cell>
          <table:table-cell office:value-type="float" office:value="0.0137785" calcext:value-type="float">
            <text:p>0.0137785</text:p>
          </table:table-cell>
          <table:table-cell office:value-type="float" office:value="0.00942585" calcext:value-type="float">
            <text:p>0.00942585</text:p>
          </table:table-cell>
        </table:table-row>
        <table:table-row table:style-name="ro1">
          <table:table-cell office:value-type="float" office:value="0.0142894" calcext:value-type="float">
            <text:p>0.0142894</text:p>
          </table:table-cell>
          <table:table-cell office:value-type="float" office:value="0.00991257" calcext:value-type="float">
            <text:p>0.00991257</text:p>
          </table:table-cell>
          <table:table-cell office:value-type="float" office:value="0.0137496" calcext:value-type="float">
            <text:p>0.0137496</text:p>
          </table:table-cell>
          <table:table-cell office:value-type="float" office:value="0.00938444" calcext:value-type="float">
            <text:p>0.00938444</text:p>
          </table:table-cell>
        </table:table-row>
        <table:table-row table:style-name="ro1">
          <table:table-cell office:value-type="float" office:value="0.014251" calcext:value-type="float">
            <text:p>0.014251</text:p>
          </table:table-cell>
          <table:table-cell office:value-type="float" office:value="0.0099846" calcext:value-type="float">
            <text:p>0.0099846</text:p>
          </table:table-cell>
          <table:table-cell office:value-type="float" office:value="0.0136618" calcext:value-type="float">
            <text:p>0.0136618</text:p>
          </table:table-cell>
          <table:table-cell office:value-type="float" office:value="0.00943893" calcext:value-type="float">
            <text:p>0.00943893</text:p>
          </table:table-cell>
        </table:table-row>
        <table:table-row table:style-name="ro1">
          <table:table-cell office:value-type="float" office:value="0.0146792" calcext:value-type="float">
            <text:p>0.0146792</text:p>
          </table:table-cell>
          <table:table-cell office:value-type="float" office:value="0.00997713" calcext:value-type="float">
            <text:p>0.00997713</text:p>
          </table:table-cell>
          <table:table-cell office:value-type="float" office:value="0.0136626" calcext:value-type="float">
            <text:p>0.0136626</text:p>
          </table:table-cell>
          <table:table-cell office:value-type="float" office:value="0.00943635" calcext:value-type="float">
            <text:p>0.00943635</text:p>
          </table:table-cell>
        </table:table-row>
        <table:table-row table:style-name="ro1">
          <table:table-cell office:value-type="float" office:value="0.0146324" calcext:value-type="float">
            <text:p>0.0146324</text:p>
          </table:table-cell>
          <table:table-cell office:value-type="float" office:value="0.00984692" calcext:value-type="float">
            <text:p>0.00984692</text:p>
          </table:table-cell>
          <table:table-cell office:value-type="float" office:value="0.013545" calcext:value-type="float">
            <text:p>0.013545</text:p>
          </table:table-cell>
          <table:table-cell office:value-type="float" office:value="0.00938308" calcext:value-type="float">
            <text:p>0.00938308</text:p>
          </table:table-cell>
        </table:table-row>
        <table:table-row table:style-name="ro1">
          <table:table-cell office:value-type="float" office:value="0.0145466" calcext:value-type="float">
            <text:p>0.0145466</text:p>
          </table:table-cell>
          <table:table-cell office:value-type="float" office:value="0.0105345" calcext:value-type="float">
            <text:p>0.0105345</text:p>
          </table:table-cell>
          <table:table-cell office:value-type="float" office:value="0.0138603" calcext:value-type="float">
            <text:p>0.0138603</text:p>
          </table:table-cell>
          <table:table-cell office:value-type="float" office:value="0.00931585" calcext:value-type="float">
            <text:p>0.00931585</text:p>
          </table:table-cell>
        </table:table-row>
        <table:table-row table:style-name="ro1">
          <table:table-cell office:value-type="float" office:value="0.0144982" calcext:value-type="float">
            <text:p>0.0144982</text:p>
          </table:table-cell>
          <table:table-cell office:value-type="float" office:value="0.0105382" calcext:value-type="float">
            <text:p>0.0105382</text:p>
          </table:table-cell>
          <table:table-cell office:value-type="float" office:value="0.013825" calcext:value-type="float">
            <text:p>0.013825</text:p>
          </table:table-cell>
          <table:table-cell office:value-type="float" office:value="0.00927425" calcext:value-type="float">
            <text:p>0.00927425</text:p>
          </table:table-cell>
        </table:table-row>
        <table:table-row table:style-name="ro1">
          <table:table-cell office:value-type="float" office:value="0.014384" calcext:value-type="float">
            <text:p>0.014384</text:p>
          </table:table-cell>
          <table:table-cell office:value-type="float" office:value="0.0107003" calcext:value-type="float">
            <text:p>0.0107003</text:p>
          </table:table-cell>
          <table:table-cell office:value-type="float" office:value="0.0137926" calcext:value-type="float">
            <text:p>0.0137926</text:p>
          </table:table-cell>
          <table:table-cell office:value-type="float" office:value="0.00923041" calcext:value-type="float">
            <text:p>0.00923041</text:p>
          </table:table-cell>
        </table:table-row>
        <table:table-row table:style-name="ro1">
          <table:table-cell office:value-type="float" office:value="0.0144226" calcext:value-type="float">
            <text:p>0.0144226</text:p>
          </table:table-cell>
          <table:table-cell office:value-type="float" office:value="0.0105548" calcext:value-type="float">
            <text:p>0.0105548</text:p>
          </table:table-cell>
          <table:table-cell office:value-type="float" office:value="0.0141123" calcext:value-type="float">
            <text:p>0.0141123</text:p>
          </table:table-cell>
          <table:table-cell office:value-type="float" office:value="0.00924402" calcext:value-type="float">
            <text:p>0.00924402</text:p>
          </table:table-cell>
        </table:table-row>
        <table:table-row table:style-name="ro1">
          <table:table-cell office:value-type="float" office:value="0.0143653" calcext:value-type="float">
            <text:p>0.0143653</text:p>
          </table:table-cell>
          <table:table-cell office:value-type="float" office:value="0.0105379" calcext:value-type="float">
            <text:p>0.0105379</text:p>
          </table:table-cell>
          <table:table-cell office:value-type="float" office:value="0.0148671" calcext:value-type="float">
            <text:p>0.0148671</text:p>
          </table:table-cell>
          <table:table-cell office:value-type="float" office:value="0.0091828" calcext:value-type="float">
            <text:p>0.0091828</text:p>
          </table:table-cell>
        </table:table-row>
        <table:table-row table:style-name="ro1">
          <table:table-cell office:value-type="float" office:value="0.0143145" calcext:value-type="float">
            <text:p>0.0143145</text:p>
          </table:table-cell>
          <table:table-cell office:value-type="float" office:value="0.0105198" calcext:value-type="float">
            <text:p>0.0105198</text:p>
          </table:table-cell>
          <table:table-cell office:value-type="float" office:value="0.0149124" calcext:value-type="float">
            <text:p>0.0149124</text:p>
          </table:table-cell>
          <table:table-cell office:value-type="float" office:value="0.0091301" calcext:value-type="float">
            <text:p>0.0091301</text:p>
          </table:table-cell>
        </table:table-row>
        <table:table-row table:style-name="ro1">
          <table:table-cell office:value-type="float" office:value="0.0143117" calcext:value-type="float">
            <text:p>0.0143117</text:p>
          </table:table-cell>
          <table:table-cell office:value-type="float" office:value="0.0105458" calcext:value-type="float">
            <text:p>0.0105458</text:p>
          </table:table-cell>
          <table:table-cell office:value-type="float" office:value="0.0149107" calcext:value-type="float">
            <text:p>0.0149107</text:p>
          </table:table-cell>
          <table:table-cell office:value-type="float" office:value="0.00909238" calcext:value-type="float">
            <text:p>0.00909238</text:p>
          </table:table-cell>
        </table:table-row>
        <table:table-row table:style-name="ro1">
          <table:table-cell office:value-type="float" office:value="0.0144301" calcext:value-type="float">
            <text:p>0.0144301</text:p>
          </table:table-cell>
          <table:table-cell office:value-type="float" office:value="0.0106379" calcext:value-type="float">
            <text:p>0.0106379</text:p>
          </table:table-cell>
          <table:table-cell office:value-type="float" office:value="0.0148798" calcext:value-type="float">
            <text:p>0.0148798</text:p>
          </table:table-cell>
          <table:table-cell office:value-type="float" office:value="0.00906767" calcext:value-type="float">
            <text:p>0.00906767</text:p>
          </table:table-cell>
        </table:table-row>
        <table:table-row table:style-name="ro1">
          <table:table-cell office:value-type="float" office:value="0.01443" calcext:value-type="float">
            <text:p>0.01443</text:p>
          </table:table-cell>
          <table:table-cell office:value-type="float" office:value="0.0106497" calcext:value-type="float">
            <text:p>0.0106497</text:p>
          </table:table-cell>
          <table:table-cell office:value-type="float" office:value="0.0148796" calcext:value-type="float">
            <text:p>0.0148796</text:p>
          </table:table-cell>
          <table:table-cell office:value-type="float" office:value="0.00906503" calcext:value-type="float">
            <text:p>0.00906503</text:p>
          </table:table-cell>
        </table:table-row>
        <table:table-row table:style-name="ro1">
          <table:table-cell office:value-type="float" office:value="0.0143874" calcext:value-type="float">
            <text:p>0.0143874</text:p>
          </table:table-cell>
          <table:table-cell office:value-type="float" office:value="0.0106853" calcext:value-type="float">
            <text:p>0.0106853</text:p>
          </table:table-cell>
          <table:table-cell office:value-type="float" office:value="0.0147739" calcext:value-type="float">
            <text:p>0.0147739</text:p>
          </table:table-cell>
          <table:table-cell office:value-type="float" office:value="0.00911178" calcext:value-type="float">
            <text:p>0.00911178</text:p>
          </table:table-cell>
        </table:table-row>
        <table:table-row table:style-name="ro1">
          <table:table-cell office:value-type="float" office:value="0.0143334" calcext:value-type="float">
            <text:p>0.0143334</text:p>
          </table:table-cell>
          <table:table-cell office:value-type="float" office:value="0.0105461" calcext:value-type="float">
            <text:p>0.0105461</text:p>
          </table:table-cell>
          <table:table-cell office:value-type="float" office:value="0.0146247" calcext:value-type="float">
            <text:p>0.0146247</text:p>
          </table:table-cell>
          <table:table-cell office:value-type="float" office:value="0.00912332" calcext:value-type="float">
            <text:p>0.00912332</text:p>
          </table:table-cell>
        </table:table-row>
        <table:table-row table:style-name="ro1">
          <table:table-cell office:value-type="float" office:value="0.0142911" calcext:value-type="float">
            <text:p>0.0142911</text:p>
          </table:table-cell>
          <table:table-cell office:value-type="float" office:value="0.010507" calcext:value-type="float">
            <text:p>0.010507</text:p>
          </table:table-cell>
          <table:table-cell office:value-type="float" office:value="0.0145291" calcext:value-type="float">
            <text:p>0.0145291</text:p>
          </table:table-cell>
          <table:table-cell office:value-type="float" office:value="0.00907386" calcext:value-type="float">
            <text:p>0.00907386</text:p>
          </table:table-cell>
        </table:table-row>
        <table:table-row table:style-name="ro1">
          <table:table-cell office:value-type="float" office:value="0.0142871" calcext:value-type="float">
            <text:p>0.0142871</text:p>
          </table:table-cell>
          <table:table-cell office:value-type="float" office:value="0.010506" calcext:value-type="float">
            <text:p>0.010506</text:p>
          </table:table-cell>
          <table:table-cell office:value-type="float" office:value="0.0145255" calcext:value-type="float">
            <text:p>0.0145255</text:p>
          </table:table-cell>
          <table:table-cell office:value-type="float" office:value="0.00907064" calcext:value-type="float">
            <text:p>0.00907064</text:p>
          </table:table-cell>
        </table:table-row>
        <table:table-row table:style-name="ro1">
          <table:table-cell office:value-type="float" office:value="0.014241" calcext:value-type="float">
            <text:p>0.014241</text:p>
          </table:table-cell>
          <table:table-cell office:value-type="float" office:value="0.010475" calcext:value-type="float">
            <text:p>0.010475</text:p>
          </table:table-cell>
          <table:table-cell office:value-type="float" office:value="0.0145005" calcext:value-type="float">
            <text:p>0.0145005</text:p>
          </table:table-cell>
          <table:table-cell office:value-type="float" office:value="0.0090063" calcext:value-type="float">
            <text:p>0.0090063</text:p>
          </table:table-cell>
        </table:table-row>
        <table:table-row table:style-name="ro1">
          <table:table-cell office:value-type="float" office:value="0.014106" calcext:value-type="float">
            <text:p>0.014106</text:p>
          </table:table-cell>
          <table:table-cell office:value-type="float" office:value="0.0116232" calcext:value-type="float">
            <text:p>0.0116232</text:p>
          </table:table-cell>
          <table:table-cell office:value-type="float" office:value="0.0144765" calcext:value-type="float">
            <text:p>0.0144765</text:p>
          </table:table-cell>
          <table:table-cell office:value-type="float" office:value="0.00897983" calcext:value-type="float">
            <text:p>0.00897983</text:p>
          </table:table-cell>
        </table:table-row>
        <table:table-row table:style-name="ro1">
          <table:table-cell office:value-type="float" office:value="0.014046" calcext:value-type="float">
            <text:p>0.014046</text:p>
          </table:table-cell>
          <table:table-cell office:value-type="float" office:value="0.0114579" calcext:value-type="float">
            <text:p>0.0114579</text:p>
          </table:table-cell>
          <table:table-cell office:value-type="float" office:value="0.0144048" calcext:value-type="float">
            <text:p>0.0144048</text:p>
          </table:table-cell>
          <table:table-cell office:value-type="float" office:value="0.00898237" calcext:value-type="float">
            <text:p>0.00898237</text:p>
          </table:table-cell>
        </table:table-row>
        <table:table-row table:style-name="ro1">
          <table:table-cell office:value-type="float" office:value="0.0139802" calcext:value-type="float">
            <text:p>0.0139802</text:p>
          </table:table-cell>
          <table:table-cell office:value-type="float" office:value="0.0114403" calcext:value-type="float">
            <text:p>0.0114403</text:p>
          </table:table-cell>
          <table:table-cell office:value-type="float" office:value="0.0142847" calcext:value-type="float">
            <text:p>0.0142847</text:p>
          </table:table-cell>
          <table:table-cell office:value-type="float" office:value="0.00892932" calcext:value-type="float">
            <text:p>0.00892932</text:p>
          </table:table-cell>
        </table:table-row>
        <table:table-row table:style-name="ro1">
          <table:table-cell office:value-type="float" office:value="0.0139279" calcext:value-type="float">
            <text:p>0.0139279</text:p>
          </table:table-cell>
          <table:table-cell office:value-type="float" office:value="0.0113948" calcext:value-type="float">
            <text:p>0.0113948</text:p>
          </table:table-cell>
          <table:table-cell office:value-type="float" office:value="0.0141974" calcext:value-type="float">
            <text:p>0.0141974</text:p>
          </table:table-cell>
          <table:table-cell office:value-type="float" office:value="0.00926364" calcext:value-type="float">
            <text:p>0.00926364</text:p>
          </table:table-cell>
        </table:table-row>
        <table:table-row table:style-name="ro1">
          <table:table-cell office:value-type="float" office:value="0.0138907" calcext:value-type="float">
            <text:p>0.0138907</text:p>
          </table:table-cell>
          <table:table-cell office:value-type="float" office:value="0.0113662" calcext:value-type="float">
            <text:p>0.0113662</text:p>
          </table:table-cell>
          <table:table-cell office:value-type="float" office:value="0.0141772" calcext:value-type="float">
            <text:p>0.0141772</text:p>
          </table:table-cell>
          <table:table-cell office:value-type="float" office:value="0.00924342" calcext:value-type="float">
            <text:p>0.00924342</text:p>
          </table:table-cell>
        </table:table-row>
        <table:table-row table:style-name="ro1">
          <table:table-cell office:value-type="float" office:value="0.0138873" calcext:value-type="float">
            <text:p>0.0138873</text:p>
          </table:table-cell>
          <table:table-cell office:value-type="float" office:value="0.0113234" calcext:value-type="float">
            <text:p>0.0113234</text:p>
          </table:table-cell>
          <table:table-cell office:value-type="float" office:value="0.0141574" calcext:value-type="float">
            <text:p>0.0141574</text:p>
          </table:table-cell>
          <table:table-cell office:value-type="float" office:value="0.00921413" calcext:value-type="float">
            <text:p>0.00921413</text:p>
          </table:table-cell>
        </table:table-row>
        <table:table-row table:style-name="ro1">
          <table:table-cell office:value-type="float" office:value="0.0137598" calcext:value-type="float">
            <text:p>0.0137598</text:p>
          </table:table-cell>
          <table:table-cell office:value-type="float" office:value="0.0112929" calcext:value-type="float">
            <text:p>0.0112929</text:p>
          </table:table-cell>
          <table:table-cell office:value-type="float" office:value="0.0141393" calcext:value-type="float">
            <text:p>0.0141393</text:p>
          </table:table-cell>
          <table:table-cell office:value-type="float" office:value="0.00917906" calcext:value-type="float">
            <text:p>0.00917906</text:p>
          </table:table-cell>
        </table:table-row>
        <table:table-row table:style-name="ro1">
          <table:table-cell office:value-type="float" office:value="0.013732" calcext:value-type="float">
            <text:p>0.013732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0.0140581" calcext:value-type="float">
            <text:p>0.0140581</text:p>
          </table:table-cell>
          <table:table-cell office:value-type="float" office:value="0.009184" calcext:value-type="float">
            <text:p>0.009184</text:p>
          </table:table-cell>
        </table:table-row>
        <table:table-row table:style-name="ro1">
          <table:table-cell office:value-type="float" office:value="0.0137137" calcext:value-type="float">
            <text:p>0.0137137</text:p>
          </table:table-cell>
          <table:table-cell office:value-type="float" office:value="0.0111224" calcext:value-type="float">
            <text:p>0.0111224</text:p>
          </table:table-cell>
          <table:table-cell office:value-type="float" office:value="0.0139476" calcext:value-type="float">
            <text:p>0.0139476</text:p>
          </table:table-cell>
          <table:table-cell office:value-type="float" office:value="0.00917054" calcext:value-type="float">
            <text:p>0.00917054</text:p>
          </table:table-cell>
        </table:table-row>
        <table:table-row table:style-name="ro1">
          <table:table-cell office:value-type="float" office:value="0.0136848" calcext:value-type="float">
            <text:p>0.0136848</text:p>
          </table:table-cell>
          <table:table-cell office:value-type="float" office:value="0.0111157" calcext:value-type="float">
            <text:p>0.0111157</text:p>
          </table:table-cell>
          <table:table-cell office:value-type="float" office:value="0.0139361" calcext:value-type="float">
            <text:p>0.0139361</text:p>
          </table:table-cell>
          <table:table-cell office:value-type="float" office:value="0.00913844" calcext:value-type="float">
            <text:p>0.00913844</text:p>
          </table:table-cell>
        </table:table-row>
        <table:table-row table:style-name="ro1">
          <table:table-cell office:value-type="float" office:value="0.0136408" calcext:value-type="float">
            <text:p>0.0136408</text:p>
          </table:table-cell>
          <table:table-cell office:value-type="float" office:value="0.0116667" calcext:value-type="float">
            <text:p>0.0116667</text:p>
          </table:table-cell>
          <table:table-cell office:value-type="float" office:value="0.0138648" calcext:value-type="float">
            <text:p>0.0138648</text:p>
          </table:table-cell>
          <table:table-cell office:value-type="float" office:value="0.00923186" calcext:value-type="float">
            <text:p>0.00923186</text:p>
          </table:table-cell>
        </table:table-row>
        <table:table-row table:style-name="ro1">
          <table:table-cell office:value-type="float" office:value="0.0136246" calcext:value-type="float">
            <text:p>0.0136246</text:p>
          </table:table-cell>
          <table:table-cell office:value-type="float" office:value="0.0116405" calcext:value-type="float">
            <text:p>0.0116405</text:p>
          </table:table-cell>
          <table:table-cell office:value-type="float" office:value="0.0138376" calcext:value-type="float">
            <text:p>0.0138376</text:p>
          </table:table-cell>
          <table:table-cell office:value-type="float" office:value="0.00917631" calcext:value-type="float">
            <text:p>0.00917631</text:p>
          </table:table-cell>
        </table:table-row>
        <table:table-row table:style-name="ro1">
          <table:table-cell office:value-type="float" office:value="0.0135885" calcext:value-type="float">
            <text:p>0.0135885</text:p>
          </table:table-cell>
          <table:table-cell office:value-type="float" office:value="0.0116339" calcext:value-type="float">
            <text:p>0.0116339</text:p>
          </table:table-cell>
          <table:table-cell office:value-type="float" office:value="0.0138085" calcext:value-type="float">
            <text:p>0.0138085</text:p>
          </table:table-cell>
          <table:table-cell office:value-type="float" office:value="0.00914852" calcext:value-type="float">
            <text:p>0.00914852</text:p>
          </table:table-cell>
        </table:table-row>
        <table:table-row table:style-name="ro1">
          <table:table-cell office:value-type="float" office:value="0.0136447" calcext:value-type="float">
            <text:p>0.0136447</text:p>
          </table:table-cell>
          <table:table-cell office:value-type="float" office:value="0.0115438" calcext:value-type="float">
            <text:p>0.0115438</text:p>
          </table:table-cell>
          <table:table-cell office:value-type="float" office:value="0.0137283" calcext:value-type="float">
            <text:p>0.0137283</text:p>
          </table:table-cell>
          <table:table-cell office:value-type="float" office:value="0.00915327" calcext:value-type="float">
            <text:p>0.00915327</text:p>
          </table:table-cell>
        </table:table-row>
        <table:table-row table:style-name="ro1">
          <table:table-cell office:value-type="float" office:value="0.0136441" calcext:value-type="float">
            <text:p>0.0136441</text:p>
          </table:table-cell>
          <table:table-cell office:value-type="float" office:value="0.0115323" calcext:value-type="float">
            <text:p>0.0115323</text:p>
          </table:table-cell>
          <table:table-cell office:value-type="float" office:value="0.0138032" calcext:value-type="float">
            <text:p>0.0138032</text:p>
          </table:table-cell>
          <table:table-cell office:value-type="float" office:value="0.00911575" calcext:value-type="float">
            <text:p>0.00911575</text:p>
          </table:table-cell>
        </table:table-row>
        <table:table-row table:style-name="ro1">
          <table:table-cell office:value-type="float" office:value="0.013629" calcext:value-type="float">
            <text:p>0.013629</text:p>
          </table:table-cell>
          <table:table-cell office:value-type="float" office:value="0.011531" calcext:value-type="float">
            <text:p>0.011531</text:p>
          </table:table-cell>
          <table:table-cell office:value-type="float" office:value="0.0138017" calcext:value-type="float">
            <text:p>0.0138017</text:p>
          </table:table-cell>
          <table:table-cell office:value-type="float" office:value="0.00911152" calcext:value-type="float">
            <text:p>0.00911152</text:p>
          </table:table-cell>
        </table:table-row>
        <table:table-row table:style-name="ro1">
          <table:table-cell office:value-type="float" office:value="0.0136465" calcext:value-type="float">
            <text:p>0.0136465</text:p>
          </table:table-cell>
          <table:table-cell office:value-type="float" office:value="0.0121213" calcext:value-type="float">
            <text:p>0.0121213</text:p>
          </table:table-cell>
          <table:table-cell office:value-type="float" office:value="0.014726" calcext:value-type="float">
            <text:p>0.014726</text:p>
          </table:table-cell>
          <table:table-cell office:value-type="float" office:value="0.0093733" calcext:value-type="float">
            <text:p>0.0093733</text:p>
          </table:table-cell>
        </table:table-row>
        <table:table-row table:style-name="ro1">
          <table:table-cell office:value-type="float" office:value="0.013635" calcext:value-type="float">
            <text:p>0.013635</text:p>
          </table:table-cell>
          <table:table-cell office:value-type="float" office:value="0.0120917" calcext:value-type="float">
            <text:p>0.0120917</text:p>
          </table:table-cell>
          <table:table-cell office:value-type="float" office:value="0.0147367" calcext:value-type="float">
            <text:p>0.0147367</text:p>
          </table:table-cell>
          <table:table-cell office:value-type="float" office:value="0.00931636" calcext:value-type="float">
            <text:p>0.00931636</text:p>
          </table:table-cell>
        </table:table-row>
        <table:table-row table:style-name="ro1">
          <table:table-cell office:value-type="float" office:value="0.0139459" calcext:value-type="float">
            <text:p>0.0139459</text:p>
          </table:table-cell>
          <table:table-cell office:value-type="float" office:value="0.0124487" calcext:value-type="float">
            <text:p>0.0124487</text:p>
          </table:table-cell>
          <table:table-cell office:value-type="float" office:value="0.014701" calcext:value-type="float">
            <text:p>0.014701</text:p>
          </table:table-cell>
          <table:table-cell office:value-type="float" office:value="0.00929927" calcext:value-type="float">
            <text:p>0.00929927</text:p>
          </table:table-cell>
        </table:table-row>
        <table:table-row table:style-name="ro1">
          <table:table-cell office:value-type="float" office:value="0.0139371" calcext:value-type="float">
            <text:p>0.0139371</text:p>
          </table:table-cell>
          <table:table-cell office:value-type="float" office:value="0.0125208" calcext:value-type="float">
            <text:p>0.0125208</text:p>
          </table:table-cell>
          <table:table-cell office:value-type="float" office:value="0.0146632" calcext:value-type="float">
            <text:p>0.0146632</text:p>
          </table:table-cell>
          <table:table-cell office:value-type="float" office:value="0.00929769" calcext:value-type="float">
            <text:p>0.00929769</text:p>
          </table:table-cell>
        </table:table-row>
        <table:table-row table:style-name="ro1">
          <table:table-cell office:value-type="float" office:value="0.0147764" calcext:value-type="float">
            <text:p>0.0147764</text:p>
          </table:table-cell>
          <table:table-cell office:value-type="float" office:value="0.0123752" calcext:value-type="float">
            <text:p>0.0123752</text:p>
          </table:table-cell>
          <table:table-cell office:value-type="float" office:value="0.0147125" calcext:value-type="float">
            <text:p>0.0147125</text:p>
          </table:table-cell>
          <table:table-cell office:value-type="float" office:value="0.00929918" calcext:value-type="float">
            <text:p>0.00929918</text:p>
          </table:table-cell>
        </table:table-row>
        <table:table-row table:style-name="ro1">
          <table:table-cell office:value-type="float" office:value="0.0147276" calcext:value-type="float">
            <text:p>0.0147276</text:p>
          </table:table-cell>
          <table:table-cell office:value-type="float" office:value="0.0123582" calcext:value-type="float">
            <text:p>0.0123582</text:p>
          </table:table-cell>
          <table:table-cell office:value-type="float" office:value="0.0150086" calcext:value-type="float">
            <text:p>0.0150086</text:p>
          </table:table-cell>
          <table:table-cell office:value-type="float" office:value="0.0096597" calcext:value-type="float">
            <text:p>0.0096597</text:p>
          </table:table-cell>
        </table:table-row>
        <table:table-row table:style-name="ro1">
          <table:table-cell office:value-type="float" office:value="0.0148023" calcext:value-type="float">
            <text:p>0.0148023</text:p>
          </table:table-cell>
          <table:table-cell office:value-type="float" office:value="0.0123399" calcext:value-type="float">
            <text:p>0.0123399</text:p>
          </table:table-cell>
          <table:table-cell office:value-type="float" office:value="0.0150062" calcext:value-type="float">
            <text:p>0.0150062</text:p>
          </table:table-cell>
          <table:table-cell office:value-type="float" office:value="0.00962793" calcext:value-type="float">
            <text:p>0.00962793</text:p>
          </table:table-cell>
        </table:table-row>
        <table:table-row table:style-name="ro1">
          <table:table-cell office:value-type="float" office:value="0.0147635" calcext:value-type="float">
            <text:p>0.0147635</text:p>
          </table:table-cell>
          <table:table-cell office:value-type="float" office:value="0.0123175" calcext:value-type="float">
            <text:p>0.0123175</text:p>
          </table:table-cell>
          <table:table-cell office:value-type="float" office:value="0.0150086" calcext:value-type="float">
            <text:p>0.0150086</text:p>
          </table:table-cell>
          <table:table-cell office:value-type="float" office:value="0.00970298" calcext:value-type="float">
            <text:p>0.00970298</text:p>
          </table:table-cell>
        </table:table-row>
        <table:table-row table:style-name="ro1">
          <table:table-cell office:value-type="float" office:value="0.0145936" calcext:value-type="float">
            <text:p>0.0145936</text:p>
          </table:table-cell>
          <table:table-cell office:value-type="float" office:value="0.012292" calcext:value-type="float">
            <text:p>0.012292</text:p>
          </table:table-cell>
          <table:table-cell office:value-type="float" office:value="0.0149797" calcext:value-type="float">
            <text:p>0.0149797</text:p>
          </table:table-cell>
          <table:table-cell office:value-type="float" office:value="0.00967164" calcext:value-type="float">
            <text:p>0.00967164</text:p>
          </table:table-cell>
        </table:table-row>
        <table:table-row table:style-name="ro1">
          <table:table-cell office:value-type="float" office:value="0.0146039" calcext:value-type="float">
            <text:p>0.0146039</text:p>
          </table:table-cell>
          <table:table-cell office:value-type="float" office:value="0.0122991" calcext:value-type="float">
            <text:p>0.0122991</text:p>
          </table:table-cell>
          <table:table-cell office:value-type="float" office:value="0.0148901" calcext:value-type="float">
            <text:p>0.0148901</text:p>
          </table:table-cell>
          <table:table-cell office:value-type="float" office:value="0.00965098" calcext:value-type="float">
            <text:p>0.00965098</text:p>
          </table:table-cell>
        </table:table-row>
        <table:table-row table:style-name="ro1">
          <table:table-cell office:value-type="float" office:value="0.0145596" calcext:value-type="float">
            <text:p>0.0145596</text:p>
          </table:table-cell>
          <table:table-cell office:value-type="float" office:value="0.0121765" calcext:value-type="float">
            <text:p>0.0121765</text:p>
          </table:table-cell>
          <table:table-cell office:value-type="float" office:value="0.0147814" calcext:value-type="float">
            <text:p>0.0147814</text:p>
          </table:table-cell>
          <table:table-cell office:value-type="float" office:value="0.00976157" calcext:value-type="float">
            <text:p>0.00976157</text:p>
          </table:table-cell>
        </table:table-row>
        <table:table-row table:style-name="ro1">
          <table:table-cell office:value-type="float" office:value="0.0145557" calcext:value-type="float">
            <text:p>0.0145557</text:p>
          </table:table-cell>
          <table:table-cell office:value-type="float" office:value="0.0121706" calcext:value-type="float">
            <text:p>0.0121706</text:p>
          </table:table-cell>
          <table:table-cell office:value-type="float" office:value="0.0147685" calcext:value-type="float">
            <text:p>0.0147685</text:p>
          </table:table-cell>
          <table:table-cell office:value-type="float" office:value="0.00983917" calcext:value-type="float">
            <text:p>0.00983917</text:p>
          </table:table-cell>
        </table:table-row>
        <table:table-row table:style-name="ro1">
          <table:table-cell office:value-type="float" office:value="0.0144851" calcext:value-type="float">
            <text:p>0.0144851</text:p>
          </table:table-cell>
          <table:table-cell office:value-type="float" office:value="0.0121349" calcext:value-type="float">
            <text:p>0.0121349</text:p>
          </table:table-cell>
          <table:table-cell office:value-type="float" office:value="0.0146797" calcext:value-type="float">
            <text:p>0.0146797</text:p>
          </table:table-cell>
          <table:table-cell office:value-type="float" office:value="0.00979383" calcext:value-type="float">
            <text:p>0.00979383</text:p>
          </table:table-cell>
        </table:table-row>
        <table:table-row table:style-name="ro1">
          <table:table-cell office:value-type="float" office:value="0.0144469" calcext:value-type="float">
            <text:p>0.0144469</text:p>
          </table:table-cell>
          <table:table-cell office:value-type="float" office:value="0.0121049" calcext:value-type="float">
            <text:p>0.0121049</text:p>
          </table:table-cell>
          <table:table-cell office:value-type="float" office:value="0.0146683" calcext:value-type="float">
            <text:p>0.0146683</text:p>
          </table:table-cell>
          <table:table-cell office:value-type="float" office:value="0.0101084" calcext:value-type="float">
            <text:p>0.0101084</text:p>
          </table:table-cell>
        </table:table-row>
        <table:table-row table:style-name="ro1">
          <table:table-cell office:value-type="float" office:value="0.0142904" calcext:value-type="float">
            <text:p>0.0142904</text:p>
          </table:table-cell>
          <table:table-cell office:value-type="float" office:value="0.0120433" calcext:value-type="float">
            <text:p>0.0120433</text:p>
          </table:table-cell>
          <table:table-cell office:value-type="float" office:value="0.0146371" calcext:value-type="float">
            <text:p>0.0146371</text:p>
          </table:table-cell>
          <table:table-cell office:value-type="float" office:value="0.0100706" calcext:value-type="float">
            <text:p>0.0100706</text:p>
          </table:table-cell>
        </table:table-row>
        <table:table-row table:style-name="ro1">
          <table:table-cell office:value-type="float" office:value="0.0143501" calcext:value-type="float">
            <text:p>0.0143501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4528" calcext:value-type="float">
            <text:p>0.014528</text:p>
          </table:table-cell>
          <table:table-cell office:value-type="float" office:value="0.0101137" calcext:value-type="float">
            <text:p>0.0101137</text:p>
          </table:table-cell>
        </table:table-row>
        <table:table-row table:style-name="ro1">
          <table:table-cell office:value-type="float" office:value="0.0143384" calcext:value-type="float">
            <text:p>0.0143384</text:p>
          </table:table-cell>
          <table:table-cell office:value-type="float" office:value="0.0120049" calcext:value-type="float">
            <text:p>0.0120049</text:p>
          </table:table-cell>
          <table:table-cell office:value-type="float" office:value="0.0145152" calcext:value-type="float">
            <text:p>0.0145152</text:p>
          </table:table-cell>
          <table:table-cell office:value-type="float" office:value="0.0101451" calcext:value-type="float">
            <text:p>0.0101451</text:p>
          </table:table-cell>
        </table:table-row>
        <table:table-row table:style-name="ro1">
          <table:table-cell office:value-type="float" office:value="0.0143194" calcext:value-type="float">
            <text:p>0.0143194</text:p>
          </table:table-cell>
          <table:table-cell office:value-type="float" office:value="0.0118932" calcext:value-type="float">
            <text:p>0.0118932</text:p>
          </table:table-cell>
          <table:table-cell office:value-type="float" office:value="0.0144065" calcext:value-type="float">
            <text:p>0.0144065</text:p>
          </table:table-cell>
          <table:table-cell office:value-type="float" office:value="0.0101264" calcext:value-type="float">
            <text:p>0.0101264</text:p>
          </table:table-cell>
        </table:table-row>
        <table:table-row table:style-name="ro1">
          <table:table-cell office:value-type="float" office:value="0.0142651" calcext:value-type="float">
            <text:p>0.0142651</text:p>
          </table:table-cell>
          <table:table-cell office:value-type="float" office:value="0.0118677" calcext:value-type="float">
            <text:p>0.0118677</text:p>
          </table:table-cell>
          <table:table-cell office:value-type="float" office:value="0.0143048" calcext:value-type="float">
            <text:p>0.0143048</text:p>
          </table:table-cell>
          <table:table-cell office:value-type="float" office:value="0.0100932" calcext:value-type="float">
            <text:p>0.0100932</text:p>
          </table:table-cell>
        </table:table-row>
        <table:table-row table:style-name="ro1">
          <table:table-cell office:value-type="float" office:value="0.0142359" calcext:value-type="float">
            <text:p>0.0142359</text:p>
          </table:table-cell>
          <table:table-cell office:value-type="float" office:value="0.011839" calcext:value-type="float">
            <text:p>0.011839</text:p>
          </table:table-cell>
          <table:table-cell office:value-type="float" office:value="0.0143481" calcext:value-type="float">
            <text:p>0.0143481</text:p>
          </table:table-cell>
          <table:table-cell office:value-type="float" office:value="0.0100997" calcext:value-type="float">
            <text:p>0.0100997</text:p>
          </table:table-cell>
        </table:table-row>
        <table:table-row table:style-name="ro1">
          <table:table-cell office:value-type="float" office:value="0.0141537" calcext:value-type="float">
            <text:p>0.0141537</text:p>
          </table:table-cell>
          <table:table-cell office:value-type="float" office:value="0.0118765" calcext:value-type="float">
            <text:p>0.0118765</text:p>
          </table:table-cell>
          <table:table-cell office:value-type="float" office:value="0.0143272" calcext:value-type="float">
            <text:p>0.0143272</text:p>
          </table:table-cell>
          <table:table-cell office:value-type="float" office:value="0.0100573" calcext:value-type="float">
            <text:p>0.0100573</text:p>
          </table:table-cell>
        </table:table-row>
        <table:table-row table:style-name="ro1">
          <table:table-cell office:value-type="float" office:value="0.0141808" calcext:value-type="float">
            <text:p>0.0141808</text:p>
          </table:table-cell>
          <table:table-cell office:value-type="float" office:value="0.0118603" calcext:value-type="float">
            <text:p>0.0118603</text:p>
          </table:table-cell>
          <table:table-cell office:value-type="float" office:value="0.0142695" calcext:value-type="float">
            <text:p>0.0142695</text:p>
          </table:table-cell>
          <table:table-cell office:value-type="float" office:value="0.0100495" calcext:value-type="float">
            <text:p>0.0100495</text:p>
          </table:table-cell>
        </table:table-row>
        <table:table-row table:style-name="ro1">
          <table:table-cell office:value-type="float" office:value="0.0141542" calcext:value-type="float">
            <text:p>0.0141542</text:p>
          </table:table-cell>
          <table:table-cell office:value-type="float" office:value="0.0117285" calcext:value-type="float">
            <text:p>0.0117285</text:p>
          </table:table-cell>
          <table:table-cell office:value-type="float" office:value="0.0141546" calcext:value-type="float">
            <text:p>0.0141546</text:p>
          </table:table-cell>
          <table:table-cell office:value-type="float" office:value="0.0101093" calcext:value-type="float">
            <text:p>0.0101093</text:p>
          </table:table-cell>
        </table:table-row>
        <table:table-row table:style-name="ro1">
          <table:table-cell office:value-type="float" office:value="0.0141071" calcext:value-type="float">
            <text:p>0.0141071</text:p>
          </table:table-cell>
          <table:table-cell office:value-type="float" office:value="0.0117038" calcext:value-type="float">
            <text:p>0.0117038</text:p>
          </table:table-cell>
          <table:table-cell office:value-type="float" office:value="0.014034" calcext:value-type="float">
            <text:p>0.014034</text:p>
          </table:table-cell>
          <table:table-cell office:value-type="float" office:value="0.0100675" calcext:value-type="float">
            <text:p>0.0100675</text:p>
          </table:table-cell>
        </table:table-row>
        <table:table-row table:style-name="ro1">
          <table:table-cell office:value-type="float" office:value="0.0140633" calcext:value-type="float">
            <text:p>0.0140633</text:p>
          </table:table-cell>
          <table:table-cell office:value-type="float" office:value="0.011689" calcext:value-type="float">
            <text:p>0.011689</text:p>
          </table:table-cell>
          <table:table-cell office:value-type="float" office:value="0.0140279" calcext:value-type="float">
            <text:p>0.0140279</text:p>
          </table:table-cell>
          <table:table-cell office:value-type="float" office:value="0.0100357" calcext:value-type="float">
            <text:p>0.0100357</text:p>
          </table:table-cell>
        </table:table-row>
        <table:table-row table:style-name="ro1">
          <table:table-cell office:value-type="float" office:value="0.0140654" calcext:value-type="float">
            <text:p>0.0140654</text:p>
          </table:table-cell>
          <table:table-cell office:value-type="float" office:value="0.011647" calcext:value-type="float">
            <text:p>0.011647</text:p>
          </table:table-cell>
          <table:table-cell office:value-type="float" office:value="0.0140012" calcext:value-type="float">
            <text:p>0.0140012</text:p>
          </table:table-cell>
          <table:table-cell office:value-type="float" office:value="0.00997833" calcext:value-type="float">
            <text:p>0.00997833</text:p>
          </table:table-cell>
        </table:table-row>
        <table:table-row table:style-name="ro1">
          <table:table-cell office:value-type="float" office:value="0.0140622" calcext:value-type="float">
            <text:p>0.0140622</text:p>
          </table:table-cell>
          <table:table-cell office:value-type="float" office:value="0.0116393" calcext:value-type="float">
            <text:p>0.0116393</text:p>
          </table:table-cell>
          <table:table-cell office:value-type="float" office:value="0.0139982" calcext:value-type="float">
            <text:p>0.0139982</text:p>
          </table:table-cell>
          <table:table-cell office:value-type="float" office:value="0.00997785" calcext:value-type="float">
            <text:p>0.00997785</text:p>
          </table:table-cell>
        </table:table-row>
        <table:table-row table:style-name="ro1">
          <table:table-cell office:value-type="float" office:value="0.0139479" calcext:value-type="float">
            <text:p>0.0139479</text:p>
          </table:table-cell>
          <table:table-cell office:value-type="float" office:value="0.0116257" calcext:value-type="float">
            <text:p>0.0116257</text:p>
          </table:table-cell>
          <table:table-cell office:value-type="float" office:value="0.0139516" calcext:value-type="float">
            <text:p>0.0139516</text:p>
          </table:table-cell>
          <table:table-cell office:value-type="float" office:value="0.0100727" calcext:value-type="float">
            <text:p>0.0100727</text:p>
          </table:table-cell>
        </table:table-row>
        <table:table-row table:style-name="ro1">
          <table:table-cell office:value-type="float" office:value="0.013919" calcext:value-type="float">
            <text:p>0.013919</text:p>
          </table:table-cell>
          <table:table-cell office:value-type="float" office:value="0.0115012" calcext:value-type="float">
            <text:p>0.0115012</text:p>
          </table:table-cell>
          <table:table-cell office:value-type="float" office:value="0.013777" calcext:value-type="float">
            <text:p>0.013777</text:p>
          </table:table-cell>
          <table:table-cell office:value-type="float" office:value="0.0101028" calcext:value-type="float">
            <text:p>0.0101028</text:p>
          </table:table-cell>
        </table:table-row>
        <table:table-row table:style-name="ro1">
          <table:table-cell office:value-type="float" office:value="0.013902" calcext:value-type="float">
            <text:p>0.013902</text:p>
          </table:table-cell>
          <table:table-cell office:value-type="float" office:value="0.0114949" calcext:value-type="float">
            <text:p>0.0114949</text:p>
          </table:table-cell>
          <table:table-cell office:value-type="float" office:value="0.0137527" calcext:value-type="float">
            <text:p>0.0137527</text:p>
          </table:table-cell>
          <table:table-cell office:value-type="float" office:value="0.0100918" calcext:value-type="float">
            <text:p>0.0100918</text:p>
          </table:table-cell>
        </table:table-row>
        <table:table-row table:style-name="ro1">
          <table:table-cell office:value-type="float" office:value="0.0138626" calcext:value-type="float">
            <text:p>0.0138626</text:p>
          </table:table-cell>
          <table:table-cell office:value-type="float" office:value="0.0114825" calcext:value-type="float">
            <text:p>0.0114825</text:p>
          </table:table-cell>
          <table:table-cell office:value-type="float" office:value="0.0136917" calcext:value-type="float">
            <text:p>0.0136917</text:p>
          </table:table-cell>
          <table:table-cell office:value-type="float" office:value="0.0100651" calcext:value-type="float">
            <text:p>0.0100651</text:p>
          </table:table-cell>
        </table:table-row>
        <table:table-row table:style-name="ro1">
          <table:table-cell office:value-type="float" office:value="0.0138205" calcext:value-type="float">
            <text:p>0.0138205</text:p>
          </table:table-cell>
          <table:table-cell office:value-type="float" office:value="0.0114533" calcext:value-type="float">
            <text:p>0.0114533</text:p>
          </table:table-cell>
          <table:table-cell office:value-type="float" office:value="0.0136714" calcext:value-type="float">
            <text:p>0.0136714</text:p>
          </table:table-cell>
          <table:table-cell office:value-type="float" office:value="0.0100906" calcext:value-type="float">
            <text:p>0.0100906</text:p>
          </table:table-cell>
        </table:table-row>
        <table:table-row table:style-name="ro1">
          <table:table-cell office:value-type="float" office:value="0.0137788" calcext:value-type="float">
            <text:p>0.0137788</text:p>
          </table:table-cell>
          <table:table-cell office:value-type="float" office:value="0.0114257" calcext:value-type="float">
            <text:p>0.0114257</text:p>
          </table:table-cell>
          <table:table-cell office:value-type="float" office:value="0.0136384" calcext:value-type="float">
            <text:p>0.0136384</text:p>
          </table:table-cell>
          <table:table-cell office:value-type="float" office:value="0.0100349" calcext:value-type="float">
            <text:p>0.0100349</text:p>
          </table:table-cell>
        </table:table-row>
        <table:table-row table:style-name="ro1">
          <table:table-cell office:value-type="float" office:value="0.0136878" calcext:value-type="float">
            <text:p>0.0136878</text:p>
          </table:table-cell>
          <table:table-cell office:value-type="float" office:value="0.0114697" calcext:value-type="float">
            <text:p>0.0114697</text:p>
          </table:table-cell>
          <table:table-cell office:value-type="float" office:value="0.0136031" calcext:value-type="float">
            <text:p>0.0136031</text:p>
          </table:table-cell>
          <table:table-cell office:value-type="float" office:value="0.0100117" calcext:value-type="float">
            <text:p>0.0100117</text:p>
          </table:table-cell>
        </table:table-row>
        <table:table-row table:style-name="ro1">
          <table:table-cell office:value-type="float" office:value="0.0136556" calcext:value-type="float">
            <text:p>0.0136556</text:p>
          </table:table-cell>
          <table:table-cell office:value-type="float" office:value="0.0113135" calcext:value-type="float">
            <text:p>0.0113135</text:p>
          </table:table-cell>
          <table:table-cell office:value-type="float" office:value="0.0134993" calcext:value-type="float">
            <text:p>0.0134993</text:p>
          </table:table-cell>
          <table:table-cell office:value-type="float" office:value="0.0100267" calcext:value-type="float">
            <text:p>0.0100267</text:p>
          </table:table-cell>
        </table:table-row>
        <table:table-row table:style-name="ro1">
          <table:table-cell office:value-type="float" office:value="0.0136513" calcext:value-type="float">
            <text:p>0.0136513</text:p>
          </table:table-cell>
          <table:table-cell office:value-type="float" office:value="0.0113127" calcext:value-type="float">
            <text:p>0.0113127</text:p>
          </table:table-cell>
          <table:table-cell office:value-type="float" office:value="0.0134098" calcext:value-type="float">
            <text:p>0.0134098</text:p>
          </table:table-cell>
          <table:table-cell office:value-type="float" office:value="0.0100291" calcext:value-type="float">
            <text:p>0.0100291</text:p>
          </table:table-cell>
        </table:table-row>
        <table:table-row table:style-name="ro1">
          <table:table-cell office:value-type="float" office:value="0.0136196" calcext:value-type="float">
            <text:p>0.0136196</text:p>
          </table:table-cell>
          <table:table-cell office:value-type="float" office:value="0.0113004" calcext:value-type="float">
            <text:p>0.0113004</text:p>
          </table:table-cell>
          <table:table-cell office:value-type="float" office:value="0.0139435" calcext:value-type="float">
            <text:p>0.0139435</text:p>
          </table:table-cell>
          <table:table-cell office:value-type="float" office:value="0.0100358" calcext:value-type="float">
            <text:p>0.0100358</text:p>
          </table:table-cell>
        </table:table-row>
        <table:table-row table:style-name="ro1">
          <table:table-cell office:value-type="float" office:value="0.0135804" calcext:value-type="float">
            <text:p>0.0135804</text:p>
          </table:table-cell>
          <table:table-cell office:value-type="float" office:value="0.0112638" calcext:value-type="float">
            <text:p>0.0112638</text:p>
          </table:table-cell>
          <table:table-cell office:value-type="float" office:value="0.0138916" calcext:value-type="float">
            <text:p>0.0138916</text:p>
          </table:table-cell>
          <table:table-cell office:value-type="float" office:value="0.0100559" calcext:value-type="float">
            <text:p>0.0100559</text:p>
          </table:table-cell>
        </table:table-row>
        <table:table-row table:style-name="ro1">
          <table:table-cell office:value-type="float" office:value="0.0135246" calcext:value-type="float">
            <text:p>0.0135246</text:p>
          </table:table-cell>
          <table:table-cell office:value-type="float" office:value="0.0112478" calcext:value-type="float">
            <text:p>0.0112478</text:p>
          </table:table-cell>
          <table:table-cell office:value-type="float" office:value="0.0138811" calcext:value-type="float">
            <text:p>0.0138811</text:p>
          </table:table-cell>
          <table:table-cell office:value-type="float" office:value="0.0100179" calcext:value-type="float">
            <text:p>0.0100179</text:p>
          </table:table-cell>
        </table:table-row>
        <table:table-row table:style-name="ro1">
          <table:table-cell office:value-type="float" office:value="0.0134181" calcext:value-type="float">
            <text:p>0.0134181</text:p>
          </table:table-cell>
          <table:table-cell office:value-type="float" office:value="0.0112624" calcext:value-type="float">
            <text:p>0.0112624</text:p>
          </table:table-cell>
          <table:table-cell office:value-type="float" office:value="0.0138707" calcext:value-type="float">
            <text:p>0.0138707</text:p>
          </table:table-cell>
          <table:table-cell office:value-type="float" office:value="0.00999425" calcext:value-type="float">
            <text:p>0.00999425</text:p>
          </table:table-cell>
        </table:table-row>
        <table:table-row table:style-name="ro1">
          <table:table-cell office:value-type="float" office:value="0.0133935" calcext:value-type="float">
            <text:p>0.0133935</text:p>
          </table:table-cell>
          <table:table-cell office:value-type="float" office:value="0.0111877" calcext:value-type="float">
            <text:p>0.0111877</text:p>
          </table:table-cell>
          <table:table-cell office:value-type="float" office:value="0.0139757" calcext:value-type="float">
            <text:p>0.0139757</text:p>
          </table:table-cell>
          <table:table-cell office:value-type="float" office:value="0.0100065" calcext:value-type="float">
            <text:p>0.0100065</text:p>
          </table:table-cell>
        </table:table-row>
        <table:table-row table:style-name="ro1">
          <table:table-cell office:value-type="float" office:value="0.0133533" calcext:value-type="float">
            <text:p>0.0133533</text:p>
          </table:table-cell>
          <table:table-cell office:value-type="float" office:value="0.011176" calcext:value-type="float">
            <text:p>0.011176</text:p>
          </table:table-cell>
          <table:table-cell office:value-type="float" office:value="0.0140733" calcext:value-type="float">
            <text:p>0.0140733</text:p>
          </table:table-cell>
          <table:table-cell office:value-type="float" office:value="0.00997747" calcext:value-type="float">
            <text:p>0.00997747</text:p>
          </table:table-cell>
        </table:table-row>
        <table:table-row table:style-name="ro1">
          <table:table-cell office:value-type="float" office:value="0.0133233" calcext:value-type="float">
            <text:p>0.0133233</text:p>
          </table:table-cell>
          <table:table-cell office:value-type="float" office:value="0.0114827" calcext:value-type="float">
            <text:p>0.0114827</text:p>
          </table:table-cell>
          <table:table-cell office:value-type="float" office:value="0.0140329" calcext:value-type="float">
            <text:p>0.0140329</text:p>
          </table:table-cell>
          <table:table-cell office:value-type="float" office:value="0.00996488" calcext:value-type="float">
            <text:p>0.00996488</text:p>
          </table:table-cell>
        </table:table-row>
        <table:table-row table:style-name="ro1">
          <table:table-cell office:value-type="float" office:value="0.0133173" calcext:value-type="float">
            <text:p>0.0133173</text:p>
          </table:table-cell>
          <table:table-cell office:value-type="float" office:value="0.011475" calcext:value-type="float">
            <text:p>0.011475</text:p>
          </table:table-cell>
          <table:table-cell office:value-type="float" office:value="0.0140267" calcext:value-type="float">
            <text:p>0.0140267</text:p>
          </table:table-cell>
          <table:table-cell office:value-type="float" office:value="0.00999214" calcext:value-type="float">
            <text:p>0.00999214</text:p>
          </table:table-cell>
        </table:table-row>
        <table:table-row table:style-name="ro1">
          <table:table-cell office:value-type="float" office:value="0.0132539" calcext:value-type="float">
            <text:p>0.0132539</text:p>
          </table:table-cell>
          <table:table-cell office:value-type="float" office:value="0.0114536" calcext:value-type="float">
            <text:p>0.0114536</text:p>
          </table:table-cell>
          <table:table-cell office:value-type="float" office:value="0.0140186" calcext:value-type="float">
            <text:p>0.0140186</text:p>
          </table:table-cell>
          <table:table-cell office:value-type="float" office:value="0.00995331" calcext:value-type="float">
            <text:p>0.00995331</text:p>
          </table:table-cell>
        </table:table-row>
        <table:table-row table:style-name="ro1">
          <table:table-cell office:value-type="float" office:value="0.0133765" calcext:value-type="float">
            <text:p>0.0133765</text:p>
          </table:table-cell>
          <table:table-cell office:value-type="float" office:value="0.0117952" calcext:value-type="float">
            <text:p>0.0117952</text:p>
          </table:table-cell>
          <table:table-cell office:value-type="float" office:value="0.0140039" calcext:value-type="float">
            <text:p>0.0140039</text:p>
          </table:table-cell>
          <table:table-cell office:value-type="float" office:value="0.00993434" calcext:value-type="float">
            <text:p>0.00993434</text:p>
          </table:table-cell>
        </table:table-row>
        <table:table-row table:style-name="ro1">
          <table:table-cell office:value-type="float" office:value="0.0133636" calcext:value-type="float">
            <text:p>0.0133636</text:p>
          </table:table-cell>
          <table:table-cell office:value-type="float" office:value="0.0117712" calcext:value-type="float">
            <text:p>0.0117712</text:p>
          </table:table-cell>
          <table:table-cell office:value-type="float" office:value="0.0139362" calcext:value-type="float">
            <text:p>0.0139362</text:p>
          </table:table-cell>
          <table:table-cell office:value-type="float" office:value="0.00993097" calcext:value-type="float">
            <text:p>0.00993097</text:p>
          </table:table-cell>
        </table:table-row>
        <table:table-row table:style-name="ro1">
          <table:table-cell office:value-type="float" office:value="0.0133617" calcext:value-type="float">
            <text:p>0.0133617</text:p>
          </table:table-cell>
          <table:table-cell office:value-type="float" office:value="0.011769" calcext:value-type="float">
            <text:p>0.011769</text:p>
          </table:table-cell>
          <table:table-cell office:value-type="float" office:value="0.013934" calcext:value-type="float">
            <text:p>0.013934</text:p>
          </table:table-cell>
          <table:table-cell office:value-type="float" office:value="0.00994271" calcext:value-type="float">
            <text:p>0.00994271</text:p>
          </table:table-cell>
        </table:table-row>
        <table:table-row table:style-name="ro1">
          <table:table-cell office:value-type="float" office:value="0.0133402" calcext:value-type="float">
            <text:p>0.0133402</text:p>
          </table:table-cell>
          <table:table-cell office:value-type="float" office:value="0.0118182" calcext:value-type="float">
            <text:p>0.0118182</text:p>
          </table:table-cell>
          <table:table-cell office:value-type="float" office:value="0.013914" calcext:value-type="float">
            <text:p>0.013914</text:p>
          </table:table-cell>
          <table:table-cell office:value-type="float" office:value="0.00999404" calcext:value-type="float">
            <text:p>0.00999404</text:p>
          </table:table-cell>
        </table:table-row>
        <table:table-row table:style-name="ro1">
          <table:table-cell office:value-type="float" office:value="0.0133828" calcext:value-type="float">
            <text:p>0.0133828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38316" calcext:value-type="float">
            <text:p>0.0138316</text:p>
          </table:table-cell>
          <table:table-cell office:value-type="float" office:value="0.0100401" calcext:value-type="float">
            <text:p>0.0100401</text:p>
          </table:table-cell>
        </table:table-row>
        <table:table-row table:style-name="ro1">
          <table:table-cell office:value-type="float" office:value="0.0133873" calcext:value-type="float">
            <text:p>0.0133873</text:p>
          </table:table-cell>
          <table:table-cell office:value-type="float" office:value="0.0117001" calcext:value-type="float">
            <text:p>0.0117001</text:p>
          </table:table-cell>
          <table:table-cell office:value-type="float" office:value="0.0137874" calcext:value-type="float">
            <text:p>0.0137874</text:p>
          </table:table-cell>
          <table:table-cell office:value-type="float" office:value="0.0100083" calcext:value-type="float">
            <text:p>0.0100083</text:p>
          </table:table-cell>
        </table:table-row>
        <table:table-row table:style-name="ro1">
          <table:table-cell office:value-type="float" office:value="0.0133876" calcext:value-type="float">
            <text:p>0.0133876</text:p>
          </table:table-cell>
          <table:table-cell office:value-type="float" office:value="0.0116823" calcext:value-type="float">
            <text:p>0.0116823</text:p>
          </table:table-cell>
          <table:table-cell office:value-type="float" office:value="0.013824" calcext:value-type="float">
            <text:p>0.013824</text:p>
          </table:table-cell>
          <table:table-cell office:value-type="float" office:value="0.0101292" calcext:value-type="float">
            <text:p>0.0101292</text:p>
          </table:table-cell>
        </table:table-row>
        <table:table-row table:style-name="ro1">
          <table:table-cell office:value-type="float" office:value="0.0134027" calcext:value-type="float">
            <text:p>0.0134027</text:p>
          </table:table-cell>
          <table:table-cell office:value-type="float" office:value="0.0116781" calcext:value-type="float">
            <text:p>0.0116781</text:p>
          </table:table-cell>
          <table:table-cell office:value-type="float" office:value="0.0138299" calcext:value-type="float">
            <text:p>0.0138299</text:p>
          </table:table-cell>
          <table:table-cell office:value-type="float" office:value="0.0101271" calcext:value-type="float">
            <text:p>0.0101271</text:p>
          </table:table-cell>
        </table:table-row>
        <table:table-row table:style-name="ro1">
          <table:table-cell office:value-type="float" office:value="0.0134149" calcext:value-type="float">
            <text:p>0.0134149</text:p>
          </table:table-cell>
          <table:table-cell office:value-type="float" office:value="0.0117163" calcext:value-type="float">
            <text:p>0.0117163</text:p>
          </table:table-cell>
          <table:table-cell office:value-type="float" office:value="0.0138117" calcext:value-type="float">
            <text:p>0.0138117</text:p>
          </table:table-cell>
          <table:table-cell office:value-type="float" office:value="0.0100502" calcext:value-type="float">
            <text:p>0.0100502</text:p>
          </table:table-cell>
        </table:table-row>
        <table:table-row table:style-name="ro1">
          <table:table-cell office:value-type="float" office:value="0.0136232" calcext:value-type="float">
            <text:p>0.0136232</text:p>
          </table:table-cell>
          <table:table-cell office:value-type="float" office:value="0.0117149" calcext:value-type="float">
            <text:p>0.0117149</text:p>
          </table:table-cell>
          <table:table-cell office:value-type="float" office:value="0.0138066" calcext:value-type="float">
            <text:p>0.0138066</text:p>
          </table:table-cell>
          <table:table-cell office:value-type="float" office:value="0.0100704" calcext:value-type="float">
            <text:p>0.0100704</text:p>
          </table:table-cell>
        </table:table-row>
        <table:table-row table:style-name="ro1">
          <table:table-cell office:value-type="float" office:value="0.0135975" calcext:value-type="float">
            <text:p>0.0135975</text:p>
          </table:table-cell>
          <table:table-cell office:value-type="float" office:value="0.0115982" calcext:value-type="float">
            <text:p>0.0115982</text:p>
          </table:table-cell>
          <table:table-cell office:value-type="float" office:value="0.0137157" calcext:value-type="float">
            <text:p>0.0137157</text:p>
          </table:table-cell>
          <table:table-cell office:value-type="float" office:value="0.0100904" calcext:value-type="float">
            <text:p>0.0100904</text:p>
          </table:table-cell>
        </table:table-row>
        <table:table-row table:style-name="ro1">
          <table:table-cell office:value-type="float" office:value="0.0135463" calcext:value-type="float">
            <text:p>0.0135463</text:p>
          </table:table-cell>
          <table:table-cell office:value-type="float" office:value="0.0115701" calcext:value-type="float">
            <text:p>0.0115701</text:p>
          </table:table-cell>
          <table:table-cell office:value-type="float" office:value="0.0136592" calcext:value-type="float">
            <text:p>0.0136592</text:p>
          </table:table-cell>
          <table:table-cell office:value-type="float" office:value="0.0100655" calcext:value-type="float">
            <text:p>0.0100655</text:p>
          </table:table-cell>
        </table:table-row>
        <table:table-row table:style-name="ro1">
          <table:table-cell office:value-type="float" office:value="0.0135194" calcext:value-type="float">
            <text:p>0.0135194</text:p>
          </table:table-cell>
          <table:table-cell office:value-type="float" office:value="0.0115528" calcext:value-type="float">
            <text:p>0.0115528</text:p>
          </table:table-cell>
          <table:table-cell office:value-type="float" office:value="0.013654" calcext:value-type="float">
            <text:p>0.013654</text:p>
          </table:table-cell>
          <table:table-cell office:value-type="float" office:value="0.0100998" calcext:value-type="float">
            <text:p>0.0100998</text:p>
          </table:table-cell>
        </table:table-row>
        <table:table-row table:style-name="ro1">
          <table:table-cell office:value-type="float" office:value="0.0135192" calcext:value-type="float">
            <text:p>0.0135192</text:p>
          </table:table-cell>
          <table:table-cell office:value-type="float" office:value="0.0115527" calcext:value-type="float">
            <text:p>0.0115527</text:p>
          </table:table-cell>
          <table:table-cell office:value-type="float" office:value="0.0136411" calcext:value-type="float">
            <text:p>0.0136411</text:p>
          </table:table-cell>
          <table:table-cell office:value-type="float" office:value="0.0100982" calcext:value-type="float">
            <text:p>0.0100982</text:p>
          </table:table-cell>
        </table:table-row>
        <table:table-row table:style-name="ro1">
          <table:table-cell office:value-type="float" office:value="0.0135452" calcext:value-type="float">
            <text:p>0.0135452</text:p>
          </table:table-cell>
          <table:table-cell office:value-type="float" office:value="0.0115394" calcext:value-type="float">
            <text:p>0.0115394</text:p>
          </table:table-cell>
          <table:table-cell office:value-type="float" office:value="0.0136253" calcext:value-type="float">
            <text:p>0.0136253</text:p>
          </table:table-cell>
          <table:table-cell office:value-type="float" office:value="0.00990609" calcext:value-type="float">
            <text:p>0.00990609</text:p>
          </table:table-cell>
        </table:table-row>
        <table:table-row table:style-name="ro1">
          <table:table-cell office:value-type="float" office:value="0.0134851" calcext:value-type="float">
            <text:p>0.0134851</text:p>
          </table:table-cell>
          <table:table-cell office:value-type="float" office:value="0.0115223" calcext:value-type="float">
            <text:p>0.0115223</text:p>
          </table:table-cell>
          <table:table-cell office:value-type="float" office:value="0.0135674" calcext:value-type="float">
            <text:p>0.0135674</text:p>
          </table:table-cell>
          <table:table-cell office:value-type="float" office:value="0.0100879" calcext:value-type="float">
            <text:p>0.0100879</text:p>
          </table:table-cell>
        </table:table-row>
        <table:table-row table:style-name="ro1">
          <table:table-cell office:value-type="float" office:value="0.0134443" calcext:value-type="float">
            <text:p>0.0134443</text:p>
          </table:table-cell>
          <table:table-cell office:value-type="float" office:value="0.0114178" calcext:value-type="float">
            <text:p>0.0114178</text:p>
          </table:table-cell>
          <table:table-cell office:value-type="float" office:value="0.013481" calcext:value-type="float">
            <text:p>0.013481</text:p>
          </table:table-cell>
          <table:table-cell office:value-type="float" office:value="0.0100826" calcext:value-type="float">
            <text:p>0.0100826</text:p>
          </table:table-cell>
        </table:table-row>
        <table:table-row table:style-name="ro1">
          <table:table-cell office:value-type="float" office:value="0.0134132" calcext:value-type="float">
            <text:p>0.0134132</text:p>
          </table:table-cell>
          <table:table-cell office:value-type="float" office:value="0.0113916" calcext:value-type="float">
            <text:p>0.0113916</text:p>
          </table:table-cell>
          <table:table-cell office:value-type="float" office:value="0.0134197" calcext:value-type="float">
            <text:p>0.0134197</text:p>
          </table:table-cell>
          <table:table-cell office:value-type="float" office:value="0.010048" calcext:value-type="float">
            <text:p>0.010048</text:p>
          </table:table-cell>
        </table:table-row>
        <table:table-row table:style-name="ro1">
          <table:table-cell office:value-type="float" office:value="0.0133811" calcext:value-type="float">
            <text:p>0.0133811</text:p>
          </table:table-cell>
          <table:table-cell office:value-type="float" office:value="0.0113782" calcext:value-type="float">
            <text:p>0.0113782</text:p>
          </table:table-cell>
          <table:table-cell office:value-type="float" office:value="0.0134227" calcext:value-type="float">
            <text:p>0.0134227</text:p>
          </table:table-cell>
          <table:table-cell office:value-type="float" office:value="0.0100785" calcext:value-type="float">
            <text:p>0.0100785</text:p>
          </table:table-cell>
        </table:table-row>
        <table:table-row table:style-name="ro1">
          <table:table-cell office:value-type="float" office:value="0.013355" calcext:value-type="float">
            <text:p>0.013355</text:p>
          </table:table-cell>
          <table:table-cell office:value-type="float" office:value="0.0113653" calcext:value-type="float">
            <text:p>0.0113653</text:p>
          </table:table-cell>
          <table:table-cell office:value-type="float" office:value="0.0133941" calcext:value-type="float">
            <text:p>0.0133941</text:p>
          </table:table-cell>
          <table:table-cell office:value-type="float" office:value="0.00998047" calcext:value-type="float">
            <text:p>0.00998047</text:p>
          </table:table-cell>
        </table:table-row>
        <table:table-row table:style-name="ro1">
          <table:table-cell office:value-type="float" office:value="0.0132693" calcext:value-type="float">
            <text:p>0.0132693</text:p>
          </table:table-cell>
          <table:table-cell office:value-type="float" office:value="0.0113499" calcext:value-type="float">
            <text:p>0.0113499</text:p>
          </table:table-cell>
          <table:table-cell office:value-type="float" office:value="0.0133742" calcext:value-type="float">
            <text:p>0.0133742</text:p>
          </table:table-cell>
          <table:table-cell office:value-type="float" office:value="0.00997115" calcext:value-type="float">
            <text:p>0.00997115</text:p>
          </table:table-cell>
        </table:table-row>
        <table:table-row table:style-name="ro1">
          <table:table-cell office:value-type="float" office:value="0.0132693" calcext:value-type="float">
            <text:p>0.0132693</text:p>
          </table:table-cell>
          <table:table-cell office:value-type="float" office:value="0.0113499" calcext:value-type="float">
            <text:p>0.0113499</text:p>
          </table:table-cell>
          <table:table-cell office:value-type="float" office:value="0.0133742" calcext:value-type="float">
            <text:p>0.0133742</text:p>
          </table:table-cell>
          <table:table-cell office:value-type="float" office:value="0.00997115" calcext:value-type="float">
            <text:p>0.00997115</text:p>
          </table:table-cell>
        </table:table-row>
        <table:table-row table:style-name="ro1">
          <table:table-cell office:value-type="float" office:value="0.013228" calcext:value-type="float">
            <text:p>0.013228</text:p>
          </table:table-cell>
          <table:table-cell office:value-type="float" office:value="0.0112311" calcext:value-type="float">
            <text:p>0.0112311</text:p>
          </table:table-cell>
          <table:table-cell office:value-type="float" office:value="0.0133682" calcext:value-type="float">
            <text:p>0.0133682</text:p>
          </table:table-cell>
          <table:table-cell office:value-type="float" office:value="0.00997961" calcext:value-type="float">
            <text:p>0.00997961</text:p>
          </table:table-cell>
        </table:table-row>
        <table:table-row table:style-name="ro1">
          <table:table-cell office:value-type="float" office:value="0.0131987" calcext:value-type="float">
            <text:p>0.0131987</text:p>
          </table:table-cell>
          <table:table-cell office:value-type="float" office:value="0.0112138" calcext:value-type="float">
            <text:p>0.0112138</text:p>
          </table:table-cell>
          <table:table-cell office:value-type="float" office:value="0.0138118" calcext:value-type="float">
            <text:p>0.0138118</text:p>
          </table:table-cell>
          <table:table-cell office:value-type="float" office:value="0.0101157" calcext:value-type="float">
            <text:p>0.0101157</text:p>
          </table:table-cell>
        </table:table-row>
        <table:table-row table:style-name="ro1">
          <table:table-cell office:value-type="float" office:value="0.013165" calcext:value-type="float">
            <text:p>0.013165</text:p>
          </table:table-cell>
          <table:table-cell office:value-type="float" office:value="0.0111853" calcext:value-type="float">
            <text:p>0.0111853</text:p>
          </table:table-cell>
          <table:table-cell office:value-type="float" office:value="0.0138132" calcext:value-type="float">
            <text:p>0.0138132</text:p>
          </table:table-cell>
          <table:table-cell office:value-type="float" office:value="0.0101857" calcext:value-type="float">
            <text:p>0.0101857</text:p>
          </table:table-cell>
        </table:table-row>
        <table:table-row table:style-name="ro1">
          <table:table-cell office:value-type="float" office:value="0.0131381" calcext:value-type="float">
            <text:p>0.0131381</text:p>
          </table:table-cell>
          <table:table-cell office:value-type="float" office:value="0.0111694" calcext:value-type="float">
            <text:p>0.0111694</text:p>
          </table:table-cell>
          <table:table-cell office:value-type="float" office:value="0.0138155" calcext:value-type="float">
            <text:p>0.0138155</text:p>
          </table:table-cell>
          <table:table-cell office:value-type="float" office:value="0.0104494" calcext:value-type="float">
            <text:p>0.0104494</text:p>
          </table:table-cell>
        </table:table-row>
        <table:table-row table:style-name="ro1">
          <table:table-cell office:value-type="float" office:value="0.0130435" calcext:value-type="float">
            <text:p>0.0130435</text:p>
          </table:table-cell>
          <table:table-cell office:value-type="float" office:value="0.0111587" calcext:value-type="float">
            <text:p>0.0111587</text:p>
          </table:table-cell>
          <table:table-cell office:value-type="float" office:value="0.0138008" calcext:value-type="float">
            <text:p>0.0138008</text:p>
          </table:table-cell>
          <table:table-cell office:value-type="float" office:value="0.0104639" calcext:value-type="float">
            <text:p>0.0104639</text:p>
          </table:table-cell>
        </table:table-row>
        <table:table-row table:style-name="ro1">
          <table:table-cell office:value-type="float" office:value="0.0130395" calcext:value-type="float">
            <text:p>0.0130395</text:p>
          </table:table-cell>
          <table:table-cell office:value-type="float" office:value="0.0111519" calcext:value-type="float">
            <text:p>0.0111519</text:p>
          </table:table-cell>
          <table:table-cell office:value-type="float" office:value="0.0137998" calcext:value-type="float">
            <text:p>0.0137998</text:p>
          </table:table-cell>
          <table:table-cell office:value-type="float" office:value="0.0104801" calcext:value-type="float">
            <text:p>0.0104801</text:p>
          </table:table-cell>
        </table:table-row>
        <table:table-row table:style-name="ro1">
          <table:table-cell office:value-type="float" office:value="0.013007" calcext:value-type="float">
            <text:p>0.013007</text:p>
          </table:table-cell>
          <table:table-cell office:value-type="float" office:value="0.0110375" calcext:value-type="float">
            <text:p>0.0110375</text:p>
          </table:table-cell>
          <table:table-cell office:value-type="float" office:value="0.0137175" calcext:value-type="float">
            <text:p>0.0137175</text:p>
          </table:table-cell>
          <table:table-cell office:value-type="float" office:value="0.0104985" calcext:value-type="float">
            <text:p>0.0104985</text:p>
          </table:table-cell>
        </table:table-row>
        <table:table-row table:style-name="ro1">
          <table:table-cell office:value-type="float" office:value="0.0129831" calcext:value-type="float">
            <text:p>0.0129831</text:p>
          </table:table-cell>
          <table:table-cell office:value-type="float" office:value="0.0110381" calcext:value-type="float">
            <text:p>0.0110381</text:p>
          </table:table-cell>
          <table:table-cell office:value-type="float" office:value="0.0136572" calcext:value-type="float">
            <text:p>0.0136572</text:p>
          </table:table-cell>
          <table:table-cell office:value-type="float" office:value="0.0105019" calcext:value-type="float">
            <text:p>0.0105019</text:p>
          </table:table-cell>
        </table:table-row>
        <table:table-row table:style-name="ro1">
          <table:table-cell office:value-type="float" office:value="0.0129522" calcext:value-type="float">
            <text:p>0.0129522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136443" calcext:value-type="float">
            <text:p>0.0136443</text:p>
          </table:table-cell>
          <table:table-cell office:value-type="float" office:value="0.010568" calcext:value-type="float">
            <text:p>0.010568</text:p>
          </table:table-cell>
        </table:table-row>
        <table:table-row table:style-name="ro1">
          <table:table-cell office:value-type="float" office:value="0.0129342" calcext:value-type="float">
            <text:p>0.0129342</text:p>
          </table:table-cell>
          <table:table-cell office:value-type="float" office:value="0.0110045" calcext:value-type="float">
            <text:p>0.0110045</text:p>
          </table:table-cell>
          <table:table-cell office:value-type="float" office:value="0.013615" calcext:value-type="float">
            <text:p>0.013615</text:p>
          </table:table-cell>
          <table:table-cell office:value-type="float" office:value="0.0105421" calcext:value-type="float">
            <text:p>0.0105421</text:p>
          </table:table-cell>
        </table:table-row>
        <table:table-row table:style-name="ro1">
          <table:table-cell office:value-type="float" office:value="0.012861" calcext:value-type="float">
            <text:p>0.012861</text:p>
          </table:table-cell>
          <table:table-cell office:value-type="float" office:value="0.0110091" calcext:value-type="float">
            <text:p>0.0110091</text:p>
          </table:table-cell>
          <table:table-cell office:value-type="float" office:value="0.0135962" calcext:value-type="float">
            <text:p>0.0135962</text:p>
          </table:table-cell>
          <table:table-cell office:value-type="float" office:value="0.0105331" calcext:value-type="float">
            <text:p>0.0105331</text:p>
          </table:table-cell>
        </table:table-row>
        <table:table-row table:style-name="ro1">
          <table:table-cell office:value-type="float" office:value="0.01286" calcext:value-type="float">
            <text:p>0.01286</text:p>
          </table:table-cell>
          <table:table-cell office:value-type="float" office:value="0.0110085" calcext:value-type="float">
            <text:p>0.0110085</text:p>
          </table:table-cell>
          <table:table-cell office:value-type="float" office:value="0.0135951" calcext:value-type="float">
            <text:p>0.0135951</text:p>
          </table:table-cell>
          <table:table-cell office:value-type="float" office:value="0.0105227" calcext:value-type="float">
            <text:p>0.0105227</text:p>
          </table:table-cell>
        </table:table-row>
        <table:table-row table:style-name="ro1">
          <table:table-cell office:value-type="float" office:value="0.0128433" calcext:value-type="float">
            <text:p>0.0128433</text:p>
          </table:table-cell>
          <table:table-cell office:value-type="float" office:value="0.0109183" calcext:value-type="float">
            <text:p>0.0109183</text:p>
          </table:table-cell>
          <table:table-cell office:value-type="float" office:value="0.0135292" calcext:value-type="float">
            <text:p>0.0135292</text:p>
          </table:table-cell>
          <table:table-cell office:value-type="float" office:value="0.010533" calcext:value-type="float">
            <text:p>0.010533</text:p>
          </table:table-cell>
        </table:table-row>
        <table:table-row table:style-name="ro1">
          <table:table-cell office:value-type="float" office:value="0.0128205" calcext:value-type="float">
            <text:p>0.0128205</text:p>
          </table:table-cell>
          <table:table-cell office:value-type="float" office:value="0.0109066" calcext:value-type="float">
            <text:p>0.0109066</text:p>
          </table:table-cell>
          <table:table-cell office:value-type="float" office:value="0.0134436" calcext:value-type="float">
            <text:p>0.0134436</text:p>
          </table:table-cell>
          <table:table-cell office:value-type="float" office:value="0.010525" calcext:value-type="float">
            <text:p>0.010525</text:p>
          </table:table-cell>
        </table:table-row>
        <table:table-row table:style-name="ro1">
          <table:table-cell office:value-type="float" office:value="0.0128129" calcext:value-type="float">
            <text:p>0.0128129</text:p>
          </table:table-cell>
          <table:table-cell office:value-type="float" office:value="0.0109051" calcext:value-type="float">
            <text:p>0.0109051</text:p>
          </table:table-cell>
          <table:table-cell office:value-type="float" office:value="0.0133992" calcext:value-type="float">
            <text:p>0.0133992</text:p>
          </table:table-cell>
          <table:table-cell office:value-type="float" office:value="0.0105217" calcext:value-type="float">
            <text:p>0.0105217</text:p>
          </table:table-cell>
        </table:table-row>
        <table:table-row table:style-name="ro1">
          <table:table-cell office:value-type="float" office:value="0.0127909" calcext:value-type="float">
            <text:p>0.0127909</text:p>
          </table:table-cell>
          <table:table-cell office:value-type="float" office:value="0.0108817" calcext:value-type="float">
            <text:p>0.0108817</text:p>
          </table:table-cell>
          <table:table-cell office:value-type="float" office:value="0.0133868" calcext:value-type="float">
            <text:p>0.0133868</text:p>
          </table:table-cell>
          <table:table-cell office:value-type="float" office:value="0.0105622" calcext:value-type="float">
            <text:p>0.0105622</text:p>
          </table:table-cell>
        </table:table-row>
        <table:table-row table:style-name="ro1">
          <table:table-cell office:value-type="float" office:value="0.0127604" calcext:value-type="float">
            <text:p>0.0127604</text:p>
          </table:table-cell>
          <table:table-cell office:value-type="float" office:value="0.0108512" calcext:value-type="float">
            <text:p>0.0108512</text:p>
          </table:table-cell>
          <table:table-cell office:value-type="float" office:value="0.0133634" calcext:value-type="float">
            <text:p>0.0133634</text:p>
          </table:table-cell>
          <table:table-cell office:value-type="float" office:value="0.0105093" calcext:value-type="float">
            <text:p>0.0105093</text:p>
          </table:table-cell>
        </table:table-row>
        <table:table-row table:style-name="ro1">
          <table:table-cell office:value-type="float" office:value="0.0126872" calcext:value-type="float">
            <text:p>0.0126872</text:p>
          </table:table-cell>
          <table:table-cell office:value-type="float" office:value="0.01085" calcext:value-type="float">
            <text:p>0.01085</text:p>
          </table:table-cell>
          <table:table-cell office:value-type="float" office:value="0.0133359" calcext:value-type="float">
            <text:p>0.0133359</text:p>
          </table:table-cell>
          <table:table-cell office:value-type="float" office:value="0.0104759" calcext:value-type="float">
            <text:p>0.0104759</text:p>
          </table:table-cell>
        </table:table-row>
        <table:table-row table:style-name="ro1">
          <table:table-cell office:value-type="float" office:value="0.0126712" calcext:value-type="float">
            <text:p>0.0126712</text:p>
          </table:table-cell>
          <table:table-cell office:value-type="float" office:value="0.0108375" calcext:value-type="float">
            <text:p>0.0108375</text:p>
          </table:table-cell>
          <table:table-cell office:value-type="float" office:value="0.0132784" calcext:value-type="float">
            <text:p>0.0132784</text:p>
          </table:table-cell>
          <table:table-cell office:value-type="float" office:value="0.0104955" calcext:value-type="float">
            <text:p>0.0104955</text:p>
          </table:table-cell>
        </table:table-row>
        <table:table-row table:style-name="ro1">
          <table:table-cell office:value-type="float" office:value="0.012639" calcext:value-type="float">
            <text:p>0.012639</text:p>
          </table:table-cell>
          <table:table-cell office:value-type="float" office:value="0.010738" calcext:value-type="float">
            <text:p>0.010738</text:p>
          </table:table-cell>
          <table:table-cell office:value-type="float" office:value="0.0132078" calcext:value-type="float">
            <text:p>0.0132078</text:p>
          </table:table-cell>
          <table:table-cell office:value-type="float" office:value="0.0106023" calcext:value-type="float">
            <text:p>0.0106023</text:p>
          </table:table-cell>
        </table:table-row>
        <table:table-row table:style-name="ro1">
          <table:table-cell office:value-type="float" office:value="0.0125994" calcext:value-type="float">
            <text:p>0.0125994</text:p>
          </table:table-cell>
          <table:table-cell office:value-type="float" office:value="0.010716" calcext:value-type="float">
            <text:p>0.010716</text:p>
          </table:table-cell>
          <table:table-cell office:value-type="float" office:value="0.0131452" calcext:value-type="float">
            <text:p>0.0131452</text:p>
          </table:table-cell>
          <table:table-cell office:value-type="float" office:value="0.0105525" calcext:value-type="float">
            <text:p>0.0105525</text:p>
          </table:table-cell>
        </table:table-row>
        <table:table-row table:style-name="ro1">
          <table:table-cell office:value-type="float" office:value="0.0125789" calcext:value-type="float">
            <text:p>0.0125789</text:p>
          </table:table-cell>
          <table:table-cell office:value-type="float" office:value="0.0106964" calcext:value-type="float">
            <text:p>0.0106964</text:p>
          </table:table-cell>
          <table:table-cell office:value-type="float" office:value="0.0131255" calcext:value-type="float">
            <text:p>0.0131255</text:p>
          </table:table-cell>
          <table:table-cell office:value-type="float" office:value="0.0105429" calcext:value-type="float">
            <text:p>0.0105429</text:p>
          </table:table-cell>
        </table:table-row>
        <table:table-row table:style-name="ro1">
          <table:table-cell office:value-type="float" office:value="0.0124834" calcext:value-type="float">
            <text:p>0.0124834</text:p>
          </table:table-cell>
          <table:table-cell office:value-type="float" office:value="0.0106702" calcext:value-type="float">
            <text:p>0.0106702</text:p>
          </table:table-cell>
          <table:table-cell office:value-type="float" office:value="0.0130995" calcext:value-type="float">
            <text:p>0.0130995</text:p>
          </table:table-cell>
          <table:table-cell office:value-type="float" office:value="0.0105148" calcext:value-type="float">
            <text:p>0.0105148</text:p>
          </table:table-cell>
        </table:table-row>
        <table:table-row table:style-name="ro1">
          <table:table-cell office:value-type="float" office:value="0.0124843" calcext:value-type="float">
            <text:p>0.0124843</text:p>
          </table:table-cell>
          <table:table-cell office:value-type="float" office:value="0.010671" calcext:value-type="float">
            <text:p>0.010671</text:p>
          </table:table-cell>
          <table:table-cell office:value-type="float" office:value="0.0130923" calcext:value-type="float">
            <text:p>0.0130923</text:p>
          </table:table-cell>
          <table:table-cell office:value-type="float" office:value="0.0105128" calcext:value-type="float">
            <text:p>0.0105128</text:p>
          </table:table-cell>
        </table:table-row>
        <table:table-row table:style-name="ro1">
          <table:table-cell office:value-type="float" office:value="0.012502" calcext:value-type="float">
            <text:p>0.012502</text:p>
          </table:table-cell>
          <table:table-cell office:value-type="float" office:value="0.0106761" calcext:value-type="float">
            <text:p>0.0106761</text:p>
          </table:table-cell>
          <table:table-cell office:value-type="float" office:value="0.0130353" calcext:value-type="float">
            <text:p>0.0130353</text:p>
          </table:table-cell>
          <table:table-cell office:value-type="float" office:value="0.0105391" calcext:value-type="float">
            <text:p>0.0105391</text:p>
          </table:table-cell>
        </table:table-row>
        <table:table-row table:style-name="ro1">
          <table:table-cell office:value-type="float" office:value="0.0124694" calcext:value-type="float">
            <text:p>0.0124694</text:p>
          </table:table-cell>
          <table:table-cell office:value-type="float" office:value="0.0105631" calcext:value-type="float">
            <text:p>0.0105631</text:p>
          </table:table-cell>
          <table:table-cell office:value-type="float" office:value="0.0130518" calcext:value-type="float">
            <text:p>0.0130518</text:p>
          </table:table-cell>
          <table:table-cell office:value-type="float" office:value="0.0105252" calcext:value-type="float">
            <text:p>0.0105252</text:p>
          </table:table-cell>
        </table:table-row>
        <table:table-row table:style-name="ro1">
          <table:table-cell office:value-type="float" office:value="0.0124487" calcext:value-type="float">
            <text:p>0.0124487</text:p>
          </table:table-cell>
          <table:table-cell office:value-type="float" office:value="0.010562" calcext:value-type="float">
            <text:p>0.010562</text:p>
          </table:table-cell>
          <table:table-cell office:value-type="float" office:value="0.0130956" calcext:value-type="float">
            <text:p>0.0130956</text:p>
          </table:table-cell>
          <table:table-cell office:value-type="float" office:value="0.0105122" calcext:value-type="float">
            <text:p>0.0105122</text:p>
          </table:table-cell>
        </table:table-row>
        <table:table-row table:style-name="ro1">
          <table:table-cell office:value-type="float" office:value="0.0124245" calcext:value-type="float">
            <text:p>0.0124245</text:p>
          </table:table-cell>
          <table:table-cell office:value-type="float" office:value="0.0107492" calcext:value-type="float">
            <text:p>0.0107492</text:p>
          </table:table-cell>
          <table:table-cell office:value-type="float" office:value="0.0135231" calcext:value-type="float">
            <text:p>0.0135231</text:p>
          </table:table-cell>
          <table:table-cell office:value-type="float" office:value="0.0104783" calcext:value-type="float">
            <text:p>0.0104783</text:p>
          </table:table-cell>
        </table:table-row>
        <table:table-row table:style-name="ro1">
          <table:table-cell office:value-type="float" office:value="0.0125087" calcext:value-type="float">
            <text:p>0.0125087</text:p>
          </table:table-cell>
          <table:table-cell office:value-type="float" office:value="0.0107363" calcext:value-type="float">
            <text:p>0.0107363</text:p>
          </table:table-cell>
          <table:table-cell office:value-type="float" office:value="0.0135189" calcext:value-type="float">
            <text:p>0.0135189</text:p>
          </table:table-cell>
          <table:table-cell office:value-type="float" office:value="0.0104531" calcext:value-type="float">
            <text:p>0.0104531</text:p>
          </table:table-cell>
        </table:table-row>
        <table:table-row table:style-name="ro1">
          <table:table-cell office:value-type="float" office:value="0.0134685" calcext:value-type="float">
            <text:p>0.0134685</text:p>
          </table:table-cell>
          <table:table-cell office:value-type="float" office:value="0.0109588" calcext:value-type="float">
            <text:p>0.0109588</text:p>
          </table:table-cell>
          <table:table-cell office:value-type="float" office:value="0.0134945" calcext:value-type="float">
            <text:p>0.0134945</text:p>
          </table:table-cell>
          <table:table-cell office:value-type="float" office:value="0.0104965" calcext:value-type="float">
            <text:p>0.0104965</text:p>
          </table:table-cell>
        </table:table-row>
        <table:table-row table:style-name="ro1">
          <table:table-cell office:value-type="float" office:value="0.0134661" calcext:value-type="float">
            <text:p>0.0134661</text:p>
          </table:table-cell>
          <table:table-cell office:value-type="float" office:value="0.0110137" calcext:value-type="float">
            <text:p>0.0110137</text:p>
          </table:table-cell>
          <table:table-cell office:value-type="float" office:value="0.0134599" calcext:value-type="float">
            <text:p>0.0134599</text:p>
          </table:table-cell>
          <table:table-cell office:value-type="float" office:value="0.0105077" calcext:value-type="float">
            <text:p>0.0105077</text:p>
          </table:table-cell>
        </table:table-row>
        <table:table-row table:style-name="ro1">
          <table:table-cell office:value-type="float" office:value="0.0134081" calcext:value-type="float">
            <text:p>0.0134081</text:p>
          </table:table-cell>
          <table:table-cell office:value-type="float" office:value="0.0109026" calcext:value-type="float">
            <text:p>0.0109026</text:p>
          </table:table-cell>
          <table:table-cell office:value-type="float" office:value="0.0135974" calcext:value-type="float">
            <text:p>0.0135974</text:p>
          </table:table-cell>
          <table:table-cell office:value-type="float" office:value="0.0104764" calcext:value-type="float">
            <text:p>0.0104764</text:p>
          </table:table-cell>
        </table:table-row>
        <table:table-row table:style-name="ro1">
          <table:table-cell office:value-type="float" office:value="0.0133781" calcext:value-type="float">
            <text:p>0.0133781</text:p>
          </table:table-cell>
          <table:table-cell office:value-type="float" office:value="0.010884" calcext:value-type="float">
            <text:p>0.010884</text:p>
          </table:table-cell>
          <table:table-cell office:value-type="float" office:value="0.0137506" calcext:value-type="float">
            <text:p>0.0137506</text:p>
          </table:table-cell>
          <table:table-cell office:value-type="float" office:value="0.0104468" calcext:value-type="float">
            <text:p>0.0104468</text:p>
          </table:table-cell>
        </table:table-row>
        <table:table-row table:style-name="ro1">
          <table:table-cell office:value-type="float" office:value="0.0133677" calcext:value-type="float">
            <text:p>0.0133677</text:p>
          </table:table-cell>
          <table:table-cell office:value-type="float" office:value="0.0108733" calcext:value-type="float">
            <text:p>0.0108733</text:p>
          </table:table-cell>
          <table:table-cell office:value-type="float" office:value="0.0137783" calcext:value-type="float">
            <text:p>0.0137783</text:p>
          </table:table-cell>
          <table:table-cell office:value-type="float" office:value="0.0104308" calcext:value-type="float">
            <text:p>0.0104308</text:p>
          </table:table-cell>
        </table:table-row>
        <table:table-row table:style-name="ro1">
          <table:table-cell office:value-type="float" office:value="0.0133528" calcext:value-type="float">
            <text:p>0.0133528</text:p>
          </table:table-cell>
          <table:table-cell office:value-type="float" office:value="0.01087" calcext:value-type="float">
            <text:p>0.01087</text:p>
          </table:table-cell>
          <table:table-cell office:value-type="float" office:value="0.0137676" calcext:value-type="float">
            <text:p>0.0137676</text:p>
          </table:table-cell>
          <table:table-cell office:value-type="float" office:value="0.0104216" calcext:value-type="float">
            <text:p>0.0104216</text:p>
          </table:table-cell>
        </table:table-row>
        <table:table-row table:style-name="ro1">
          <table:table-cell office:value-type="float" office:value="0.013292" calcext:value-type="float">
            <text:p>0.013292</text:p>
          </table:table-cell>
          <table:table-cell office:value-type="float" office:value="0.0110189" calcext:value-type="float">
            <text:p>0.0110189</text:p>
          </table:table-cell>
          <table:table-cell office:value-type="float" office:value="0.013744" calcext:value-type="float">
            <text:p>0.013744</text:p>
          </table:table-cell>
          <table:table-cell office:value-type="float" office:value="0.0103855" calcext:value-type="float">
            <text:p>0.0103855</text:p>
          </table:table-cell>
        </table:table-row>
        <table:table-row table:style-name="ro1">
          <table:table-cell office:value-type="float" office:value="0.0132789" calcext:value-type="float">
            <text:p>0.0132789</text:p>
          </table:table-cell>
          <table:table-cell office:value-type="float" office:value="0.0110187" calcext:value-type="float">
            <text:p>0.0110187</text:p>
          </table:table-cell>
          <table:table-cell office:value-type="float" office:value="0.0136866" calcext:value-type="float">
            <text:p>0.0136866</text:p>
          </table:table-cell>
          <table:table-cell office:value-type="float" office:value="0.0103773" calcext:value-type="float">
            <text:p>0.0103773</text:p>
          </table:table-cell>
        </table:table-row>
        <table:table-row table:style-name="ro1">
          <table:table-cell office:value-type="float" office:value="0.0132572" calcext:value-type="float">
            <text:p>0.0132572</text:p>
          </table:table-cell>
          <table:table-cell office:value-type="float" office:value="0.0109269" calcext:value-type="float">
            <text:p>0.0109269</text:p>
          </table:table-cell>
          <table:table-cell office:value-type="float" office:value="0.0136056" calcext:value-type="float">
            <text:p>0.0136056</text:p>
          </table:table-cell>
          <table:table-cell office:value-type="float" office:value="0.0104075" calcext:value-type="float">
            <text:p>0.0104075</text:p>
          </table:table-cell>
        </table:table-row>
        <table:table-row table:style-name="ro1">
          <table:table-cell office:value-type="float" office:value="0.013209" calcext:value-type="float">
            <text:p>0.013209</text:p>
          </table:table-cell>
          <table:table-cell office:value-type="float" office:value="0.0109118" calcext:value-type="float">
            <text:p>0.0109118</text:p>
          </table:table-cell>
          <table:table-cell office:value-type="float" office:value="0.0135591" calcext:value-type="float">
            <text:p>0.0135591</text:p>
          </table:table-cell>
          <table:table-cell office:value-type="float" office:value="0.0103755" calcext:value-type="float">
            <text:p>0.0103755</text:p>
          </table:table-cell>
        </table:table-row>
        <table:table-row table:style-name="ro1">
          <table:table-cell office:value-type="float" office:value="0.0132028" calcext:value-type="float">
            <text:p>0.0132028</text:p>
          </table:table-cell>
          <table:table-cell office:value-type="float" office:value="0.0109058" calcext:value-type="float">
            <text:p>0.0109058</text:p>
          </table:table-cell>
          <table:table-cell office:value-type="float" office:value="0.0135522" calcext:value-type="float">
            <text:p>0.0135522</text:p>
          </table:table-cell>
          <table:table-cell office:value-type="float" office:value="0.0103705" calcext:value-type="float">
            <text:p>0.0103705</text:p>
          </table:table-cell>
        </table:table-row>
        <table:table-row table:style-name="ro1">
          <table:table-cell office:value-type="float" office:value="0.0131833" calcext:value-type="float">
            <text:p>0.0131833</text:p>
          </table:table-cell>
          <table:table-cell office:value-type="float" office:value="0.0108846" calcext:value-type="float">
            <text:p>0.0108846</text:p>
          </table:table-cell>
          <table:table-cell office:value-type="float" office:value="0.013551" calcext:value-type="float">
            <text:p>0.013551</text:p>
          </table:table-cell>
          <table:table-cell office:value-type="float" office:value="0.0103905" calcext:value-type="float">
            <text:p>0.0103905</text:p>
          </table:table-cell>
        </table:table-row>
        <table:table-row table:style-name="ro1">
          <table:table-cell office:value-type="float" office:value="0.0131682" calcext:value-type="float">
            <text:p>0.0131682</text:p>
          </table:table-cell>
          <table:table-cell office:value-type="float" office:value="0.01088" calcext:value-type="float">
            <text:p>0.01088</text:p>
          </table:table-cell>
          <table:table-cell office:value-type="float" office:value="0.0135278" calcext:value-type="float">
            <text:p>0.0135278</text:p>
          </table:table-cell>
          <table:table-cell office:value-type="float" office:value="0.0103645" calcext:value-type="float">
            <text:p>0.0103645</text:p>
          </table:table-cell>
        </table:table-row>
        <table:table-row table:style-name="ro1">
          <table:table-cell office:value-type="float" office:value="0.0131" calcext:value-type="float">
            <text:p>0.0131</text:p>
          </table:table-cell>
          <table:table-cell office:value-type="float" office:value="0.0108646" calcext:value-type="float">
            <text:p>0.0108646</text:p>
          </table:table-cell>
          <table:table-cell office:value-type="float" office:value="0.0135143" calcext:value-type="float">
            <text:p>0.0135143</text:p>
          </table:table-cell>
          <table:table-cell office:value-type="float" office:value="0.0103664" calcext:value-type="float">
            <text:p>0.0103664</text:p>
          </table:table-cell>
        </table:table-row>
        <table:table-row table:style-name="ro1">
          <table:table-cell office:value-type="float" office:value="0.0130751" calcext:value-type="float">
            <text:p>0.0130751</text:p>
          </table:table-cell>
          <table:table-cell office:value-type="float" office:value="0.010778" calcext:value-type="float">
            <text:p>0.010778</text:p>
          </table:table-cell>
          <table:table-cell office:value-type="float" office:value="0.0134232" calcext:value-type="float">
            <text:p>0.0134232</text:p>
          </table:table-cell>
          <table:table-cell office:value-type="float" office:value="0.0104236" calcext:value-type="float">
            <text:p>0.0104236</text:p>
          </table:table-cell>
        </table:table-row>
        <table:table-row table:style-name="ro1">
          <table:table-cell office:value-type="float" office:value="0.0130631" calcext:value-type="float">
            <text:p>0.0130631</text:p>
          </table:table-cell>
          <table:table-cell office:value-type="float" office:value="0.0107775" calcext:value-type="float">
            <text:p>0.0107775</text:p>
          </table:table-cell>
          <table:table-cell office:value-type="float" office:value="0.0133624" calcext:value-type="float">
            <text:p>0.0133624</text:p>
          </table:table-cell>
          <table:table-cell office:value-type="float" office:value="0.0104223" calcext:value-type="float">
            <text:p>0.0104223</text:p>
          </table:table-cell>
        </table:table-row>
        <table:table-row table:style-name="ro1">
          <table:table-cell office:value-type="float" office:value="0.0130394" calcext:value-type="float">
            <text:p>0.0130394</text:p>
          </table:table-cell>
          <table:table-cell office:value-type="float" office:value="0.0107778" calcext:value-type="float">
            <text:p>0.0107778</text:p>
          </table:table-cell>
          <table:table-cell office:value-type="float" office:value="0.0133108" calcext:value-type="float">
            <text:p>0.0133108</text:p>
          </table:table-cell>
          <table:table-cell office:value-type="float" office:value="0.0103805" calcext:value-type="float">
            <text:p>0.0103805</text:p>
          </table:table-cell>
        </table:table-row>
        <table:table-row table:style-name="ro1">
          <table:table-cell office:value-type="float" office:value="0.0130189" calcext:value-type="float">
            <text:p>0.0130189</text:p>
          </table:table-cell>
          <table:table-cell office:value-type="float" office:value="0.0107595" calcext:value-type="float">
            <text:p>0.0107595</text:p>
          </table:table-cell>
          <table:table-cell office:value-type="float" office:value="0.0133099" calcext:value-type="float">
            <text:p>0.0133099</text:p>
          </table:table-cell>
          <table:table-cell office:value-type="float" office:value="0.0103502" calcext:value-type="float">
            <text:p>0.0103502</text:p>
          </table:table-cell>
        </table:table-row>
        <table:table-row table:style-name="ro1">
          <table:table-cell office:value-type="float" office:value="0.0129939" calcext:value-type="float">
            <text:p>0.0129939</text:p>
          </table:table-cell>
          <table:table-cell office:value-type="float" office:value="0.0107491" calcext:value-type="float">
            <text:p>0.0107491</text:p>
          </table:table-cell>
          <table:table-cell office:value-type="float" office:value="0.0133161" calcext:value-type="float">
            <text:p>0.0133161</text:p>
          </table:table-cell>
          <table:table-cell office:value-type="float" office:value="0.0103213" calcext:value-type="float">
            <text:p>0.0103213</text:p>
          </table:table-cell>
        </table:table-row>
        <table:table-row table:style-name="ro1">
          <table:table-cell office:value-type="float" office:value="0.0130226" calcext:value-type="float">
            <text:p>0.0130226</text:p>
          </table:table-cell>
          <table:table-cell office:value-type="float" office:value="0.0107301" calcext:value-type="float">
            <text:p>0.0107301</text:p>
          </table:table-cell>
          <table:table-cell office:value-type="float" office:value="0.0133019" calcext:value-type="float">
            <text:p>0.0133019</text:p>
          </table:table-cell>
          <table:table-cell office:value-type="float" office:value="0.0103005" calcext:value-type="float">
            <text:p>0.0103005</text:p>
          </table:table-cell>
        </table:table-row>
        <table:table-row table:style-name="ro1">
          <table:table-cell office:value-type="float" office:value="0.0129871" calcext:value-type="float">
            <text:p>0.0129871</text:p>
          </table:table-cell>
          <table:table-cell office:value-type="float" office:value="0.0107295" calcext:value-type="float">
            <text:p>0.0107295</text:p>
          </table:table-cell>
          <table:table-cell office:value-type="float" office:value="0.0132482" calcext:value-type="float">
            <text:p>0.0132482</text:p>
          </table:table-cell>
          <table:table-cell office:value-type="float" office:value="0.0103375" calcext:value-type="float">
            <text:p>0.0103375</text:p>
          </table:table-cell>
        </table:table-row>
        <table:table-row table:style-name="ro1">
          <table:table-cell office:value-type="float" office:value="0.0129404" calcext:value-type="float">
            <text:p>0.0129404</text:p>
          </table:table-cell>
          <table:table-cell office:value-type="float" office:value="0.0106511" calcext:value-type="float">
            <text:p>0.0106511</text:p>
          </table:table-cell>
          <table:table-cell office:value-type="float" office:value="0.0131856" calcext:value-type="float">
            <text:p>0.0131856</text:p>
          </table:table-cell>
          <table:table-cell office:value-type="float" office:value="0.0104312" calcext:value-type="float">
            <text:p>0.0104312</text:p>
          </table:table-cell>
        </table:table-row>
        <table:table-row table:style-name="ro1">
          <table:table-cell office:value-type="float" office:value="0.01289" calcext:value-type="float">
            <text:p>0.01289</text:p>
          </table:table-cell>
          <table:table-cell office:value-type="float" office:value="0.0106378" calcext:value-type="float">
            <text:p>0.0106378</text:p>
          </table:table-cell>
          <table:table-cell office:value-type="float" office:value="0.0131302" calcext:value-type="float">
            <text:p>0.0131302</text:p>
          </table:table-cell>
          <table:table-cell office:value-type="float" office:value="0.0103965" calcext:value-type="float">
            <text:p>0.0103965</text:p>
          </table:table-cell>
        </table:table-row>
        <table:table-row table:style-name="ro1">
          <table:table-cell office:value-type="float" office:value="0.012889" calcext:value-type="float">
            <text:p>0.012889</text:p>
          </table:table-cell>
          <table:table-cell office:value-type="float" office:value="0.0106373" calcext:value-type="float">
            <text:p>0.0106373</text:p>
          </table:table-cell>
          <table:table-cell office:value-type="float" office:value="0.0131343" calcext:value-type="float">
            <text:p>0.0131343</text:p>
          </table:table-cell>
          <table:table-cell office:value-type="float" office:value="0.0103904" calcext:value-type="float">
            <text:p>0.0103904</text:p>
          </table:table-cell>
        </table:table-row>
        <table:table-row table:style-name="ro1">
          <table:table-cell office:value-type="float" office:value="0.0128727" calcext:value-type="float">
            <text:p>0.0128727</text:p>
          </table:table-cell>
          <table:table-cell office:value-type="float" office:value="0.0106183" calcext:value-type="float">
            <text:p>0.0106183</text:p>
          </table:table-cell>
          <table:table-cell office:value-type="float" office:value="0.0131289" calcext:value-type="float">
            <text:p>0.0131289</text:p>
          </table:table-cell>
          <table:table-cell office:value-type="float" office:value="0.010517" calcext:value-type="float">
            <text:p>0.010517</text:p>
          </table:table-cell>
        </table:table-row>
        <table:table-row table:style-name="ro1">
          <table:table-cell office:value-type="float" office:value="0.012795" calcext:value-type="float">
            <text:p>0.012795</text:p>
          </table:table-cell>
          <table:table-cell office:value-type="float" office:value="0.0112247" calcext:value-type="float">
            <text:p>0.0112247</text:p>
          </table:table-cell>
          <table:table-cell office:value-type="float" office:value="0.0131118" calcext:value-type="float">
            <text:p>0.0131118</text:p>
          </table:table-cell>
          <table:table-cell office:value-type="float" office:value="0.0105773" calcext:value-type="float">
            <text:p>0.0105773</text:p>
          </table:table-cell>
        </table:table-row>
        <table:table-row table:style-name="ro1">
          <table:table-cell office:value-type="float" office:value="0.0127718" calcext:value-type="float">
            <text:p>0.0127718</text:p>
          </table:table-cell>
          <table:table-cell office:value-type="float" office:value="0.0112952" calcext:value-type="float">
            <text:p>0.0112952</text:p>
          </table:table-cell>
          <table:table-cell office:value-type="float" office:value="0.0130504" calcext:value-type="float">
            <text:p>0.0130504</text:p>
          </table:table-cell>
          <table:table-cell office:value-type="float" office:value="0.0106261" calcext:value-type="float">
            <text:p>0.0106261</text:p>
          </table:table-cell>
        </table:table-row>
        <table:table-row table:style-name="ro1">
          <table:table-cell office:value-type="float" office:value="0.0127547" calcext:value-type="float">
            <text:p>0.0127547</text:p>
          </table:table-cell>
          <table:table-cell office:value-type="float" office:value="0.0112016" calcext:value-type="float">
            <text:p>0.0112016</text:p>
          </table:table-cell>
          <table:table-cell office:value-type="float" office:value="0.0129888" calcext:value-type="float">
            <text:p>0.0129888</text:p>
          </table:table-cell>
          <table:table-cell office:value-type="float" office:value="0.0106054" calcext:value-type="float">
            <text:p>0.0106054</text:p>
          </table:table-cell>
        </table:table-row>
        <table:table-row table:style-name="ro1">
          <table:table-cell office:value-type="float" office:value="0.0127479" calcext:value-type="float">
            <text:p>0.0127479</text:p>
          </table:table-cell>
          <table:table-cell office:value-type="float" office:value="0.0111803" calcext:value-type="float">
            <text:p>0.0111803</text:p>
          </table:table-cell>
          <table:table-cell office:value-type="float" office:value="0.0129328" calcext:value-type="float">
            <text:p>0.0129328</text:p>
          </table:table-cell>
          <table:table-cell office:value-type="float" office:value="0.0105493" calcext:value-type="float">
            <text:p>0.0105493</text:p>
          </table:table-cell>
        </table:table-row>
        <table:table-row table:style-name="ro1">
          <table:table-cell office:value-type="float" office:value="0.0127297" calcext:value-type="float">
            <text:p>0.0127297</text:p>
          </table:table-cell>
          <table:table-cell office:value-type="float" office:value="0.0111679" calcext:value-type="float">
            <text:p>0.0111679</text:p>
          </table:table-cell>
          <table:table-cell office:value-type="float" office:value="0.0129176" calcext:value-type="float">
            <text:p>0.0129176</text:p>
          </table:table-cell>
          <table:table-cell office:value-type="float" office:value="0.0105353" calcext:value-type="float">
            <text:p>0.0105353</text:p>
          </table:table-cell>
        </table:table-row>
        <table:table-row table:style-name="ro1">
          <table:table-cell office:value-type="float" office:value="0.0126616" calcext:value-type="float">
            <text:p>0.0126616</text:p>
          </table:table-cell>
          <table:table-cell office:value-type="float" office:value="0.0111603" calcext:value-type="float">
            <text:p>0.0111603</text:p>
          </table:table-cell>
          <table:table-cell office:value-type="float" office:value="0.0129035" calcext:value-type="float">
            <text:p>0.0129035</text:p>
          </table:table-cell>
          <table:table-cell office:value-type="float" office:value="0.0105088" calcext:value-type="float">
            <text:p>0.0105088</text:p>
          </table:table-cell>
        </table:table-row>
        <table:table-row table:style-name="ro1">
          <table:table-cell office:value-type="float" office:value="0.0126615" calcext:value-type="float">
            <text:p>0.0126615</text:p>
          </table:table-cell>
          <table:table-cell office:value-type="float" office:value="0.0111601" calcext:value-type="float">
            <text:p>0.0111601</text:p>
          </table:table-cell>
          <table:table-cell office:value-type="float" office:value="0.0129007" calcext:value-type="float">
            <text:p>0.0129007</text:p>
          </table:table-cell>
          <table:table-cell office:value-type="float" office:value="0.0105068" calcext:value-type="float">
            <text:p>0.0105068</text:p>
          </table:table-cell>
        </table:table-row>
        <table:table-row table:style-name="ro1">
          <table:table-cell office:value-type="float" office:value="0.0126508" calcext:value-type="float">
            <text:p>0.0126508</text:p>
          </table:table-cell>
          <table:table-cell office:value-type="float" office:value="0.0111463" calcext:value-type="float">
            <text:p>0.0111463</text:p>
          </table:table-cell>
          <table:table-cell office:value-type="float" office:value="0.0128537" calcext:value-type="float">
            <text:p>0.0128537</text:p>
          </table:table-cell>
          <table:table-cell office:value-type="float" office:value="0.0104817" calcext:value-type="float">
            <text:p>0.0104817</text:p>
          </table:table-cell>
        </table:table-row>
        <table:table-row table:style-name="ro1">
          <table:table-cell office:value-type="float" office:value="0.0126246" calcext:value-type="float">
            <text:p>0.0126246</text:p>
          </table:table-cell>
          <table:table-cell office:value-type="float" office:value="0.0110613" calcext:value-type="float">
            <text:p>0.0110613</text:p>
          </table:table-cell>
          <table:table-cell office:value-type="float" office:value="0.0128122" calcext:value-type="float">
            <text:p>0.0128122</text:p>
          </table:table-cell>
          <table:table-cell office:value-type="float" office:value="0.0105095" calcext:value-type="float">
            <text:p>0.0105095</text:p>
          </table:table-cell>
        </table:table-row>
        <table:table-row table:style-name="ro1">
          <table:table-cell office:value-type="float" office:value="0.0125922" calcext:value-type="float">
            <text:p>0.0125922</text:p>
          </table:table-cell>
          <table:table-cell office:value-type="float" office:value="0.0110619" calcext:value-type="float">
            <text:p>0.0110619</text:p>
          </table:table-cell>
          <table:table-cell office:value-type="float" office:value="0.0129457" calcext:value-type="float">
            <text:p>0.0129457</text:p>
          </table:table-cell>
          <table:table-cell office:value-type="float" office:value="0.0104673" calcext:value-type="float">
            <text:p>0.0104673</text:p>
          </table:table-cell>
        </table:table-row>
        <table:table-row table:style-name="ro1">
          <table:table-cell office:value-type="float" office:value="0.012575" calcext:value-type="float">
            <text:p>0.012575</text:p>
          </table:table-cell>
          <table:table-cell office:value-type="float" office:value="0.0110099" calcext:value-type="float">
            <text:p>0.0110099</text:p>
          </table:table-cell>
          <table:table-cell office:value-type="float" office:value="0.0129497" calcext:value-type="float">
            <text:p>0.0129497</text:p>
          </table:table-cell>
          <table:table-cell office:value-type="float" office:value="0.0104624" calcext:value-type="float">
            <text:p>0.0104624</text:p>
          </table:table-cell>
        </table:table-row>
        <table:table-row table:style-name="ro1">
          <table:table-cell office:value-type="float" office:value="0.0124868" calcext:value-type="float">
            <text:p>0.0124868</text:p>
          </table:table-cell>
          <table:table-cell office:value-type="float" office:value="0.0110216" calcext:value-type="float">
            <text:p>0.0110216</text:p>
          </table:table-cell>
          <table:table-cell office:value-type="float" office:value="0.0129322" calcext:value-type="float">
            <text:p>0.0129322</text:p>
          </table:table-cell>
          <table:table-cell office:value-type="float" office:value="0.0104095" calcext:value-type="float">
            <text:p>0.0104095</text:p>
          </table:table-cell>
        </table:table-row>
        <table:table-row table:style-name="ro1">
          <table:table-cell office:value-type="float" office:value="0.0124801" calcext:value-type="float">
            <text:p>0.0124801</text:p>
          </table:table-cell>
          <table:table-cell office:value-type="float" office:value="0.0110217" calcext:value-type="float">
            <text:p>0.0110217</text:p>
          </table:table-cell>
          <table:table-cell office:value-type="float" office:value="0.0129346" calcext:value-type="float">
            <text:p>0.0129346</text:p>
          </table:table-cell>
          <table:table-cell office:value-type="float" office:value="0.0103987" calcext:value-type="float">
            <text:p>0.0103987</text:p>
          </table:table-cell>
        </table:table-row>
        <table:table-row table:style-name="ro1">
          <table:table-cell office:value-type="float" office:value="0.0124709" calcext:value-type="float">
            <text:p>0.0124709</text:p>
          </table:table-cell>
          <table:table-cell office:value-type="float" office:value="0.0110186" calcext:value-type="float">
            <text:p>0.0110186</text:p>
          </table:table-cell>
          <table:table-cell office:value-type="float" office:value="0.0129003" calcext:value-type="float">
            <text:p>0.0129003</text:p>
          </table:table-cell>
          <table:table-cell office:value-type="float" office:value="0.0103951" calcext:value-type="float">
            <text:p>0.0103951</text:p>
          </table:table-cell>
        </table:table-row>
        <table:table-row table:style-name="ro1">
          <table:table-cell office:value-type="float" office:value="0.0124911" calcext:value-type="float">
            <text:p>0.0124911</text:p>
          </table:table-cell>
          <table:table-cell office:value-type="float" office:value="0.0109444" calcext:value-type="float">
            <text:p>0.0109444</text:p>
          </table:table-cell>
          <table:table-cell office:value-type="float" office:value="0.0128713" calcext:value-type="float">
            <text:p>0.0128713</text:p>
          </table:table-cell>
          <table:table-cell office:value-type="float" office:value="0.0104092" calcext:value-type="float">
            <text:p>0.0104092</text:p>
          </table:table-cell>
        </table:table-row>
        <table:table-row table:style-name="ro1">
          <table:table-cell office:value-type="float" office:value="0.0124831" calcext:value-type="float">
            <text:p>0.0124831</text:p>
          </table:table-cell>
          <table:table-cell office:value-type="float" office:value="0.0110963" calcext:value-type="float">
            <text:p>0.0110963</text:p>
          </table:table-cell>
          <table:table-cell office:value-type="float" office:value="0.0129668" calcext:value-type="float">
            <text:p>0.0129668</text:p>
          </table:table-cell>
          <table:table-cell office:value-type="float" office:value="0.0103783" calcext:value-type="float">
            <text:p>0.0103783</text:p>
          </table:table-cell>
        </table:table-row>
        <table:table-row table:style-name="ro1">
          <table:table-cell office:value-type="float" office:value="0.0124728" calcext:value-type="float">
            <text:p>0.0124728</text:p>
          </table:table-cell>
          <table:table-cell office:value-type="float" office:value="0.0110908" calcext:value-type="float">
            <text:p>0.0110908</text:p>
          </table:table-cell>
          <table:table-cell office:value-type="float" office:value="0.0129646" calcext:value-type="float">
            <text:p>0.0129646</text:p>
          </table:table-cell>
          <table:table-cell office:value-type="float" office:value="0.0103643" calcext:value-type="float">
            <text:p>0.0103643</text:p>
          </table:table-cell>
        </table:table-row>
        <table:table-row table:style-name="ro1">
          <table:table-cell office:value-type="float" office:value="0.0124985" calcext:value-type="float">
            <text:p>0.0124985</text:p>
          </table:table-cell>
          <table:table-cell office:value-type="float" office:value="0.0110731" calcext:value-type="float">
            <text:p>0.0110731</text:p>
          </table:table-cell>
          <table:table-cell office:value-type="float" office:value="0.0130082" calcext:value-type="float">
            <text:p>0.0130082</text:p>
          </table:table-cell>
          <table:table-cell office:value-type="float" office:value="0.0103762" calcext:value-type="float">
            <text:p>0.0103762</text:p>
          </table:table-cell>
        </table:table-row>
        <table:table-row table:style-name="ro1">
          <table:table-cell office:value-type="float" office:value="0.0125563" calcext:value-type="float">
            <text:p>0.0125563</text:p>
          </table:table-cell>
          <table:table-cell office:value-type="float" office:value="0.0112868" calcext:value-type="float">
            <text:p>0.0112868</text:p>
          </table:table-cell>
          <table:table-cell office:value-type="float" office:value="0.0129723" calcext:value-type="float">
            <text:p>0.0129723</text:p>
          </table:table-cell>
          <table:table-cell office:value-type="float" office:value="0.0103436" calcext:value-type="float">
            <text:p>0.0103436</text:p>
          </table:table-cell>
        </table:table-row>
        <table:table-row table:style-name="ro1">
          <table:table-cell office:value-type="float" office:value="0.0126565" calcext:value-type="float">
            <text:p>0.0126565</text:p>
          </table:table-cell>
          <table:table-cell office:value-type="float" office:value="0.0115063" calcext:value-type="float">
            <text:p>0.0115063</text:p>
          </table:table-cell>
          <table:table-cell office:value-type="float" office:value="0.0129644" calcext:value-type="float">
            <text:p>0.0129644</text:p>
          </table:table-cell>
          <table:table-cell office:value-type="float" office:value="0.0103273" calcext:value-type="float">
            <text:p>0.0103273</text:p>
          </table:table-cell>
        </table:table-row>
        <table:table-row table:style-name="ro1">
          <table:table-cell office:value-type="float" office:value="0.0126474" calcext:value-type="float">
            <text:p>0.0126474</text:p>
          </table:table-cell>
          <table:table-cell office:value-type="float" office:value="0.011498" calcext:value-type="float">
            <text:p>0.011498</text:p>
          </table:table-cell>
          <table:table-cell office:value-type="float" office:value="0.0129257" calcext:value-type="float">
            <text:p>0.0129257</text:p>
          </table:table-cell>
          <table:table-cell office:value-type="float" office:value="0.0103244" calcext:value-type="float">
            <text:p>0.0103244</text:p>
          </table:table-cell>
        </table:table-row>
        <table:table-row table:style-name="ro1">
          <table:table-cell office:value-type="float" office:value="0.0126184" calcext:value-type="float">
            <text:p>0.0126184</text:p>
          </table:table-cell>
          <table:table-cell office:value-type="float" office:value="0.0114287" calcext:value-type="float">
            <text:p>0.0114287</text:p>
          </table:table-cell>
          <table:table-cell office:value-type="float" office:value="0.0128725" calcext:value-type="float">
            <text:p>0.0128725</text:p>
          </table:table-cell>
          <table:table-cell office:value-type="float" office:value="0.0103387" calcext:value-type="float">
            <text:p>0.0103387</text:p>
          </table:table-cell>
        </table:table-row>
        <table:table-row table:style-name="ro1">
          <table:table-cell office:value-type="float" office:value="0.0125982" calcext:value-type="float">
            <text:p>0.0125982</text:p>
          </table:table-cell>
          <table:table-cell office:value-type="float" office:value="0.0114161" calcext:value-type="float">
            <text:p>0.0114161</text:p>
          </table:table-cell>
          <table:table-cell office:value-type="float" office:value="0.0128142" calcext:value-type="float">
            <text:p>0.0128142</text:p>
          </table:table-cell>
          <table:table-cell office:value-type="float" office:value="0.0102788" calcext:value-type="float">
            <text:p>0.0102788</text:p>
          </table:table-cell>
        </table:table-row>
        <table:table-row table:style-name="ro1">
          <table:table-cell office:value-type="float" office:value="0.0125711" calcext:value-type="float">
            <text:p>0.0125711</text:p>
          </table:table-cell>
          <table:table-cell office:value-type="float" office:value="0.011394" calcext:value-type="float">
            <text:p>0.011394</text:p>
          </table:table-cell>
          <table:table-cell office:value-type="float" office:value="0.0128052" calcext:value-type="float">
            <text:p>0.0128052</text:p>
          </table:table-cell>
          <table:table-cell office:value-type="float" office:value="0.0102138" calcext:value-type="float">
            <text:p>0.0102138</text:p>
          </table:table-cell>
        </table:table-row>
        <table:table-row table:style-name="ro1">
          <table:table-cell office:value-type="float" office:value="0.0126071" calcext:value-type="float">
            <text:p>0.0126071</text:p>
          </table:table-cell>
          <table:table-cell office:value-type="float" office:value="0.0113823" calcext:value-type="float">
            <text:p>0.0113823</text:p>
          </table:table-cell>
          <table:table-cell office:value-type="float" office:value="0.0127704" calcext:value-type="float">
            <text:p>0.0127704</text:p>
          </table:table-cell>
          <table:table-cell office:value-type="float" office:value="0.010189" calcext:value-type="float">
            <text:p>0.010189</text:p>
          </table:table-cell>
        </table:table-row>
        <table:table-row table:style-name="ro1">
          <table:table-cell office:value-type="float" office:value="0.0125236" calcext:value-type="float">
            <text:p>0.0125236</text:p>
          </table:table-cell>
          <table:table-cell office:value-type="float" office:value="0.011395" calcext:value-type="float">
            <text:p>0.011395</text:p>
          </table:table-cell>
          <table:table-cell office:value-type="float" office:value="0.0127587" calcext:value-type="float">
            <text:p>0.0127587</text:p>
          </table:table-cell>
          <table:table-cell office:value-type="float" office:value="0.010171" calcext:value-type="float">
            <text:p>0.010171</text:p>
          </table:table-cell>
        </table:table-row>
        <table:table-row table:style-name="ro1">
          <table:table-cell office:value-type="float" office:value="0.0124919" calcext:value-type="float">
            <text:p>0.0124919</text:p>
          </table:table-cell>
          <table:table-cell office:value-type="float" office:value="0.0113171" calcext:value-type="float">
            <text:p>0.0113171</text:p>
          </table:table-cell>
          <table:table-cell office:value-type="float" office:value="0.012715" calcext:value-type="float">
            <text:p>0.012715</text:p>
          </table:table-cell>
          <table:table-cell office:value-type="float" office:value="0.0101728" calcext:value-type="float">
            <text:p>0.0101728</text:p>
          </table:table-cell>
        </table:table-row>
        <table:table-row table:style-name="ro1">
          <table:table-cell office:value-type="float" office:value="0.0124734" calcext:value-type="float">
            <text:p>0.0124734</text:p>
          </table:table-cell>
          <table:table-cell office:value-type="float" office:value="0.011297" calcext:value-type="float">
            <text:p>0.011297</text:p>
          </table:table-cell>
          <table:table-cell office:value-type="float" office:value="0.0126477" calcext:value-type="float">
            <text:p>0.0126477</text:p>
          </table:table-cell>
          <table:table-cell office:value-type="float" office:value="0.0101257" calcext:value-type="float">
            <text:p>0.0101257</text:p>
          </table:table-cell>
        </table:table-row>
        <table:table-row table:style-name="ro1">
          <table:table-cell office:value-type="float" office:value="0.0124507" calcext:value-type="float">
            <text:p>0.0124507</text:p>
          </table:table-cell>
          <table:table-cell office:value-type="float" office:value="0.0112693" calcext:value-type="float">
            <text:p>0.0112693</text:p>
          </table:table-cell>
          <table:table-cell office:value-type="float" office:value="0.0126055" calcext:value-type="float">
            <text:p>0.0126055</text:p>
          </table:table-cell>
          <table:table-cell office:value-type="float" office:value="0.0100942" calcext:value-type="float">
            <text:p>0.0100942</text:p>
          </table:table-cell>
        </table:table-row>
        <table:table-row table:style-name="ro1">
          <table:table-cell office:value-type="float" office:value="0.0124431" calcext:value-type="float">
            <text:p>0.0124431</text:p>
          </table:table-cell>
          <table:table-cell office:value-type="float" office:value="0.0112535" calcext:value-type="float">
            <text:p>0.0112535</text:p>
          </table:table-cell>
          <table:table-cell office:value-type="float" office:value="0.0125909" calcext:value-type="float">
            <text:p>0.0125909</text:p>
          </table:table-cell>
          <table:table-cell office:value-type="float" office:value="0.0100724" calcext:value-type="float">
            <text:p>0.0100724</text:p>
          </table:table-cell>
        </table:table-row>
        <table:table-row table:style-name="ro1">
          <table:table-cell office:value-type="float" office:value="0.012442" calcext:value-type="float">
            <text:p>0.012442</text:p>
          </table:table-cell>
          <table:table-cell office:value-type="float" office:value="0.0112476" calcext:value-type="float">
            <text:p>0.0112476</text:p>
          </table:table-cell>
          <table:table-cell office:value-type="float" office:value="0.0125844" calcext:value-type="float">
            <text:p>0.0125844</text:p>
          </table:table-cell>
          <table:table-cell office:value-type="float" office:value="0.010055" calcext:value-type="float">
            <text:p>0.010055</text:p>
          </table:table-cell>
        </table:table-row>
        <table:table-row table:style-name="ro1">
          <table:table-cell office:value-type="float" office:value="0.0123647" calcext:value-type="float">
            <text:p>0.0123647</text:p>
          </table:table-cell>
          <table:table-cell office:value-type="float" office:value="0.011237" calcext:value-type="float">
            <text:p>0.011237</text:p>
          </table:table-cell>
          <table:table-cell office:value-type="float" office:value="0.0125715" calcext:value-type="float">
            <text:p>0.0125715</text:p>
          </table:table-cell>
          <table:table-cell office:value-type="float" office:value="0.010029" calcext:value-type="float">
            <text:p>0.010029</text:p>
          </table:table-cell>
        </table:table-row>
        <table:table-row table:style-name="ro1">
          <table:table-cell office:value-type="float" office:value="0.012348" calcext:value-type="float">
            <text:p>0.012348</text:p>
          </table:table-cell>
          <table:table-cell office:value-type="float" office:value="0.0111658" calcext:value-type="float">
            <text:p>0.0111658</text:p>
          </table:table-cell>
          <table:table-cell office:value-type="float" office:value="0.0125743" calcext:value-type="float">
            <text:p>0.0125743</text:p>
          </table:table-cell>
          <table:table-cell office:value-type="float" office:value="0.0100314" calcext:value-type="float">
            <text:p>0.0100314</text:p>
          </table:table-cell>
        </table:table-row>
        <table:table-row table:style-name="ro1">
          <table:table-cell office:value-type="float" office:value="0.0123367" calcext:value-type="float">
            <text:p>0.0123367</text:p>
          </table:table-cell>
          <table:table-cell office:value-type="float" office:value="0.0111625" calcext:value-type="float">
            <text:p>0.0111625</text:p>
          </table:table-cell>
          <table:table-cell office:value-type="float" office:value="0.0125198" calcext:value-type="float">
            <text:p>0.0125198</text:p>
          </table:table-cell>
          <table:table-cell office:value-type="float" office:value="0.0100294" calcext:value-type="float">
            <text:p>0.0100294</text:p>
          </table:table-cell>
        </table:table-row>
        <table:table-row table:style-name="ro1">
          <table:table-cell office:value-type="float" office:value="0.0123218" calcext:value-type="float">
            <text:p>0.0123218</text:p>
          </table:table-cell>
          <table:table-cell office:value-type="float" office:value="0.011164" calcext:value-type="float">
            <text:p>0.011164</text:p>
          </table:table-cell>
          <table:table-cell office:value-type="float" office:value="0.0125042" calcext:value-type="float">
            <text:p>0.0125042</text:p>
          </table:table-cell>
          <table:table-cell office:value-type="float" office:value="0.0100089" calcext:value-type="float">
            <text:p>0.0100089</text:p>
          </table:table-cell>
        </table:table-row>
        <table:table-row table:style-name="ro1">
          <table:table-cell office:value-type="float" office:value="0.012299" calcext:value-type="float">
            <text:p>0.012299</text:p>
          </table:table-cell>
          <table:table-cell office:value-type="float" office:value="0.0111378" calcext:value-type="float">
            <text:p>0.0111378</text:p>
          </table:table-cell>
          <table:table-cell office:value-type="float" office:value="0.0124697" calcext:value-type="float">
            <text:p>0.0124697</text:p>
          </table:table-cell>
          <table:table-cell office:value-type="float" office:value="0.00999424" calcext:value-type="float">
            <text:p>0.00999424</text:p>
          </table:table-cell>
        </table:table-row>
        <table:table-row table:style-name="ro1">
          <table:table-cell office:value-type="float" office:value="0.0123023" calcext:value-type="float">
            <text:p>0.0123023</text:p>
          </table:table-cell>
          <table:table-cell office:value-type="float" office:value="0.0111366" calcext:value-type="float">
            <text:p>0.0111366</text:p>
          </table:table-cell>
          <table:table-cell office:value-type="float" office:value="0.0124534" calcext:value-type="float">
            <text:p>0.0124534</text:p>
          </table:table-cell>
          <table:table-cell office:value-type="float" office:value="0.00992696" calcext:value-type="float">
            <text:p>0.00992696</text:p>
          </table:table-cell>
        </table:table-row>
        <table:table-row table:style-name="ro1">
          <table:table-cell office:value-type="float" office:value="0.0123168" calcext:value-type="float">
            <text:p>0.0123168</text:p>
          </table:table-cell>
          <table:table-cell office:value-type="float" office:value="0.0114057" calcext:value-type="float">
            <text:p>0.0114057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992096" calcext:value-type="float">
            <text:p>0.00992096</text:p>
          </table:table-cell>
        </table:table-row>
        <table:table-row table:style-name="ro1">
          <table:table-cell office:value-type="float" office:value="0.0123003" calcext:value-type="float">
            <text:p>0.0123003</text:p>
          </table:table-cell>
          <table:table-cell office:value-type="float" office:value="0.0113917" calcext:value-type="float">
            <text:p>0.0113917</text:p>
          </table:table-cell>
          <table:table-cell office:value-type="float" office:value="0.0123827" calcext:value-type="float">
            <text:p>0.0123827</text:p>
          </table:table-cell>
          <table:table-cell office:value-type="float" office:value="0.00991839" calcext:value-type="float">
            <text:p>0.00991839</text:p>
          </table:table-cell>
        </table:table-row>
        <table:table-row table:style-name="ro1">
          <table:table-cell office:value-type="float" office:value="0.0122902" calcext:value-type="float">
            <text:p>0.0122902</text:p>
          </table:table-cell>
          <table:table-cell office:value-type="float" office:value="0.0113859" calcext:value-type="float">
            <text:p>0.0113859</text:p>
          </table:table-cell>
          <table:table-cell office:value-type="float" office:value="0.0123289" calcext:value-type="float">
            <text:p>0.0123289</text:p>
          </table:table-cell>
          <table:table-cell office:value-type="float" office:value="0.00991128" calcext:value-type="float">
            <text:p>0.00991128</text:p>
          </table:table-cell>
        </table:table-row>
        <table:table-row table:style-name="ro1">
          <table:table-cell office:value-type="float" office:value="0.0122684" calcext:value-type="float">
            <text:p>0.0122684</text:p>
          </table:table-cell>
          <table:table-cell office:value-type="float" office:value="0.0113768" calcext:value-type="float">
            <text:p>0.0113768</text:p>
          </table:table-cell>
          <table:table-cell office:value-type="float" office:value="0.0125482" calcext:value-type="float">
            <text:p>0.0125482</text:p>
          </table:table-cell>
          <table:table-cell office:value-type="float" office:value="0.009895" calcext:value-type="float">
            <text:p>0.009895</text:p>
          </table:table-cell>
        </table:table-row>
        <table:table-row table:style-name="ro1">
          <table:table-cell office:value-type="float" office:value="0.0122478" calcext:value-type="float">
            <text:p>0.0122478</text:p>
          </table:table-cell>
          <table:table-cell office:value-type="float" office:value="0.0113497" calcext:value-type="float">
            <text:p>0.0113497</text:p>
          </table:table-cell>
          <table:table-cell office:value-type="float" office:value="0.0125399" calcext:value-type="float">
            <text:p>0.0125399</text:p>
          </table:table-cell>
          <table:table-cell office:value-type="float" office:value="0.00987055" calcext:value-type="float">
            <text:p>0.00987055</text:p>
          </table:table-cell>
        </table:table-row>
        <table:table-row table:style-name="ro1">
          <table:table-cell office:value-type="float" office:value="0.0122288" calcext:value-type="float">
            <text:p>0.0122288</text:p>
          </table:table-cell>
          <table:table-cell office:value-type="float" office:value="0.0113327" calcext:value-type="float">
            <text:p>0.0113327</text:p>
          </table:table-cell>
          <table:table-cell office:value-type="float" office:value="0.0126186" calcext:value-type="float">
            <text:p>0.0126186</text:p>
          </table:table-cell>
          <table:table-cell office:value-type="float" office:value="0.00976514" calcext:value-type="float">
            <text:p>0.00976514</text:p>
          </table:table-cell>
        </table:table-row>
        <table:table-row table:style-name="ro1">
          <table:table-cell office:value-type="float" office:value="0.0121694" calcext:value-type="float">
            <text:p>0.0121694</text:p>
          </table:table-cell>
          <table:table-cell office:value-type="float" office:value="0.0113499" calcext:value-type="float">
            <text:p>0.0113499</text:p>
          </table:table-cell>
          <table:table-cell office:value-type="float" office:value="0.0126064" calcext:value-type="float">
            <text:p>0.0126064</text:p>
          </table:table-cell>
          <table:table-cell office:value-type="float" office:value="0.00975401" calcext:value-type="float">
            <text:p>0.00975401</text:p>
          </table:table-cell>
        </table:table-row>
        <table:table-row table:style-name="ro1">
          <table:table-cell office:value-type="float" office:value="0.0121488" calcext:value-type="float">
            <text:p>0.0121488</text:p>
          </table:table-cell>
          <table:table-cell office:value-type="float" office:value="0.0113444" calcext:value-type="float">
            <text:p>0.0113444</text:p>
          </table:table-cell>
          <table:table-cell office:value-type="float" office:value="0.0125686" calcext:value-type="float">
            <text:p>0.0125686</text:p>
          </table:table-cell>
          <table:table-cell office:value-type="float" office:value="0.00976263" calcext:value-type="float">
            <text:p>0.00976263</text:p>
          </table:table-cell>
        </table:table-row>
        <table:table-row table:style-name="ro1">
          <table:table-cell office:value-type="float" office:value="0.0121371" calcext:value-type="float">
            <text:p>0.0121371</text:p>
          </table:table-cell>
          <table:table-cell office:value-type="float" office:value="0.0112817" calcext:value-type="float">
            <text:p>0.0112817</text:p>
          </table:table-cell>
          <table:table-cell office:value-type="float" office:value="0.0125147" calcext:value-type="float">
            <text:p>0.0125147</text:p>
          </table:table-cell>
          <table:table-cell office:value-type="float" office:value="0.00975831" calcext:value-type="float">
            <text:p>0.00975831</text:p>
          </table:table-cell>
        </table:table-row>
        <table:table-row table:style-name="ro1">
          <table:table-cell office:value-type="float" office:value="0.0121302" calcext:value-type="float">
            <text:p>0.0121302</text:p>
          </table:table-cell>
          <table:table-cell office:value-type="float" office:value="0.0112956" calcext:value-type="float">
            <text:p>0.0112956</text:p>
          </table:table-cell>
          <table:table-cell office:value-type="float" office:value="0.0124991" calcext:value-type="float">
            <text:p>0.0124991</text:p>
          </table:table-cell>
          <table:table-cell office:value-type="float" office:value="0.00972827" calcext:value-type="float">
            <text:p>0.00972827</text:p>
          </table:table-cell>
        </table:table-row>
        <table:table-row table:style-name="ro1">
          <table:table-cell office:value-type="float" office:value="0.0120984" calcext:value-type="float">
            <text:p>0.0120984</text:p>
          </table:table-cell>
          <table:table-cell office:value-type="float" office:value="0.0112797" calcext:value-type="float">
            <text:p>0.0112797</text:p>
          </table:table-cell>
          <table:table-cell office:value-type="float" office:value="0.0124933" calcext:value-type="float">
            <text:p>0.0124933</text:p>
          </table:table-cell>
          <table:table-cell office:value-type="float" office:value="0.00973479" calcext:value-type="float">
            <text:p>0.00973479</text:p>
          </table:table-cell>
        </table:table-row>
        <table:table-row table:style-name="ro1">
          <table:table-cell office:value-type="float" office:value="0.0121038" calcext:value-type="float">
            <text:p>0.0121038</text:p>
          </table:table-cell>
          <table:table-cell office:value-type="float" office:value="0.0112592" calcext:value-type="float">
            <text:p>0.0112592</text:p>
          </table:table-cell>
          <table:table-cell office:value-type="float" office:value="0.0124815" calcext:value-type="float">
            <text:p>0.0124815</text:p>
          </table:table-cell>
          <table:table-cell office:value-type="float" office:value="0.00965008" calcext:value-type="float">
            <text:p>0.00965008</text:p>
          </table:table-cell>
        </table:table-row>
        <table:table-row table:style-name="ro1">
          <table:table-cell office:value-type="float" office:value="0.0120437" calcext:value-type="float">
            <text:p>0.0120437</text:p>
          </table:table-cell>
          <table:table-cell office:value-type="float" office:value="0.0112536" calcext:value-type="float">
            <text:p>0.0112536</text:p>
          </table:table-cell>
          <table:table-cell office:value-type="float" office:value="0.0124765" calcext:value-type="float">
            <text:p>0.0124765</text:p>
          </table:table-cell>
          <table:table-cell office:value-type="float" office:value="0.00963997" calcext:value-type="float">
            <text:p>0.00963997</text:p>
          </table:table-cell>
        </table:table-row>
        <table:table-row table:style-name="ro1">
          <table:table-cell office:value-type="float" office:value="0.0120568" calcext:value-type="float">
            <text:p>0.0120568</text:p>
          </table:table-cell>
          <table:table-cell office:value-type="float" office:value="0.011237" calcext:value-type="float">
            <text:p>0.011237</text:p>
          </table:table-cell>
          <table:table-cell office:value-type="float" office:value="0.0124667" calcext:value-type="float">
            <text:p>0.0124667</text:p>
          </table:table-cell>
          <table:table-cell office:value-type="float" office:value="0.00965724" calcext:value-type="float">
            <text:p>0.00965724</text:p>
          </table:table-cell>
        </table:table-row>
        <table:table-row table:style-name="ro1">
          <table:table-cell office:value-type="float" office:value="0.0120529" calcext:value-type="float">
            <text:p>0.0120529</text:p>
          </table:table-cell>
          <table:table-cell office:value-type="float" office:value="0.0112342" calcext:value-type="float">
            <text:p>0.0112342</text:p>
          </table:table-cell>
          <table:table-cell office:value-type="float" office:value="0.0124646" calcext:value-type="float">
            <text:p>0.0124646</text:p>
          </table:table-cell>
          <table:table-cell office:value-type="float" office:value="0.00965608" calcext:value-type="float">
            <text:p>0.00965608</text:p>
          </table:table-cell>
        </table:table-row>
        <table:table-row table:style-name="ro1">
          <table:table-cell office:value-type="float" office:value="0.0120276" calcext:value-type="float">
            <text:p>0.0120276</text:p>
          </table:table-cell>
          <table:table-cell office:value-type="float" office:value="0.0111626" calcext:value-type="float">
            <text:p>0.0111626</text:p>
          </table:table-cell>
          <table:table-cell office:value-type="float" office:value="0.0124002" calcext:value-type="float">
            <text:p>0.0124002</text:p>
          </table:table-cell>
          <table:table-cell office:value-type="float" office:value="0.00963249" calcext:value-type="float">
            <text:p>0.00963249</text:p>
          </table:table-cell>
        </table:table-row>
        <table:table-row table:style-name="ro1">
          <table:table-cell office:value-type="float" office:value="0.0119904" calcext:value-type="float">
            <text:p>0.0119904</text:p>
          </table:table-cell>
          <table:table-cell office:value-type="float" office:value="0.0111451" calcext:value-type="float">
            <text:p>0.0111451</text:p>
          </table:table-cell>
          <table:table-cell office:value-type="float" office:value="0.0123526" calcext:value-type="float">
            <text:p>0.0123526</text:p>
          </table:table-cell>
          <table:table-cell office:value-type="float" office:value="0.00960997" calcext:value-type="float">
            <text:p>0.00960997</text:p>
          </table:table-cell>
        </table:table-row>
        <table:table-row table:style-name="ro1">
          <table:table-cell office:value-type="float" office:value="0.0119756" calcext:value-type="float">
            <text:p>0.0119756</text:p>
          </table:table-cell>
          <table:table-cell office:value-type="float" office:value="0.0111287" calcext:value-type="float">
            <text:p>0.0111287</text:p>
          </table:table-cell>
          <table:table-cell office:value-type="float" office:value="0.0123432" calcext:value-type="float">
            <text:p>0.0123432</text:p>
          </table:table-cell>
          <table:table-cell office:value-type="float" office:value="0.00957133" calcext:value-type="float">
            <text:p>0.00957133</text:p>
          </table:table-cell>
        </table:table-row>
        <table:table-row table:style-name="ro1">
          <table:table-cell office:value-type="float" office:value="0.0119073" calcext:value-type="float">
            <text:p>0.0119073</text:p>
          </table:table-cell>
          <table:table-cell office:value-type="float" office:value="0.0111044" calcext:value-type="float">
            <text:p>0.0111044</text:p>
          </table:table-cell>
          <table:table-cell office:value-type="float" office:value="0.0123349" calcext:value-type="float">
            <text:p>0.0123349</text:p>
          </table:table-cell>
          <table:table-cell office:value-type="float" office:value="0.00954271" calcext:value-type="float">
            <text:p>0.00954271</text:p>
          </table:table-cell>
        </table:table-row>
        <table:table-row table:style-name="ro1">
          <table:table-cell office:value-type="float" office:value="0.0118865" calcext:value-type="float">
            <text:p>0.0118865</text:p>
          </table:table-cell>
          <table:table-cell office:value-type="float" office:value="0.0110834" calcext:value-type="float">
            <text:p>0.0110834</text:p>
          </table:table-cell>
          <table:table-cell office:value-type="float" office:value="0.0122984" calcext:value-type="float">
            <text:p>0.0122984</text:p>
          </table:table-cell>
          <table:table-cell office:value-type="float" office:value="0.00954364" calcext:value-type="float">
            <text:p>0.00954364</text:p>
          </table:table-cell>
        </table:table-row>
        <table:table-row table:style-name="ro1">
          <table:table-cell office:value-type="float" office:value="0.0118676" calcext:value-type="float">
            <text:p>0.0118676</text:p>
          </table:table-cell>
          <table:table-cell office:value-type="float" office:value="0.0110268" calcext:value-type="float">
            <text:p>0.0110268</text:p>
          </table:table-cell>
          <table:table-cell office:value-type="float" office:value="0.0122454" calcext:value-type="float">
            <text:p>0.0122454</text:p>
          </table:table-cell>
          <table:table-cell office:value-type="float" office:value="0.00953537" calcext:value-type="float">
            <text:p>0.00953537</text:p>
          </table:table-cell>
        </table:table-row>
        <table:table-row table:style-name="ro1">
          <table:table-cell office:value-type="float" office:value="0.0118674" calcext:value-type="float">
            <text:p>0.0118674</text:p>
          </table:table-cell>
          <table:table-cell office:value-type="float" office:value="0.0110208" calcext:value-type="float">
            <text:p>0.0110208</text:p>
          </table:table-cell>
          <table:table-cell office:value-type="float" office:value="0.0122373" calcext:value-type="float">
            <text:p>0.0122373</text:p>
          </table:table-cell>
          <table:table-cell office:value-type="float" office:value="0.00952278" calcext:value-type="float">
            <text:p>0.00952278</text:p>
          </table:table-cell>
        </table:table-row>
        <table:table-row table:style-name="ro1">
          <table:table-cell office:value-type="float" office:value="0.0118363" calcext:value-type="float">
            <text:p>0.0118363</text:p>
          </table:table-cell>
          <table:table-cell office:value-type="float" office:value="0.0111507" calcext:value-type="float">
            <text:p>0.0111507</text:p>
          </table:table-cell>
          <table:table-cell office:value-type="float" office:value="0.0121916" calcext:value-type="float">
            <text:p>0.0121916</text:p>
          </table:table-cell>
          <table:table-cell office:value-type="float" office:value="0.00949637" calcext:value-type="float">
            <text:p>0.00949637</text:p>
          </table:table-cell>
        </table:table-row>
        <table:table-row table:style-name="ro1">
          <table:table-cell office:value-type="float" office:value="0.0118203" calcext:value-type="float">
            <text:p>0.0118203</text:p>
          </table:table-cell>
          <table:table-cell office:value-type="float" office:value="0.0111322" calcext:value-type="float">
            <text:p>0.0111322</text:p>
          </table:table-cell>
          <table:table-cell office:value-type="float" office:value="0.0121775" calcext:value-type="float">
            <text:p>0.0121775</text:p>
          </table:table-cell>
          <table:table-cell office:value-type="float" office:value="0.00946901" calcext:value-type="float">
            <text:p>0.00946901</text:p>
          </table:table-cell>
        </table:table-row>
        <table:table-row table:style-name="ro1">
          <table:table-cell office:value-type="float" office:value="0.0117576" calcext:value-type="float">
            <text:p>0.0117576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0.0121621" calcext:value-type="float">
            <text:p>0.0121621</text:p>
          </table:table-cell>
          <table:table-cell office:value-type="float" office:value="0.00944091" calcext:value-type="float">
            <text:p>0.00944091</text:p>
          </table:table-cell>
        </table:table-row>
        <table:table-row table:style-name="ro1">
          <table:table-cell office:value-type="float" office:value="0.0117407" calcext:value-type="float">
            <text:p>0.0117407</text:p>
          </table:table-cell>
          <table:table-cell office:value-type="float" office:value="0.0112984" calcext:value-type="float">
            <text:p>0.0112984</text:p>
          </table:table-cell>
          <table:table-cell office:value-type="float" office:value="0.0121428" calcext:value-type="float">
            <text:p>0.0121428</text:p>
          </table:table-cell>
          <table:table-cell office:value-type="float" office:value="0.00945181" calcext:value-type="float">
            <text:p>0.00945181</text:p>
          </table:table-cell>
        </table:table-row>
        <table:table-row table:style-name="ro1">
          <table:table-cell office:value-type="float" office:value="0.011723" calcext:value-type="float">
            <text:p>0.011723</text:p>
          </table:table-cell>
          <table:table-cell office:value-type="float" office:value="0.0112334" calcext:value-type="float">
            <text:p>0.0112334</text:p>
          </table:table-cell>
          <table:table-cell office:value-type="float" office:value="0.0121808" calcext:value-type="float">
            <text:p>0.0121808</text:p>
          </table:table-cell>
          <table:table-cell office:value-type="float" office:value="0.0095153" calcext:value-type="float">
            <text:p>0.0095153</text:p>
          </table:table-cell>
        </table:table-row>
        <table:table-row table:style-name="ro1">
          <table:table-cell office:value-type="float" office:value="0.0116898" calcext:value-type="float">
            <text:p>0.0116898</text:p>
          </table:table-cell>
          <table:table-cell office:value-type="float" office:value="0.0112093" calcext:value-type="float">
            <text:p>0.0112093</text:p>
          </table:table-cell>
          <table:table-cell office:value-type="float" office:value="0.0125413" calcext:value-type="float">
            <text:p>0.0125413</text:p>
          </table:table-cell>
          <table:table-cell office:value-type="float" office:value="0.00949986" calcext:value-type="float">
            <text:p>0.00949986</text:p>
          </table:table-cell>
        </table:table-row>
        <table:table-row table:style-name="ro1">
          <table:table-cell office:value-type="float" office:value="0.0116739" calcext:value-type="float">
            <text:p>0.0116739</text:p>
          </table:table-cell>
          <table:table-cell office:value-type="float" office:value="0.0111996" calcext:value-type="float">
            <text:p>0.0111996</text:p>
          </table:table-cell>
          <table:table-cell office:value-type="float" office:value="0.0125786" calcext:value-type="float">
            <text:p>0.0125786</text:p>
          </table:table-cell>
          <table:table-cell office:value-type="float" office:value="0.00969803" calcext:value-type="float">
            <text:p>0.00969803</text:p>
          </table:table-cell>
        </table:table-row>
        <table:table-row table:style-name="ro1">
          <table:table-cell office:value-type="float" office:value="0.0116708" calcext:value-type="float">
            <text:p>0.0116708</text:p>
          </table:table-cell>
          <table:table-cell office:value-type="float" office:value="0.0111946" calcext:value-type="float">
            <text:p>0.0111946</text:p>
          </table:table-cell>
          <table:table-cell office:value-type="float" office:value="0.0125777" calcext:value-type="float">
            <text:p>0.0125777</text:p>
          </table:table-cell>
          <table:table-cell office:value-type="float" office:value="0.00969492" calcext:value-type="float">
            <text:p>0.00969492</text:p>
          </table:table-cell>
        </table:table-row>
        <table:table-row table:style-name="ro1">
          <table:table-cell office:value-type="float" office:value="0.011607" calcext:value-type="float">
            <text:p>0.011607</text:p>
          </table:table-cell>
          <table:table-cell office:value-type="float" office:value="0.0111853" calcext:value-type="float">
            <text:p>0.0111853</text:p>
          </table:table-cell>
          <table:table-cell office:value-type="float" office:value="0.0125713" calcext:value-type="float">
            <text:p>0.0125713</text:p>
          </table:table-cell>
          <table:table-cell office:value-type="float" office:value="0.00984226" calcext:value-type="float">
            <text:p>0.00984226</text:p>
          </table:table-cell>
        </table:table-row>
        <table:table-row table:style-name="ro1">
          <table:table-cell office:value-type="float" office:value="0.0115934" calcext:value-type="float">
            <text:p>0.0115934</text:p>
          </table:table-cell>
          <table:table-cell office:value-type="float" office:value="0.0111744" calcext:value-type="float">
            <text:p>0.0111744</text:p>
          </table:table-cell>
          <table:table-cell office:value-type="float" office:value="0.0125387" calcext:value-type="float">
            <text:p>0.0125387</text:p>
          </table:table-cell>
          <table:table-cell office:value-type="float" office:value="0.00986295" calcext:value-type="float">
            <text:p>0.00986295</text:p>
          </table:table-cell>
        </table:table-row>
        <table:table-row table:style-name="ro1">
          <table:table-cell office:value-type="float" office:value="0.0116224" calcext:value-type="float">
            <text:p>0.0116224</text:p>
          </table:table-cell>
          <table:table-cell office:value-type="float" office:value="0.0111157" calcext:value-type="float">
            <text:p>0.0111157</text:p>
          </table:table-cell>
          <table:table-cell office:value-type="float" office:value="0.0125411" calcext:value-type="float">
            <text:p>0.0125411</text:p>
          </table:table-cell>
          <table:table-cell office:value-type="float" office:value="0.00987262" calcext:value-type="float">
            <text:p>0.00987262</text:p>
          </table:table-cell>
        </table:table-row>
        <table:table-row table:style-name="ro1">
          <table:table-cell office:value-type="float" office:value="0.0116213" calcext:value-type="float">
            <text:p>0.0116213</text:p>
          </table:table-cell>
          <table:table-cell office:value-type="float" office:value="0.0111141" calcext:value-type="float">
            <text:p>0.0111141</text:p>
          </table:table-cell>
          <table:table-cell office:value-type="float" office:value="0.0125395" calcext:value-type="float">
            <text:p>0.0125395</text:p>
          </table:table-cell>
          <table:table-cell office:value-type="float" office:value="0.00987045" calcext:value-type="float">
            <text:p>0.00987045</text:p>
          </table:table-cell>
        </table:table-row>
        <table:table-row table:style-name="ro1">
          <table:table-cell office:value-type="float" office:value="0.0116022" calcext:value-type="float">
            <text:p>0.0116022</text:p>
          </table:table-cell>
          <table:table-cell office:value-type="float" office:value="0.0112446" calcext:value-type="float">
            <text:p>0.0112446</text:p>
          </table:table-cell>
          <table:table-cell office:value-type="float" office:value="0.0124986" calcext:value-type="float">
            <text:p>0.0124986</text:p>
          </table:table-cell>
          <table:table-cell office:value-type="float" office:value="0.00985665" calcext:value-type="float">
            <text:p>0.00985665</text:p>
          </table:table-cell>
        </table:table-row>
        <table:table-row table:style-name="ro1">
          <table:table-cell office:value-type="float" office:value="0.0116343" calcext:value-type="float">
            <text:p>0.0116343</text:p>
          </table:table-cell>
          <table:table-cell office:value-type="float" office:value="0.0112279" calcext:value-type="float">
            <text:p>0.0112279</text:p>
          </table:table-cell>
          <table:table-cell office:value-type="float" office:value="0.012483" calcext:value-type="float">
            <text:p>0.012483</text:p>
          </table:table-cell>
          <table:table-cell office:value-type="float" office:value="0.00983567" calcext:value-type="float">
            <text:p>0.00983567</text:p>
          </table:table-cell>
        </table:table-row>
        <table:table-row table:style-name="ro1">
          <table:table-cell office:value-type="float" office:value="0.0116061" calcext:value-type="float">
            <text:p>0.0116061</text:p>
          </table:table-cell>
          <table:table-cell office:value-type="float" office:value="0.0112444" calcext:value-type="float">
            <text:p>0.0112444</text:p>
          </table:table-cell>
          <table:table-cell office:value-type="float" office:value="0.0124684" calcext:value-type="float">
            <text:p>0.0124684</text:p>
          </table:table-cell>
          <table:table-cell office:value-type="float" office:value="0.00980337" calcext:value-type="float">
            <text:p>0.00980337</text:p>
          </table:table-cell>
        </table:table-row>
        <table:table-row table:style-name="ro1">
          <table:table-cell office:value-type="float" office:value="0.0117674" calcext:value-type="float">
            <text:p>0.0117674</text:p>
          </table:table-cell>
          <table:table-cell office:value-type="float" office:value="0.0114071" calcext:value-type="float">
            <text:p>0.0114071</text:p>
          </table:table-cell>
          <table:table-cell office:value-type="float" office:value="0.0124276" calcext:value-type="float">
            <text:p>0.0124276</text:p>
          </table:table-cell>
          <table:table-cell office:value-type="float" office:value="0.00980494" calcext:value-type="float">
            <text:p>0.00980494</text:p>
          </table:table-cell>
        </table:table-row>
        <table:table-row table:style-name="ro1">
          <table:table-cell office:value-type="float" office:value="0.0117461" calcext:value-type="float">
            <text:p>0.0117461</text:p>
          </table:table-cell>
          <table:table-cell office:value-type="float" office:value="0.0113331" calcext:value-type="float">
            <text:p>0.0113331</text:p>
          </table:table-cell>
          <table:table-cell office:value-type="float" office:value="0.0123863" calcext:value-type="float">
            <text:p>0.0123863</text:p>
          </table:table-cell>
          <table:table-cell office:value-type="float" office:value="0.00986949" calcext:value-type="float">
            <text:p>0.00986949</text:p>
          </table:table-cell>
        </table:table-row>
        <table:table-row table:style-name="ro1">
          <table:table-cell office:value-type="float" office:value="0.0117271" calcext:value-type="float">
            <text:p>0.0117271</text:p>
          </table:table-cell>
          <table:table-cell office:value-type="float" office:value="0.0113116" calcext:value-type="float">
            <text:p>0.0113116</text:p>
          </table:table-cell>
          <table:table-cell office:value-type="float" office:value="0.0123406" calcext:value-type="float">
            <text:p>0.0123406</text:p>
          </table:table-cell>
          <table:table-cell office:value-type="float" office:value="0.0098477" calcext:value-type="float">
            <text:p>0.0098477</text:p>
          </table:table-cell>
        </table:table-row>
        <table:table-row table:style-name="ro1">
          <table:table-cell office:value-type="float" office:value="0.011706" calcext:value-type="float">
            <text:p>0.011706</text:p>
          </table:table-cell>
          <table:table-cell office:value-type="float" office:value="0.0112908" calcext:value-type="float">
            <text:p>0.0112908</text:p>
          </table:table-cell>
          <table:table-cell office:value-type="float" office:value="0.0123342" calcext:value-type="float">
            <text:p>0.0123342</text:p>
          </table:table-cell>
          <table:table-cell office:value-type="float" office:value="0.00982663" calcext:value-type="float">
            <text:p>0.00982663</text:p>
          </table:table-cell>
        </table:table-row>
        <table:table-row table:style-name="ro1">
          <table:table-cell office:value-type="float" office:value="0.0117183" calcext:value-type="float">
            <text:p>0.0117183</text:p>
          </table:table-cell>
          <table:table-cell office:value-type="float" office:value="0.0112792" calcext:value-type="float">
            <text:p>0.0112792</text:p>
          </table:table-cell>
          <table:table-cell office:value-type="float" office:value="0.0123199" calcext:value-type="float">
            <text:p>0.0123199</text:p>
          </table:table-cell>
          <table:table-cell office:value-type="float" office:value="0.00979218" calcext:value-type="float">
            <text:p>0.00979218</text:p>
          </table:table-cell>
        </table:table-row>
        <table:table-row table:style-name="ro1">
          <table:table-cell office:value-type="float" office:value="0.0116556" calcext:value-type="float">
            <text:p>0.0116556</text:p>
          </table:table-cell>
          <table:table-cell office:value-type="float" office:value="0.0112707" calcext:value-type="float">
            <text:p>0.0112707</text:p>
          </table:table-cell>
          <table:table-cell office:value-type="float" office:value="0.012312" calcext:value-type="float">
            <text:p>0.012312</text:p>
          </table:table-cell>
          <table:table-cell office:value-type="float" office:value="0.0097851" calcext:value-type="float">
            <text:p>0.0097851</text:p>
          </table:table-cell>
        </table:table-row>
        <table:table-row table:style-name="ro1">
          <table:table-cell office:value-type="float" office:value="0.0116554" calcext:value-type="float">
            <text:p>0.0116554</text:p>
          </table:table-cell>
          <table:table-cell office:value-type="float" office:value="0.0112693" calcext:value-type="float">
            <text:p>0.0112693</text:p>
          </table:table-cell>
          <table:table-cell office:value-type="float" office:value="0.0122787" calcext:value-type="float">
            <text:p>0.0122787</text:p>
          </table:table-cell>
          <table:table-cell office:value-type="float" office:value="0.00978958" calcext:value-type="float">
            <text:p>0.00978958</text:p>
          </table:table-cell>
        </table:table-row>
        <table:table-row table:style-name="ro1">
          <table:table-cell office:value-type="float" office:value="0.0116539" calcext:value-type="float">
            <text:p>0.0116539</text:p>
          </table:table-cell>
          <table:table-cell office:value-type="float" office:value="0.0112235" calcext:value-type="float">
            <text:p>0.0112235</text:p>
          </table:table-cell>
          <table:table-cell office:value-type="float" office:value="0.0122343" calcext:value-type="float">
            <text:p>0.0122343</text:p>
          </table:table-cell>
          <table:table-cell office:value-type="float" office:value="0.00979739" calcext:value-type="float">
            <text:p>0.00979739</text:p>
          </table:table-cell>
        </table:table-row>
        <table:table-row table:style-name="ro1">
          <table:table-cell office:value-type="float" office:value="0.0116469" calcext:value-type="float">
            <text:p>0.0116469</text:p>
          </table:table-cell>
          <table:table-cell office:value-type="float" office:value="0.0112149" calcext:value-type="float">
            <text:p>0.0112149</text:p>
          </table:table-cell>
          <table:table-cell office:value-type="float" office:value="0.0122244" calcext:value-type="float">
            <text:p>0.0122244</text:p>
          </table:table-cell>
          <table:table-cell office:value-type="float" office:value="0.00976537" calcext:value-type="float">
            <text:p>0.00976537</text:p>
          </table:table-cell>
        </table:table-row>
        <table:table-row table:style-name="ro1">
          <table:table-cell office:value-type="float" office:value="0.0116387" calcext:value-type="float">
            <text:p>0.0116387</text:p>
          </table:table-cell>
          <table:table-cell office:value-type="float" office:value="0.0111988" calcext:value-type="float">
            <text:p>0.0111988</text:p>
          </table:table-cell>
          <table:table-cell office:value-type="float" office:value="0.0121972" calcext:value-type="float">
            <text:p>0.0121972</text:p>
          </table:table-cell>
          <table:table-cell office:value-type="float" office:value="0.00976043" calcext:value-type="float">
            <text:p>0.00976043</text:p>
          </table:table-cell>
        </table:table-row>
        <table:table-row table:style-name="ro1">
          <table:table-cell office:value-type="float" office:value="0.0116202" calcext:value-type="float">
            <text:p>0.0116202</text:p>
          </table:table-cell>
          <table:table-cell office:value-type="float" office:value="0.011184" calcext:value-type="float">
            <text:p>0.011184</text:p>
          </table:table-cell>
          <table:table-cell office:value-type="float" office:value="0.0121928" calcext:value-type="float">
            <text:p>0.0121928</text:p>
          </table:table-cell>
          <table:table-cell office:value-type="float" office:value="0.00973528" calcext:value-type="float">
            <text:p>0.00973528</text:p>
          </table:table-cell>
        </table:table-row>
        <table:table-row table:style-name="ro1">
          <table:table-cell office:value-type="float" office:value="0.0116157" calcext:value-type="float">
            <text:p>0.0116157</text:p>
          </table:table-cell>
          <table:table-cell office:value-type="float" office:value="0.0111744" calcext:value-type="float">
            <text:p>0.0111744</text:p>
          </table:table-cell>
          <table:table-cell office:value-type="float" office:value="0.0121798" calcext:value-type="float">
            <text:p>0.0121798</text:p>
          </table:table-cell>
          <table:table-cell office:value-type="float" office:value="0.00969347" calcext:value-type="float">
            <text:p>0.00969347</text:p>
          </table:table-cell>
        </table:table-row>
        <table:table-row table:style-name="ro1">
          <table:table-cell office:value-type="float" office:value="0.0115424" calcext:value-type="float">
            <text:p>0.0115424</text:p>
          </table:table-cell>
          <table:table-cell office:value-type="float" office:value="0.0111731" calcext:value-type="float">
            <text:p>0.0111731</text:p>
          </table:table-cell>
          <table:table-cell office:value-type="float" office:value="0.012172" calcext:value-type="float">
            <text:p>0.012172</text:p>
          </table:table-cell>
          <table:table-cell office:value-type="float" office:value="0.00967972" calcext:value-type="float">
            <text:p>0.00967972</text:p>
          </table:table-cell>
        </table:table-row>
        <table:table-row table:style-name="ro1">
          <table:table-cell office:value-type="float" office:value="0.0115286" calcext:value-type="float">
            <text:p>0.0115286</text:p>
          </table:table-cell>
          <table:table-cell office:value-type="float" office:value="0.011155" calcext:value-type="float">
            <text:p>0.011155</text:p>
          </table:table-cell>
          <table:table-cell office:value-type="float" office:value="0.0121373" calcext:value-type="float">
            <text:p>0.0121373</text:p>
          </table:table-cell>
          <table:table-cell office:value-type="float" office:value="0.00967923" calcext:value-type="float">
            <text:p>0.00967923</text:p>
          </table:table-cell>
        </table:table-row>
        <table:table-row table:style-name="ro1">
          <table:table-cell office:value-type="float" office:value="0.0115456" calcext:value-type="float">
            <text:p>0.0115456</text:p>
          </table:table-cell>
          <table:table-cell office:value-type="float" office:value="0.0110973" calcext:value-type="float">
            <text:p>0.0110973</text:p>
          </table:table-cell>
          <table:table-cell office:value-type="float" office:value="0.012127" calcext:value-type="float">
            <text:p>0.012127</text:p>
          </table:table-cell>
          <table:table-cell office:value-type="float" office:value="0.00971617" calcext:value-type="float">
            <text:p>0.00971617</text:p>
          </table:table-cell>
        </table:table-row>
        <table:table-row table:style-name="ro1">
          <table:table-cell office:value-type="float" office:value="0.0115368" calcext:value-type="float">
            <text:p>0.0115368</text:p>
          </table:table-cell>
          <table:table-cell office:value-type="float" office:value="0.0110901" calcext:value-type="float">
            <text:p>0.0110901</text:p>
          </table:table-cell>
          <table:table-cell office:value-type="float" office:value="0.0120788" calcext:value-type="float">
            <text:p>0.0120788</text:p>
          </table:table-cell>
          <table:table-cell office:value-type="float" office:value="0.00969448" calcext:value-type="float">
            <text:p>0.00969448</text:p>
          </table:table-cell>
        </table:table-row>
        <table:table-row table:style-name="ro1">
          <table:table-cell office:value-type="float" office:value="0.0115691" calcext:value-type="float">
            <text:p>0.0115691</text:p>
          </table:table-cell>
          <table:table-cell office:value-type="float" office:value="0.0110592" calcext:value-type="float">
            <text:p>0.0110592</text:p>
          </table:table-cell>
          <table:table-cell office:value-type="float" office:value="0.0120447" calcext:value-type="float">
            <text:p>0.0120447</text:p>
          </table:table-cell>
          <table:table-cell office:value-type="float" office:value="0.00965026" calcext:value-type="float">
            <text:p>0.00965026</text:p>
          </table:table-cell>
        </table:table-row>
        <table:table-row table:style-name="ro1">
          <table:table-cell office:value-type="float" office:value="0.0115746" calcext:value-type="float">
            <text:p>0.0115746</text:p>
          </table:table-cell>
          <table:table-cell office:value-type="float" office:value="0.0110493" calcext:value-type="float">
            <text:p>0.0110493</text:p>
          </table:table-cell>
          <table:table-cell office:value-type="float" office:value="0.0120296" calcext:value-type="float">
            <text:p>0.0120296</text:p>
          </table:table-cell>
          <table:table-cell office:value-type="float" office:value="0.00962638" calcext:value-type="float">
            <text:p>0.00962638</text:p>
          </table:table-cell>
        </table:table-row>
        <table:table-row table:style-name="ro1">
          <table:table-cell office:value-type="float" office:value="0.0116283" calcext:value-type="float">
            <text:p>0.0116283</text:p>
          </table:table-cell>
          <table:table-cell office:value-type="float" office:value="0.0110496" calcext:value-type="float">
            <text:p>0.0110496</text:p>
          </table:table-cell>
          <table:table-cell office:value-type="float" office:value="0.0120203" calcext:value-type="float">
            <text:p>0.0120203</text:p>
          </table:table-cell>
          <table:table-cell office:value-type="float" office:value="0.00955875" calcext:value-type="float">
            <text:p>0.00955875</text:p>
          </table:table-cell>
        </table:table-row>
        <table:table-row table:style-name="ro1">
          <table:table-cell office:value-type="float" office:value="0.0116163" calcext:value-type="float">
            <text:p>0.0116163</text:p>
          </table:table-cell>
          <table:table-cell office:value-type="float" office:value="0.0110391" calcext:value-type="float">
            <text:p>0.0110391</text:p>
          </table:table-cell>
          <table:table-cell office:value-type="float" office:value="0.0119874" calcext:value-type="float">
            <text:p>0.0119874</text:p>
          </table:table-cell>
          <table:table-cell office:value-type="float" office:value="0.00960014" calcext:value-type="float">
            <text:p>0.00960014</text:p>
          </table:table-cell>
        </table:table-row>
        <table:table-row table:style-name="ro1">
          <table:table-cell office:value-type="float" office:value="0.011611" calcext:value-type="float">
            <text:p>0.011611</text:p>
          </table:table-cell>
          <table:table-cell office:value-type="float" office:value="0.0109758" calcext:value-type="float">
            <text:p>0.0109758</text:p>
          </table:table-cell>
          <table:table-cell office:value-type="float" office:value="0.0119447" calcext:value-type="float">
            <text:p>0.0119447</text:p>
          </table:table-cell>
          <table:table-cell office:value-type="float" office:value="0.00958558" calcext:value-type="float">
            <text:p>0.00958558</text:p>
          </table:table-cell>
        </table:table-row>
        <table:table-row table:style-name="ro1">
          <table:table-cell office:value-type="float" office:value="0.0115946" calcext:value-type="float">
            <text:p>0.0115946</text:p>
          </table:table-cell>
          <table:table-cell office:value-type="float" office:value="0.0111562" calcext:value-type="float">
            <text:p>0.0111562</text:p>
          </table:table-cell>
          <table:table-cell office:value-type="float" office:value="0.0119085" calcext:value-type="float">
            <text:p>0.0119085</text:p>
          </table:table-cell>
          <table:table-cell office:value-type="float" office:value="0.00954582" calcext:value-type="float">
            <text:p>0.00954582</text:p>
          </table:table-cell>
        </table:table-row>
        <table:table-row table:style-name="ro1">
          <table:table-cell office:value-type="float" office:value="0.0115945" calcext:value-type="float">
            <text:p>0.0115945</text:p>
          </table:table-cell>
          <table:table-cell office:value-type="float" office:value="0.0111555" calcext:value-type="float">
            <text:p>0.0111555</text:p>
          </table:table-cell>
          <table:table-cell office:value-type="float" office:value="0.0119083" calcext:value-type="float">
            <text:p>0.0119083</text:p>
          </table:table-cell>
          <table:table-cell office:value-type="float" office:value="0.00954511" calcext:value-type="float">
            <text:p>0.00954511</text:p>
          </table:table-cell>
        </table:table-row>
        <table:table-row table:style-name="ro1">
          <table:table-cell office:value-type="float" office:value="0.0115792" calcext:value-type="float">
            <text:p>0.0115792</text:p>
          </table:table-cell>
          <table:table-cell office:value-type="float" office:value="0.0111345" calcext:value-type="float">
            <text:p>0.0111345</text:p>
          </table:table-cell>
          <table:table-cell office:value-type="float" office:value="0.0118918" calcext:value-type="float">
            <text:p>0.0118918</text:p>
          </table:table-cell>
          <table:table-cell office:value-type="float" office:value="0.00951768" calcext:value-type="float">
            <text:p>0.00951768</text:p>
          </table:table-cell>
        </table:table-row>
        <table:table-row table:style-name="ro1">
          <table:table-cell office:value-type="float" office:value="0.0115056" calcext:value-type="float">
            <text:p>0.0115056</text:p>
          </table:table-cell>
          <table:table-cell office:value-type="float" office:value="0.0111309" calcext:value-type="float">
            <text:p>0.0111309</text:p>
          </table:table-cell>
          <table:table-cell office:value-type="float" office:value="0.0118796" calcext:value-type="float">
            <text:p>0.0118796</text:p>
          </table:table-cell>
          <table:table-cell office:value-type="float" office:value="0.00948378" calcext:value-type="float">
            <text:p>0.00948378</text:p>
          </table:table-cell>
        </table:table-row>
        <table:table-row table:style-name="ro1">
          <table:table-cell office:value-type="float" office:value="0.0114995" calcext:value-type="float">
            <text:p>0.0114995</text:p>
          </table:table-cell>
          <table:table-cell office:value-type="float" office:value="0.0111205" calcext:value-type="float">
            <text:p>0.0111205</text:p>
          </table:table-cell>
          <table:table-cell office:value-type="float" office:value="0.0118246" calcext:value-type="float">
            <text:p>0.0118246</text:p>
          </table:table-cell>
          <table:table-cell office:value-type="float" office:value="0.00950881" calcext:value-type="float">
            <text:p>0.00950881</text:p>
          </table:table-cell>
        </table:table-row>
        <table:table-row table:style-name="ro1">
          <table:table-cell office:value-type="float" office:value="0.0114855" calcext:value-type="float">
            <text:p>0.0114855</text:p>
          </table:table-cell>
          <table:table-cell office:value-type="float" office:value="0.0110586" calcext:value-type="float">
            <text:p>0.0110586</text:p>
          </table:table-cell>
          <table:table-cell office:value-type="float" office:value="0.0117883" calcext:value-type="float">
            <text:p>0.0117883</text:p>
          </table:table-cell>
          <table:table-cell office:value-type="float" office:value="0.00949395" calcext:value-type="float">
            <text:p>0.00949395</text:p>
          </table:table-cell>
        </table:table-row>
        <table:table-row table:style-name="ro1">
          <table:table-cell office:value-type="float" office:value="0.0114844" calcext:value-type="float">
            <text:p>0.0114844</text:p>
          </table:table-cell>
          <table:table-cell office:value-type="float" office:value="0.0110658" calcext:value-type="float">
            <text:p>0.0110658</text:p>
          </table:table-cell>
          <table:table-cell office:value-type="float" office:value="0.0118669" calcext:value-type="float">
            <text:p>0.0118669</text:p>
          </table:table-cell>
          <table:table-cell office:value-type="float" office:value="0.00949024" calcext:value-type="float">
            <text:p>0.00949024</text:p>
          </table:table-cell>
        </table:table-row>
        <table:table-row table:style-name="ro1">
          <table:table-cell office:value-type="float" office:value="0.0114542" calcext:value-type="float">
            <text:p>0.0114542</text:p>
          </table:table-cell>
          <table:table-cell office:value-type="float" office:value="0.0110359" calcext:value-type="float">
            <text:p>0.0110359</text:p>
          </table:table-cell>
          <table:table-cell office:value-type="float" office:value="0.0118608" calcext:value-type="float">
            <text:p>0.0118608</text:p>
          </table:table-cell>
          <table:table-cell office:value-type="float" office:value="0.00946739" calcext:value-type="float">
            <text:p>0.00946739</text:p>
          </table:table-cell>
        </table:table-row>
        <table:table-row table:style-name="ro1">
          <table:table-cell office:value-type="float" office:value="0.0114414" calcext:value-type="float">
            <text:p>0.0114414</text:p>
          </table:table-cell>
          <table:table-cell office:value-type="float" office:value="0.0110134" calcext:value-type="float">
            <text:p>0.0110134</text:p>
          </table:table-cell>
          <table:table-cell office:value-type="float" office:value="0.0118781" calcext:value-type="float">
            <text:p>0.0118781</text:p>
          </table:table-cell>
          <table:table-cell office:value-type="float" office:value="0.00943986" calcext:value-type="float">
            <text:p>0.00943986</text:p>
          </table:table-cell>
        </table:table-row>
        <table:table-row table:style-name="ro1">
          <table:table-cell office:value-type="float" office:value="0.0113716" calcext:value-type="float">
            <text:p>0.0113716</text:p>
          </table:table-cell>
          <table:table-cell office:value-type="float" office:value="0.0109968" calcext:value-type="float">
            <text:p>0.0109968</text:p>
          </table:table-cell>
          <table:table-cell office:value-type="float" office:value="0.0118757" calcext:value-type="float">
            <text:p>0.0118757</text:p>
          </table:table-cell>
          <table:table-cell office:value-type="float" office:value="0.00941752" calcext:value-type="float">
            <text:p>0.00941752</text:p>
          </table:table-cell>
        </table:table-row>
        <table:table-row table:style-name="ro1">
          <table:table-cell office:value-type="float" office:value="0.0113936" calcext:value-type="float">
            <text:p>0.0113936</text:p>
          </table:table-cell>
          <table:table-cell office:value-type="float" office:value="0.0109871" calcext:value-type="float">
            <text:p>0.0109871</text:p>
          </table:table-cell>
          <table:table-cell office:value-type="float" office:value="0.0118665" calcext:value-type="float">
            <text:p>0.0118665</text:p>
          </table:table-cell>
          <table:table-cell office:value-type="float" office:value="0.00943513" calcext:value-type="float">
            <text:p>0.00943513</text:p>
          </table:table-cell>
        </table:table-row>
        <table:table-row table:style-name="ro1">
          <table:table-cell office:value-type="float" office:value="0.0113764" calcext:value-type="float">
            <text:p>0.0113764</text:p>
          </table:table-cell>
          <table:table-cell office:value-type="float" office:value="0.0109231" calcext:value-type="float">
            <text:p>0.0109231</text:p>
          </table:table-cell>
          <table:table-cell office:value-type="float" office:value="0.0118246" calcext:value-type="float">
            <text:p>0.0118246</text:p>
          </table:table-cell>
          <table:table-cell office:value-type="float" office:value="0.00941849" calcext:value-type="float">
            <text:p>0.00941849</text:p>
          </table:table-cell>
        </table:table-row>
        <table:table-row table:style-name="ro1">
          <table:table-cell office:value-type="float" office:value="0.0113513" calcext:value-type="float">
            <text:p>0.0113513</text:p>
          </table:table-cell>
          <table:table-cell office:value-type="float" office:value="0.0109018" calcext:value-type="float">
            <text:p>0.0109018</text:p>
          </table:table-cell>
          <table:table-cell office:value-type="float" office:value="0.0117822" calcext:value-type="float">
            <text:p>0.0117822</text:p>
          </table:table-cell>
          <table:table-cell office:value-type="float" office:value="0.00940432" calcext:value-type="float">
            <text:p>0.00940432</text:p>
          </table:table-cell>
        </table:table-row>
        <table:table-row table:style-name="ro1">
          <table:table-cell office:value-type="float" office:value="0.01134" calcext:value-type="float">
            <text:p>0.01134</text:p>
          </table:table-cell>
          <table:table-cell office:value-type="float" office:value="0.0108869" calcext:value-type="float">
            <text:p>0.0108869</text:p>
          </table:table-cell>
          <table:table-cell office:value-type="float" office:value="0.0117742" calcext:value-type="float">
            <text:p>0.0117742</text:p>
          </table:table-cell>
          <table:table-cell office:value-type="float" office:value="0.00938832" calcext:value-type="float">
            <text:p>0.00938832</text:p>
          </table:table-cell>
        </table:table-row>
        <table:table-row table:style-name="ro1">
          <table:table-cell office:value-type="float" office:value="0.0112641" calcext:value-type="float">
            <text:p>0.0112641</text:p>
          </table:table-cell>
          <table:table-cell office:value-type="float" office:value="0.0108666" calcext:value-type="float">
            <text:p>0.0108666</text:p>
          </table:table-cell>
          <table:table-cell office:value-type="float" office:value="0.0117598" calcext:value-type="float">
            <text:p>0.0117598</text:p>
          </table:table-cell>
          <table:table-cell office:value-type="float" office:value="0.00935552" calcext:value-type="float">
            <text:p>0.00935552</text:p>
          </table:table-cell>
        </table:table-row>
        <table:table-row table:style-name="ro1">
          <table:table-cell office:value-type="float" office:value="0.0112674" calcext:value-type="float">
            <text:p>0.0112674</text:p>
          </table:table-cell>
          <table:table-cell office:value-type="float" office:value="0.0108617" calcext:value-type="float">
            <text:p>0.0108617</text:p>
          </table:table-cell>
          <table:table-cell office:value-type="float" office:value="0.0117551" calcext:value-type="float">
            <text:p>0.0117551</text:p>
          </table:table-cell>
          <table:table-cell office:value-type="float" office:value="0.00933548" calcext:value-type="float">
            <text:p>0.00933548</text:p>
          </table:table-cell>
        </table:table-row>
        <table:table-row table:style-name="ro1">
          <table:table-cell office:value-type="float" office:value="0.0112661" calcext:value-type="float">
            <text:p>0.0112661</text:p>
          </table:table-cell>
          <table:table-cell office:value-type="float" office:value="0.0108525" calcext:value-type="float">
            <text:p>0.0108525</text:p>
          </table:table-cell>
          <table:table-cell office:value-type="float" office:value="0.0117224" calcext:value-type="float">
            <text:p>0.0117224</text:p>
          </table:table-cell>
          <table:table-cell office:value-type="float" office:value="0.00933485" calcext:value-type="float">
            <text:p>0.00933485</text:p>
          </table:table-cell>
        </table:table-row>
        <table:table-row table:style-name="ro1">
          <table:table-cell office:value-type="float" office:value="0.0112553" calcext:value-type="float">
            <text:p>0.0112553</text:p>
          </table:table-cell>
          <table:table-cell office:value-type="float" office:value="0.0107816" calcext:value-type="float">
            <text:p>0.0107816</text:p>
          </table:table-cell>
          <table:table-cell office:value-type="float" office:value="0.0116793" calcext:value-type="float">
            <text:p>0.0116793</text:p>
          </table:table-cell>
          <table:table-cell office:value-type="float" office:value="0.00935815" calcext:value-type="float">
            <text:p>0.00935815</text:p>
          </table:table-cell>
        </table:table-row>
        <table:table-row table:style-name="ro1">
          <table:table-cell office:value-type="float" office:value="0.0112168" calcext:value-type="float">
            <text:p>0.0112168</text:p>
          </table:table-cell>
          <table:table-cell office:value-type="float" office:value="0.0107649" calcext:value-type="float">
            <text:p>0.0107649</text:p>
          </table:table-cell>
          <table:table-cell office:value-type="float" office:value="0.0116406" calcext:value-type="float">
            <text:p>0.0116406</text:p>
          </table:table-cell>
          <table:table-cell office:value-type="float" office:value="0.00934269" calcext:value-type="float">
            <text:p>0.00934269</text:p>
          </table:table-cell>
        </table:table-row>
        <table:table-row table:style-name="ro1">
          <table:table-cell office:value-type="float" office:value="0.011213" calcext:value-type="float">
            <text:p>0.011213</text:p>
          </table:table-cell>
          <table:table-cell office:value-type="float" office:value="0.0107588" calcext:value-type="float">
            <text:p>0.0107588</text:p>
          </table:table-cell>
          <table:table-cell office:value-type="float" office:value="0.0116365" calcext:value-type="float">
            <text:p>0.0116365</text:p>
          </table:table-cell>
          <table:table-cell office:value-type="float" office:value="0.00933466" calcext:value-type="float">
            <text:p>0.00933466</text:p>
          </table:table-cell>
        </table:table-row>
        <table:table-row table:style-name="ro1">
          <table:table-cell office:value-type="float" office:value="0.0112057" calcext:value-type="float">
            <text:p>0.0112057</text:p>
          </table:table-cell>
          <table:table-cell office:value-type="float" office:value="0.0107545" calcext:value-type="float">
            <text:p>0.0107545</text:p>
          </table:table-cell>
          <table:table-cell office:value-type="float" office:value="0.0116312" calcext:value-type="float">
            <text:p>0.0116312</text:p>
          </table:table-cell>
          <table:table-cell office:value-type="float" office:value="0.0093281" calcext:value-type="float">
            <text:p>0.0093281</text:p>
          </table:table-cell>
        </table:table-row>
        <table:table-row table:style-name="ro1">
          <table:table-cell office:value-type="float" office:value="0.0112868" calcext:value-type="float">
            <text:p>0.0112868</text:p>
          </table:table-cell>
          <table:table-cell office:value-type="float" office:value="0.0107431" calcext:value-type="float">
            <text:p>0.0107431</text:p>
          </table:table-cell>
          <table:table-cell office:value-type="float" office:value="0.0116128" calcext:value-type="float">
            <text:p>0.0116128</text:p>
          </table:table-cell>
          <table:table-cell office:value-type="float" office:value="0.00930823" calcext:value-type="float">
            <text:p>0.00930823</text:p>
          </table:table-cell>
        </table:table-row>
        <table:table-row table:style-name="ro1">
          <table:table-cell office:value-type="float" office:value="0.0112812" calcext:value-type="float">
            <text:p>0.0112812</text:p>
          </table:table-cell>
          <table:table-cell office:value-type="float" office:value="0.0107352" calcext:value-type="float">
            <text:p>0.0107352</text:p>
          </table:table-cell>
          <table:table-cell office:value-type="float" office:value="0.0116061" calcext:value-type="float">
            <text:p>0.0116061</text:p>
          </table:table-cell>
          <table:table-cell office:value-type="float" office:value="0.00928476" calcext:value-type="float">
            <text:p>0.00928476</text:p>
          </table:table-cell>
        </table:table-row>
        <table:table-row table:style-name="ro1">
          <table:table-cell office:value-type="float" office:value="0.0112708" calcext:value-type="float">
            <text:p>0.0112708</text:p>
          </table:table-cell>
          <table:table-cell office:value-type="float" office:value="0.0106651" calcext:value-type="float">
            <text:p>0.0106651</text:p>
          </table:table-cell>
          <table:table-cell office:value-type="float" office:value="0.0115406" calcext:value-type="float">
            <text:p>0.0115406</text:p>
          </table:table-cell>
          <table:table-cell office:value-type="float" office:value="0.00931351" calcext:value-type="float">
            <text:p>0.00931351</text:p>
          </table:table-cell>
        </table:table-row>
        <table:table-row table:style-name="ro1">
          <table:table-cell office:value-type="float" office:value="0.0112769" calcext:value-type="float">
            <text:p>0.0112769</text:p>
          </table:table-cell>
          <table:table-cell office:value-type="float" office:value="0.0106495" calcext:value-type="float">
            <text:p>0.0106495</text:p>
          </table:table-cell>
          <table:table-cell office:value-type="float" office:value="0.0115115" calcext:value-type="float">
            <text:p>0.0115115</text:p>
          </table:table-cell>
          <table:table-cell office:value-type="float" office:value="0.00930295" calcext:value-type="float">
            <text:p>0.00930295</text:p>
          </table:table-cell>
        </table:table-row>
        <table:table-row table:style-name="ro1">
          <table:table-cell office:value-type="float" office:value="0.0112549" calcext:value-type="float">
            <text:p>0.0112549</text:p>
          </table:table-cell>
          <table:table-cell office:value-type="float" office:value="0.0106367" calcext:value-type="float">
            <text:p>0.0106367</text:p>
          </table:table-cell>
          <table:table-cell office:value-type="float" office:value="0.0115036" calcext:value-type="float">
            <text:p>0.0115036</text:p>
          </table:table-cell>
          <table:table-cell office:value-type="float" office:value="0.00929751" calcext:value-type="float">
            <text:p>0.00929751</text:p>
          </table:table-cell>
        </table:table-row>
        <table:table-row table:style-name="ro1">
          <table:table-cell office:value-type="float" office:value="0.0112501" calcext:value-type="float">
            <text:p>0.0112501</text:p>
          </table:table-cell>
          <table:table-cell office:value-type="float" office:value="0.0106265" calcext:value-type="float">
            <text:p>0.0106265</text:p>
          </table:table-cell>
          <table:table-cell office:value-type="float" office:value="0.0114844" calcext:value-type="float">
            <text:p>0.0114844</text:p>
          </table:table-cell>
          <table:table-cell office:value-type="float" office:value="0.00942084" calcext:value-type="float">
            <text:p>0.00942084</text:p>
          </table:table-cell>
        </table:table-row>
        <table:table-row table:style-name="ro1">
          <table:table-cell office:value-type="float" office:value="0.0111779" calcext:value-type="float">
            <text:p>0.0111779</text:p>
          </table:table-cell>
          <table:table-cell office:value-type="float" office:value="0.0106149" calcext:value-type="float">
            <text:p>0.0106149</text:p>
          </table:table-cell>
          <table:table-cell office:value-type="float" office:value="0.0114782" calcext:value-type="float">
            <text:p>0.0114782</text:p>
          </table:table-cell>
          <table:table-cell office:value-type="float" office:value="0.00940559" calcext:value-type="float">
            <text:p>0.00940559</text:p>
          </table:table-cell>
        </table:table-row>
        <table:table-row table:style-name="ro1">
          <table:table-cell office:value-type="float" office:value="0.0111777" calcext:value-type="float">
            <text:p>0.0111777</text:p>
          </table:table-cell>
          <table:table-cell office:value-type="float" office:value="0.0106139" calcext:value-type="float">
            <text:p>0.0106139</text:p>
          </table:table-cell>
          <table:table-cell office:value-type="float" office:value="0.011476" calcext:value-type="float">
            <text:p>0.011476</text:p>
          </table:table-cell>
          <table:table-cell office:value-type="float" office:value="0.0094015" calcext:value-type="float">
            <text:p>0.0094015</text:p>
          </table:table-cell>
        </table:table-row>
        <table:table-row table:style-name="ro1">
          <table:table-cell office:value-type="float" office:value="0.0111692" calcext:value-type="float">
            <text:p>0.0111692</text:p>
          </table:table-cell>
          <table:table-cell office:value-type="float" office:value="0.010541" calcext:value-type="float">
            <text:p>0.010541</text:p>
          </table:table-cell>
          <table:table-cell office:value-type="float" office:value="0.0114094" calcext:value-type="float">
            <text:p>0.0114094</text:p>
          </table:table-cell>
          <table:table-cell office:value-type="float" office:value="0.00941919" calcext:value-type="float">
            <text:p>0.00941919</text:p>
          </table:table-cell>
        </table:table-row>
        <table:table-row table:style-name="ro1">
          <table:table-cell office:value-type="float" office:value="0.011169" calcext:value-type="float">
            <text:p>0.011169</text:p>
          </table:table-cell>
          <table:table-cell office:value-type="float" office:value="0.01054" calcext:value-type="float">
            <text:p>0.01054</text:p>
          </table:table-cell>
          <table:table-cell office:value-type="float" office:value="0.0114092" calcext:value-type="float">
            <text:p>0.0114092</text:p>
          </table:table-cell>
          <table:table-cell office:value-type="float" office:value="0.00941857" calcext:value-type="float">
            <text:p>0.00941857</text:p>
          </table:table-cell>
        </table:table-row>
        <table:table-row table:style-name="ro1">
          <table:table-cell office:value-type="float" office:value="0.011137" calcext:value-type="float">
            <text:p>0.011137</text:p>
          </table:table-cell>
          <table:table-cell office:value-type="float" office:value="0.0105275" calcext:value-type="float">
            <text:p>0.0105275</text:p>
          </table:table-cell>
          <table:table-cell office:value-type="float" office:value="0.0113715" calcext:value-type="float">
            <text:p>0.0113715</text:p>
          </table:table-cell>
          <table:table-cell office:value-type="float" office:value="0.00939717" calcext:value-type="float">
            <text:p>0.00939717</text:p>
          </table:table-cell>
        </table:table-row>
        <table:table-row table:style-name="ro1">
          <table:table-cell office:value-type="float" office:value="0.0111181" calcext:value-type="float">
            <text:p>0.0111181</text:p>
          </table:table-cell>
          <table:table-cell office:value-type="float" office:value="0.0105136" calcext:value-type="float">
            <text:p>0.0105136</text:p>
          </table:table-cell>
          <table:table-cell office:value-type="float" office:value="0.0113638" calcext:value-type="float">
            <text:p>0.0113638</text:p>
          </table:table-cell>
          <table:table-cell office:value-type="float" office:value="0.00938271" calcext:value-type="float">
            <text:p>0.00938271</text:p>
          </table:table-cell>
        </table:table-row>
        <table:table-row table:style-name="ro1">
          <table:table-cell office:value-type="float" office:value="0.0111084" calcext:value-type="float">
            <text:p>0.0111084</text:p>
          </table:table-cell>
          <table:table-cell office:value-type="float" office:value="0.0105075" calcext:value-type="float">
            <text:p>0.0105075</text:p>
          </table:table-cell>
          <table:table-cell office:value-type="float" office:value="0.0113444" calcext:value-type="float">
            <text:p>0.0113444</text:p>
          </table:table-cell>
          <table:table-cell office:value-type="float" office:value="0.00936225" calcext:value-type="float">
            <text:p>0.00936225</text:p>
          </table:table-cell>
        </table:table-row>
        <table:table-row table:style-name="ro1">
          <table:table-cell office:value-type="float" office:value="0.0110391" calcext:value-type="float">
            <text:p>0.0110391</text:p>
          </table:table-cell>
          <table:table-cell office:value-type="float" office:value="0.0105037" calcext:value-type="float">
            <text:p>0.0105037</text:p>
          </table:table-cell>
          <table:table-cell office:value-type="float" office:value="0.0113351" calcext:value-type="float">
            <text:p>0.0113351</text:p>
          </table:table-cell>
          <table:table-cell office:value-type="float" office:value="0.00932989" calcext:value-type="float">
            <text:p>0.00932989</text:p>
          </table:table-cell>
        </table:table-row>
        <table:table-row table:style-name="ro1">
          <table:table-cell office:value-type="float" office:value="0.011105" calcext:value-type="float">
            <text:p>0.011105</text:p>
          </table:table-cell>
          <table:table-cell office:value-type="float" office:value="0.0105098" calcext:value-type="float">
            <text:p>0.0105098</text:p>
          </table:table-cell>
          <table:table-cell office:value-type="float" office:value="0.0112759" calcext:value-type="float">
            <text:p>0.0112759</text:p>
          </table:table-cell>
          <table:table-cell office:value-type="float" office:value="0.00934984" calcext:value-type="float">
            <text:p>0.00934984</text:p>
          </table:table-cell>
        </table:table-row>
        <table:table-row table:style-name="ro1">
          <table:table-cell office:value-type="float" office:value="0.0110776" calcext:value-type="float">
            <text:p>0.0110776</text:p>
          </table:table-cell>
          <table:table-cell office:value-type="float" office:value="0.0104831" calcext:value-type="float">
            <text:p>0.0104831</text:p>
          </table:table-cell>
          <table:table-cell office:value-type="float" office:value="0.0112452" calcext:value-type="float">
            <text:p>0.0112452</text:p>
          </table:table-cell>
          <table:table-cell office:value-type="float" office:value="0.00934005" calcext:value-type="float">
            <text:p>0.00934005</text:p>
          </table:table-cell>
        </table:table-row>
        <table:table-row table:style-name="ro1">
          <table:table-cell office:value-type="float" office:value="0.0110846" calcext:value-type="float">
            <text:p>0.0110846</text:p>
          </table:table-cell>
          <table:table-cell office:value-type="float" office:value="0.0106035" calcext:value-type="float">
            <text:p>0.0106035</text:p>
          </table:table-cell>
          <table:table-cell office:value-type="float" office:value="0.0112077" calcext:value-type="float">
            <text:p>0.0112077</text:p>
          </table:table-cell>
          <table:table-cell office:value-type="float" office:value="0.00932053" calcext:value-type="float">
            <text:p>0.00932053</text:p>
          </table:table-cell>
        </table:table-row>
        <table:table-row table:style-name="ro1">
          <table:table-cell office:value-type="float" office:value="0.0110841" calcext:value-type="float">
            <text:p>0.0110841</text:p>
          </table:table-cell>
          <table:table-cell office:value-type="float" office:value="0.0105941" calcext:value-type="float">
            <text:p>0.0105941</text:p>
          </table:table-cell>
          <table:table-cell office:value-type="float" office:value="0.0111982" calcext:value-type="float">
            <text:p>0.0111982</text:p>
          </table:table-cell>
          <table:table-cell office:value-type="float" office:value="0.00930322" calcext:value-type="float">
            <text:p>0.00930322</text:p>
          </table:table-cell>
        </table:table-row>
        <table:table-row table:style-name="ro1">
          <table:table-cell office:value-type="float" office:value="0.0111244" calcext:value-type="float">
            <text:p>0.0111244</text:p>
          </table:table-cell>
          <table:table-cell office:value-type="float" office:value="0.01062" calcext:value-type="float">
            <text:p>0.01062</text:p>
          </table:table-cell>
          <table:table-cell office:value-type="float" office:value="0.0111958" calcext:value-type="float">
            <text:p>0.0111958</text:p>
          </table:table-cell>
          <table:table-cell office:value-type="float" office:value="0.00929787" calcext:value-type="float">
            <text:p>0.00929787</text:p>
          </table:table-cell>
        </table:table-row>
        <table:table-row table:style-name="ro1">
          <table:table-cell office:value-type="float" office:value="0.0112064" calcext:value-type="float">
            <text:p>0.0112064</text:p>
          </table:table-cell>
          <table:table-cell office:value-type="float" office:value="0.0107098" calcext:value-type="float">
            <text:p>0.0107098</text:p>
          </table:table-cell>
          <table:table-cell office:value-type="float" office:value="0.0111876" calcext:value-type="float">
            <text:p>0.0111876</text:p>
          </table:table-cell>
          <table:table-cell office:value-type="float" office:value="0.00928697" calcext:value-type="float">
            <text:p>0.00928697</text:p>
          </table:table-cell>
        </table:table-row>
        <table:table-row table:style-name="ro1">
          <table:table-cell office:value-type="float" office:value="0.0112" calcext:value-type="float">
            <text:p>0.0112</text:p>
          </table:table-cell>
          <table:table-cell office:value-type="float" office:value="0.0107576" calcext:value-type="float">
            <text:p>0.0107576</text:p>
          </table:table-cell>
          <table:table-cell office:value-type="float" office:value="0.0111868" calcext:value-type="float">
            <text:p>0.0111868</text:p>
          </table:table-cell>
          <table:table-cell office:value-type="float" office:value="0.00926733" calcext:value-type="float">
            <text:p>0.00926733</text:p>
          </table:table-cell>
        </table:table-row>
        <table:table-row table:style-name="ro1">
          <table:table-cell office:value-type="float" office:value="0.0111899" calcext:value-type="float">
            <text:p>0.0111899</text:p>
          </table:table-cell>
          <table:table-cell office:value-type="float" office:value="0.0107066" calcext:value-type="float">
            <text:p>0.0107066</text:p>
          </table:table-cell>
          <table:table-cell office:value-type="float" office:value="0.0112284" calcext:value-type="float">
            <text:p>0.0112284</text:p>
          </table:table-cell>
          <table:table-cell office:value-type="float" office:value="0.00925551" calcext:value-type="float">
            <text:p>0.00925551</text:p>
          </table:table-cell>
        </table:table-row>
        <table:table-row table:style-name="ro1">
          <table:table-cell office:value-type="float" office:value="0.0111603" calcext:value-type="float">
            <text:p>0.0111603</text:p>
          </table:table-cell>
          <table:table-cell office:value-type="float" office:value="0.0108169" calcext:value-type="float">
            <text:p>0.0108169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22981" calcext:value-type="float">
            <text:p>0.00922981</text:p>
          </table:table-cell>
        </table:table-row>
        <table:table-row table:style-name="ro1">
          <table:table-cell office:value-type="float" office:value="0.0111525" calcext:value-type="float">
            <text:p>0.0111525</text:p>
          </table:table-cell>
          <table:table-cell office:value-type="float" office:value="0.0108052" calcext:value-type="float">
            <text:p>0.0108052</text:p>
          </table:table-cell>
          <table:table-cell office:value-type="float" office:value="0.0112223" calcext:value-type="float">
            <text:p>0.0112223</text:p>
          </table:table-cell>
          <table:table-cell office:value-type="float" office:value="0.00934918" calcext:value-type="float">
            <text:p>0.00934918</text:p>
          </table:table-cell>
        </table:table-row>
        <table:table-row table:style-name="ro1">
          <table:table-cell office:value-type="float" office:value="0.0111006" calcext:value-type="float">
            <text:p>0.0111006</text:p>
          </table:table-cell>
          <table:table-cell office:value-type="float" office:value="0.0109126" calcext:value-type="float">
            <text:p>0.0109126</text:p>
          </table:table-cell>
          <table:table-cell office:value-type="float" office:value="0.0112127" calcext:value-type="float">
            <text:p>0.0112127</text:p>
          </table:table-cell>
          <table:table-cell office:value-type="float" office:value="0.00933234" calcext:value-type="float">
            <text:p>0.00933234</text:p>
          </table:table-cell>
        </table:table-row>
        <table:table-row table:style-name="ro1">
          <table:table-cell office:value-type="float" office:value="0.0111002" calcext:value-type="float">
            <text:p>0.0111002</text:p>
          </table:table-cell>
          <table:table-cell office:value-type="float" office:value="0.0109158" calcext:value-type="float">
            <text:p>0.0109158</text:p>
          </table:table-cell>
          <table:table-cell office:value-type="float" office:value="0.0112123" calcext:value-type="float">
            <text:p>0.0112123</text:p>
          </table:table-cell>
          <table:table-cell office:value-type="float" office:value="0.00933148" calcext:value-type="float">
            <text:p>0.00933148</text:p>
          </table:table-cell>
        </table:table-row>
        <table:table-row table:style-name="ro1">
          <table:table-cell office:value-type="float" office:value="0.0111007" calcext:value-type="float">
            <text:p>0.0111007</text:p>
          </table:table-cell>
          <table:table-cell office:value-type="float" office:value="0.0109931" calcext:value-type="float">
            <text:p>0.0109931</text:p>
          </table:table-cell>
          <table:table-cell office:value-type="float" office:value="0.0111794" calcext:value-type="float">
            <text:p>0.0111794</text:p>
          </table:table-cell>
          <table:table-cell office:value-type="float" office:value="0.00933138" calcext:value-type="float">
            <text:p>0.00933138</text:p>
          </table:table-cell>
        </table:table-row>
        <table:table-row table:style-name="ro1">
          <table:table-cell office:value-type="float" office:value="0.0111124" calcext:value-type="float">
            <text:p>0.0111124</text:p>
          </table:table-cell>
          <table:table-cell office:value-type="float" office:value="0.0109423" calcext:value-type="float">
            <text:p>0.0109423</text:p>
          </table:table-cell>
          <table:table-cell office:value-type="float" office:value="0.0111483" calcext:value-type="float">
            <text:p>0.0111483</text:p>
          </table:table-cell>
          <table:table-cell office:value-type="float" office:value="0.00931687" calcext:value-type="float">
            <text:p>0.00931687</text:p>
          </table:table-cell>
        </table:table-row>
        <table:table-row table:style-name="ro1">
          <table:table-cell office:value-type="float" office:value="0.0111733" calcext:value-type="float">
            <text:p>0.0111733</text:p>
          </table:table-cell>
          <table:table-cell office:value-type="float" office:value="0.0109292" calcext:value-type="float">
            <text:p>0.0109292</text:p>
          </table:table-cell>
          <table:table-cell office:value-type="float" office:value="0.0111433" calcext:value-type="float">
            <text:p>0.0111433</text:p>
          </table:table-cell>
          <table:table-cell office:value-type="float" office:value="0.00928955" calcext:value-type="float">
            <text:p>0.00928955</text:p>
          </table:table-cell>
        </table:table-row>
        <table:table-row table:style-name="ro1">
          <table:table-cell office:value-type="float" office:value="0.0112557" calcext:value-type="float">
            <text:p>0.0112557</text:p>
          </table:table-cell>
          <table:table-cell office:value-type="float" office:value="0.0109159" calcext:value-type="float">
            <text:p>0.0109159</text:p>
          </table:table-cell>
          <table:table-cell office:value-type="float" office:value="0.0111534" calcext:value-type="float">
            <text:p>0.0111534</text:p>
          </table:table-cell>
          <table:table-cell office:value-type="float" office:value="0.00927153" calcext:value-type="float">
            <text:p>0.00927153</text:p>
          </table:table-cell>
        </table:table-row>
        <table:table-row table:style-name="ro1">
          <table:table-cell office:value-type="float" office:value="0.0113603" calcext:value-type="float">
            <text:p>0.0113603</text:p>
          </table:table-cell>
          <table:table-cell office:value-type="float" office:value="0.0109171" calcext:value-type="float">
            <text:p>0.0109171</text:p>
          </table:table-cell>
          <table:table-cell office:value-type="float" office:value="0.0111404" calcext:value-type="float">
            <text:p>0.0111404</text:p>
          </table:table-cell>
          <table:table-cell office:value-type="float" office:value="0.00923848" calcext:value-type="float">
            <text:p>0.00923848</text:p>
          </table:table-cell>
        </table:table-row>
        <table:table-row table:style-name="ro1">
          <table:table-cell office:value-type="float" office:value="0.0113726" calcext:value-type="float">
            <text:p>0.0113726</text:p>
          </table:table-cell>
          <table:table-cell office:value-type="float" office:value="0.0109851" calcext:value-type="float">
            <text:p>0.0109851</text:p>
          </table:table-cell>
          <table:table-cell office:value-type="float" office:value="0.0111367" calcext:value-type="float">
            <text:p>0.0111367</text:p>
          </table:table-cell>
          <table:table-cell office:value-type="float" office:value="0.00923719" calcext:value-type="float">
            <text:p>0.00923719</text:p>
          </table:table-cell>
        </table:table-row>
        <table:table-row table:style-name="ro1">
          <table:table-cell office:value-type="float" office:value="0.0113942" calcext:value-type="float">
            <text:p>0.0113942</text:p>
          </table:table-cell>
          <table:table-cell office:value-type="float" office:value="0.0110234" calcext:value-type="float">
            <text:p>0.0110234</text:p>
          </table:table-cell>
          <table:table-cell office:value-type="float" office:value="0.0111087" calcext:value-type="float">
            <text:p>0.0111087</text:p>
          </table:table-cell>
          <table:table-cell office:value-type="float" office:value="0.00921447" calcext:value-type="float">
            <text:p>0.00921447</text:p>
          </table:table-cell>
        </table:table-row>
        <table:table-row table:style-name="ro1">
          <table:table-cell office:value-type="float" office:value="0.0113701" calcext:value-type="float">
            <text:p>0.0113701</text:p>
          </table:table-cell>
          <table:table-cell office:value-type="float" office:value="0.0109748" calcext:value-type="float">
            <text:p>0.0109748</text:p>
          </table:table-cell>
          <table:table-cell office:value-type="float" office:value="0.0110753" calcext:value-type="float">
            <text:p>0.0110753</text:p>
          </table:table-cell>
          <table:table-cell office:value-type="float" office:value="0.00927831" calcext:value-type="float">
            <text:p>0.00927831</text:p>
          </table:table-cell>
        </table:table-row>
        <table:table-row table:style-name="ro1">
          <table:table-cell office:value-type="float" office:value="0.0113713" calcext:value-type="float">
            <text:p>0.0113713</text:p>
          </table:table-cell>
          <table:table-cell office:value-type="float" office:value="0.0109681" calcext:value-type="float">
            <text:p>0.0109681</text:p>
          </table:table-cell>
          <table:table-cell office:value-type="float" office:value="0.0110472" calcext:value-type="float">
            <text:p>0.0110472</text:p>
          </table:table-cell>
          <table:table-cell office:value-type="float" office:value="0.00925644" calcext:value-type="float">
            <text:p>0.00925644</text:p>
          </table:table-cell>
        </table:table-row>
        <table:table-row table:style-name="ro1">
          <table:table-cell office:value-type="float" office:value="0.0113701" calcext:value-type="float">
            <text:p>0.0113701</text:p>
          </table:table-cell>
          <table:table-cell office:value-type="float" office:value="0.0109647" calcext:value-type="float">
            <text:p>0.0109647</text:p>
          </table:table-cell>
          <table:table-cell office:value-type="float" office:value="0.0110421" calcext:value-type="float">
            <text:p>0.0110421</text:p>
          </table:table-cell>
          <table:table-cell office:value-type="float" office:value="0.00925122" calcext:value-type="float">
            <text:p>0.00925122</text:p>
          </table:table-cell>
        </table:table-row>
        <table:table-row table:style-name="ro1">
          <table:table-cell office:value-type="float" office:value="0.0113613" calcext:value-type="float">
            <text:p>0.0113613</text:p>
          </table:table-cell>
          <table:table-cell office:value-type="float" office:value="0.0109549" calcext:value-type="float">
            <text:p>0.0109549</text:p>
          </table:table-cell>
          <table:table-cell office:value-type="float" office:value="0.0110319" calcext:value-type="float">
            <text:p>0.0110319</text:p>
          </table:table-cell>
          <table:table-cell office:value-type="float" office:value="0.00925923" calcext:value-type="float">
            <text:p>0.00925923</text:p>
          </table:table-cell>
        </table:table-row>
        <table:table-row table:style-name="ro1">
          <table:table-cell office:value-type="float" office:value="0.0113096" calcext:value-type="float">
            <text:p>0.0113096</text:p>
          </table:table-cell>
          <table:table-cell office:value-type="float" office:value="0.0109473" calcext:value-type="float">
            <text:p>0.0109473</text:p>
          </table:table-cell>
          <table:table-cell office:value-type="float" office:value="0.0110261" calcext:value-type="float">
            <text:p>0.0110261</text:p>
          </table:table-cell>
          <table:table-cell office:value-type="float" office:value="0.00934563" calcext:value-type="float">
            <text:p>0.00934563</text:p>
          </table:table-cell>
        </table:table-row>
        <table:table-row table:style-name="ro1">
          <table:table-cell office:value-type="float" office:value="0.011314" calcext:value-type="float">
            <text:p>0.011314</text:p>
          </table:table-cell>
          <table:table-cell office:value-type="float" office:value="0.0109383" calcext:value-type="float">
            <text:p>0.0109383</text:p>
          </table:table-cell>
          <table:table-cell office:value-type="float" office:value="0.0110004" calcext:value-type="float">
            <text:p>0.0110004</text:p>
          </table:table-cell>
          <table:table-cell office:value-type="float" office:value="0.00933994" calcext:value-type="float">
            <text:p>0.00933994</text:p>
          </table:table-cell>
        </table:table-row>
        <table:table-row table:style-name="ro1">
          <table:table-cell office:value-type="float" office:value="0.0115555" calcext:value-type="float">
            <text:p>0.0115555</text:p>
          </table:table-cell>
          <table:table-cell office:value-type="float" office:value="0.0108712" calcext:value-type="float">
            <text:p>0.0108712</text:p>
          </table:table-cell>
          <table:table-cell office:value-type="float" office:value="0.0109481" calcext:value-type="float">
            <text:p>0.0109481</text:p>
          </table:table-cell>
          <table:table-cell office:value-type="float" office:value="0.00936672" calcext:value-type="float">
            <text:p>0.00936672</text:p>
          </table:table-cell>
        </table:table-row>
        <table:table-row table:style-name="ro1">
          <table:table-cell office:value-type="float" office:value="0.0115314" calcext:value-type="float">
            <text:p>0.0115314</text:p>
          </table:table-cell>
          <table:table-cell office:value-type="float" office:value="0.0108592" calcext:value-type="float">
            <text:p>0.0108592</text:p>
          </table:table-cell>
          <table:table-cell office:value-type="float" office:value="0.0109198" calcext:value-type="float">
            <text:p>0.0109198</text:p>
          </table:table-cell>
          <table:table-cell office:value-type="float" office:value="0.00934233" calcext:value-type="float">
            <text:p>0.00934233</text:p>
          </table:table-cell>
        </table:table-row>
        <table:table-row table:style-name="ro1">
          <table:table-cell office:value-type="float" office:value="0.0115136" calcext:value-type="float">
            <text:p>0.0115136</text:p>
          </table:table-cell>
          <table:table-cell office:value-type="float" office:value="0.0108381" calcext:value-type="float">
            <text:p>0.0108381</text:p>
          </table:table-cell>
          <table:table-cell office:value-type="float" office:value="0.0109168" calcext:value-type="float">
            <text:p>0.0109168</text:p>
          </table:table-cell>
          <table:table-cell office:value-type="float" office:value="0.00931915" calcext:value-type="float">
            <text:p>0.00931915</text:p>
          </table:table-cell>
        </table:table-row>
        <table:table-row table:style-name="ro1">
          <table:table-cell office:value-type="float" office:value="0.0114569" calcext:value-type="float">
            <text:p>0.0114569</text:p>
          </table:table-cell>
          <table:table-cell office:value-type="float" office:value="0.0108346" calcext:value-type="float">
            <text:p>0.0108346</text:p>
          </table:table-cell>
          <table:table-cell office:value-type="float" office:value="0.0109006" calcext:value-type="float">
            <text:p>0.0109006</text:p>
          </table:table-cell>
          <table:table-cell office:value-type="float" office:value="0.00929845" calcext:value-type="float">
            <text:p>0.00929845</text:p>
          </table:table-cell>
        </table:table-row>
        <table:table-row table:style-name="ro1">
          <table:table-cell office:value-type="float" office:value="0.0114568" calcext:value-type="float">
            <text:p>0.0114568</text:p>
          </table:table-cell>
          <table:table-cell office:value-type="float" office:value="0.0108344" calcext:value-type="float">
            <text:p>0.0108344</text:p>
          </table:table-cell>
          <table:table-cell office:value-type="float" office:value="0.0109005" calcext:value-type="float">
            <text:p>0.0109005</text:p>
          </table:table-cell>
          <table:table-cell office:value-type="float" office:value="0.00929805" calcext:value-type="float">
            <text:p>0.00929805</text:p>
          </table:table-cell>
        </table:table-row>
        <table:table-row table:style-name="ro1">
          <table:table-cell office:value-type="float" office:value="0.0114619" calcext:value-type="float">
            <text:p>0.0114619</text:p>
          </table:table-cell>
          <table:table-cell office:value-type="float" office:value="0.0108333" calcext:value-type="float">
            <text:p>0.0108333</text:p>
          </table:table-cell>
          <table:table-cell office:value-type="float" office:value="0.0109001" calcext:value-type="float">
            <text:p>0.0109001</text:p>
          </table:table-cell>
          <table:table-cell office:value-type="float" office:value="0.0092768" calcext:value-type="float">
            <text:p>0.0092768</text:p>
          </table:table-cell>
        </table:table-row>
        <table:table-row table:style-name="ro1">
          <table:table-cell office:value-type="float" office:value="0.011451" calcext:value-type="float">
            <text:p>0.011451</text:p>
          </table:table-cell>
          <table:table-cell office:value-type="float" office:value="0.0107834" calcext:value-type="float">
            <text:p>0.0107834</text:p>
          </table:table-cell>
          <table:table-cell office:value-type="float" office:value="0.0108627" calcext:value-type="float">
            <text:p>0.0108627</text:p>
          </table:table-cell>
          <table:table-cell office:value-type="float" office:value="0.00929505" calcext:value-type="float">
            <text:p>0.00929505</text:p>
          </table:table-cell>
        </table:table-row>
        <table:table-row table:style-name="ro1">
          <table:table-cell office:value-type="float" office:value="0.0114244" calcext:value-type="float">
            <text:p>0.0114244</text:p>
          </table:table-cell>
          <table:table-cell office:value-type="float" office:value="0.0107785" calcext:value-type="float">
            <text:p>0.0107785</text:p>
          </table:table-cell>
          <table:table-cell office:value-type="float" office:value="0.0108376" calcext:value-type="float">
            <text:p>0.0108376</text:p>
          </table:table-cell>
          <table:table-cell office:value-type="float" office:value="0.00926842" calcext:value-type="float">
            <text:p>0.00926842</text:p>
          </table:table-cell>
        </table:table-row>
        <table:table-row table:style-name="ro1">
          <table:table-cell office:value-type="float" office:value="0.0114166" calcext:value-type="float">
            <text:p>0.0114166</text:p>
          </table:table-cell>
          <table:table-cell office:value-type="float" office:value="0.0107672" calcext:value-type="float">
            <text:p>0.0107672</text:p>
          </table:table-cell>
          <table:table-cell office:value-type="float" office:value="0.0108185" calcext:value-type="float">
            <text:p>0.0108185</text:p>
          </table:table-cell>
          <table:table-cell office:value-type="float" office:value="0.00925472" calcext:value-type="float">
            <text:p>0.00925472</text:p>
          </table:table-cell>
        </table:table-row>
        <table:table-row table:style-name="ro1">
          <table:table-cell office:value-type="float" office:value="0.0113747" calcext:value-type="float">
            <text:p>0.0113747</text:p>
          </table:table-cell>
          <table:table-cell office:value-type="float" office:value="0.010764" calcext:value-type="float">
            <text:p>0.010764</text:p>
          </table:table-cell>
          <table:table-cell office:value-type="float" office:value="0.0108097" calcext:value-type="float">
            <text:p>0.0108097</text:p>
          </table:table-cell>
          <table:table-cell office:value-type="float" office:value="0.00924694" calcext:value-type="float">
            <text:p>0.00924694</text:p>
          </table:table-cell>
        </table:table-row>
        <table:table-row table:style-name="ro1">
          <table:table-cell office:value-type="float" office:value="0.0113721" calcext:value-type="float">
            <text:p>0.0113721</text:p>
          </table:table-cell>
          <table:table-cell office:value-type="float" office:value="0.0107629" calcext:value-type="float">
            <text:p>0.0107629</text:p>
          </table:table-cell>
          <table:table-cell office:value-type="float" office:value="0.0108095" calcext:value-type="float">
            <text:p>0.0108095</text:p>
          </table:table-cell>
          <table:table-cell office:value-type="float" office:value="0.00924619" calcext:value-type="float">
            <text:p>0.00924619</text:p>
          </table:table-cell>
        </table:table-row>
        <table:table-row table:style-name="ro1">
          <table:table-cell office:value-type="float" office:value="0.0113813" calcext:value-type="float">
            <text:p>0.0113813</text:p>
          </table:table-cell>
          <table:table-cell office:value-type="float" office:value="0.0107475" calcext:value-type="float">
            <text:p>0.0107475</text:p>
          </table:table-cell>
          <table:table-cell office:value-type="float" office:value="0.0107737" calcext:value-type="float">
            <text:p>0.0107737</text:p>
          </table:table-cell>
          <table:table-cell office:value-type="float" office:value="0.00921752" calcext:value-type="float">
            <text:p>0.00921752</text:p>
          </table:table-cell>
        </table:table-row>
        <table:table-row table:style-name="ro1">
          <table:table-cell office:value-type="float" office:value="0.0113742" calcext:value-type="float">
            <text:p>0.0113742</text:p>
          </table:table-cell>
          <table:table-cell office:value-type="float" office:value="0.0106891" calcext:value-type="float">
            <text:p>0.0106891</text:p>
          </table:table-cell>
          <table:table-cell office:value-type="float" office:value="0.0107387" calcext:value-type="float">
            <text:p>0.0107387</text:p>
          </table:table-cell>
          <table:table-cell office:value-type="float" office:value="0.00921788" calcext:value-type="float">
            <text:p>0.00921788</text:p>
          </table:table-cell>
        </table:table-row>
        <table:table-row table:style-name="ro1">
          <table:table-cell office:value-type="float" office:value="0.0113413" calcext:value-type="float">
            <text:p>0.0113413</text:p>
          </table:table-cell>
          <table:table-cell office:value-type="float" office:value="0.0107017" calcext:value-type="float">
            <text:p>0.0107017</text:p>
          </table:table-cell>
          <table:table-cell office:value-type="float" office:value="0.0107124" calcext:value-type="float">
            <text:p>0.0107124</text:p>
          </table:table-cell>
          <table:table-cell office:value-type="float" office:value="0.00935627" calcext:value-type="float">
            <text:p>0.00935627</text:p>
          </table:table-cell>
        </table:table-row>
        <table:table-row table:style-name="ro1">
          <table:table-cell office:value-type="float" office:value="0.0113309" calcext:value-type="float">
            <text:p>0.0113309</text:p>
          </table:table-cell>
          <table:table-cell office:value-type="float" office:value="0.0106892" calcext:value-type="float">
            <text:p>0.0106892</text:p>
          </table:table-cell>
          <table:table-cell office:value-type="float" office:value="0.010707" calcext:value-type="float">
            <text:p>0.010707</text:p>
          </table:table-cell>
          <table:table-cell office:value-type="float" office:value="0.00934169" calcext:value-type="float">
            <text:p>0.00934169</text:p>
          </table:table-cell>
        </table:table-row>
        <table:table-row table:style-name="ro1">
          <table:table-cell office:value-type="float" office:value="0.011279" calcext:value-type="float">
            <text:p>0.011279</text:p>
          </table:table-cell>
          <table:table-cell office:value-type="float" office:value="0.0106894" calcext:value-type="float">
            <text:p>0.0106894</text:p>
          </table:table-cell>
          <table:table-cell office:value-type="float" office:value="0.0106991" calcext:value-type="float">
            <text:p>0.0106991</text:p>
          </table:table-cell>
          <table:table-cell office:value-type="float" office:value="0.00933142" calcext:value-type="float">
            <text:p>0.00933142</text:p>
          </table:table-cell>
        </table:table-row>
        <table:table-row table:style-name="ro1">
          <table:table-cell office:value-type="float" office:value="0.0112734" calcext:value-type="float">
            <text:p>0.0112734</text:p>
          </table:table-cell>
          <table:table-cell office:value-type="float" office:value="0.0106785" calcext:value-type="float">
            <text:p>0.0106785</text:p>
          </table:table-cell>
          <table:table-cell office:value-type="float" office:value="0.0106655" calcext:value-type="float">
            <text:p>0.0106655</text:p>
          </table:table-cell>
          <table:table-cell office:value-type="float" office:value="0.00930523" calcext:value-type="float">
            <text:p>0.00930523</text:p>
          </table:table-cell>
        </table:table-row>
        <table:table-row table:style-name="ro1">
          <table:table-cell office:value-type="float" office:value="0.0112719" calcext:value-type="float">
            <text:p>0.0112719</text:p>
          </table:table-cell>
          <table:table-cell office:value-type="float" office:value="0.0106783" calcext:value-type="float">
            <text:p>0.0106783</text:p>
          </table:table-cell>
          <table:table-cell office:value-type="float" office:value="0.0106655" calcext:value-type="float">
            <text:p>0.0106655</text:p>
          </table:table-cell>
          <table:table-cell office:value-type="float" office:value="0.00930528" calcext:value-type="float">
            <text:p>0.00930528</text:p>
          </table:table-cell>
        </table:table-row>
        <table:table-row table:style-name="ro1">
          <table:table-cell office:value-type="float" office:value="0.0112616" calcext:value-type="float">
            <text:p>0.0112616</text:p>
          </table:table-cell>
          <table:table-cell office:value-type="float" office:value="0.0106257" calcext:value-type="float">
            <text:p>0.0106257</text:p>
          </table:table-cell>
          <table:table-cell office:value-type="float" office:value="0.0106502" calcext:value-type="float">
            <text:p>0.0106502</text:p>
          </table:table-cell>
          <table:table-cell office:value-type="float" office:value="0.00931547" calcext:value-type="float">
            <text:p>0.00931547</text:p>
          </table:table-cell>
        </table:table-row>
        <table:table-row table:style-name="ro1">
          <table:table-cell office:value-type="float" office:value="0.0112362" calcext:value-type="float">
            <text:p>0.0112362</text:p>
          </table:table-cell>
          <table:table-cell office:value-type="float" office:value="0.0106222" calcext:value-type="float">
            <text:p>0.0106222</text:p>
          </table:table-cell>
          <table:table-cell office:value-type="float" office:value="0.0110387" calcext:value-type="float">
            <text:p>0.0110387</text:p>
          </table:table-cell>
          <table:table-cell office:value-type="float" office:value="0.00930956" calcext:value-type="float">
            <text:p>0.00930956</text:p>
          </table:table-cell>
        </table:table-row>
        <table:table-row table:style-name="ro1">
          <table:table-cell office:value-type="float" office:value="0.011225" calcext:value-type="float">
            <text:p>0.011225</text:p>
          </table:table-cell>
          <table:table-cell office:value-type="float" office:value="0.0106181" calcext:value-type="float">
            <text:p>0.0106181</text:p>
          </table:table-cell>
          <table:table-cell office:value-type="float" office:value="0.0110182" calcext:value-type="float">
            <text:p>0.0110182</text:p>
          </table:table-cell>
          <table:table-cell office:value-type="float" office:value="0.00929365" calcext:value-type="float">
            <text:p>0.00929365</text:p>
          </table:table-cell>
        </table:table-row>
        <table:table-row table:style-name="ro1">
          <table:table-cell office:value-type="float" office:value="0.0112143" calcext:value-type="float">
            <text:p>0.0112143</text:p>
          </table:table-cell>
          <table:table-cell office:value-type="float" office:value="0.0106097" calcext:value-type="float">
            <text:p>0.0106097</text:p>
          </table:table-cell>
          <table:table-cell office:value-type="float" office:value="0.0110385" calcext:value-type="float">
            <text:p>0.0110385</text:p>
          </table:table-cell>
          <table:table-cell office:value-type="float" office:value="0.00927455" calcext:value-type="float">
            <text:p>0.00927455</text:p>
          </table:table-cell>
        </table:table-row>
        <table:table-row table:style-name="ro1">
          <table:table-cell office:value-type="float" office:value="0.011153" calcext:value-type="float">
            <text:p>0.011153</text:p>
          </table:table-cell>
          <table:table-cell office:value-type="float" office:value="0.0106035" calcext:value-type="float">
            <text:p>0.0106035</text:p>
          </table:table-cell>
          <table:table-cell office:value-type="float" office:value="0.0110226" calcext:value-type="float">
            <text:p>0.0110226</text:p>
          </table:table-cell>
          <table:table-cell office:value-type="float" office:value="0.00923558" calcext:value-type="float">
            <text:p>0.00923558</text:p>
          </table:table-cell>
        </table:table-row>
        <table:table-row table:style-name="ro1">
          <table:table-cell office:value-type="float" office:value="0.0111532" calcext:value-type="float">
            <text:p>0.0111532</text:p>
          </table:table-cell>
          <table:table-cell office:value-type="float" office:value="0.0105942" calcext:value-type="float">
            <text:p>0.0105942</text:p>
          </table:table-cell>
          <table:table-cell office:value-type="float" office:value="0.0110143" calcext:value-type="float">
            <text:p>0.0110143</text:p>
          </table:table-cell>
          <table:table-cell office:value-type="float" office:value="0.00922415" calcext:value-type="float">
            <text:p>0.00922415</text:p>
          </table:table-cell>
        </table:table-row>
        <table:table-row table:style-name="ro1">
          <table:table-cell office:value-type="float" office:value="0.0111797" calcext:value-type="float">
            <text:p>0.0111797</text:p>
          </table:table-cell>
          <table:table-cell office:value-type="float" office:value="0.0105366" calcext:value-type="float">
            <text:p>0.0105366</text:p>
          </table:table-cell>
          <table:table-cell office:value-type="float" office:value="0.010959" calcext:value-type="float">
            <text:p>0.010959</text:p>
          </table:table-cell>
          <table:table-cell office:value-type="float" office:value="0.00930699" calcext:value-type="float">
            <text:p>0.00930699</text:p>
          </table:table-cell>
        </table:table-row>
        <table:table-row table:style-name="ro1">
          <table:table-cell office:value-type="float" office:value="0.0112102" calcext:value-type="float">
            <text:p>0.0112102</text:p>
          </table:table-cell>
          <table:table-cell office:value-type="float" office:value="0.0105265" calcext:value-type="float">
            <text:p>0.0105265</text:p>
          </table:table-cell>
          <table:table-cell office:value-type="float" office:value="0.0109297" calcext:value-type="float">
            <text:p>0.0109297</text:p>
          </table:table-cell>
          <table:table-cell office:value-type="float" office:value="0.00928599" calcext:value-type="float">
            <text:p>0.00928599</text:p>
          </table:table-cell>
        </table:table-row>
        <table:table-row table:style-name="ro1">
          <table:table-cell office:value-type="float" office:value="0.011215" calcext:value-type="float">
            <text:p>0.011215</text:p>
          </table:table-cell>
          <table:table-cell office:value-type="float" office:value="0.0105198" calcext:value-type="float">
            <text:p>0.0105198</text:p>
          </table:table-cell>
          <table:table-cell office:value-type="float" office:value="0.0109206" calcext:value-type="float">
            <text:p>0.0109206</text:p>
          </table:table-cell>
          <table:table-cell office:value-type="float" office:value="0.00927328" calcext:value-type="float">
            <text:p>0.00927328</text:p>
          </table:table-cell>
        </table:table-row>
        <table:table-row table:style-name="ro1">
          <table:table-cell office:value-type="float" office:value="0.0112106" calcext:value-type="float">
            <text:p>0.0112106</text:p>
          </table:table-cell>
          <table:table-cell office:value-type="float" office:value="0.0105148" calcext:value-type="float">
            <text:p>0.0105148</text:p>
          </table:table-cell>
          <table:table-cell office:value-type="float" office:value="0.0109186" calcext:value-type="float">
            <text:p>0.0109186</text:p>
          </table:table-cell>
          <table:table-cell office:value-type="float" office:value="0.00925817" calcext:value-type="float">
            <text:p>0.00925817</text:p>
          </table:table-cell>
        </table:table-row>
        <table:table-row table:style-name="ro1">
          <table:table-cell office:value-type="float" office:value="0.0112264" calcext:value-type="float">
            <text:p>0.0112264</text:p>
          </table:table-cell>
          <table:table-cell office:value-type="float" office:value="0.0106623" calcext:value-type="float">
            <text:p>0.0106623</text:p>
          </table:table-cell>
          <table:table-cell office:value-type="float" office:value="0.010908" calcext:value-type="float">
            <text:p>0.010908</text:p>
          </table:table-cell>
          <table:table-cell office:value-type="float" office:value="0.00922064" calcext:value-type="float">
            <text:p>0.00922064</text:p>
          </table:table-cell>
        </table:table-row>
        <table:table-row table:style-name="ro1">
          <table:table-cell office:value-type="float" office:value="0.0112814" calcext:value-type="float">
            <text:p>0.0112814</text:p>
          </table:table-cell>
          <table:table-cell office:value-type="float" office:value="0.010653" calcext:value-type="float">
            <text:p>0.010653</text:p>
          </table:table-cell>
          <table:table-cell office:value-type="float" office:value="0.0108991" calcext:value-type="float">
            <text:p>0.0108991</text:p>
          </table:table-cell>
          <table:table-cell office:value-type="float" office:value="0.00921267" calcext:value-type="float">
            <text:p>0.00921267</text:p>
          </table:table-cell>
        </table:table-row>
        <table:table-row table:style-name="ro1">
          <table:table-cell office:value-type="float" office:value="0.0112738" calcext:value-type="float">
            <text:p>0.0112738</text:p>
          </table:table-cell>
          <table:table-cell office:value-type="float" office:value="0.0105904" calcext:value-type="float">
            <text:p>0.0105904</text:p>
          </table:table-cell>
          <table:table-cell office:value-type="float" office:value="0.0108458" calcext:value-type="float">
            <text:p>0.0108458</text:p>
          </table:table-cell>
          <table:table-cell office:value-type="float" office:value="0.0092552" calcext:value-type="float">
            <text:p>0.0092552</text:p>
          </table:table-cell>
        </table:table-row>
        <table:table-row table:style-name="ro1">
          <table:table-cell office:value-type="float" office:value="0.0112541" calcext:value-type="float">
            <text:p>0.0112541</text:p>
          </table:table-cell>
          <table:table-cell office:value-type="float" office:value="0.0105889" calcext:value-type="float">
            <text:p>0.0105889</text:p>
          </table:table-cell>
          <table:table-cell office:value-type="float" office:value="0.0108442" calcext:value-type="float">
            <text:p>0.0108442</text:p>
          </table:table-cell>
          <table:table-cell office:value-type="float" office:value="0.00925243" calcext:value-type="float">
            <text:p>0.00925243</text:p>
          </table:table-cell>
        </table:table-row>
        <table:table-row table:style-name="ro1">
          <table:table-cell office:value-type="float" office:value="0.011247" calcext:value-type="float">
            <text:p>0.011247</text:p>
          </table:table-cell>
          <table:table-cell office:value-type="float" office:value="0.0105835" calcext:value-type="float">
            <text:p>0.0105835</text:p>
          </table:table-cell>
          <table:table-cell office:value-type="float" office:value="0.0108161" calcext:value-type="float">
            <text:p>0.0108161</text:p>
          </table:table-cell>
          <table:table-cell office:value-type="float" office:value="0.00923463" calcext:value-type="float">
            <text:p>0.00923463</text:p>
          </table:table-cell>
        </table:table-row>
        <table:table-row table:style-name="ro1">
          <table:table-cell office:value-type="float" office:value="0.0112302" calcext:value-type="float">
            <text:p>0.0112302</text:p>
          </table:table-cell>
          <table:table-cell office:value-type="float" office:value="0.0105747" calcext:value-type="float">
            <text:p>0.0105747</text:p>
          </table:table-cell>
          <table:table-cell office:value-type="float" office:value="0.0108148" calcext:value-type="float">
            <text:p>0.0108148</text:p>
          </table:table-cell>
          <table:table-cell office:value-type="float" office:value="0.00921916" calcext:value-type="float">
            <text:p>0.00921916</text:p>
          </table:table-cell>
        </table:table-row>
        <table:table-row table:style-name="ro1">
          <table:table-cell office:value-type="float" office:value="0.0112156" calcext:value-type="float">
            <text:p>0.0112156</text:p>
          </table:table-cell>
          <table:table-cell office:value-type="float" office:value="0.0105637" calcext:value-type="float">
            <text:p>0.0105637</text:p>
          </table:table-cell>
          <table:table-cell office:value-type="float" office:value="0.0108007" calcext:value-type="float">
            <text:p>0.0108007</text:p>
          </table:table-cell>
          <table:table-cell office:value-type="float" office:value="0.0092029" calcext:value-type="float">
            <text:p>0.0092029</text:p>
          </table:table-cell>
        </table:table-row>
        <table:table-row table:style-name="ro1">
          <table:table-cell office:value-type="float" office:value="0.0111613" calcext:value-type="float">
            <text:p>0.0111613</text:p>
          </table:table-cell>
          <table:table-cell office:value-type="float" office:value="0.0105569" calcext:value-type="float">
            <text:p>0.0105569</text:p>
          </table:table-cell>
          <table:table-cell office:value-type="float" office:value="0.0107937" calcext:value-type="float">
            <text:p>0.0107937</text:p>
          </table:table-cell>
          <table:table-cell office:value-type="float" office:value="0.00917105" calcext:value-type="float">
            <text:p>0.00917105</text:p>
          </table:table-cell>
        </table:table-row>
        <table:table-row table:style-name="ro1">
          <table:table-cell office:value-type="float" office:value="0.0111561" calcext:value-type="float">
            <text:p>0.0111561</text:p>
          </table:table-cell>
          <table:table-cell office:value-type="float" office:value="0.0105498" calcext:value-type="float">
            <text:p>0.0105498</text:p>
          </table:table-cell>
          <table:table-cell office:value-type="float" office:value="0.0107622" calcext:value-type="float">
            <text:p>0.0107622</text:p>
          </table:table-cell>
          <table:table-cell office:value-type="float" office:value="0.00919041" calcext:value-type="float">
            <text:p>0.00919041</text:p>
          </table:table-cell>
        </table:table-row>
        <table:table-row table:style-name="ro1">
          <table:table-cell office:value-type="float" office:value="0.0111702" calcext:value-type="float">
            <text:p>0.0111702</text:p>
          </table:table-cell>
          <table:table-cell office:value-type="float" office:value="0.0104968" calcext:value-type="float">
            <text:p>0.0104968</text:p>
          </table:table-cell>
          <table:table-cell office:value-type="float" office:value="0.0107406" calcext:value-type="float">
            <text:p>0.0107406</text:p>
          </table:table-cell>
          <table:table-cell office:value-type="float" office:value="0.00922103" calcext:value-type="float">
            <text:p>0.00922103</text:p>
          </table:table-cell>
        </table:table-row>
        <table:table-row table:style-name="ro1">
          <table:table-cell office:value-type="float" office:value="0.0111459" calcext:value-type="float">
            <text:p>0.0111459</text:p>
          </table:table-cell>
          <table:table-cell office:value-type="float" office:value="0.0104884" calcext:value-type="float">
            <text:p>0.0104884</text:p>
          </table:table-cell>
          <table:table-cell office:value-type="float" office:value="0.0107169" calcext:value-type="float">
            <text:p>0.0107169</text:p>
          </table:table-cell>
          <table:table-cell office:value-type="float" office:value="0.00921125" calcext:value-type="float">
            <text:p>0.00921125</text:p>
          </table:table-cell>
        </table:table-row>
        <table:table-row table:style-name="ro1">
          <table:table-cell office:value-type="float" office:value="0.0111319" calcext:value-type="float">
            <text:p>0.0111319</text:p>
          </table:table-cell>
          <table:table-cell office:value-type="float" office:value="0.0104824" calcext:value-type="float">
            <text:p>0.0104824</text:p>
          </table:table-cell>
          <table:table-cell office:value-type="float" office:value="0.0107207" calcext:value-type="float">
            <text:p>0.0107207</text:p>
          </table:table-cell>
          <table:table-cell office:value-type="float" office:value="0.00919774" calcext:value-type="float">
            <text:p>0.00919774</text:p>
          </table:table-cell>
        </table:table-row>
        <table:table-row table:style-name="ro1">
          <table:table-cell office:value-type="float" office:value="0.0111233" calcext:value-type="float">
            <text:p>0.0111233</text:p>
          </table:table-cell>
          <table:table-cell office:value-type="float" office:value="0.0104708" calcext:value-type="float">
            <text:p>0.0104708</text:p>
          </table:table-cell>
          <table:table-cell office:value-type="float" office:value="0.0107164" calcext:value-type="float">
            <text:p>0.0107164</text:p>
          </table:table-cell>
          <table:table-cell office:value-type="float" office:value="0.00917979" calcext:value-type="float">
            <text:p>0.00917979</text:p>
          </table:table-cell>
        </table:table-row>
        <table:table-row table:style-name="ro1">
          <table:table-cell office:value-type="float" office:value="0.0110565" calcext:value-type="float">
            <text:p>0.0110565</text:p>
          </table:table-cell>
          <table:table-cell office:value-type="float" office:value="0.0104657" calcext:value-type="float">
            <text:p>0.0104657</text:p>
          </table:table-cell>
          <table:table-cell office:value-type="float" office:value="0.0107109" calcext:value-type="float">
            <text:p>0.0107109</text:p>
          </table:table-cell>
          <table:table-cell office:value-type="float" office:value="0.00923653" calcext:value-type="float">
            <text:p>0.00923653</text:p>
          </table:table-cell>
        </table:table-row>
        <table:table-row table:style-name="ro1">
          <table:table-cell office:value-type="float" office:value="0.0110494" calcext:value-type="float">
            <text:p>0.0110494</text:p>
          </table:table-cell>
          <table:table-cell office:value-type="float" office:value="0.0104593" calcext:value-type="float">
            <text:p>0.0104593</text:p>
          </table:table-cell>
          <table:table-cell office:value-type="float" office:value="0.0106804" calcext:value-type="float">
            <text:p>0.0106804</text:p>
          </table:table-cell>
          <table:table-cell office:value-type="float" office:value="0.0092362" calcext:value-type="float">
            <text:p>0.0092362</text:p>
          </table:table-cell>
        </table:table-row>
        <table:table-row table:style-name="ro1">
          <table:table-cell office:value-type="float" office:value="0.0110475" calcext:value-type="float">
            <text:p>0.0110475</text:p>
          </table:table-cell>
          <table:table-cell office:value-type="float" office:value="0.0104592" calcext:value-type="float">
            <text:p>0.0104592</text:p>
          </table:table-cell>
          <table:table-cell office:value-type="float" office:value="0.0106804" calcext:value-type="float">
            <text:p>0.0106804</text:p>
          </table:table-cell>
          <table:table-cell office:value-type="float" office:value="0.00923625" calcext:value-type="float">
            <text:p>0.00923625</text:p>
          </table:table-cell>
        </table:table-row>
        <table:table-row table:style-name="ro1">
          <table:table-cell office:value-type="float" office:value="0.0110395" calcext:value-type="float">
            <text:p>0.0110395</text:p>
          </table:table-cell>
          <table:table-cell office:value-type="float" office:value="0.0104415" calcext:value-type="float">
            <text:p>0.0104415</text:p>
          </table:table-cell>
          <table:table-cell office:value-type="float" office:value="0.0106503" calcext:value-type="float">
            <text:p>0.0106503</text:p>
          </table:table-cell>
          <table:table-cell office:value-type="float" office:value="0.00931992" calcext:value-type="float">
            <text:p>0.00931992</text:p>
          </table:table-cell>
        </table:table-row>
        <table:table-row table:style-name="ro1">
          <table:table-cell office:value-type="float" office:value="0.0110192" calcext:value-type="float">
            <text:p>0.0110192</text:p>
          </table:table-cell>
          <table:table-cell office:value-type="float" office:value="0.0104353" calcext:value-type="float">
            <text:p>0.0104353</text:p>
          </table:table-cell>
          <table:table-cell office:value-type="float" office:value="0.0106228" calcext:value-type="float">
            <text:p>0.0106228</text:p>
          </table:table-cell>
          <table:table-cell office:value-type="float" office:value="0.00929164" calcext:value-type="float">
            <text:p>0.00929164</text:p>
          </table:table-cell>
        </table:table-row>
        <table:table-row table:style-name="ro1">
          <table:table-cell office:value-type="float" office:value="0.0110064" calcext:value-type="float">
            <text:p>0.0110064</text:p>
          </table:table-cell>
          <table:table-cell office:value-type="float" office:value="0.0104283" calcext:value-type="float">
            <text:p>0.0104283</text:p>
          </table:table-cell>
          <table:table-cell office:value-type="float" office:value="0.0106003" calcext:value-type="float">
            <text:p>0.0106003</text:p>
          </table:table-cell>
          <table:table-cell office:value-type="float" office:value="0.00926677" calcext:value-type="float">
            <text:p>0.00926677</text:p>
          </table:table-cell>
        </table:table-row>
        <table:table-row table:style-name="ro1">
          <table:table-cell office:value-type="float" office:value="0.0110064" calcext:value-type="float">
            <text:p>0.0110064</text:p>
          </table:table-cell>
          <table:table-cell office:value-type="float" office:value="0.0104182" calcext:value-type="float">
            <text:p>0.0104182</text:p>
          </table:table-cell>
          <table:table-cell office:value-type="float" office:value="0.0105879" calcext:value-type="float">
            <text:p>0.0105879</text:p>
          </table:table-cell>
          <table:table-cell office:value-type="float" office:value="0.00942163" calcext:value-type="float">
            <text:p>0.00942163</text:p>
          </table:table-cell>
        </table:table-row>
        <table:table-row table:style-name="ro1">
          <table:table-cell office:value-type="float" office:value="0.010958" calcext:value-type="float">
            <text:p>0.010958</text:p>
          </table:table-cell>
          <table:table-cell office:value-type="float" office:value="0.0104144" calcext:value-type="float">
            <text:p>0.0104144</text:p>
          </table:table-cell>
          <table:table-cell office:value-type="float" office:value="0.010585" calcext:value-type="float">
            <text:p>0.010585</text:p>
          </table:table-cell>
          <table:table-cell office:value-type="float" office:value="0.00941744" calcext:value-type="float">
            <text:p>0.00941744</text:p>
          </table:table-cell>
        </table:table-row>
        <table:table-row table:style-name="ro1">
          <table:table-cell office:value-type="float" office:value="0.0109594" calcext:value-type="float">
            <text:p>0.0109594</text:p>
          </table:table-cell>
          <table:table-cell office:value-type="float" office:value="0.0104138" calcext:value-type="float">
            <text:p>0.0104138</text:p>
          </table:table-cell>
          <table:table-cell office:value-type="float" office:value="0.010581" calcext:value-type="float">
            <text:p>0.010581</text:p>
          </table:table-cell>
          <table:table-cell office:value-type="float" office:value="0.00939615" calcext:value-type="float">
            <text:p>0.00939615</text:p>
          </table:table-cell>
        </table:table-row>
        <table:table-row table:style-name="ro1">
          <table:table-cell office:value-type="float" office:value="0.010949" calcext:value-type="float">
            <text:p>0.010949</text:p>
          </table:table-cell>
          <table:table-cell office:value-type="float" office:value="0.0103572" calcext:value-type="float">
            <text:p>0.0103572</text:p>
          </table:table-cell>
          <table:table-cell office:value-type="float" office:value="0.0105828" calcext:value-type="float">
            <text:p>0.0105828</text:p>
          </table:table-cell>
          <table:table-cell office:value-type="float" office:value="0.00941945" calcext:value-type="float">
            <text:p>0.00941945</text:p>
          </table:table-cell>
        </table:table-row>
        <table:table-row table:style-name="ro1">
          <table:table-cell office:value-type="float" office:value="0.0109239" calcext:value-type="float">
            <text:p>0.0109239</text:p>
          </table:table-cell>
          <table:table-cell office:value-type="float" office:value="0.0103496" calcext:value-type="float">
            <text:p>0.0103496</text:p>
          </table:table-cell>
          <table:table-cell office:value-type="float" office:value="0.0107112" calcext:value-type="float">
            <text:p>0.0107112</text:p>
          </table:table-cell>
          <table:table-cell office:value-type="float" office:value="0.00939683" calcext:value-type="float">
            <text:p>0.00939683</text:p>
          </table:table-cell>
        </table:table-row>
        <table:table-row table:style-name="ro1">
          <table:table-cell office:value-type="float" office:value="0.0109094" calcext:value-type="float">
            <text:p>0.0109094</text:p>
          </table:table-cell>
          <table:table-cell office:value-type="float" office:value="0.010342" calcext:value-type="float">
            <text:p>0.010342</text:p>
          </table:table-cell>
          <table:table-cell office:value-type="float" office:value="0.010693" calcext:value-type="float">
            <text:p>0.010693</text:p>
          </table:table-cell>
          <table:table-cell office:value-type="float" office:value="0.00938264" calcext:value-type="float">
            <text:p>0.00938264</text:p>
          </table:table-cell>
        </table:table-row>
        <table:table-row table:style-name="ro1">
          <table:table-cell office:value-type="float" office:value="0.010896" calcext:value-type="float">
            <text:p>0.010896</text:p>
          </table:table-cell>
          <table:table-cell office:value-type="float" office:value="0.0103283" calcext:value-type="float">
            <text:p>0.0103283</text:p>
          </table:table-cell>
          <table:table-cell office:value-type="float" office:value="0.0106937" calcext:value-type="float">
            <text:p>0.0106937</text:p>
          </table:table-cell>
          <table:table-cell office:value-type="float" office:value="0.00936402" calcext:value-type="float">
            <text:p>0.00936402</text:p>
          </table:table-cell>
        </table:table-row>
        <table:table-row table:style-name="ro1">
          <table:table-cell office:value-type="float" office:value="0.0108504" calcext:value-type="float">
            <text:p>0.0108504</text:p>
          </table:table-cell>
          <table:table-cell office:value-type="float" office:value="0.0103385" calcext:value-type="float">
            <text:p>0.0103385</text:p>
          </table:table-cell>
          <table:table-cell office:value-type="float" office:value="0.0106916" calcext:value-type="float">
            <text:p>0.0106916</text:p>
          </table:table-cell>
          <table:table-cell office:value-type="float" office:value="0.00936795" calcext:value-type="float">
            <text:p>0.00936795</text:p>
          </table:table-cell>
        </table:table-row>
        <table:table-row table:style-name="ro1">
          <table:table-cell office:value-type="float" office:value="0.0108477" calcext:value-type="float">
            <text:p>0.0108477</text:p>
          </table:table-cell>
          <table:table-cell office:value-type="float" office:value="0.010348" calcext:value-type="float">
            <text:p>0.010348</text:p>
          </table:table-cell>
          <table:table-cell office:value-type="float" office:value="0.010686" calcext:value-type="float">
            <text:p>0.010686</text:p>
          </table:table-cell>
          <table:table-cell office:value-type="float" office:value="0.00934793" calcext:value-type="float">
            <text:p>0.00934793</text:p>
          </table:table-cell>
        </table:table-row>
        <table:table-row table:style-name="ro1">
          <table:table-cell office:value-type="float" office:value="0.0108883" calcext:value-type="float">
            <text:p>0.0108883</text:p>
          </table:table-cell>
          <table:table-cell office:value-type="float" office:value="0.0103397" calcext:value-type="float">
            <text:p>0.0103397</text:p>
          </table:table-cell>
          <table:table-cell office:value-type="float" office:value="0.010661" calcext:value-type="float">
            <text:p>0.010661</text:p>
          </table:table-cell>
          <table:table-cell office:value-type="float" office:value="0.00937874" calcext:value-type="float">
            <text:p>0.00937874</text:p>
          </table:table-cell>
        </table:table-row>
        <table:table-row table:style-name="ro1">
          <table:table-cell office:value-type="float" office:value="0.0108702" calcext:value-type="float">
            <text:p>0.0108702</text:p>
          </table:table-cell>
          <table:table-cell office:value-type="float" office:value="0.0102951" calcext:value-type="float">
            <text:p>0.0102951</text:p>
          </table:table-cell>
          <table:table-cell office:value-type="float" office:value="0.0106335" calcext:value-type="float">
            <text:p>0.0106335</text:p>
          </table:table-cell>
          <table:table-cell office:value-type="float" office:value="0.00937245" calcext:value-type="float">
            <text:p>0.00937245</text:p>
          </table:table-cell>
        </table:table-row>
        <table:table-row table:style-name="ro1">
          <table:table-cell office:value-type="float" office:value="0.0109056" calcext:value-type="float">
            <text:p>0.0109056</text:p>
          </table:table-cell>
          <table:table-cell office:value-type="float" office:value="0.0103904" calcext:value-type="float">
            <text:p>0.0103904</text:p>
          </table:table-cell>
          <table:table-cell office:value-type="float" office:value="0.0106079" calcext:value-type="float">
            <text:p>0.0106079</text:p>
          </table:table-cell>
          <table:table-cell office:value-type="float" office:value="0.00935854" calcext:value-type="float">
            <text:p>0.00935854</text:p>
          </table:table-cell>
        </table:table-row>
        <table:table-row table:style-name="ro1">
          <table:table-cell office:value-type="float" office:value="0.0109077" calcext:value-type="float">
            <text:p>0.0109077</text:p>
          </table:table-cell>
          <table:table-cell office:value-type="float" office:value="0.0103832" calcext:value-type="float">
            <text:p>0.0103832</text:p>
          </table:table-cell>
          <table:table-cell office:value-type="float" office:value="0.0106025" calcext:value-type="float">
            <text:p>0.0106025</text:p>
          </table:table-cell>
          <table:table-cell office:value-type="float" office:value="0.00935388" calcext:value-type="float">
            <text:p>0.00935388</text:p>
          </table:table-cell>
        </table:table-row>
        <table:table-row table:style-name="ro1">
          <table:table-cell office:value-type="float" office:value="0.010907" calcext:value-type="float">
            <text:p>0.010907</text:p>
          </table:table-cell>
          <table:table-cell office:value-type="float" office:value="0.0103735" calcext:value-type="float">
            <text:p>0.0103735</text:p>
          </table:table-cell>
          <table:table-cell office:value-type="float" office:value="0.010594" calcext:value-type="float">
            <text:p>0.010594</text:p>
          </table:table-cell>
          <table:table-cell office:value-type="float" office:value="0.00933493" calcext:value-type="float">
            <text:p>0.00933493</text:p>
          </table:table-cell>
        </table:table-row>
        <table:table-row table:style-name="ro1">
          <table:table-cell office:value-type="float" office:value="0.0110131" calcext:value-type="float">
            <text:p>0.0110131</text:p>
          </table:table-cell>
          <table:table-cell office:value-type="float" office:value="0.0104278" calcext:value-type="float">
            <text:p>0.0104278</text:p>
          </table:table-cell>
          <table:table-cell office:value-type="float" office:value="0.0105847" calcext:value-type="float">
            <text:p>0.0105847</text:p>
          </table:table-cell>
          <table:table-cell office:value-type="float" office:value="0.00931624" calcext:value-type="float">
            <text:p>0.00931624</text:p>
          </table:table-cell>
        </table:table-row>
        <table:table-row table:style-name="ro1">
          <table:table-cell office:value-type="float" office:value="0.0110238" calcext:value-type="float">
            <text:p>0.0110238</text:p>
          </table:table-cell>
          <table:table-cell office:value-type="float" office:value="0.0104477" calcext:value-type="float">
            <text:p>0.0104477</text:p>
          </table:table-cell>
          <table:table-cell office:value-type="float" office:value="0.0105635" calcext:value-type="float">
            <text:p>0.0105635</text:p>
          </table:table-cell>
          <table:table-cell office:value-type="float" office:value="0.00933902" calcext:value-type="float">
            <text:p>0.00933902</text:p>
          </table:table-cell>
        </table:table-row>
        <table:table-row table:style-name="ro1">
          <table:table-cell office:value-type="float" office:value="0.0110648" calcext:value-type="float">
            <text:p>0.0110648</text:p>
          </table:table-cell>
          <table:table-cell office:value-type="float" office:value="0.010398" calcext:value-type="float">
            <text:p>0.010398</text:p>
          </table:table-cell>
          <table:table-cell office:value-type="float" office:value="0.0105341" calcext:value-type="float">
            <text:p>0.0105341</text:p>
          </table:table-cell>
          <table:table-cell office:value-type="float" office:value="0.00932357" calcext:value-type="float">
            <text:p>0.00932357</text:p>
          </table:table-cell>
        </table:table-row>
        <table:table-row table:style-name="ro1">
          <table:table-cell office:value-type="float" office:value="0.0110962" calcext:value-type="float">
            <text:p>0.0110962</text:p>
          </table:table-cell>
          <table:table-cell office:value-type="float" office:value="0.0103888" calcext:value-type="float">
            <text:p>0.0103888</text:p>
          </table:table-cell>
          <table:table-cell office:value-type="float" office:value="0.0105045" calcext:value-type="float">
            <text:p>0.0105045</text:p>
          </table:table-cell>
          <table:table-cell office:value-type="float" office:value="0.00929821" calcext:value-type="float">
            <text:p>0.00929821</text:p>
          </table:table-cell>
        </table:table-row>
        <table:table-row table:style-name="ro1">
          <table:table-cell office:value-type="float" office:value="0.0111679" calcext:value-type="float">
            <text:p>0.0111679</text:p>
          </table:table-cell>
          <table:table-cell office:value-type="float" office:value="0.0103777" calcext:value-type="float">
            <text:p>0.0103777</text:p>
          </table:table-cell>
          <table:table-cell office:value-type="float" office:value="0.0105009" calcext:value-type="float">
            <text:p>0.0105009</text:p>
          </table:table-cell>
          <table:table-cell office:value-type="float" office:value="0.00930006" calcext:value-type="float">
            <text:p>0.00930006</text:p>
          </table:table-cell>
        </table:table-row>
        <table:table-row table:style-name="ro1">
          <table:table-cell office:value-type="float" office:value="0.0111622" calcext:value-type="float">
            <text:p>0.0111622</text:p>
          </table:table-cell>
          <table:table-cell office:value-type="float" office:value="0.0103733" calcext:value-type="float">
            <text:p>0.0103733</text:p>
          </table:table-cell>
          <table:table-cell office:value-type="float" office:value="0.0104936" calcext:value-type="float">
            <text:p>0.0104936</text:p>
          </table:table-cell>
          <table:table-cell office:value-type="float" office:value="0.00928629" calcext:value-type="float">
            <text:p>0.00928629</text:p>
          </table:table-cell>
        </table:table-row>
        <table:table-row table:style-name="ro1">
          <table:table-cell office:value-type="float" office:value="0.0112643" calcext:value-type="float">
            <text:p>0.0112643</text:p>
          </table:table-cell>
          <table:table-cell office:value-type="float" office:value="0.0103616" calcext:value-type="float">
            <text:p>0.0103616</text:p>
          </table:table-cell>
          <table:table-cell office:value-type="float" office:value="0.0104852" calcext:value-type="float">
            <text:p>0.0104852</text:p>
          </table:table-cell>
          <table:table-cell office:value-type="float" office:value="0.00926141" calcext:value-type="float">
            <text:p>0.00926141</text:p>
          </table:table-cell>
        </table:table-row>
        <table:table-row table:style-name="ro1">
          <table:table-cell office:value-type="float" office:value="0.0112688" calcext:value-type="float">
            <text:p>0.0112688</text:p>
          </table:table-cell>
          <table:table-cell office:value-type="float" office:value="0.0103585" calcext:value-type="float">
            <text:p>0.0103585</text:p>
          </table:table-cell>
          <table:table-cell office:value-type="float" office:value="0.0104391" calcext:value-type="float">
            <text:p>0.0104391</text:p>
          </table:table-cell>
          <table:table-cell office:value-type="float" office:value="0.00925468" calcext:value-type="float">
            <text:p>0.00925468</text:p>
          </table:table-cell>
        </table:table-row>
        <table:table-row table:style-name="ro1">
          <table:table-cell office:value-type="float" office:value="0.0112448" calcext:value-type="float">
            <text:p>0.0112448</text:p>
          </table:table-cell>
          <table:table-cell office:value-type="float" office:value="0.0103085" calcext:value-type="float">
            <text:p>0.0103085</text:p>
          </table:table-cell>
          <table:table-cell office:value-type="float" office:value="0.0104096" calcext:value-type="float">
            <text:p>0.0104096</text:p>
          </table:table-cell>
          <table:table-cell office:value-type="float" office:value="0.00926375" calcext:value-type="float">
            <text:p>0.00926375</text:p>
          </table:table-cell>
        </table:table-row>
        <table:table-row table:style-name="ro1">
          <table:table-cell office:value-type="float" office:value="0.0112273" calcext:value-type="float">
            <text:p>0.0112273</text:p>
          </table:table-cell>
          <table:table-cell office:value-type="float" office:value="0.0102977" calcext:value-type="float">
            <text:p>0.0102977</text:p>
          </table:table-cell>
          <table:table-cell office:value-type="float" office:value="0.0103763" calcext:value-type="float">
            <text:p>0.0103763</text:p>
          </table:table-cell>
          <table:table-cell office:value-type="float" office:value="0.00923727" calcext:value-type="float">
            <text:p>0.00923727</text:p>
          </table:table-cell>
        </table:table-row>
        <table:table-row table:style-name="ro1">
          <table:table-cell office:value-type="float" office:value="0.0112273" calcext:value-type="float">
            <text:p>0.0112273</text:p>
          </table:table-cell>
          <table:table-cell office:value-type="float" office:value="0.0102977" calcext:value-type="float">
            <text:p>0.0102977</text:p>
          </table:table-cell>
          <table:table-cell office:value-type="float" office:value="0.0103763" calcext:value-type="float">
            <text:p>0.0103763</text:p>
          </table:table-cell>
          <table:table-cell office:value-type="float" office:value="0.00923727" calcext:value-type="float">
            <text:p>0.00923727</text:p>
          </table:table-cell>
        </table:table-row>
        <table:table-row table:style-name="ro1">
          <table:table-cell office:value-type="float" office:value="0.0112166" calcext:value-type="float">
            <text:p>0.0112166</text:p>
          </table:table-cell>
          <table:table-cell office:value-type="float" office:value="0.0102884" calcext:value-type="float">
            <text:p>0.0102884</text:p>
          </table:table-cell>
          <table:table-cell office:value-type="float" office:value="0.0103713" calcext:value-type="float">
            <text:p>0.0103713</text:p>
          </table:table-cell>
          <table:table-cell office:value-type="float" office:value="0.0092351" calcext:value-type="float">
            <text:p>0.0092351</text:p>
          </table:table-cell>
        </table:table-row>
        <table:table-row table:style-name="ro1">
          <table:table-cell office:value-type="float" office:value="0.0111771" calcext:value-type="float">
            <text:p>0.0111771</text:p>
          </table:table-cell>
          <table:table-cell office:value-type="float" office:value="0.0102785" calcext:value-type="float">
            <text:p>0.0102785</text:p>
          </table:table-cell>
          <table:table-cell office:value-type="float" office:value="0.0103648" calcext:value-type="float">
            <text:p>0.0103648</text:p>
          </table:table-cell>
          <table:table-cell office:value-type="float" office:value="0.00923986" calcext:value-type="float">
            <text:p>0.00923986</text:p>
          </table:table-cell>
        </table:table-row>
        <table:table-row table:style-name="ro1">
          <table:table-cell office:value-type="float" office:value="0.0111656" calcext:value-type="float">
            <text:p>0.0111656</text:p>
          </table:table-cell>
          <table:table-cell office:value-type="float" office:value="0.010272" calcext:value-type="float">
            <text:p>0.010272</text:p>
          </table:table-cell>
          <table:table-cell office:value-type="float" office:value="0.0103564" calcext:value-type="float">
            <text:p>0.0103564</text:p>
          </table:table-cell>
          <table:table-cell office:value-type="float" office:value="0.00923444" calcext:value-type="float">
            <text:p>0.00923444</text:p>
          </table:table-cell>
        </table:table-row>
        <table:table-row table:style-name="ro1">
          <table:table-cell office:value-type="float" office:value="0.0111484" calcext:value-type="float">
            <text:p>0.0111484</text:p>
          </table:table-cell>
          <table:table-cell office:value-type="float" office:value="0.0102243" calcext:value-type="float">
            <text:p>0.0102243</text:p>
          </table:table-cell>
          <table:table-cell office:value-type="float" office:value="0.0104314" calcext:value-type="float">
            <text:p>0.0104314</text:p>
          </table:table-cell>
          <table:table-cell office:value-type="float" office:value="0.00922574" calcext:value-type="float">
            <text:p>0.00922574</text:p>
          </table:table-cell>
        </table:table-row>
        <table:table-row table:style-name="ro1">
          <table:table-cell office:value-type="float" office:value="0.0111393" calcext:value-type="float">
            <text:p>0.0111393</text:p>
          </table:table-cell>
          <table:table-cell office:value-type="float" office:value="0.0102206" calcext:value-type="float">
            <text:p>0.0102206</text:p>
          </table:table-cell>
          <table:table-cell office:value-type="float" office:value="0.0107034" calcext:value-type="float">
            <text:p>0.0107034</text:p>
          </table:table-cell>
          <table:table-cell office:value-type="float" office:value="0.00921397" calcext:value-type="float">
            <text:p>0.00921397</text:p>
          </table:table-cell>
        </table:table-row>
        <table:table-row table:style-name="ro1">
          <table:table-cell office:value-type="float" office:value="0.0111287" calcext:value-type="float">
            <text:p>0.0111287</text:p>
          </table:table-cell>
          <table:table-cell office:value-type="float" office:value="0.0102132" calcext:value-type="float">
            <text:p>0.0102132</text:p>
          </table:table-cell>
          <table:table-cell office:value-type="float" office:value="0.0106879" calcext:value-type="float">
            <text:p>0.0106879</text:p>
          </table:table-cell>
          <table:table-cell office:value-type="float" office:value="0.0094922" calcext:value-type="float">
            <text:p>0.0094922</text:p>
          </table:table-cell>
        </table:table-row>
        <table:table-row table:style-name="ro1">
          <table:table-cell office:value-type="float" office:value="0.0111206" calcext:value-type="float">
            <text:p>0.0111206</text:p>
          </table:table-cell>
          <table:table-cell office:value-type="float" office:value="0.0102044" calcext:value-type="float">
            <text:p>0.0102044</text:p>
          </table:table-cell>
          <table:table-cell office:value-type="float" office:value="0.0107026" calcext:value-type="float">
            <text:p>0.0107026</text:p>
          </table:table-cell>
          <table:table-cell office:value-type="float" office:value="0.0095089" calcext:value-type="float">
            <text:p>0.0095089</text:p>
          </table:table-cell>
        </table:table-row>
        <table:table-row table:style-name="ro1">
          <table:table-cell office:value-type="float" office:value="0.0110793" calcext:value-type="float">
            <text:p>0.0110793</text:p>
          </table:table-cell>
          <table:table-cell office:value-type="float" office:value="0.0102075" calcext:value-type="float">
            <text:p>0.0102075</text:p>
          </table:table-cell>
          <table:table-cell office:value-type="float" office:value="0.0106964" calcext:value-type="float">
            <text:p>0.0106964</text:p>
          </table:table-cell>
          <table:table-cell office:value-type="float" office:value="0.00951153" calcext:value-type="float">
            <text:p>0.00951153</text:p>
          </table:table-cell>
        </table:table-row>
        <table:table-row table:style-name="ro1">
          <table:table-cell office:value-type="float" office:value="0.0111548" calcext:value-type="float">
            <text:p>0.0111548</text:p>
          </table:table-cell>
          <table:table-cell office:value-type="float" office:value="0.0101957" calcext:value-type="float">
            <text:p>0.0101957</text:p>
          </table:table-cell>
          <table:table-cell office:value-type="float" office:value="0.0106667" calcext:value-type="float">
            <text:p>0.0106667</text:p>
          </table:table-cell>
          <table:table-cell office:value-type="float" office:value="0.00956768" calcext:value-type="float">
            <text:p>0.00956768</text:p>
          </table:table-cell>
        </table:table-row>
        <table:table-row table:style-name="ro1">
          <table:table-cell office:value-type="float" office:value="0.0111357" calcext:value-type="float">
            <text:p>0.0111357</text:p>
          </table:table-cell>
          <table:table-cell office:value-type="float" office:value="0.0101346" calcext:value-type="float">
            <text:p>0.0101346</text:p>
          </table:table-cell>
          <table:table-cell office:value-type="float" office:value="0.0106381" calcext:value-type="float">
            <text:p>0.0106381</text:p>
          </table:table-cell>
          <table:table-cell office:value-type="float" office:value="0.00955794" calcext:value-type="float">
            <text:p>0.00955794</text:p>
          </table:table-cell>
        </table:table-row>
        <table:table-row table:style-name="ro1">
          <table:table-cell office:value-type="float" office:value="0.0111198" calcext:value-type="float">
            <text:p>0.0111198</text:p>
          </table:table-cell>
          <table:table-cell office:value-type="float" office:value="0.0101237" calcext:value-type="float">
            <text:p>0.0101237</text:p>
          </table:table-cell>
          <table:table-cell office:value-type="float" office:value="0.0106241" calcext:value-type="float">
            <text:p>0.0106241</text:p>
          </table:table-cell>
          <table:table-cell office:value-type="float" office:value="0.00953574" calcext:value-type="float">
            <text:p>0.00953574</text:p>
          </table:table-cell>
        </table:table-row>
        <table:table-row table:style-name="ro1">
          <table:table-cell office:value-type="float" office:value="0.0111102" calcext:value-type="float">
            <text:p>0.0111102</text:p>
          </table:table-cell>
          <table:table-cell office:value-type="float" office:value="0.0101153" calcext:value-type="float">
            <text:p>0.0101153</text:p>
          </table:table-cell>
          <table:table-cell office:value-type="float" office:value="0.0106179" calcext:value-type="float">
            <text:p>0.0106179</text:p>
          </table:table-cell>
          <table:table-cell office:value-type="float" office:value="0.0095234" calcext:value-type="float">
            <text:p>0.0095234</text:p>
          </table:table-cell>
        </table:table-row>
        <table:table-row table:style-name="ro1">
          <table:table-cell office:value-type="float" office:value="0.011067" calcext:value-type="float">
            <text:p>0.011067</text:p>
          </table:table-cell>
          <table:table-cell office:value-type="float" office:value="0.0101052" calcext:value-type="float">
            <text:p>0.0101052</text:p>
          </table:table-cell>
          <table:table-cell office:value-type="float" office:value="0.0106116" calcext:value-type="float">
            <text:p>0.0106116</text:p>
          </table:table-cell>
          <table:table-cell office:value-type="float" office:value="0.00952787" calcext:value-type="float">
            <text:p>0.00952787</text:p>
          </table:table-cell>
        </table:table-row>
        <table:table-row table:style-name="ro1">
          <table:table-cell office:value-type="float" office:value="0.011067" calcext:value-type="float">
            <text:p>0.011067</text:p>
          </table:table-cell>
          <table:table-cell office:value-type="float" office:value="0.0100997" calcext:value-type="float">
            <text:p>0.0100997</text:p>
          </table:table-cell>
          <table:table-cell office:value-type="float" office:value="0.0106094" calcext:value-type="float">
            <text:p>0.0106094</text:p>
          </table:table-cell>
          <table:table-cell office:value-type="float" office:value="0.00950927" calcext:value-type="float">
            <text:p>0.00950927</text:p>
          </table:table-cell>
        </table:table-row>
        <table:table-row table:style-name="ro1">
          <table:table-cell office:value-type="float" office:value="0.0110568" calcext:value-type="float">
            <text:p>0.0110568</text:p>
          </table:table-cell>
          <table:table-cell office:value-type="float" office:value="0.0100916" calcext:value-type="float">
            <text:p>0.0100916</text:p>
          </table:table-cell>
          <table:table-cell office:value-type="float" office:value="0.0105837" calcext:value-type="float">
            <text:p>0.0105837</text:p>
          </table:table-cell>
          <table:table-cell office:value-type="float" office:value="0.00953451" calcext:value-type="float">
            <text:p>0.00953451</text:p>
          </table:table-cell>
        </table:table-row>
        <table:table-row table:style-name="ro1">
          <table:table-cell office:value-type="float" office:value="0.0110362" calcext:value-type="float">
            <text:p>0.0110362</text:p>
          </table:table-cell>
          <table:table-cell office:value-type="float" office:value="0.010042" calcext:value-type="float">
            <text:p>0.010042</text:p>
          </table:table-cell>
          <table:table-cell office:value-type="float" office:value="0.0105522" calcext:value-type="float">
            <text:p>0.0105522</text:p>
          </table:table-cell>
          <table:table-cell office:value-type="float" office:value="0.00952733" calcext:value-type="float">
            <text:p>0.00952733</text:p>
          </table:table-cell>
        </table:table-row>
        <table:table-row table:style-name="ro1">
          <table:table-cell office:value-type="float" office:value="0.0110156" calcext:value-type="float">
            <text:p>0.0110156</text:p>
          </table:table-cell>
          <table:table-cell office:value-type="float" office:value="0.0100315" calcext:value-type="float">
            <text:p>0.0100315</text:p>
          </table:table-cell>
          <table:table-cell office:value-type="float" office:value="0.0105261" calcext:value-type="float">
            <text:p>0.0105261</text:p>
          </table:table-cell>
          <table:table-cell office:value-type="float" office:value="0.00990485" calcext:value-type="float">
            <text:p>0.00990485</text:p>
          </table:table-cell>
        </table:table-row>
        <table:table-row table:style-name="ro1">
          <table:table-cell office:value-type="float" office:value="0.0110068" calcext:value-type="float">
            <text:p>0.0110068</text:p>
          </table:table-cell>
          <table:table-cell office:value-type="float" office:value="0.0100227" calcext:value-type="float">
            <text:p>0.0100227</text:p>
          </table:table-cell>
          <table:table-cell office:value-type="float" office:value="0.0105341" calcext:value-type="float">
            <text:p>0.0105341</text:p>
          </table:table-cell>
          <table:table-cell office:value-type="float" office:value="0.00988822" calcext:value-type="float">
            <text:p>0.00988822</text:p>
          </table:table-cell>
        </table:table-row>
        <table:table-row table:style-name="ro1">
          <table:table-cell office:value-type="float" office:value="0.0110027" calcext:value-type="float">
            <text:p>0.0110027</text:p>
          </table:table-cell>
          <table:table-cell office:value-type="float" office:value="0.0100202" calcext:value-type="float">
            <text:p>0.0100202</text:p>
          </table:table-cell>
          <table:table-cell office:value-type="float" office:value="0.0105269" calcext:value-type="float">
            <text:p>0.0105269</text:p>
          </table:table-cell>
          <table:table-cell office:value-type="float" office:value="0.00987922" calcext:value-type="float">
            <text:p>0.00987922</text:p>
          </table:table-cell>
        </table:table-row>
        <table:table-row table:style-name="ro1">
          <table:table-cell office:value-type="float" office:value="0.0109667" calcext:value-type="float">
            <text:p>0.0109667</text:p>
          </table:table-cell>
          <table:table-cell office:value-type="float" office:value="0.0100087" calcext:value-type="float">
            <text:p>0.0100087</text:p>
          </table:table-cell>
          <table:table-cell office:value-type="float" office:value="0.010524" calcext:value-type="float">
            <text:p>0.010524</text:p>
          </table:table-cell>
          <table:table-cell office:value-type="float" office:value="0.00988431" calcext:value-type="float">
            <text:p>0.00988431</text:p>
          </table:table-cell>
        </table:table-row>
        <table:table-row table:style-name="ro1">
          <table:table-cell office:value-type="float" office:value="0.0109561" calcext:value-type="float">
            <text:p>0.0109561</text:p>
          </table:table-cell>
          <table:table-cell office:value-type="float" office:value="0.0100008" calcext:value-type="float">
            <text:p>0.0100008</text:p>
          </table:table-cell>
          <table:table-cell office:value-type="float" office:value="0.0104944" calcext:value-type="float">
            <text:p>0.0104944</text:p>
          </table:table-cell>
          <table:table-cell office:value-type="float" office:value="0.00988424" calcext:value-type="float">
            <text:p>0.00988424</text:p>
          </table:table-cell>
        </table:table-row>
        <table:table-row table:style-name="ro1">
          <table:table-cell office:value-type="float" office:value="0.0109412" calcext:value-type="float">
            <text:p>0.0109412</text:p>
          </table:table-cell>
          <table:table-cell office:value-type="float" office:value="0.00999581" calcext:value-type="float">
            <text:p>0.00999581</text:p>
          </table:table-cell>
          <table:table-cell office:value-type="float" office:value="0.0104714" calcext:value-type="float">
            <text:p>0.0104714</text:p>
          </table:table-cell>
          <table:table-cell office:value-type="float" office:value="0.00994698" calcext:value-type="float">
            <text:p>0.00994698</text:p>
          </table:table-cell>
        </table:table-row>
        <table:table-row table:style-name="ro1">
          <table:table-cell office:value-type="float" office:value="0.0109215" calcext:value-type="float">
            <text:p>0.0109215</text:p>
          </table:table-cell>
          <table:table-cell office:value-type="float" office:value="0.00998327" calcext:value-type="float">
            <text:p>0.00998327</text:p>
          </table:table-cell>
          <table:table-cell office:value-type="float" office:value="0.0105209" calcext:value-type="float">
            <text:p>0.0105209</text:p>
          </table:table-cell>
          <table:table-cell office:value-type="float" office:value="0.00992607" calcext:value-type="float">
            <text:p>0.00992607</text:p>
          </table:table-cell>
        </table:table-row>
        <table:table-row table:style-name="ro1">
          <table:table-cell office:value-type="float" office:value="0.0109127" calcext:value-type="float">
            <text:p>0.0109127</text:p>
          </table:table-cell>
          <table:table-cell office:value-type="float" office:value="0.00998009" calcext:value-type="float">
            <text:p>0.00998009</text:p>
          </table:table-cell>
          <table:table-cell office:value-type="float" office:value="0.0105337" calcext:value-type="float">
            <text:p>0.0105337</text:p>
          </table:table-cell>
          <table:table-cell office:value-type="float" office:value="0.00998077" calcext:value-type="float">
            <text:p>0.00998077</text:p>
          </table:table-cell>
        </table:table-row>
        <table:table-row table:style-name="ro1">
          <table:table-cell office:value-type="float" office:value="0.0109126" calcext:value-type="float">
            <text:p>0.0109126</text:p>
          </table:table-cell>
          <table:table-cell office:value-type="float" office:value="0.00997985" calcext:value-type="float">
            <text:p>0.00997985</text:p>
          </table:table-cell>
          <table:table-cell office:value-type="float" office:value="0.0105337" calcext:value-type="float">
            <text:p>0.0105337</text:p>
          </table:table-cell>
          <table:table-cell office:value-type="float" office:value="0.00998073" calcext:value-type="float">
            <text:p>0.00998073</text:p>
          </table:table-cell>
        </table:table-row>
        <table:table-row table:style-name="ro1">
          <table:table-cell office:value-type="float" office:value="0.0108665" calcext:value-type="float">
            <text:p>0.0108665</text:p>
          </table:table-cell>
          <table:table-cell office:value-type="float" office:value="0.00997782" calcext:value-type="float">
            <text:p>0.00997782</text:p>
          </table:table-cell>
          <table:table-cell office:value-type="float" office:value="0.010528" calcext:value-type="float">
            <text:p>0.010528</text:p>
          </table:table-cell>
          <table:table-cell office:value-type="float" office:value="0.0102325" calcext:value-type="float">
            <text:p>0.0102325</text:p>
          </table:table-cell>
        </table:table-row>
        <table:table-row table:style-name="ro1">
          <table:table-cell office:value-type="float" office:value="0.0108576" calcext:value-type="float">
            <text:p>0.0108576</text:p>
          </table:table-cell>
          <table:table-cell office:value-type="float" office:value="0.00997968" calcext:value-type="float">
            <text:p>0.00997968</text:p>
          </table:table-cell>
          <table:table-cell office:value-type="float" office:value="0.0105071" calcext:value-type="float">
            <text:p>0.0105071</text:p>
          </table:table-cell>
          <table:table-cell office:value-type="float" office:value="0.0102676" calcext:value-type="float">
            <text:p>0.0102676</text:p>
          </table:table-cell>
        </table:table-row>
        <table:table-row table:style-name="ro1">
          <table:table-cell office:value-type="float" office:value="0.0108436" calcext:value-type="float">
            <text:p>0.0108436</text:p>
          </table:table-cell>
          <table:table-cell office:value-type="float" office:value="0.00993179" calcext:value-type="float">
            <text:p>0.00993179</text:p>
          </table:table-cell>
          <table:table-cell office:value-type="float" office:value="0.0105146" calcext:value-type="float">
            <text:p>0.0105146</text:p>
          </table:table-cell>
          <table:table-cell office:value-type="float" office:value="0.0102785" calcext:value-type="float">
            <text:p>0.0102785</text:p>
          </table:table-cell>
        </table:table-row>
        <table:table-row table:style-name="ro1">
          <table:table-cell office:value-type="float" office:value="0.0108258" calcext:value-type="float">
            <text:p>0.0108258</text:p>
          </table:table-cell>
          <table:table-cell office:value-type="float" office:value="0.00993397" calcext:value-type="float">
            <text:p>0.00993397</text:p>
          </table:table-cell>
          <table:table-cell office:value-type="float" office:value="0.0104897" calcext:value-type="float">
            <text:p>0.0104897</text:p>
          </table:table-cell>
          <table:table-cell office:value-type="float" office:value="0.0105011" calcext:value-type="float">
            <text:p>0.0105011</text:p>
          </table:table-cell>
        </table:table-row>
        <table:table-row table:style-name="ro1">
          <table:table-cell office:value-type="float" office:value="0.0108169" calcext:value-type="float">
            <text:p>0.0108169</text:p>
          </table:table-cell>
          <table:table-cell office:value-type="float" office:value="0.0099249" calcext:value-type="float">
            <text:p>0.0099249</text:p>
          </table:table-cell>
          <table:table-cell office:value-type="float" office:value="0.0105018" calcext:value-type="float">
            <text:p>0.0105018</text:p>
          </table:table-cell>
          <table:table-cell office:value-type="float" office:value="0.0105075" calcext:value-type="float">
            <text:p>0.0105075</text:p>
          </table:table-cell>
        </table:table-row>
        <table:table-row table:style-name="ro1">
          <table:table-cell office:value-type="float" office:value="0.0108135" calcext:value-type="float">
            <text:p>0.0108135</text:p>
          </table:table-cell>
          <table:table-cell office:value-type="float" office:value="0.00992158" calcext:value-type="float">
            <text:p>0.00992158</text:p>
          </table:table-cell>
          <table:table-cell office:value-type="float" office:value="0.010498" calcext:value-type="float">
            <text:p>0.010498</text:p>
          </table:table-cell>
          <table:table-cell office:value-type="float" office:value="0.0104944" calcext:value-type="float">
            <text:p>0.0104944</text:p>
          </table:table-cell>
        </table:table-row>
        <table:table-row table:style-name="ro1">
          <table:table-cell office:value-type="float" office:value="0.0107873" calcext:value-type="float">
            <text:p>0.0107873</text:p>
          </table:table-cell>
          <table:table-cell office:value-type="float" office:value="0.00992926" calcext:value-type="float">
            <text:p>0.00992926</text:p>
          </table:table-cell>
          <table:table-cell office:value-type="float" office:value="0.0105001" calcext:value-type="float">
            <text:p>0.0105001</text:p>
          </table:table-cell>
          <table:table-cell office:value-type="float" office:value="0.0105018" calcext:value-type="float">
            <text:p>0.0105018</text:p>
          </table:table-cell>
        </table:table-row>
        <table:table-row table:style-name="ro1">
          <table:table-cell office:value-type="float" office:value="0.0107838" calcext:value-type="float">
            <text:p>0.0107838</text:p>
          </table:table-cell>
          <table:table-cell office:value-type="float" office:value="0.00993258" calcext:value-type="float">
            <text:p>0.00993258</text:p>
          </table:table-cell>
          <table:table-cell office:value-type="float" office:value="0.0104768" calcext:value-type="float">
            <text:p>0.0104768</text:p>
          </table:table-cell>
          <table:table-cell office:value-type="float" office:value="0.0104898" calcext:value-type="float">
            <text:p>0.0104898</text:p>
          </table:table-cell>
        </table:table-row>
        <table:table-row table:style-name="ro1">
          <table:table-cell office:value-type="float" office:value="0.010777" calcext:value-type="float">
            <text:p>0.010777</text:p>
          </table:table-cell>
          <table:table-cell office:value-type="float" office:value="0.00988828" calcext:value-type="float">
            <text:p>0.00988828</text:p>
          </table:table-cell>
          <table:table-cell office:value-type="float" office:value="0.0104535" calcext:value-type="float">
            <text:p>0.0104535</text:p>
          </table:table-cell>
          <table:table-cell office:value-type="float" office:value="0.0105335" calcext:value-type="float">
            <text:p>0.0105335</text:p>
          </table:table-cell>
        </table:table-row>
        <table:table-row table:style-name="ro1">
          <table:table-cell office:value-type="float" office:value="0.0107694" calcext:value-type="float">
            <text:p>0.0107694</text:p>
          </table:table-cell>
          <table:table-cell office:value-type="float" office:value="0.00988522" calcext:value-type="float">
            <text:p>0.00988522</text:p>
          </table:table-cell>
          <table:table-cell office:value-type="float" office:value="0.0104323" calcext:value-type="float">
            <text:p>0.0104323</text:p>
          </table:table-cell>
          <table:table-cell office:value-type="float" office:value="0.0105351" calcext:value-type="float">
            <text:p>0.0105351</text:p>
          </table:table-cell>
        </table:table-row>
        <table:table-row table:style-name="ro1">
          <table:table-cell office:value-type="float" office:value="0.0107501" calcext:value-type="float">
            <text:p>0.0107501</text:p>
          </table:table-cell>
          <table:table-cell office:value-type="float" office:value="0.00998019" calcext:value-type="float">
            <text:p>0.00998019</text:p>
          </table:table-cell>
          <table:table-cell office:value-type="float" office:value="0.0104082" calcext:value-type="float">
            <text:p>0.0104082</text:p>
          </table:table-cell>
          <table:table-cell office:value-type="float" office:value="0.0105563" calcext:value-type="float">
            <text:p>0.0105563</text:p>
          </table:table-cell>
        </table:table-row>
        <table:table-row table:style-name="ro1">
          <table:table-cell office:value-type="float" office:value="0.0107449" calcext:value-type="float">
            <text:p>0.0107449</text:p>
          </table:table-cell>
          <table:table-cell office:value-type="float" office:value="0.00996737" calcext:value-type="float">
            <text:p>0.00996737</text:p>
          </table:table-cell>
          <table:table-cell office:value-type="float" office:value="0.0104204" calcext:value-type="float">
            <text:p>0.0104204</text:p>
          </table:table-cell>
          <table:table-cell office:value-type="float" office:value="0.0106089" calcext:value-type="float">
            <text:p>0.0106089</text:p>
          </table:table-cell>
        </table:table-row>
        <table:table-row table:style-name="ro1">
          <table:table-cell office:value-type="float" office:value="0.0107082" calcext:value-type="float">
            <text:p>0.0107082</text:p>
          </table:table-cell>
          <table:table-cell office:value-type="float" office:value="0.0100832" calcext:value-type="float">
            <text:p>0.0100832</text:p>
          </table:table-cell>
          <table:table-cell office:value-type="float" office:value="0.0104099" calcext:value-type="float">
            <text:p>0.0104099</text:p>
          </table:table-cell>
          <table:table-cell office:value-type="float" office:value="0.0105885" calcext:value-type="float">
            <text:p>0.0105885</text:p>
          </table:table-cell>
        </table:table-row>
        <table:table-row table:style-name="ro1">
          <table:table-cell office:value-type="float" office:value="0.0107011" calcext:value-type="float">
            <text:p>0.0107011</text:p>
          </table:table-cell>
          <table:table-cell office:value-type="float" office:value="0.0100758" calcext:value-type="float">
            <text:p>0.0100758</text:p>
          </table:table-cell>
          <table:table-cell office:value-type="float" office:value="0.0103826" calcext:value-type="float">
            <text:p>0.0103826</text:p>
          </table:table-cell>
          <table:table-cell office:value-type="float" office:value="0.0105996" calcext:value-type="float">
            <text:p>0.0105996</text:p>
          </table:table-cell>
        </table:table-row>
        <table:table-row table:style-name="ro1">
          <table:table-cell office:value-type="float" office:value="0.0106999" calcext:value-type="float">
            <text:p>0.0106999</text:p>
          </table:table-cell>
          <table:table-cell office:value-type="float" office:value="0.0100749" calcext:value-type="float">
            <text:p>0.0100749</text:p>
          </table:table-cell>
          <table:table-cell office:value-type="float" office:value="0.0103792" calcext:value-type="float">
            <text:p>0.0103792</text:p>
          </table:table-cell>
          <table:table-cell office:value-type="float" office:value="0.0106101" calcext:value-type="float">
            <text:p>0.0106101</text:p>
          </table:table-cell>
        </table:table-row>
        <table:table-row table:style-name="ro1">
          <table:table-cell office:value-type="float" office:value="0.0106861" calcext:value-type="float">
            <text:p>0.0106861</text:p>
          </table:table-cell>
          <table:table-cell office:value-type="float" office:value="0.0100261" calcext:value-type="float">
            <text:p>0.0100261</text:p>
          </table:table-cell>
          <table:table-cell office:value-type="float" office:value="0.0103551" calcext:value-type="float">
            <text:p>0.0103551</text:p>
          </table:table-cell>
          <table:table-cell office:value-type="float" office:value="0.0106016" calcext:value-type="float">
            <text:p>0.0106016</text:p>
          </table:table-cell>
        </table:table-row>
        <table:table-row table:style-name="ro1">
          <table:table-cell office:value-type="float" office:value="0.0106491" calcext:value-type="float">
            <text:p>0.0106491</text:p>
          </table:table-cell>
          <table:table-cell office:value-type="float" office:value="0.0100179" calcext:value-type="float">
            <text:p>0.0100179</text:p>
          </table:table-cell>
          <table:table-cell office:value-type="float" office:value="0.0103259" calcext:value-type="float">
            <text:p>0.0103259</text:p>
          </table:table-cell>
          <table:table-cell office:value-type="float" office:value="0.012426" calcext:value-type="float">
            <text:p>0.012426</text:p>
          </table:table-cell>
        </table:table-row>
        <table:table-row table:style-name="ro1">
          <table:table-cell office:value-type="float" office:value="0.010636" calcext:value-type="float">
            <text:p>0.010636</text:p>
          </table:table-cell>
          <table:table-cell office:value-type="float" office:value="0.0100036" calcext:value-type="float">
            <text:p>0.0100036</text:p>
          </table:table-cell>
          <table:table-cell office:value-type="float" office:value="0.0103209" calcext:value-type="float">
            <text:p>0.0103209</text:p>
          </table:table-cell>
          <table:table-cell office:value-type="float" office:value="0.0125117" calcext:value-type="float">
            <text:p>0.0125117</text:p>
          </table:table-cell>
        </table:table-row>
        <table:table-row table:style-name="ro1">
          <table:table-cell office:value-type="float" office:value="0.0105844" calcext:value-type="float">
            <text:p>0.0105844</text:p>
          </table:table-cell>
          <table:table-cell office:value-type="float" office:value="0.00999674" calcext:value-type="float">
            <text:p>0.00999674</text:p>
          </table:table-cell>
          <table:table-cell office:value-type="float" office:value="0.0103095" calcext:value-type="float">
            <text:p>0.0103095</text:p>
          </table:table-cell>
          <table:table-cell office:value-type="float" office:value="0.0124919" calcext:value-type="float">
            <text:p>0.0124919</text:p>
          </table:table-cell>
        </table:table-row>
        <table:table-row table:style-name="ro1">
          <table:table-cell office:value-type="float" office:value="0.0105684" calcext:value-type="float">
            <text:p>0.0105684</text:p>
          </table:table-cell>
          <table:table-cell office:value-type="float" office:value="0.00995351" calcext:value-type="float">
            <text:p>0.00995351</text:p>
          </table:table-cell>
          <table:table-cell office:value-type="float" office:value="0.0102836" calcext:value-type="float">
            <text:p>0.0102836</text:p>
          </table:table-cell>
          <table:table-cell office:value-type="float" office:value="0.0125111" calcext:value-type="float">
            <text:p>0.0125111</text:p>
          </table:table-cell>
        </table:table-row>
        <table:table-row table:style-name="ro1">
          <table:table-cell office:value-type="float" office:value="0.0105495" calcext:value-type="float">
            <text:p>0.0105495</text:p>
          </table:table-cell>
          <table:table-cell office:value-type="float" office:value="0.00994278" calcext:value-type="float">
            <text:p>0.00994278</text:p>
          </table:table-cell>
          <table:table-cell office:value-type="float" office:value="0.0102579" calcext:value-type="float">
            <text:p>0.0102579</text:p>
          </table:table-cell>
          <table:table-cell office:value-type="float" office:value="0.0124884" calcext:value-type="float">
            <text:p>0.0124884</text:p>
          </table:table-cell>
        </table:table-row>
        <table:table-row table:style-name="ro1">
          <table:table-cell office:value-type="float" office:value="0.0105408" calcext:value-type="float">
            <text:p>0.0105408</text:p>
          </table:table-cell>
          <table:table-cell office:value-type="float" office:value="0.00993446" calcext:value-type="float">
            <text:p>0.00993446</text:p>
          </table:table-cell>
          <table:table-cell office:value-type="float" office:value="0.0102523" calcext:value-type="float">
            <text:p>0.0102523</text:p>
          </table:table-cell>
          <table:table-cell office:value-type="float" office:value="0.012506" calcext:value-type="float">
            <text:p>0.012506</text:p>
          </table:table-cell>
        </table:table-row>
        <table:table-row table:style-name="ro1">
          <table:table-cell office:value-type="float" office:value="0.0105382" calcext:value-type="float">
            <text:p>0.0105382</text:p>
          </table:table-cell>
          <table:table-cell office:value-type="float" office:value="0.0099318" calcext:value-type="float">
            <text:p>0.0099318</text:p>
          </table:table-cell>
          <table:table-cell office:value-type="float" office:value="0.0102506" calcext:value-type="float">
            <text:p>0.0102506</text:p>
          </table:table-cell>
          <table:table-cell office:value-type="float" office:value="0.0125045" calcext:value-type="float">
            <text:p>0.0125045</text:p>
          </table:table-cell>
        </table:table-row>
        <table:table-row table:style-name="ro1">
          <table:table-cell office:value-type="float" office:value="0.0104929" calcext:value-type="float">
            <text:p>0.0104929</text:p>
          </table:table-cell>
          <table:table-cell office:value-type="float" office:value="0.00992816" calcext:value-type="float">
            <text:p>0.00992816</text:p>
          </table:table-cell>
          <table:table-cell office:value-type="float" office:value="0.0102377" calcext:value-type="float">
            <text:p>0.0102377</text:p>
          </table:table-cell>
          <table:table-cell office:value-type="float" office:value="0.0124816" calcext:value-type="float">
            <text:p>0.0124816</text:p>
          </table:table-cell>
        </table:table-row>
        <table:table-row table:style-name="ro1">
          <table:table-cell office:value-type="float" office:value="0.0104842" calcext:value-type="float">
            <text:p>0.0104842</text:p>
          </table:table-cell>
          <table:table-cell office:value-type="float" office:value="0.00992238" calcext:value-type="float">
            <text:p>0.00992238</text:p>
          </table:table-cell>
          <table:table-cell office:value-type="float" office:value="0.0102159" calcext:value-type="float">
            <text:p>0.0102159</text:p>
          </table:table-cell>
          <table:table-cell office:value-type="float" office:value="0.0124585" calcext:value-type="float">
            <text:p>0.0124585</text:p>
          </table:table-cell>
        </table:table-row>
        <table:table-row table:style-name="ro1">
          <table:table-cell office:value-type="float" office:value="0.0105331" calcext:value-type="float">
            <text:p>0.0105331</text:p>
          </table:table-cell>
          <table:table-cell office:value-type="float" office:value="0.00988473" calcext:value-type="float">
            <text:p>0.00988473</text:p>
          </table:table-cell>
          <table:table-cell office:value-type="float" office:value="0.0102252" calcext:value-type="float">
            <text:p>0.0102252</text:p>
          </table:table-cell>
          <table:table-cell office:value-type="float" office:value="0.0124997" calcext:value-type="float">
            <text:p>0.0124997</text:p>
          </table:table-cell>
        </table:table-row>
        <table:table-row table:style-name="ro1">
          <table:table-cell office:value-type="float" office:value="0.0105164" calcext:value-type="float">
            <text:p>0.0105164</text:p>
          </table:table-cell>
          <table:table-cell office:value-type="float" office:value="0.00988186" calcext:value-type="float">
            <text:p>0.00988186</text:p>
          </table:table-cell>
          <table:table-cell office:value-type="float" office:value="0.0102003" calcext:value-type="float">
            <text:p>0.0102003</text:p>
          </table:table-cell>
          <table:table-cell office:value-type="float" office:value="0.0124961" calcext:value-type="float">
            <text:p>0.0124961</text:p>
          </table:table-cell>
        </table:table-row>
        <table:table-row table:style-name="ro1">
          <table:table-cell office:value-type="float" office:value="0.0105541" calcext:value-type="float">
            <text:p>0.0105541</text:p>
          </table:table-cell>
          <table:table-cell office:value-type="float" office:value="0.00987396" calcext:value-type="float">
            <text:p>0.00987396</text:p>
          </table:table-cell>
          <table:table-cell office:value-type="float" office:value="0.0102471" calcext:value-type="float">
            <text:p>0.0102471</text:p>
          </table:table-cell>
          <table:table-cell office:value-type="float" office:value="0.0124744" calcext:value-type="float">
            <text:p>0.0124744</text:p>
          </table:table-cell>
        </table:table-row>
        <table:table-row table:style-name="ro1">
          <table:table-cell office:value-type="float" office:value="0.0105568" calcext:value-type="float">
            <text:p>0.0105568</text:p>
          </table:table-cell>
          <table:table-cell office:value-type="float" office:value="0.00986135" calcext:value-type="float">
            <text:p>0.00986135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124932" calcext:value-type="float">
            <text:p>0.0124932</text:p>
          </table:table-cell>
        </table:table-row>
        <table:table-row table:style-name="ro1">
          <table:table-cell office:value-type="float" office:value="0.0105598" calcext:value-type="float">
            <text:p>0.0105598</text:p>
          </table:table-cell>
          <table:table-cell office:value-type="float" office:value="0.00986176" calcext:value-type="float">
            <text:p>0.00986176</text:p>
          </table:table-cell>
          <table:table-cell office:value-type="float" office:value="0.0102528" calcext:value-type="float">
            <text:p>0.0102528</text:p>
          </table:table-cell>
          <table:table-cell office:value-type="float" office:value="0.012477" calcext:value-type="float">
            <text:p>0.012477</text:p>
          </table:table-cell>
        </table:table-row>
        <table:table-row table:style-name="ro1">
          <table:table-cell office:value-type="float" office:value="0.0107498" calcext:value-type="float">
            <text:p>0.0107498</text:p>
          </table:table-cell>
          <table:table-cell office:value-type="float" office:value="0.00985129" calcext:value-type="float">
            <text:p>0.00985129</text:p>
          </table:table-cell>
          <table:table-cell office:value-type="float" office:value="0.0102049" calcext:value-type="float">
            <text:p>0.0102049</text:p>
          </table:table-cell>
          <table:table-cell office:value-type="float" office:value="0.0124641" calcext:value-type="float">
            <text:p>0.0124641</text:p>
          </table:table-cell>
        </table:table-row>
        <table:table-row table:style-name="ro1">
          <table:table-cell office:value-type="float" office:value="0.0107253" calcext:value-type="float">
            <text:p>0.0107253</text:p>
          </table:table-cell>
          <table:table-cell office:value-type="float" office:value="0.00981721" calcext:value-type="float">
            <text:p>0.00981721</text:p>
          </table:table-cell>
          <table:table-cell office:value-type="float" office:value="0.0101858" calcext:value-type="float">
            <text:p>0.0101858</text:p>
          </table:table-cell>
          <table:table-cell office:value-type="float" office:value="0.0124695" calcext:value-type="float">
            <text:p>0.0124695</text:p>
          </table:table-cell>
        </table:table-row>
        <table:table-row table:style-name="ro1">
          <table:table-cell office:value-type="float" office:value="0.0107094" calcext:value-type="float">
            <text:p>0.0107094</text:p>
          </table:table-cell>
          <table:table-cell office:value-type="float" office:value="0.00980919" calcext:value-type="float">
            <text:p>0.00980919</text:p>
          </table:table-cell>
          <table:table-cell office:value-type="float" office:value="0.0101604" calcext:value-type="float">
            <text:p>0.0101604</text:p>
          </table:table-cell>
          <table:table-cell office:value-type="float" office:value="0.0124355" calcext:value-type="float">
            <text:p>0.0124355</text:p>
          </table:table-cell>
        </table:table-row>
        <table:table-row table:style-name="ro1">
          <table:table-cell office:value-type="float" office:value="0.0107059" calcext:value-type="float">
            <text:p>0.0107059</text:p>
          </table:table-cell>
          <table:table-cell office:value-type="float" office:value="0.00980748" calcext:value-type="float">
            <text:p>0.00980748</text:p>
          </table:table-cell>
          <table:table-cell office:value-type="float" office:value="0.010156" calcext:value-type="float">
            <text:p>0.010156</text:p>
          </table:table-cell>
          <table:table-cell office:value-type="float" office:value="0.0124311" calcext:value-type="float">
            <text:p>0.0124311</text:p>
          </table:table-cell>
        </table:table-row>
        <table:table-row table:style-name="ro1">
          <table:table-cell office:value-type="float" office:value="0.0106987" calcext:value-type="float">
            <text:p>0.0106987</text:p>
          </table:table-cell>
          <table:table-cell office:value-type="float" office:value="0.00979649" calcext:value-type="float">
            <text:p>0.00979649</text:p>
          </table:table-cell>
          <table:table-cell office:value-type="float" office:value="0.0101507" calcext:value-type="float">
            <text:p>0.0101507</text:p>
          </table:table-cell>
          <table:table-cell office:value-type="float" office:value="0.0124619" calcext:value-type="float">
            <text:p>0.0124619</text:p>
          </table:table-cell>
        </table:table-row>
        <table:table-row table:style-name="ro1">
          <table:table-cell office:value-type="float" office:value="0.0106503" calcext:value-type="float">
            <text:p>0.0106503</text:p>
          </table:table-cell>
          <table:table-cell office:value-type="float" office:value="0.00979843" calcext:value-type="float">
            <text:p>0.00979843</text:p>
          </table:table-cell>
          <table:table-cell office:value-type="float" office:value="0.0101451" calcext:value-type="float">
            <text:p>0.0101451</text:p>
          </table:table-cell>
          <table:table-cell office:value-type="float" office:value="0.0124475" calcext:value-type="float">
            <text:p>0.0124475</text:p>
          </table:table-cell>
        </table:table-row>
        <table:table-row table:style-name="ro1">
          <table:table-cell office:value-type="float" office:value="0.0106308" calcext:value-type="float">
            <text:p>0.0106308</text:p>
          </table:table-cell>
          <table:table-cell office:value-type="float" office:value="0.00978826" calcext:value-type="float">
            <text:p>0.00978826</text:p>
          </table:table-cell>
          <table:table-cell office:value-type="float" office:value="0.0101413" calcext:value-type="float">
            <text:p>0.0101413</text:p>
          </table:table-cell>
          <table:table-cell office:value-type="float" office:value="0.012448" calcext:value-type="float">
            <text:p>0.012448</text:p>
          </table:table-cell>
        </table:table-row>
        <table:table-row table:style-name="ro1">
          <table:table-cell office:value-type="float" office:value="0.0106124" calcext:value-type="float">
            <text:p>0.0106124</text:p>
          </table:table-cell>
          <table:table-cell office:value-type="float" office:value="0.00974506" calcext:value-type="float">
            <text:p>0.00974506</text:p>
          </table:table-cell>
          <table:table-cell office:value-type="float" office:value="0.0101174" calcext:value-type="float">
            <text:p>0.0101174</text:p>
          </table:table-cell>
          <table:table-cell office:value-type="float" office:value="0.0125099" calcext:value-type="float">
            <text:p>0.0125099</text:p>
          </table:table-cell>
        </table:table-row>
        <table:table-row table:style-name="ro1">
          <table:table-cell office:value-type="float" office:value="0.0106113" calcext:value-type="float">
            <text:p>0.0106113</text:p>
          </table:table-cell>
          <table:table-cell office:value-type="float" office:value="0.00974578" calcext:value-type="float">
            <text:p>0.00974578</text:p>
          </table:table-cell>
          <table:table-cell office:value-type="float" office:value="0.0101168" calcext:value-type="float">
            <text:p>0.0101168</text:p>
          </table:table-cell>
          <table:table-cell office:value-type="float" office:value="0.012509" calcext:value-type="float">
            <text:p>0.012509</text:p>
          </table:table-cell>
        </table:table-row>
        <table:table-row table:style-name="ro1">
          <table:table-cell office:value-type="float" office:value="0.0105997" calcext:value-type="float">
            <text:p>0.0105997</text:p>
          </table:table-cell>
          <table:table-cell office:value-type="float" office:value="0.0098535" calcext:value-type="float">
            <text:p>0.0098535</text:p>
          </table:table-cell>
          <table:table-cell office:value-type="float" office:value="0.0100913" calcext:value-type="float">
            <text:p>0.0100913</text:p>
          </table:table-cell>
          <table:table-cell office:value-type="float" office:value="0.0124922" calcext:value-type="float">
            <text:p>0.0124922</text:p>
          </table:table-cell>
        </table:table-row>
        <table:table-row table:style-name="ro1">
          <table:table-cell office:value-type="float" office:value="0.0105896" calcext:value-type="float">
            <text:p>0.0105896</text:p>
          </table:table-cell>
          <table:table-cell office:value-type="float" office:value="0.00984408" calcext:value-type="float">
            <text:p>0.00984408</text:p>
          </table:table-cell>
          <table:table-cell office:value-type="float" office:value="0.0100846" calcext:value-type="float">
            <text:p>0.0100846</text:p>
          </table:table-cell>
          <table:table-cell office:value-type="float" office:value="0.0126145" calcext:value-type="float">
            <text:p>0.0126145</text:p>
          </table:table-cell>
        </table:table-row>
        <table:table-row table:style-name="ro1">
          <table:table-cell office:value-type="float" office:value="0.0105536" calcext:value-type="float">
            <text:p>0.0105536</text:p>
          </table:table-cell>
          <table:table-cell office:value-type="float" office:value="0.00987342" calcext:value-type="float">
            <text:p>0.00987342</text:p>
          </table:table-cell>
          <table:table-cell office:value-type="float" office:value="0.010079" calcext:value-type="float">
            <text:p>0.010079</text:p>
          </table:table-cell>
          <table:table-cell office:value-type="float" office:value="0.0126859" calcext:value-type="float">
            <text:p>0.0126859</text:p>
          </table:table-cell>
        </table:table-row>
        <table:table-row table:style-name="ro1">
          <table:table-cell office:value-type="float" office:value="0.0105405" calcext:value-type="float">
            <text:p>0.0105405</text:p>
          </table:table-cell>
          <table:table-cell office:value-type="float" office:value="0.00992511" calcext:value-type="float">
            <text:p>0.00992511</text:p>
          </table:table-cell>
          <table:table-cell office:value-type="float" office:value="0.0100533" calcext:value-type="float">
            <text:p>0.0100533</text:p>
          </table:table-cell>
          <table:table-cell office:value-type="float" office:value="0.0126848" calcext:value-type="float">
            <text:p>0.0126848</text:p>
          </table:table-cell>
        </table:table-row>
        <table:table-row table:style-name="ro1">
          <table:table-cell office:value-type="float" office:value="0.0105225" calcext:value-type="float">
            <text:p>0.0105225</text:p>
          </table:table-cell>
          <table:table-cell office:value-type="float" office:value="0.00987892" calcext:value-type="float">
            <text:p>0.00987892</text:p>
          </table:table-cell>
          <table:table-cell office:value-type="float" office:value="0.0100317" calcext:value-type="float">
            <text:p>0.0100317</text:p>
          </table:table-cell>
          <table:table-cell office:value-type="float" office:value="0.0127323" calcext:value-type="float">
            <text:p>0.0127323</text:p>
          </table:table-cell>
        </table:table-row>
        <table:table-row table:style-name="ro1">
          <table:table-cell office:value-type="float" office:value="0.0105044" calcext:value-type="float">
            <text:p>0.0105044</text:p>
          </table:table-cell>
          <table:table-cell office:value-type="float" office:value="0.00987127" calcext:value-type="float">
            <text:p>0.00987127</text:p>
          </table:table-cell>
          <table:table-cell office:value-type="float" office:value="0.0100087" calcext:value-type="float">
            <text:p>0.0100087</text:p>
          </table:table-cell>
          <table:table-cell office:value-type="float" office:value="0.0127128" calcext:value-type="float">
            <text:p>0.0127128</text:p>
          </table:table-cell>
        </table:table-row>
        <table:table-row table:style-name="ro1">
          <table:table-cell office:value-type="float" office:value="0.0104986" calcext:value-type="float">
            <text:p>0.0104986</text:p>
          </table:table-cell>
          <table:table-cell office:value-type="float" office:value="0.00986303" calcext:value-type="float">
            <text:p>0.00986303</text:p>
          </table:table-cell>
          <table:table-cell office:value-type="float" office:value="0.0100067" calcext:value-type="float">
            <text:p>0.0100067</text:p>
          </table:table-cell>
          <table:table-cell office:value-type="float" office:value="0.0127455" calcext:value-type="float">
            <text:p>0.0127455</text:p>
          </table:table-cell>
        </table:table-row>
        <table:table-row table:style-name="ro1">
          <table:table-cell office:value-type="float" office:value="0.0104968" calcext:value-type="float">
            <text:p>0.0104968</text:p>
          </table:table-cell>
          <table:table-cell office:value-type="float" office:value="0.00985956" calcext:value-type="float">
            <text:p>0.00985956</text:p>
          </table:table-cell>
          <table:table-cell office:value-type="float" office:value="0.0100048" calcext:value-type="float">
            <text:p>0.0100048</text:p>
          </table:table-cell>
          <table:table-cell office:value-type="float" office:value="0.0127443" calcext:value-type="float">
            <text:p>0.0127443</text:p>
          </table:table-cell>
        </table:table-row>
        <table:table-row table:style-name="ro1">
          <table:table-cell office:value-type="float" office:value="0.0104682" calcext:value-type="float">
            <text:p>0.0104682</text:p>
          </table:table-cell>
          <table:table-cell office:value-type="float" office:value="0.00984906" calcext:value-type="float">
            <text:p>0.00984906</text:p>
          </table:table-cell>
          <table:table-cell office:value-type="float" office:value="0.00999995" calcext:value-type="float">
            <text:p>0.00999995</text:p>
          </table:table-cell>
          <table:table-cell office:value-type="float" office:value="0.0126908" calcext:value-type="float">
            <text:p>0.0126908</text:p>
          </table:table-cell>
        </table:table-row>
        <table:table-row table:style-name="ro1">
          <table:table-cell office:value-type="float" office:value="0.0104568" calcext:value-type="float">
            <text:p>0.0104568</text:p>
          </table:table-cell>
          <table:table-cell office:value-type="float" office:value="0.00984755" calcext:value-type="float">
            <text:p>0.00984755</text:p>
          </table:table-cell>
          <table:table-cell office:value-type="float" office:value="0.00997725" calcext:value-type="float">
            <text:p>0.00997725</text:p>
          </table:table-cell>
          <table:table-cell office:value-type="float" office:value="0.0127084" calcext:value-type="float">
            <text:p>0.0127084</text:p>
          </table:table-cell>
        </table:table-row>
        <table:table-row table:style-name="ro1">
          <table:table-cell office:value-type="float" office:value="0.0104921" calcext:value-type="float">
            <text:p>0.0104921</text:p>
          </table:table-cell>
          <table:table-cell office:value-type="float" office:value="0.00980633" calcext:value-type="float">
            <text:p>0.00980633</text:p>
          </table:table-cell>
          <table:table-cell office:value-type="float" office:value="0.0099595" calcext:value-type="float">
            <text:p>0.0099595</text:p>
          </table:table-cell>
          <table:table-cell office:value-type="float" office:value="0.012701" calcext:value-type="float">
            <text:p>0.012701</text:p>
          </table:table-cell>
        </table:table-row>
        <table:table-row table:style-name="ro1">
          <table:table-cell office:value-type="float" office:value="0.0105211" calcext:value-type="float">
            <text:p>0.0105211</text:p>
          </table:table-cell>
          <table:table-cell office:value-type="float" office:value="0.00979889" calcext:value-type="float">
            <text:p>0.00979889</text:p>
          </table:table-cell>
          <table:table-cell office:value-type="float" office:value="0.00993109" calcext:value-type="float">
            <text:p>0.00993109</text:p>
          </table:table-cell>
          <table:table-cell office:value-type="float" office:value="0.0126791" calcext:value-type="float">
            <text:p>0.0126791</text:p>
          </table:table-cell>
        </table:table-row>
        <table:table-row table:style-name="ro1">
          <table:table-cell office:value-type="float" office:value="0.010528" calcext:value-type="float">
            <text:p>0.010528</text:p>
          </table:table-cell>
          <table:table-cell office:value-type="float" office:value="0.00979537" calcext:value-type="float">
            <text:p>0.00979537</text:p>
          </table:table-cell>
          <table:table-cell office:value-type="float" office:value="0.00992888" calcext:value-type="float">
            <text:p>0.00992888</text:p>
          </table:table-cell>
          <table:table-cell office:value-type="float" office:value="0.0127161" calcext:value-type="float">
            <text:p>0.0127161</text:p>
          </table:table-cell>
        </table:table-row>
        <table:table-row table:style-name="ro1">
          <table:table-cell office:value-type="float" office:value="0.0105221" calcext:value-type="float">
            <text:p>0.0105221</text:p>
          </table:table-cell>
          <table:table-cell office:value-type="float" office:value="0.00978839" calcext:value-type="float">
            <text:p>0.00978839</text:p>
          </table:table-cell>
          <table:table-cell office:value-type="float" office:value="0.00992773" calcext:value-type="float">
            <text:p>0.00992773</text:p>
          </table:table-cell>
          <table:table-cell office:value-type="float" office:value="0.0126937" calcext:value-type="float">
            <text:p>0.0126937</text:p>
          </table:table-cell>
        </table:table-row>
        <table:table-row table:style-name="ro1">
          <table:table-cell office:value-type="float" office:value="0.010563" calcext:value-type="float">
            <text:p>0.010563</text:p>
          </table:table-cell>
          <table:table-cell office:value-type="float" office:value="0.00978079" calcext:value-type="float">
            <text:p>0.00978079</text:p>
          </table:table-cell>
          <table:table-cell office:value-type="float" office:value="0.00992171" calcext:value-type="float">
            <text:p>0.00992171</text:p>
          </table:table-cell>
          <table:table-cell office:value-type="float" office:value="0.0126684" calcext:value-type="float">
            <text:p>0.0126684</text:p>
          </table:table-cell>
        </table:table-row>
        <table:table-row table:style-name="ro1">
          <table:table-cell office:value-type="float" office:value="0.0107665" calcext:value-type="float">
            <text:p>0.0107665</text:p>
          </table:table-cell>
          <table:table-cell office:value-type="float" office:value="0.00988572" calcext:value-type="float">
            <text:p>0.00988572</text:p>
          </table:table-cell>
          <table:table-cell office:value-type="float" office:value="0.00990005" calcext:value-type="float">
            <text:p>0.00990005</text:p>
          </table:table-cell>
          <table:table-cell office:value-type="float" office:value="0.0126518" calcext:value-type="float">
            <text:p>0.0126518</text:p>
          </table:table-cell>
        </table:table-row>
        <table:table-row table:style-name="ro1">
          <table:table-cell office:value-type="float" office:value="0.0107518" calcext:value-type="float">
            <text:p>0.0107518</text:p>
          </table:table-cell>
          <table:table-cell office:value-type="float" office:value="0.00985031" calcext:value-type="float">
            <text:p>0.00985031</text:p>
          </table:table-cell>
          <table:table-cell office:value-type="float" office:value="0.00988161" calcext:value-type="float">
            <text:p>0.00988161</text:p>
          </table:table-cell>
          <table:table-cell office:value-type="float" office:value="0.0126965" calcext:value-type="float">
            <text:p>0.0126965</text:p>
          </table:table-cell>
        </table:table-row>
        <table:table-row table:style-name="ro1">
          <table:table-cell office:value-type="float" office:value="0.0107396" calcext:value-type="float">
            <text:p>0.0107396</text:p>
          </table:table-cell>
          <table:table-cell office:value-type="float" office:value="0.00984109" calcext:value-type="float">
            <text:p>0.00984109</text:p>
          </table:table-cell>
          <table:table-cell office:value-type="float" office:value="0.00985378" calcext:value-type="float">
            <text:p>0.00985378</text:p>
          </table:table-cell>
          <table:table-cell office:value-type="float" office:value="0.0126782" calcext:value-type="float">
            <text:p>0.0126782</text:p>
          </table:table-cell>
        </table:table-row>
        <table:table-row table:style-name="ro1">
          <table:table-cell office:value-type="float" office:value="0.0107342" calcext:value-type="float">
            <text:p>0.0107342</text:p>
          </table:table-cell>
          <table:table-cell office:value-type="float" office:value="0.00982909" calcext:value-type="float">
            <text:p>0.00982909</text:p>
          </table:table-cell>
          <table:table-cell office:value-type="float" office:value="0.00984979" calcext:value-type="float">
            <text:p>0.00984979</text:p>
          </table:table-cell>
          <table:table-cell office:value-type="float" office:value="0.0126649" calcext:value-type="float">
            <text:p>0.0126649</text:p>
          </table:table-cell>
        </table:table-row>
        <table:table-row table:style-name="ro1">
          <table:table-cell office:value-type="float" office:value="0.0107726" calcext:value-type="float">
            <text:p>0.0107726</text:p>
          </table:table-cell>
          <table:table-cell office:value-type="float" office:value="0.00982087" calcext:value-type="float">
            <text:p>0.00982087</text:p>
          </table:table-cell>
          <table:table-cell office:value-type="float" office:value="0.00984236" calcext:value-type="float">
            <text:p>0.00984236</text:p>
          </table:table-cell>
          <table:table-cell office:value-type="float" office:value="0.0126245" calcext:value-type="float">
            <text:p>0.0126245</text:p>
          </table:table-cell>
        </table:table-row>
        <table:table-row table:style-name="ro1">
          <table:table-cell office:value-type="float" office:value="0.010776" calcext:value-type="float">
            <text:p>0.010776</text:p>
          </table:table-cell>
          <table:table-cell office:value-type="float" office:value="0.00982172" calcext:value-type="float">
            <text:p>0.00982172</text:p>
          </table:table-cell>
          <table:table-cell office:value-type="float" office:value="0.00983787" calcext:value-type="float">
            <text:p>0.00983787</text:p>
          </table:table-cell>
          <table:table-cell office:value-type="float" office:value="0.0126175" calcext:value-type="float">
            <text:p>0.0126175</text:p>
          </table:table-cell>
        </table:table-row>
        <table:table-row table:style-name="ro1">
          <table:table-cell office:value-type="float" office:value="0.0107724" calcext:value-type="float">
            <text:p>0.0107724</text:p>
          </table:table-cell>
          <table:table-cell office:value-type="float" office:value="0.00980857" calcext:value-type="float">
            <text:p>0.00980857</text:p>
          </table:table-cell>
          <table:table-cell office:value-type="float" office:value="0.00982335" calcext:value-type="float">
            <text:p>0.00982335</text:p>
          </table:table-cell>
          <table:table-cell office:value-type="float" office:value="0.0126131" calcext:value-type="float">
            <text:p>0.0126131</text:p>
          </table:table-cell>
        </table:table-row>
        <table:table-row table:style-name="ro1">
          <table:table-cell office:value-type="float" office:value="0.0108162" calcext:value-type="float">
            <text:p>0.0108162</text:p>
          </table:table-cell>
          <table:table-cell office:value-type="float" office:value="0.00976981" calcext:value-type="float">
            <text:p>0.00976981</text:p>
          </table:table-cell>
          <table:table-cell office:value-type="float" office:value="0.00980616" calcext:value-type="float">
            <text:p>0.00980616</text:p>
          </table:table-cell>
          <table:table-cell office:value-type="float" office:value="0.0126768" calcext:value-type="float">
            <text:p>0.0126768</text:p>
          </table:table-cell>
        </table:table-row>
        <table:table-row table:style-name="ro1">
          <table:table-cell office:value-type="float" office:value="0.0108335" calcext:value-type="float">
            <text:p>0.0108335</text:p>
          </table:table-cell>
          <table:table-cell office:value-type="float" office:value="0.00976013" calcext:value-type="float">
            <text:p>0.00976013</text:p>
          </table:table-cell>
          <table:table-cell office:value-type="float" office:value="0.0098532" calcext:value-type="float">
            <text:p>0.0098532</text:p>
          </table:table-cell>
          <table:table-cell office:value-type="float" office:value="0.0126589" calcext:value-type="float">
            <text:p>0.0126589</text:p>
          </table:table-cell>
        </table:table-row>
        <table:table-row table:style-name="ro1">
          <table:table-cell office:value-type="float" office:value="0.0108318" calcext:value-type="float">
            <text:p>0.0108318</text:p>
          </table:table-cell>
          <table:table-cell office:value-type="float" office:value="0.00975503" calcext:value-type="float">
            <text:p>0.00975503</text:p>
          </table:table-cell>
          <table:table-cell office:value-type="float" office:value="0.00986699" calcext:value-type="float">
            <text:p>0.00986699</text:p>
          </table:table-cell>
          <table:table-cell office:value-type="float" office:value="0.0126471" calcext:value-type="float">
            <text:p>0.0126471</text:p>
          </table:table-cell>
        </table:table-row>
        <table:table-row table:style-name="ro1">
          <table:table-cell office:value-type="float" office:value="0.0108283" calcext:value-type="float">
            <text:p>0.0108283</text:p>
          </table:table-cell>
          <table:table-cell office:value-type="float" office:value="0.00974577" calcext:value-type="float">
            <text:p>0.00974577</text:p>
          </table:table-cell>
          <table:table-cell office:value-type="float" office:value="0.00986765" calcext:value-type="float">
            <text:p>0.00986765</text:p>
          </table:table-cell>
          <table:table-cell office:value-type="float" office:value="0.0126367" calcext:value-type="float">
            <text:p>0.0126367</text:p>
          </table:table-cell>
        </table:table-row>
        <table:table-row table:style-name="ro1">
          <table:table-cell office:value-type="float" office:value="0.0108678" calcext:value-type="float">
            <text:p>0.0108678</text:p>
          </table:table-cell>
          <table:table-cell office:value-type="float" office:value="0.00973941" calcext:value-type="float">
            <text:p>0.00973941</text:p>
          </table:table-cell>
          <table:table-cell office:value-type="float" office:value="0.0098615" calcext:value-type="float">
            <text:p>0.0098615</text:p>
          </table:table-cell>
          <table:table-cell office:value-type="float" office:value="0.0125947" calcext:value-type="float">
            <text:p>0.0125947</text:p>
          </table:table-cell>
        </table:table-row>
        <table:table-row table:style-name="ro1">
          <table:table-cell office:value-type="float" office:value="0.0109397" calcext:value-type="float">
            <text:p>0.0109397</text:p>
          </table:table-cell>
          <table:table-cell office:value-type="float" office:value="0.00972133" calcext:value-type="float">
            <text:p>0.00972133</text:p>
          </table:table-cell>
          <table:table-cell office:value-type="float" office:value="0.00984722" calcext:value-type="float">
            <text:p>0.00984722</text:p>
          </table:table-cell>
          <table:table-cell office:value-type="float" office:value="0.0125707" calcext:value-type="float">
            <text:p>0.0125707</text:p>
          </table:table-cell>
        </table:table-row>
        <table:table-row table:style-name="ro1">
          <table:table-cell office:value-type="float" office:value="0.0110195" calcext:value-type="float">
            <text:p>0.0110195</text:p>
          </table:table-cell>
          <table:table-cell office:value-type="float" office:value="0.00968216" calcext:value-type="float">
            <text:p>0.00968216</text:p>
          </table:table-cell>
          <table:table-cell office:value-type="float" office:value="0.00981209" calcext:value-type="float">
            <text:p>0.00981209</text:p>
          </table:table-cell>
          <table:table-cell office:value-type="float" office:value="0.0125767" calcext:value-type="float">
            <text:p>0.0125767</text:p>
          </table:table-cell>
        </table:table-row>
        <table:table-row table:style-name="ro1">
          <table:table-cell office:value-type="float" office:value="0.0109947" calcext:value-type="float">
            <text:p>0.0109947</text:p>
          </table:table-cell>
          <table:table-cell office:value-type="float" office:value="0.00967261" calcext:value-type="float">
            <text:p>0.00967261</text:p>
          </table:table-cell>
          <table:table-cell office:value-type="float" office:value="0.00978191" calcext:value-type="float">
            <text:p>0.00978191</text:p>
          </table:table-cell>
          <table:table-cell office:value-type="float" office:value="0.0125729" calcext:value-type="float">
            <text:p>0.0125729</text:p>
          </table:table-cell>
        </table:table-row>
        <table:table-row table:style-name="ro1">
          <table:table-cell office:value-type="float" office:value="0.0109882" calcext:value-type="float">
            <text:p>0.0109882</text:p>
          </table:table-cell>
          <table:table-cell office:value-type="float" office:value="0.00966504" calcext:value-type="float">
            <text:p>0.00966504</text:p>
          </table:table-cell>
          <table:table-cell office:value-type="float" office:value="0.00977804" calcext:value-type="float">
            <text:p>0.00977804</text:p>
          </table:table-cell>
          <table:table-cell office:value-type="float" office:value="0.0125607" calcext:value-type="float">
            <text:p>0.0125607</text:p>
          </table:table-cell>
        </table:table-row>
        <table:table-row table:style-name="ro1">
          <table:table-cell office:value-type="float" office:value="0.0109872" calcext:value-type="float">
            <text:p>0.0109872</text:p>
          </table:table-cell>
          <table:table-cell office:value-type="float" office:value="0.0096425" calcext:value-type="float">
            <text:p>0.0096425</text:p>
          </table:table-cell>
          <table:table-cell office:value-type="float" office:value="0.00977113" calcext:value-type="float">
            <text:p>0.00977113</text:p>
          </table:table-cell>
          <table:table-cell office:value-type="float" office:value="0.0125369" calcext:value-type="float">
            <text:p>0.0125369</text:p>
          </table:table-cell>
        </table:table-row>
        <table:table-row table:style-name="ro1">
          <table:table-cell office:value-type="float" office:value="0.010947" calcext:value-type="float">
            <text:p>0.010947</text:p>
          </table:table-cell>
          <table:table-cell office:value-type="float" office:value="0.00962792" calcext:value-type="float">
            <text:p>0.00962792</text:p>
          </table:table-cell>
          <table:table-cell office:value-type="float" office:value="0.00976812" calcext:value-type="float">
            <text:p>0.00976812</text:p>
          </table:table-cell>
          <table:table-cell office:value-type="float" office:value="0.0125247" calcext:value-type="float">
            <text:p>0.0125247</text:p>
          </table:table-cell>
        </table:table-row>
        <table:table-row table:style-name="ro1">
          <table:table-cell office:value-type="float" office:value="0.0109469" calcext:value-type="float">
            <text:p>0.0109469</text:p>
          </table:table-cell>
          <table:table-cell office:value-type="float" office:value="0.00962739" calcext:value-type="float">
            <text:p>0.00962739</text:p>
          </table:table-cell>
          <table:table-cell office:value-type="float" office:value="0.00976811" calcext:value-type="float">
            <text:p>0.00976811</text:p>
          </table:table-cell>
          <table:table-cell office:value-type="float" office:value="0.0125241" calcext:value-type="float">
            <text:p>0.0125241</text:p>
          </table:table-cell>
        </table:table-row>
        <table:table-row table:style-name="ro1">
          <table:table-cell office:value-type="float" office:value="0.0109878" calcext:value-type="float">
            <text:p>0.0109878</text:p>
          </table:table-cell>
          <table:table-cell office:value-type="float" office:value="0.00958371" calcext:value-type="float">
            <text:p>0.00958371</text:p>
          </table:table-cell>
          <table:table-cell office:value-type="float" office:value="0.0097475" calcext:value-type="float">
            <text:p>0.0097475</text:p>
          </table:table-cell>
          <table:table-cell office:value-type="float" office:value="0.0125395" calcext:value-type="float">
            <text:p>0.0125395</text:p>
          </table:table-cell>
        </table:table-row>
        <table:table-row table:style-name="ro1">
          <table:table-cell office:value-type="float" office:value="0.0110057" calcext:value-type="float">
            <text:p>0.0110057</text:p>
          </table:table-cell>
          <table:table-cell office:value-type="float" office:value="0.00957468" calcext:value-type="float">
            <text:p>0.00957468</text:p>
          </table:table-cell>
          <table:table-cell office:value-type="float" office:value="0.00971771" calcext:value-type="float">
            <text:p>0.00971771</text:p>
          </table:table-cell>
          <table:table-cell office:value-type="float" office:value="0.0125222" calcext:value-type="float">
            <text:p>0.0125222</text:p>
          </table:table-cell>
        </table:table-row>
        <table:table-row table:style-name="ro1">
          <table:table-cell office:value-type="float" office:value="0.0110715" calcext:value-type="float">
            <text:p>0.0110715</text:p>
          </table:table-cell>
          <table:table-cell office:value-type="float" office:value="0.00956753" calcext:value-type="float">
            <text:p>0.00956753</text:p>
          </table:table-cell>
          <table:table-cell office:value-type="float" office:value="0.00971428" calcext:value-type="float">
            <text:p>0.00971428</text:p>
          </table:table-cell>
          <table:table-cell office:value-type="float" office:value="0.0125069" calcext:value-type="float">
            <text:p>0.0125069</text:p>
          </table:table-cell>
        </table:table-row>
        <table:table-row table:style-name="ro1">
          <table:table-cell office:value-type="float" office:value="0.011111" calcext:value-type="float">
            <text:p>0.011111</text:p>
          </table:table-cell>
          <table:table-cell office:value-type="float" office:value="0.00955218" calcext:value-type="float">
            <text:p>0.00955218</text:p>
          </table:table-cell>
          <table:table-cell office:value-type="float" office:value="0.00970492" calcext:value-type="float">
            <text:p>0.00970492</text:p>
          </table:table-cell>
          <table:table-cell office:value-type="float" office:value="0.0124769" calcext:value-type="float">
            <text:p>0.0124769</text:p>
          </table:table-cell>
        </table:table-row>
        <table:table-row table:style-name="ro1">
          <table:table-cell office:value-type="float" office:value="0.011079" calcext:value-type="float">
            <text:p>0.011079</text:p>
          </table:table-cell>
          <table:table-cell office:value-type="float" office:value="0.00954911" calcext:value-type="float">
            <text:p>0.00954911</text:p>
          </table:table-cell>
          <table:table-cell office:value-type="float" office:value="0.00970416" calcext:value-type="float">
            <text:p>0.00970416</text:p>
          </table:table-cell>
          <table:table-cell office:value-type="float" office:value="0.0124718" calcext:value-type="float">
            <text:p>0.0124718</text:p>
          </table:table-cell>
        </table:table-row>
        <table:table-row table:style-name="ro1">
          <table:table-cell office:value-type="float" office:value="0.0112875" calcext:value-type="float">
            <text:p>0.0112875</text:p>
          </table:table-cell>
          <table:table-cell office:value-type="float" office:value="0.00953754" calcext:value-type="float">
            <text:p>0.00953754</text:p>
          </table:table-cell>
          <table:table-cell office:value-type="float" office:value="0.00970121" calcext:value-type="float">
            <text:p>0.00970121</text:p>
          </table:table-cell>
          <table:table-cell office:value-type="float" office:value="0.0124628" calcext:value-type="float">
            <text:p>0.0124628</text:p>
          </table:table-cell>
        </table:table-row>
        <table:table-row table:style-name="ro1">
          <table:table-cell office:value-type="float" office:value="0.0112777" calcext:value-type="float">
            <text:p>0.0112777</text:p>
          </table:table-cell>
          <table:table-cell office:value-type="float" office:value="0.00949189" calcext:value-type="float">
            <text:p>0.00949189</text:p>
          </table:table-cell>
          <table:table-cell office:value-type="float" office:value="0.00965526" calcext:value-type="float">
            <text:p>0.00965526</text:p>
          </table:table-cell>
          <table:table-cell office:value-type="float" office:value="0.0125135" calcext:value-type="float">
            <text:p>0.0125135</text:p>
          </table:table-cell>
        </table:table-row>
        <table:table-row table:style-name="ro1">
          <table:table-cell office:value-type="float" office:value="0.0112664" calcext:value-type="float">
            <text:p>0.0112664</text:p>
          </table:table-cell>
          <table:table-cell office:value-type="float" office:value="0.00948722" calcext:value-type="float">
            <text:p>0.00948722</text:p>
          </table:table-cell>
          <table:table-cell office:value-type="float" office:value="0.00970406" calcext:value-type="float">
            <text:p>0.00970406</text:p>
          </table:table-cell>
          <table:table-cell office:value-type="float" office:value="0.012521" calcext:value-type="float">
            <text:p>0.012521</text:p>
          </table:table-cell>
        </table:table-row>
        <table:table-row table:style-name="ro1">
          <table:table-cell office:value-type="float" office:value="0.0112657" calcext:value-type="float">
            <text:p>0.0112657</text:p>
          </table:table-cell>
          <table:table-cell office:value-type="float" office:value="0.00948604" calcext:value-type="float">
            <text:p>0.00948604</text:p>
          </table:table-cell>
          <table:table-cell office:value-type="float" office:value="0.00968256" calcext:value-type="float">
            <text:p>0.00968256</text:p>
          </table:table-cell>
          <table:table-cell office:value-type="float" office:value="0.0125172" calcext:value-type="float">
            <text:p>0.0125172</text:p>
          </table:table-cell>
        </table:table-row>
        <table:table-row table:style-name="ro1">
          <table:table-cell office:value-type="float" office:value="0.0112595" calcext:value-type="float">
            <text:p>0.0112595</text:p>
          </table:table-cell>
          <table:table-cell office:value-type="float" office:value="0.00948095" calcext:value-type="float">
            <text:p>0.00948095</text:p>
          </table:table-cell>
          <table:table-cell office:value-type="float" office:value="0.00968409" calcext:value-type="float">
            <text:p>0.00968409</text:p>
          </table:table-cell>
          <table:table-cell office:value-type="float" office:value="0.012528" calcext:value-type="float">
            <text:p>0.012528</text:p>
          </table:table-cell>
        </table:table-row>
        <table:table-row table:style-name="ro1">
          <table:table-cell office:value-type="float" office:value="0.0112531" calcext:value-type="float">
            <text:p>0.0112531</text:p>
          </table:table-cell>
          <table:table-cell office:value-type="float" office:value="0.00946978" calcext:value-type="float">
            <text:p>0.00946978</text:p>
          </table:table-cell>
          <table:table-cell office:value-type="float" office:value="0.00968167" calcext:value-type="float">
            <text:p>0.00968167</text:p>
          </table:table-cell>
          <table:table-cell office:value-type="float" office:value="0.0125467" calcext:value-type="float">
            <text:p>0.0125467</text:p>
          </table:table-cell>
        </table:table-row>
        <table:table-row table:style-name="ro1">
          <table:table-cell office:value-type="float" office:value="0.0112105" calcext:value-type="float">
            <text:p>0.0112105</text:p>
          </table:table-cell>
          <table:table-cell office:value-type="float" office:value="0.00946093" calcext:value-type="float">
            <text:p>0.00946093</text:p>
          </table:table-cell>
          <table:table-cell office:value-type="float" office:value="0.00967836" calcext:value-type="float">
            <text:p>0.00967836</text:p>
          </table:table-cell>
          <table:table-cell office:value-type="float" office:value="0.0125487" calcext:value-type="float">
            <text:p>0.0125487</text:p>
          </table:table-cell>
        </table:table-row>
        <table:table-row table:style-name="ro1">
          <table:table-cell office:value-type="float" office:value="0.0111999" calcext:value-type="float">
            <text:p>0.0111999</text:p>
          </table:table-cell>
          <table:table-cell office:value-type="float" office:value="0.0094214" calcext:value-type="float">
            <text:p>0.0094214</text:p>
          </table:table-cell>
          <table:table-cell office:value-type="float" office:value="0.00965783" calcext:value-type="float">
            <text:p>0.00965783</text:p>
          </table:table-cell>
          <table:table-cell office:value-type="float" office:value="0.0125622" calcext:value-type="float">
            <text:p>0.0125622</text:p>
          </table:table-cell>
        </table:table-row>
        <table:table-row table:style-name="ro1">
          <table:table-cell office:value-type="float" office:value="0.0111948" calcext:value-type="float">
            <text:p>0.0111948</text:p>
          </table:table-cell>
          <table:table-cell office:value-type="float" office:value="0.00942129" calcext:value-type="float">
            <text:p>0.00942129</text:p>
          </table:table-cell>
          <table:table-cell office:value-type="float" office:value="0.00965769" calcext:value-type="float">
            <text:p>0.00965769</text:p>
          </table:table-cell>
          <table:table-cell office:value-type="float" office:value="0.0125632" calcext:value-type="float">
            <text:p>0.0125632</text:p>
          </table:table-cell>
        </table:table-row>
        <table:table-row table:style-name="ro1">
          <table:table-cell office:value-type="float" office:value="0.0111821" calcext:value-type="float">
            <text:p>0.0111821</text:p>
          </table:table-cell>
          <table:table-cell office:value-type="float" office:value="0.00941554" calcext:value-type="float">
            <text:p>0.00941554</text:p>
          </table:table-cell>
          <table:table-cell office:value-type="float" office:value="0.00963147" calcext:value-type="float">
            <text:p>0.00963147</text:p>
          </table:table-cell>
          <table:table-cell office:value-type="float" office:value="0.0125421" calcext:value-type="float">
            <text:p>0.0125421</text:p>
          </table:table-cell>
        </table:table-row>
        <table:table-row table:style-name="ro1">
          <table:table-cell office:value-type="float" office:value="0.0111715" calcext:value-type="float">
            <text:p>0.0111715</text:p>
          </table:table-cell>
          <table:table-cell office:value-type="float" office:value="0.00940704" calcext:value-type="float">
            <text:p>0.00940704</text:p>
          </table:table-cell>
          <table:table-cell office:value-type="float" office:value="0.00962581" calcext:value-type="float">
            <text:p>0.00962581</text:p>
          </table:table-cell>
          <table:table-cell office:value-type="float" office:value="0.0125273" calcext:value-type="float">
            <text:p>0.0125273</text:p>
          </table:table-cell>
        </table:table-row>
        <table:table-row table:style-name="ro1">
          <table:table-cell office:value-type="float" office:value="0.0111662" calcext:value-type="float">
            <text:p>0.0111662</text:p>
          </table:table-cell>
          <table:table-cell office:value-type="float" office:value="0.00939451" calcext:value-type="float">
            <text:p>0.00939451</text:p>
          </table:table-cell>
          <table:table-cell office:value-type="float" office:value="0.00961987" calcext:value-type="float">
            <text:p>0.00961987</text:p>
          </table:table-cell>
          <table:table-cell office:value-type="float" office:value="0.0124888" calcext:value-type="float">
            <text:p>0.0124888</text:p>
          </table:table-cell>
        </table:table-row>
        <table:table-row table:style-name="ro1">
          <table:table-cell office:value-type="float" office:value="0.01113" calcext:value-type="float">
            <text:p>0.01113</text:p>
          </table:table-cell>
          <table:table-cell office:value-type="float" office:value="0.00938542" calcext:value-type="float">
            <text:p>0.00938542</text:p>
          </table:table-cell>
          <table:table-cell office:value-type="float" office:value="0.00961539" calcext:value-type="float">
            <text:p>0.00961539</text:p>
          </table:table-cell>
          <table:table-cell office:value-type="float" office:value="0.0124764" calcext:value-type="float">
            <text:p>0.0124764</text:p>
          </table:table-cell>
        </table:table-row>
        <table:table-row table:style-name="ro1">
          <table:table-cell office:value-type="float" office:value="0.011121" calcext:value-type="float">
            <text:p>0.011121</text:p>
          </table:table-cell>
          <table:table-cell office:value-type="float" office:value="0.00934927" calcext:value-type="float">
            <text:p>0.00934927</text:p>
          </table:table-cell>
          <table:table-cell office:value-type="float" office:value="0.00958144" calcext:value-type="float">
            <text:p>0.00958144</text:p>
          </table:table-cell>
          <table:table-cell office:value-type="float" office:value="0.0124645" calcext:value-type="float">
            <text:p>0.0124645</text:p>
          </table:table-cell>
        </table:table-row>
        <table:table-row table:style-name="ro1">
          <table:table-cell office:value-type="float" office:value="0.0111063" calcext:value-type="float">
            <text:p>0.0111063</text:p>
          </table:table-cell>
          <table:table-cell office:value-type="float" office:value="0.00934149" calcext:value-type="float">
            <text:p>0.00934149</text:p>
          </table:table-cell>
          <table:table-cell office:value-type="float" office:value="0.0095662" calcext:value-type="float">
            <text:p>0.0095662</text:p>
          </table:table-cell>
          <table:table-cell office:value-type="float" office:value="0.0124399" calcext:value-type="float">
            <text:p>0.0124399</text:p>
          </table:table-cell>
        </table:table-row>
        <table:table-row table:style-name="ro1">
          <table:table-cell office:value-type="float" office:value="0.0110961" calcext:value-type="float">
            <text:p>0.0110961</text:p>
          </table:table-cell>
          <table:table-cell office:value-type="float" office:value="0.00934417" calcext:value-type="float">
            <text:p>0.00934417</text:p>
          </table:table-cell>
          <table:table-cell office:value-type="float" office:value="0.00956206" calcext:value-type="float">
            <text:p>0.00956206</text:p>
          </table:table-cell>
          <table:table-cell office:value-type="float" office:value="0.0124199" calcext:value-type="float">
            <text:p>0.0124199</text:p>
          </table:table-cell>
        </table:table-row>
        <table:table-row table:style-name="ro1">
          <table:table-cell office:value-type="float" office:value="0.0110909" calcext:value-type="float">
            <text:p>0.0110909</text:p>
          </table:table-cell>
          <table:table-cell office:value-type="float" office:value="0.00932921" calcext:value-type="float">
            <text:p>0.00932921</text:p>
          </table:table-cell>
          <table:table-cell office:value-type="float" office:value="0.00955908" calcext:value-type="float">
            <text:p>0.00955908</text:p>
          </table:table-cell>
          <table:table-cell office:value-type="float" office:value="0.0124127" calcext:value-type="float">
            <text:p>0.0124127</text:p>
          </table:table-cell>
        </table:table-row>
        <table:table-row table:style-name="ro1">
          <table:table-cell office:value-type="float" office:value="0.0110899" calcext:value-type="float">
            <text:p>0.0110899</text:p>
          </table:table-cell>
          <table:table-cell office:value-type="float" office:value="0.00932743" calcext:value-type="float">
            <text:p>0.00932743</text:p>
          </table:table-cell>
          <table:table-cell office:value-type="float" office:value="0.00955527" calcext:value-type="float">
            <text:p>0.00955527</text:p>
          </table:table-cell>
          <table:table-cell office:value-type="float" office:value="0.0123929" calcext:value-type="float">
            <text:p>0.0123929</text:p>
          </table:table-cell>
        </table:table-row>
        <table:table-row table:style-name="ro1">
          <table:table-cell office:value-type="float" office:value="0.0110468" calcext:value-type="float">
            <text:p>0.0110468</text:p>
          </table:table-cell>
          <table:table-cell office:value-type="float" office:value="0.00931542" calcext:value-type="float">
            <text:p>0.00931542</text:p>
          </table:table-cell>
          <table:table-cell office:value-type="float" office:value="0.00955199" calcext:value-type="float">
            <text:p>0.00955199</text:p>
          </table:table-cell>
          <table:table-cell office:value-type="float" office:value="0.0123805" calcext:value-type="float">
            <text:p>0.0123805</text:p>
          </table:table-cell>
        </table:table-row>
        <table:table-row table:style-name="ro1">
          <table:table-cell office:value-type="float" office:value="0.0110384" calcext:value-type="float">
            <text:p>0.0110384</text:p>
          </table:table-cell>
          <table:table-cell office:value-type="float" office:value="0.00927165" calcext:value-type="float">
            <text:p>0.00927165</text:p>
          </table:table-cell>
          <table:table-cell office:value-type="float" office:value="0.00956655" calcext:value-type="float">
            <text:p>0.00956655</text:p>
          </table:table-cell>
          <table:table-cell office:value-type="float" office:value="0.0123656" calcext:value-type="float">
            <text:p>0.0123656</text:p>
          </table:table-cell>
        </table:table-row>
        <table:table-row table:style-name="ro1">
          <table:table-cell office:value-type="float" office:value="0.0110261" calcext:value-type="float">
            <text:p>0.0110261</text:p>
          </table:table-cell>
          <table:table-cell office:value-type="float" office:value="0.00926195" calcext:value-type="float">
            <text:p>0.00926195</text:p>
          </table:table-cell>
          <table:table-cell office:value-type="float" office:value="0.00961913" calcext:value-type="float">
            <text:p>0.00961913</text:p>
          </table:table-cell>
          <table:table-cell office:value-type="float" office:value="0.0123463" calcext:value-type="float">
            <text:p>0.0123463</text:p>
          </table:table-cell>
        </table:table-row>
        <table:table-row table:style-name="ro1">
          <table:table-cell office:value-type="float" office:value="0.0110173" calcext:value-type="float">
            <text:p>0.0110173</text:p>
          </table:table-cell>
          <table:table-cell office:value-type="float" office:value="0.00925705" calcext:value-type="float">
            <text:p>0.00925705</text:p>
          </table:table-cell>
          <table:table-cell office:value-type="float" office:value="0.00963423" calcext:value-type="float">
            <text:p>0.00963423</text:p>
          </table:table-cell>
          <table:table-cell office:value-type="float" office:value="0.0123623" calcext:value-type="float">
            <text:p>0.0123623</text:p>
          </table:table-cell>
        </table:table-row>
        <table:table-row table:style-name="ro1">
          <table:table-cell office:value-type="float" office:value="0.0110125" calcext:value-type="float">
            <text:p>0.0110125</text:p>
          </table:table-cell>
          <table:table-cell office:value-type="float" office:value="0.00924129" calcext:value-type="float">
            <text:p>0.00924129</text:p>
          </table:table-cell>
          <table:table-cell office:value-type="float" office:value="0.00962861" calcext:value-type="float">
            <text:p>0.00962861</text:p>
          </table:table-cell>
          <table:table-cell office:value-type="float" office:value="0.0123489" calcext:value-type="float">
            <text:p>0.0123489</text:p>
          </table:table-cell>
        </table:table-row>
        <table:table-row table:style-name="ro1">
          <table:table-cell office:value-type="float" office:value="0.010978" calcext:value-type="float">
            <text:p>0.010978</text:p>
          </table:table-cell>
          <table:table-cell office:value-type="float" office:value="0.00923769" calcext:value-type="float">
            <text:p>0.00923769</text:p>
          </table:table-cell>
          <table:table-cell office:value-type="float" office:value="0.00962471" calcext:value-type="float">
            <text:p>0.00962471</text:p>
          </table:table-cell>
          <table:table-cell office:value-type="float" office:value="0.0123402" calcext:value-type="float">
            <text:p>0.0123402</text:p>
          </table:table-cell>
        </table:table-row>
        <table:table-row table:style-name="ro1">
          <table:table-cell office:value-type="float" office:value="0.0109709" calcext:value-type="float">
            <text:p>0.0109709</text:p>
          </table:table-cell>
          <table:table-cell office:value-type="float" office:value="0.00923489" calcext:value-type="float">
            <text:p>0.00923489</text:p>
          </table:table-cell>
          <table:table-cell office:value-type="float" office:value="0.0096257" calcext:value-type="float">
            <text:p>0.0096257</text:p>
          </table:table-cell>
          <table:table-cell office:value-type="float" office:value="0.0123342" calcext:value-type="float">
            <text:p>0.0123342</text:p>
          </table:table-cell>
        </table:table-row>
        <table:table-row table:style-name="ro1">
          <table:table-cell office:value-type="float" office:value="0.0109627" calcext:value-type="float">
            <text:p>0.0109627</text:p>
          </table:table-cell>
          <table:table-cell office:value-type="float" office:value="0.00920399" calcext:value-type="float">
            <text:p>0.00920399</text:p>
          </table:table-cell>
          <table:table-cell office:value-type="float" office:value="0.00959123" calcext:value-type="float">
            <text:p>0.00959123</text:p>
          </table:table-cell>
          <table:table-cell office:value-type="float" office:value="0.0123061" calcext:value-type="float">
            <text:p>0.0123061</text:p>
          </table:table-cell>
        </table:table-row>
        <table:table-row table:style-name="ro1">
          <table:table-cell office:value-type="float" office:value="0.0109596" calcext:value-type="float">
            <text:p>0.0109596</text:p>
          </table:table-cell>
          <table:table-cell office:value-type="float" office:value="0.00920615" calcext:value-type="float">
            <text:p>0.00920615</text:p>
          </table:table-cell>
          <table:table-cell office:value-type="float" office:value="0.00958999" calcext:value-type="float">
            <text:p>0.00958999</text:p>
          </table:table-cell>
          <table:table-cell office:value-type="float" office:value="0.0123039" calcext:value-type="float">
            <text:p>0.0123039</text:p>
          </table:table-cell>
        </table:table-row>
        <table:table-row table:style-name="ro1">
          <table:table-cell office:value-type="float" office:value="0.0109466" calcext:value-type="float">
            <text:p>0.0109466</text:p>
          </table:table-cell>
          <table:table-cell office:value-type="float" office:value="0.00919834" calcext:value-type="float">
            <text:p>0.00919834</text:p>
          </table:table-cell>
          <table:table-cell office:value-type="float" office:value="0.00957237" calcext:value-type="float">
            <text:p>0.00957237</text:p>
          </table:table-cell>
          <table:table-cell office:value-type="float" office:value="0.0122833" calcext:value-type="float">
            <text:p>0.0122833</text:p>
          </table:table-cell>
        </table:table-row>
        <table:table-row table:style-name="ro1">
          <table:table-cell office:value-type="float" office:value="0.0109378" calcext:value-type="float">
            <text:p>0.0109378</text:p>
          </table:table-cell>
          <table:table-cell office:value-type="float" office:value="0.00973582" calcext:value-type="float">
            <text:p>0.00973582</text:p>
          </table:table-cell>
          <table:table-cell office:value-type="float" office:value="0.00956879" calcext:value-type="float">
            <text:p>0.00956879</text:p>
          </table:table-cell>
          <table:table-cell office:value-type="float" office:value="0.0122658" calcext:value-type="float">
            <text:p>0.0122658</text:p>
          </table:table-cell>
        </table:table-row>
        <table:table-row table:style-name="ro1">
          <table:table-cell office:value-type="float" office:value="0.0109114" calcext:value-type="float">
            <text:p>0.0109114</text:p>
          </table:table-cell>
          <table:table-cell office:value-type="float" office:value="0.00972249" calcext:value-type="float">
            <text:p>0.00972249</text:p>
          </table:table-cell>
          <table:table-cell office:value-type="float" office:value="0.00956371" calcext:value-type="float">
            <text:p>0.00956371</text:p>
          </table:table-cell>
          <table:table-cell office:value-type="float" office:value="0.0122453" calcext:value-type="float">
            <text:p>0.0122453</text:p>
          </table:table-cell>
        </table:table-row>
        <table:table-row table:style-name="ro1">
          <table:table-cell office:value-type="float" office:value="0.0109053" calcext:value-type="float">
            <text:p>0.0109053</text:p>
          </table:table-cell>
          <table:table-cell office:value-type="float" office:value="0.00971594" calcext:value-type="float">
            <text:p>0.00971594</text:p>
          </table:table-cell>
          <table:table-cell office:value-type="float" office:value="0.00954574" calcext:value-type="float">
            <text:p>0.00954574</text:p>
          </table:table-cell>
          <table:table-cell office:value-type="float" office:value="0.0122633" calcext:value-type="float">
            <text:p>0.0122633</text:p>
          </table:table-cell>
        </table:table-row>
        <table:table-row table:style-name="ro1">
          <table:table-cell office:value-type="float" office:value="0.0108925" calcext:value-type="float">
            <text:p>0.0108925</text:p>
          </table:table-cell>
          <table:table-cell office:value-type="float" office:value="0.00968762" calcext:value-type="float">
            <text:p>0.00968762</text:p>
          </table:table-cell>
          <table:table-cell office:value-type="float" office:value="0.00952624" calcext:value-type="float">
            <text:p>0.00952624</text:p>
          </table:table-cell>
          <table:table-cell office:value-type="float" office:value="0.0122525" calcext:value-type="float">
            <text:p>0.0122525</text:p>
          </table:table-cell>
        </table:table-row>
        <table:table-row table:style-name="ro1">
          <table:table-cell office:value-type="float" office:value="0.0108768" calcext:value-type="float">
            <text:p>0.0108768</text:p>
          </table:table-cell>
          <table:table-cell office:value-type="float" office:value="0.00967962" calcext:value-type="float">
            <text:p>0.00967962</text:p>
          </table:table-cell>
          <table:table-cell office:value-type="float" office:value="0.00951251" calcext:value-type="float">
            <text:p>0.00951251</text:p>
          </table:table-cell>
          <table:table-cell office:value-type="float" office:value="0.0122287" calcext:value-type="float">
            <text:p>0.0122287</text:p>
          </table:table-cell>
        </table:table-row>
        <table:table-row table:style-name="ro1">
          <table:table-cell office:value-type="float" office:value="0.0108738" calcext:value-type="float">
            <text:p>0.0108738</text:p>
          </table:table-cell>
          <table:table-cell office:value-type="float" office:value="0.00966909" calcext:value-type="float">
            <text:p>0.00966909</text:p>
          </table:table-cell>
          <table:table-cell office:value-type="float" office:value="0.00952417" calcext:value-type="float">
            <text:p>0.00952417</text:p>
          </table:table-cell>
          <table:table-cell office:value-type="float" office:value="0.0122262" calcext:value-type="float">
            <text:p>0.0122262</text:p>
          </table:table-cell>
        </table:table-row>
        <table:table-row table:style-name="ro1">
          <table:table-cell office:value-type="float" office:value="0.0108685" calcext:value-type="float">
            <text:p>0.0108685</text:p>
          </table:table-cell>
          <table:table-cell office:value-type="float" office:value="0.0096589" calcext:value-type="float">
            <text:p>0.0096589</text:p>
          </table:table-cell>
          <table:table-cell office:value-type="float" office:value="0.00952228" calcext:value-type="float">
            <text:p>0.00952228</text:p>
          </table:table-cell>
          <table:table-cell office:value-type="float" office:value="0.0122191" calcext:value-type="float">
            <text:p>0.0122191</text:p>
          </table:table-cell>
        </table:table-row>
        <table:table-row table:style-name="ro1">
          <table:table-cell office:value-type="float" office:value="0.0109402" calcext:value-type="float">
            <text:p>0.0109402</text:p>
          </table:table-cell>
          <table:table-cell office:value-type="float" office:value="0.00966174" calcext:value-type="float">
            <text:p>0.00966174</text:p>
          </table:table-cell>
          <table:table-cell office:value-type="float" office:value="0.00952444" calcext:value-type="float">
            <text:p>0.00952444</text:p>
          </table:table-cell>
          <table:table-cell office:value-type="float" office:value="0.0122119" calcext:value-type="float">
            <text:p>0.0122119</text:p>
          </table:table-cell>
        </table:table-row>
        <table:table-row table:style-name="ro1">
          <table:table-cell office:value-type="float" office:value="0.010902" calcext:value-type="float">
            <text:p>0.010902</text:p>
          </table:table-cell>
          <table:table-cell office:value-type="float" office:value="0.00965807" calcext:value-type="float">
            <text:p>0.00965807</text:p>
          </table:table-cell>
          <table:table-cell office:value-type="float" office:value="0.00950934" calcext:value-type="float">
            <text:p>0.00950934</text:p>
          </table:table-cell>
          <table:table-cell office:value-type="float" office:value="0.0122011" calcext:value-type="float">
            <text:p>0.0122011</text:p>
          </table:table-cell>
        </table:table-row>
        <table:table-row table:style-name="ro1">
          <table:table-cell office:value-type="float" office:value="0.0108723" calcext:value-type="float">
            <text:p>0.0108723</text:p>
          </table:table-cell>
          <table:table-cell office:value-type="float" office:value="0.00962797" calcext:value-type="float">
            <text:p>0.00962797</text:p>
          </table:table-cell>
          <table:table-cell office:value-type="float" office:value="0.00948634" calcext:value-type="float">
            <text:p>0.00948634</text:p>
          </table:table-cell>
          <table:table-cell office:value-type="float" office:value="0.0122177" calcext:value-type="float">
            <text:p>0.0122177</text:p>
          </table:table-cell>
        </table:table-row>
        <table:table-row table:style-name="ro1">
          <table:table-cell office:value-type="float" office:value="0.010855" calcext:value-type="float">
            <text:p>0.010855</text:p>
          </table:table-cell>
          <table:table-cell office:value-type="float" office:value="0.00966227" calcext:value-type="float">
            <text:p>0.00966227</text:p>
          </table:table-cell>
          <table:table-cell office:value-type="float" office:value="0.00946709" calcext:value-type="float">
            <text:p>0.00946709</text:p>
          </table:table-cell>
          <table:table-cell office:value-type="float" office:value="0.012194" calcext:value-type="float">
            <text:p>0.012194</text:p>
          </table:table-cell>
        </table:table-row>
        <table:table-row table:style-name="ro1">
          <table:table-cell office:value-type="float" office:value="0.0108466" calcext:value-type="float">
            <text:p>0.0108466</text:p>
          </table:table-cell>
          <table:table-cell office:value-type="float" office:value="0.00973337" calcext:value-type="float">
            <text:p>0.00973337</text:p>
          </table:table-cell>
          <table:table-cell office:value-type="float" office:value="0.00946734" calcext:value-type="float">
            <text:p>0.00946734</text:p>
          </table:table-cell>
          <table:table-cell office:value-type="float" office:value="0.0122543" calcext:value-type="float">
            <text:p>0.0122543</text:p>
          </table:table-cell>
        </table:table-row>
        <table:table-row table:style-name="ro1">
          <table:table-cell office:value-type="float" office:value="0.0108394" calcext:value-type="float">
            <text:p>0.0108394</text:p>
          </table:table-cell>
          <table:table-cell office:value-type="float" office:value="0.00973611" calcext:value-type="float">
            <text:p>0.00973611</text:p>
          </table:table-cell>
          <table:table-cell office:value-type="float" office:value="0.00945991" calcext:value-type="float">
            <text:p>0.00945991</text:p>
          </table:table-cell>
          <table:table-cell office:value-type="float" office:value="0.0122407" calcext:value-type="float">
            <text:p>0.0122407</text:p>
          </table:table-cell>
        </table:table-row>
        <table:table-row table:style-name="ro1">
          <table:table-cell office:value-type="float" office:value="0.0108102" calcext:value-type="float">
            <text:p>0.0108102</text:p>
          </table:table-cell>
          <table:table-cell office:value-type="float" office:value="0.0097911" calcext:value-type="float">
            <text:p>0.0097911</text:p>
          </table:table-cell>
          <table:table-cell office:value-type="float" office:value="0.00945717" calcext:value-type="float">
            <text:p>0.00945717</text:p>
          </table:table-cell>
          <table:table-cell office:value-type="float" office:value="0.012232" calcext:value-type="float">
            <text:p>0.012232</text:p>
          </table:table-cell>
        </table:table-row>
        <table:table-row table:style-name="ro1">
          <table:table-cell office:value-type="float" office:value="0.010809" calcext:value-type="float">
            <text:p>0.010809</text:p>
          </table:table-cell>
          <table:table-cell office:value-type="float" office:value="0.00982442" calcext:value-type="float">
            <text:p>0.00982442</text:p>
          </table:table-cell>
          <table:table-cell office:value-type="float" office:value="0.00945614" calcext:value-type="float">
            <text:p>0.00945614</text:p>
          </table:table-cell>
          <table:table-cell office:value-type="float" office:value="0.0122302" calcext:value-type="float">
            <text:p>0.0122302</text:p>
          </table:table-cell>
        </table:table-row>
        <table:table-row table:style-name="ro1">
          <table:table-cell office:value-type="float" office:value="0.0107969" calcext:value-type="float">
            <text:p>0.0107969</text:p>
          </table:table-cell>
          <table:table-cell office:value-type="float" office:value="0.00978521" calcext:value-type="float">
            <text:p>0.00978521</text:p>
          </table:table-cell>
          <table:table-cell office:value-type="float" office:value="0.00943333" calcext:value-type="float">
            <text:p>0.00943333</text:p>
          </table:table-cell>
          <table:table-cell office:value-type="float" office:value="0.0122295" calcext:value-type="float">
            <text:p>0.0122295</text:p>
          </table:table-cell>
        </table:table-row>
        <table:table-row table:style-name="ro1">
          <table:table-cell office:value-type="float" office:value="0.0107775" calcext:value-type="float">
            <text:p>0.0107775</text:p>
          </table:table-cell>
          <table:table-cell office:value-type="float" office:value="0.00977816" calcext:value-type="float">
            <text:p>0.00977816</text:p>
          </table:table-cell>
          <table:table-cell office:value-type="float" office:value="0.0094253" calcext:value-type="float">
            <text:p>0.0094253</text:p>
          </table:table-cell>
          <table:table-cell office:value-type="float" office:value="0.0122118" calcext:value-type="float">
            <text:p>0.0122118</text:p>
          </table:table-cell>
        </table:table-row>
        <table:table-row table:style-name="ro1">
          <table:table-cell office:value-type="float" office:value="0.0107688" calcext:value-type="float">
            <text:p>0.0107688</text:p>
          </table:table-cell>
          <table:table-cell office:value-type="float" office:value="0.0097689" calcext:value-type="float">
            <text:p>0.0097689</text:p>
          </table:table-cell>
          <table:table-cell office:value-type="float" office:value="0.00942285" calcext:value-type="float">
            <text:p>0.00942285</text:p>
          </table:table-cell>
          <table:table-cell office:value-type="float" office:value="0.0122431" calcext:value-type="float">
            <text:p>0.0122431</text:p>
          </table:table-cell>
        </table:table-row>
        <table:table-row table:style-name="ro1">
          <table:table-cell office:value-type="float" office:value="0.0107624" calcext:value-type="float">
            <text:p>0.0107624</text:p>
          </table:table-cell>
          <table:table-cell office:value-type="float" office:value="0.0097686" calcext:value-type="float">
            <text:p>0.0097686</text:p>
          </table:table-cell>
          <table:table-cell office:value-type="float" office:value="0.00941772" calcext:value-type="float">
            <text:p>0.00941772</text:p>
          </table:table-cell>
          <table:table-cell office:value-type="float" office:value="0.0122293" calcext:value-type="float">
            <text:p>0.0122293</text:p>
          </table:table-cell>
        </table:table-row>
        <table:table-row table:style-name="ro1">
          <table:table-cell office:value-type="float" office:value="0.0107616" calcext:value-type="float">
            <text:p>0.0107616</text:p>
          </table:table-cell>
          <table:table-cell office:value-type="float" office:value="0.00976846" calcext:value-type="float">
            <text:p>0.00976846</text:p>
          </table:table-cell>
          <table:table-cell office:value-type="float" office:value="0.00941764" calcext:value-type="float">
            <text:p>0.00941764</text:p>
          </table:table-cell>
          <table:table-cell office:value-type="float" office:value="0.0122287" calcext:value-type="float">
            <text:p>0.0122287</text:p>
          </table:table-cell>
        </table:table-row>
        <table:table-row table:style-name="ro1">
          <table:table-cell office:value-type="float" office:value="0.0107222" calcext:value-type="float">
            <text:p>0.0107222</text:p>
          </table:table-cell>
          <table:table-cell office:value-type="float" office:value="0.00977982" calcext:value-type="float">
            <text:p>0.00977982</text:p>
          </table:table-cell>
          <table:table-cell office:value-type="float" office:value="0.00941485" calcext:value-type="float">
            <text:p>0.00941485</text:p>
          </table:table-cell>
          <table:table-cell office:value-type="float" office:value="0.0122251" calcext:value-type="float">
            <text:p>0.0122251</text:p>
          </table:table-cell>
        </table:table-row>
        <table:table-row table:style-name="ro1">
          <table:table-cell office:value-type="float" office:value="0.0107105" calcext:value-type="float">
            <text:p>0.0107105</text:p>
          </table:table-cell>
          <table:table-cell office:value-type="float" office:value="0.00972669" calcext:value-type="float">
            <text:p>0.00972669</text:p>
          </table:table-cell>
          <table:table-cell office:value-type="float" office:value="0.00939159" calcext:value-type="float">
            <text:p>0.00939159</text:p>
          </table:table-cell>
          <table:table-cell office:value-type="float" office:value="0.0122324" calcext:value-type="float">
            <text:p>0.0122324</text:p>
          </table:table-cell>
        </table:table-row>
        <table:table-row table:style-name="ro1">
          <table:table-cell office:value-type="float" office:value="0.0107072" calcext:value-type="float">
            <text:p>0.0107072</text:p>
          </table:table-cell>
          <table:table-cell office:value-type="float" office:value="0.00972277" calcext:value-type="float">
            <text:p>0.00972277</text:p>
          </table:table-cell>
          <table:table-cell office:value-type="float" office:value="0.00939023" calcext:value-type="float">
            <text:p>0.00939023</text:p>
          </table:table-cell>
          <table:table-cell office:value-type="float" office:value="0.0122298" calcext:value-type="float">
            <text:p>0.0122298</text:p>
          </table:table-cell>
        </table:table-row>
        <table:table-row table:style-name="ro1">
          <table:table-cell office:value-type="float" office:value="0.010701" calcext:value-type="float">
            <text:p>0.010701</text:p>
          </table:table-cell>
          <table:table-cell office:value-type="float" office:value="0.00971764" calcext:value-type="float">
            <text:p>0.00971764</text:p>
          </table:table-cell>
          <table:table-cell office:value-type="float" office:value="0.0094369" calcext:value-type="float">
            <text:p>0.0094369</text:p>
          </table:table-cell>
          <table:table-cell office:value-type="float" office:value="0.0122132" calcext:value-type="float">
            <text:p>0.0122132</text:p>
          </table:table-cell>
        </table:table-row>
        <table:table-row table:style-name="ro1">
          <table:table-cell office:value-type="float" office:value="0.0106924" calcext:value-type="float">
            <text:p>0.0106924</text:p>
          </table:table-cell>
          <table:table-cell office:value-type="float" office:value="0.00971026" calcext:value-type="float">
            <text:p>0.00971026</text:p>
          </table:table-cell>
          <table:table-cell office:value-type="float" office:value="0.00944662" calcext:value-type="float">
            <text:p>0.00944662</text:p>
          </table:table-cell>
          <table:table-cell office:value-type="float" office:value="0.0122444" calcext:value-type="float">
            <text:p>0.0122444</text:p>
          </table:table-cell>
        </table:table-row>
        <table:table-row table:style-name="ro1">
          <table:table-cell office:value-type="float" office:value="0.010688" calcext:value-type="float">
            <text:p>0.010688</text:p>
          </table:table-cell>
          <table:table-cell office:value-type="float" office:value="0.00969904" calcext:value-type="float">
            <text:p>0.00969904</text:p>
          </table:table-cell>
          <table:table-cell office:value-type="float" office:value="0.00944454" calcext:value-type="float">
            <text:p>0.00944454</text:p>
          </table:table-cell>
          <table:table-cell office:value-type="float" office:value="0.0122442" calcext:value-type="float">
            <text:p>0.0122442</text:p>
          </table:table-cell>
        </table:table-row>
        <table:table-row table:style-name="ro1">
          <table:table-cell office:value-type="float" office:value="0.0106518" calcext:value-type="float">
            <text:p>0.0106518</text:p>
          </table:table-cell>
          <table:table-cell office:value-type="float" office:value="0.00970447" calcext:value-type="float">
            <text:p>0.00970447</text:p>
          </table:table-cell>
          <table:table-cell office:value-type="float" office:value="0.00944012" calcext:value-type="float">
            <text:p>0.00944012</text:p>
          </table:table-cell>
          <table:table-cell office:value-type="float" office:value="0.0122307" calcext:value-type="float">
            <text:p>0.0122307</text:p>
          </table:table-cell>
        </table:table-row>
        <table:table-row table:style-name="ro1">
          <table:table-cell office:value-type="float" office:value="0.010645" calcext:value-type="float">
            <text:p>0.010645</text:p>
          </table:table-cell>
          <table:table-cell office:value-type="float" office:value="0.00969997" calcext:value-type="float">
            <text:p>0.00969997</text:p>
          </table:table-cell>
          <table:table-cell office:value-type="float" office:value="0.00942195" calcext:value-type="float">
            <text:p>0.00942195</text:p>
          </table:table-cell>
          <table:table-cell office:value-type="float" office:value="0.0122578" calcext:value-type="float">
            <text:p>0.0122578</text:p>
          </table:table-cell>
        </table:table-row>
        <table:table-row table:style-name="ro1">
          <table:table-cell office:value-type="float" office:value="0.0106479" calcext:value-type="float">
            <text:p>0.0106479</text:p>
          </table:table-cell>
          <table:table-cell office:value-type="float" office:value="0.00967018" calcext:value-type="float">
            <text:p>0.00967018</text:p>
          </table:table-cell>
          <table:table-cell office:value-type="float" office:value="0.00940486" calcext:value-type="float">
            <text:p>0.00940486</text:p>
          </table:table-cell>
          <table:table-cell office:value-type="float" office:value="0.0122578" calcext:value-type="float">
            <text:p>0.0122578</text:p>
          </table:table-cell>
        </table:table-row>
        <table:table-row table:style-name="ro1">
          <table:table-cell office:value-type="float" office:value="0.0106359" calcext:value-type="float">
            <text:p>0.0106359</text:p>
          </table:table-cell>
          <table:table-cell office:value-type="float" office:value="0.00966068" calcext:value-type="float">
            <text:p>0.00966068</text:p>
          </table:table-cell>
          <table:table-cell office:value-type="float" office:value="0.00938706" calcext:value-type="float">
            <text:p>0.00938706</text:p>
          </table:table-cell>
          <table:table-cell office:value-type="float" office:value="0.0122356" calcext:value-type="float">
            <text:p>0.0122356</text:p>
          </table:table-cell>
        </table:table-row>
        <table:table-row table:style-name="ro1">
          <table:table-cell office:value-type="float" office:value="0.0106286" calcext:value-type="float">
            <text:p>0.0106286</text:p>
          </table:table-cell>
          <table:table-cell office:value-type="float" office:value="0.00965311" calcext:value-type="float">
            <text:p>0.00965311</text:p>
          </table:table-cell>
          <table:table-cell office:value-type="float" office:value="0.00937964" calcext:value-type="float">
            <text:p>0.00937964</text:p>
          </table:table-cell>
          <table:table-cell office:value-type="float" office:value="0.0122248" calcext:value-type="float">
            <text:p>0.0122248</text:p>
          </table:table-cell>
        </table:table-row>
        <table:table-row table:style-name="ro1">
          <table:table-cell office:value-type="float" office:value="0.0106412" calcext:value-type="float">
            <text:p>0.0106412</text:p>
          </table:table-cell>
          <table:table-cell office:value-type="float" office:value="0.00963754" calcext:value-type="float">
            <text:p>0.00963754</text:p>
          </table:table-cell>
          <table:table-cell office:value-type="float" office:value="0.00937475" calcext:value-type="float">
            <text:p>0.00937475</text:p>
          </table:table-cell>
          <table:table-cell office:value-type="float" office:value="0.012212" calcext:value-type="float">
            <text:p>0.012212</text:p>
          </table:table-cell>
        </table:table-row>
        <table:table-row table:style-name="ro1">
          <table:table-cell office:value-type="float" office:value="0.0106252" calcext:value-type="float">
            <text:p>0.0106252</text:p>
          </table:table-cell>
          <table:table-cell office:value-type="float" office:value="0.00963319" calcext:value-type="float">
            <text:p>0.00963319</text:p>
          </table:table-cell>
          <table:table-cell office:value-type="float" office:value="0.00937028" calcext:value-type="float">
            <text:p>0.00937028</text:p>
          </table:table-cell>
          <table:table-cell office:value-type="float" office:value="0.0121974" calcext:value-type="float">
            <text:p>0.0121974</text:p>
          </table:table-cell>
        </table:table-row>
        <table:table-row table:style-name="ro1">
          <table:table-cell office:value-type="float" office:value="0.0106607" calcext:value-type="float">
            <text:p>0.0106607</text:p>
          </table:table-cell>
          <table:table-cell office:value-type="float" office:value="0.00959242" calcext:value-type="float">
            <text:p>0.00959242</text:p>
          </table:table-cell>
          <table:table-cell office:value-type="float" office:value="0.00933436" calcext:value-type="float">
            <text:p>0.00933436</text:p>
          </table:table-cell>
          <table:table-cell office:value-type="float" office:value="0.0122011" calcext:value-type="float">
            <text:p>0.0122011</text:p>
          </table:table-cell>
        </table:table-row>
        <table:table-row table:style-name="ro1">
          <table:table-cell office:value-type="float" office:value="0.0106522" calcext:value-type="float">
            <text:p>0.0106522</text:p>
          </table:table-cell>
          <table:table-cell office:value-type="float" office:value="0.00958919" calcext:value-type="float">
            <text:p>0.00958919</text:p>
          </table:table-cell>
          <table:table-cell office:value-type="float" office:value="0.00933206" calcext:value-type="float">
            <text:p>0.00933206</text:p>
          </table:table-cell>
          <table:table-cell office:value-type="float" office:value="0.0121939" calcext:value-type="float">
            <text:p>0.0121939</text:p>
          </table:table-cell>
        </table:table-row>
        <table:table-row table:style-name="ro1">
          <table:table-cell office:value-type="float" office:value="0.0106742" calcext:value-type="float">
            <text:p>0.0106742</text:p>
          </table:table-cell>
          <table:table-cell office:value-type="float" office:value="0.00958798" calcext:value-type="float">
            <text:p>0.00958798</text:p>
          </table:table-cell>
          <table:table-cell office:value-type="float" office:value="0.00931661" calcext:value-type="float">
            <text:p>0.00931661</text:p>
          </table:table-cell>
          <table:table-cell office:value-type="float" office:value="0.0121821" calcext:value-type="float">
            <text:p>0.0121821</text:p>
          </table:table-cell>
        </table:table-row>
        <table:table-row table:style-name="ro1">
          <table:table-cell office:value-type="float" office:value="0.0106856" calcext:value-type="float">
            <text:p>0.0106856</text:p>
          </table:table-cell>
          <table:table-cell office:value-type="float" office:value="0.00958014" calcext:value-type="float">
            <text:p>0.00958014</text:p>
          </table:table-cell>
          <table:table-cell office:value-type="float" office:value="0.00931267" calcext:value-type="float">
            <text:p>0.00931267</text:p>
          </table:table-cell>
          <table:table-cell office:value-type="float" office:value="0.0121926" calcext:value-type="float">
            <text:p>0.0121926</text:p>
          </table:table-cell>
        </table:table-row>
        <table:table-row table:style-name="ro1">
          <table:table-cell office:value-type="float" office:value="0.010698" calcext:value-type="float">
            <text:p>0.010698</text:p>
          </table:table-cell>
          <table:table-cell office:value-type="float" office:value="0.0095825" calcext:value-type="float">
            <text:p>0.0095825</text:p>
          </table:table-cell>
          <table:table-cell office:value-type="float" office:value="0.0093084" calcext:value-type="float">
            <text:p>0.0093084</text:p>
          </table:table-cell>
          <table:table-cell office:value-type="float" office:value="0.0121853" calcext:value-type="float">
            <text:p>0.0121853</text:p>
          </table:table-cell>
        </table:table-row>
        <table:table-row table:style-name="ro1">
          <table:table-cell office:value-type="float" office:value="0.0107294" calcext:value-type="float">
            <text:p>0.0107294</text:p>
          </table:table-cell>
          <table:table-cell office:value-type="float" office:value="0.009573" calcext:value-type="float">
            <text:p>0.009573</text:p>
          </table:table-cell>
          <table:table-cell office:value-type="float" office:value="0.00930438" calcext:value-type="float">
            <text:p>0.00930438</text:p>
          </table:table-cell>
          <table:table-cell office:value-type="float" office:value="0.012166" calcext:value-type="float">
            <text:p>0.012166</text:p>
          </table:table-cell>
        </table:table-row>
        <table:table-row table:style-name="ro1">
          <table:table-cell office:value-type="float" office:value="0.0108174" calcext:value-type="float">
            <text:p>0.0108174</text:p>
          </table:table-cell>
          <table:table-cell office:value-type="float" office:value="0.0095649" calcext:value-type="float">
            <text:p>0.0095649</text:p>
          </table:table-cell>
          <table:table-cell office:value-type="float" office:value="0.00928809" calcext:value-type="float">
            <text:p>0.00928809</text:p>
          </table:table-cell>
          <table:table-cell office:value-type="float" office:value="0.0121878" calcext:value-type="float">
            <text:p>0.0121878</text:p>
          </table:table-cell>
        </table:table-row>
        <table:table-row table:style-name="ro1">
          <table:table-cell office:value-type="float" office:value="0.0108164" calcext:value-type="float">
            <text:p>0.0108164</text:p>
          </table:table-cell>
          <table:table-cell office:value-type="float" office:value="0.00956122" calcext:value-type="float">
            <text:p>0.00956122</text:p>
          </table:table-cell>
          <table:table-cell office:value-type="float" office:value="0.00927329" calcext:value-type="float">
            <text:p>0.00927329</text:p>
          </table:table-cell>
          <table:table-cell office:value-type="float" office:value="0.0121831" calcext:value-type="float">
            <text:p>0.0121831</text:p>
          </table:table-cell>
        </table:table-row>
        <table:table-row table:style-name="ro1">
          <table:table-cell office:value-type="float" office:value="0.0108017" calcext:value-type="float">
            <text:p>0.0108017</text:p>
          </table:table-cell>
          <table:table-cell office:value-type="float" office:value="0.0095271" calcext:value-type="float">
            <text:p>0.0095271</text:p>
          </table:table-cell>
          <table:table-cell office:value-type="float" office:value="0.00925443" calcext:value-type="float">
            <text:p>0.00925443</text:p>
          </table:table-cell>
          <table:table-cell office:value-type="float" office:value="0.0121636" calcext:value-type="float">
            <text:p>0.0121636</text:p>
          </table:table-cell>
        </table:table-row>
        <table:table-row table:style-name="ro1">
          <table:table-cell office:value-type="float" office:value="0.0107868" calcext:value-type="float">
            <text:p>0.0107868</text:p>
          </table:table-cell>
          <table:table-cell office:value-type="float" office:value="0.00951439" calcext:value-type="float">
            <text:p>0.00951439</text:p>
          </table:table-cell>
          <table:table-cell office:value-type="float" office:value="0.00925111" calcext:value-type="float">
            <text:p>0.00925111</text:p>
          </table:table-cell>
          <table:table-cell office:value-type="float" office:value="0.012144" calcext:value-type="float">
            <text:p>0.012144</text:p>
          </table:table-cell>
        </table:table-row>
        <table:table-row table:style-name="ro1">
          <table:table-cell office:value-type="float" office:value="0.0107776" calcext:value-type="float">
            <text:p>0.0107776</text:p>
          </table:table-cell>
          <table:table-cell office:value-type="float" office:value="0.00951011" calcext:value-type="float">
            <text:p>0.00951011</text:p>
          </table:table-cell>
          <table:table-cell office:value-type="float" office:value="0.00924642" calcext:value-type="float">
            <text:p>0.00924642</text:p>
          </table:table-cell>
          <table:table-cell office:value-type="float" office:value="0.012123" calcext:value-type="float">
            <text:p>0.012123</text:p>
          </table:table-cell>
        </table:table-row>
        <table:table-row table:style-name="ro1">
          <table:table-cell office:value-type="float" office:value="0.0107504" calcext:value-type="float">
            <text:p>0.0107504</text:p>
          </table:table-cell>
          <table:table-cell office:value-type="float" office:value="0.00950984" calcext:value-type="float">
            <text:p>0.00950984</text:p>
          </table:table-cell>
          <table:table-cell office:value-type="float" office:value="0.00924265" calcext:value-type="float">
            <text:p>0.00924265</text:p>
          </table:table-cell>
          <table:table-cell office:value-type="float" office:value="0.01211" calcext:value-type="float">
            <text:p>0.01211</text:p>
          </table:table-cell>
        </table:table-row>
        <table:table-row table:style-name="ro1">
          <table:table-cell office:value-type="float" office:value="0.0107402" calcext:value-type="float">
            <text:p>0.0107402</text:p>
          </table:table-cell>
          <table:table-cell office:value-type="float" office:value="0.00949943" calcext:value-type="float">
            <text:p>0.00949943</text:p>
          </table:table-cell>
          <table:table-cell office:value-type="float" office:value="0.00923307" calcext:value-type="float">
            <text:p>0.00923307</text:p>
          </table:table-cell>
          <table:table-cell office:value-type="float" office:value="0.0121438" calcext:value-type="float">
            <text:p>0.0121438</text:p>
          </table:table-cell>
        </table:table-row>
        <table:table-row table:style-name="ro1">
          <table:table-cell office:value-type="float" office:value="0.0107302" calcext:value-type="float">
            <text:p>0.0107302</text:p>
          </table:table-cell>
          <table:table-cell office:value-type="float" office:value="0.00946045" calcext:value-type="float">
            <text:p>0.00946045</text:p>
          </table:table-cell>
          <table:table-cell office:value-type="float" office:value="0.00927482" calcext:value-type="float">
            <text:p>0.00927482</text:p>
          </table:table-cell>
          <table:table-cell office:value-type="float" office:value="0.0121366" calcext:value-type="float">
            <text:p>0.0121366</text:p>
          </table:table-cell>
        </table:table-row>
        <table:table-row table:style-name="ro1">
          <table:table-cell office:value-type="float" office:value="0.0107209" calcext:value-type="float">
            <text:p>0.0107209</text:p>
          </table:table-cell>
          <table:table-cell office:value-type="float" office:value="0.00945818" calcext:value-type="float">
            <text:p>0.00945818</text:p>
          </table:table-cell>
          <table:table-cell office:value-type="float" office:value="0.00926739" calcext:value-type="float">
            <text:p>0.00926739</text:p>
          </table:table-cell>
          <table:table-cell office:value-type="float" office:value="0.0121195" calcext:value-type="float">
            <text:p>0.0121195</text:p>
          </table:table-cell>
        </table:table-row>
        <table:table-row table:style-name="ro1">
          <table:table-cell office:value-type="float" office:value="0.0107175" calcext:value-type="float">
            <text:p>0.0107175</text:p>
          </table:table-cell>
          <table:table-cell office:value-type="float" office:value="0.00945505" calcext:value-type="float">
            <text:p>0.00945505</text:p>
          </table:table-cell>
          <table:table-cell office:value-type="float" office:value="0.00926498" calcext:value-type="float">
            <text:p>0.00926498</text:p>
          </table:table-cell>
          <table:table-cell office:value-type="float" office:value="0.0121236" calcext:value-type="float">
            <text:p>0.0121236</text:p>
          </table:table-cell>
        </table:table-row>
        <table:table-row table:style-name="ro1">
          <table:table-cell office:value-type="float" office:value="0.0107097" calcext:value-type="float">
            <text:p>0.0107097</text:p>
          </table:table-cell>
          <table:table-cell office:value-type="float" office:value="0.00944879" calcext:value-type="float">
            <text:p>0.00944879</text:p>
          </table:table-cell>
          <table:table-cell office:value-type="float" office:value="0.00927017" calcext:value-type="float">
            <text:p>0.00927017</text:p>
          </table:table-cell>
          <table:table-cell office:value-type="float" office:value="0.0121066" calcext:value-type="float">
            <text:p>0.0121066</text:p>
          </table:table-cell>
        </table:table-row>
        <table:table-row table:style-name="ro1">
          <table:table-cell office:value-type="float" office:value="0.0106796" calcext:value-type="float">
            <text:p>0.0106796</text:p>
          </table:table-cell>
          <table:table-cell office:value-type="float" office:value="0.00944429" calcext:value-type="float">
            <text:p>0.00944429</text:p>
          </table:table-cell>
          <table:table-cell office:value-type="float" office:value="0.00926513" calcext:value-type="float">
            <text:p>0.00926513</text:p>
          </table:table-cell>
          <table:table-cell office:value-type="float" office:value="0.0120776" calcext:value-type="float">
            <text:p>0.0120776</text:p>
          </table:table-cell>
        </table:table-row>
        <table:table-row table:style-name="ro1">
          <table:table-cell office:value-type="float" office:value="0.0106709" calcext:value-type="float">
            <text:p>0.0106709</text:p>
          </table:table-cell>
          <table:table-cell office:value-type="float" office:value="0.00944707" calcext:value-type="float">
            <text:p>0.00944707</text:p>
          </table:table-cell>
          <table:table-cell office:value-type="float" office:value="0.00924691" calcext:value-type="float">
            <text:p>0.00924691</text:p>
          </table:table-cell>
          <table:table-cell office:value-type="float" office:value="0.0120825" calcext:value-type="float">
            <text:p>0.0120825</text:p>
          </table:table-cell>
        </table:table-row>
        <table:table-row table:style-name="ro1">
          <table:table-cell office:value-type="float" office:value="0.0106706" calcext:value-type="float">
            <text:p>0.0106706</text:p>
          </table:table-cell>
          <table:table-cell office:value-type="float" office:value="0.0094471" calcext:value-type="float">
            <text:p>0.0094471</text:p>
          </table:table-cell>
          <table:table-cell office:value-type="float" office:value="0.00924701" calcext:value-type="float">
            <text:p>0.00924701</text:p>
          </table:table-cell>
          <table:table-cell office:value-type="float" office:value="0.0120823" calcext:value-type="float">
            <text:p>0.0120823</text:p>
          </table:table-cell>
        </table:table-row>
        <table:table-row table:style-name="ro1">
          <table:table-cell office:value-type="float" office:value="0.0106663" calcext:value-type="float">
            <text:p>0.0106663</text:p>
          </table:table-cell>
          <table:table-cell office:value-type="float" office:value="0.0094069" calcext:value-type="float">
            <text:p>0.0094069</text:p>
          </table:table-cell>
          <table:table-cell office:value-type="float" office:value="0.00923005" calcext:value-type="float">
            <text:p>0.00923005</text:p>
          </table:table-cell>
          <table:table-cell office:value-type="float" office:value="0.0120699" calcext:value-type="float">
            <text:p>0.0120699</text:p>
          </table:table-cell>
        </table:table-row>
        <table:table-row table:style-name="ro1">
          <table:table-cell office:value-type="float" office:value="0.0106512" calcext:value-type="float">
            <text:p>0.0106512</text:p>
          </table:table-cell>
          <table:table-cell office:value-type="float" office:value="0.00939633" calcext:value-type="float">
            <text:p>0.00939633</text:p>
          </table:table-cell>
          <table:table-cell office:value-type="float" office:value="0.00921938" calcext:value-type="float">
            <text:p>0.00921938</text:p>
          </table:table-cell>
          <table:table-cell office:value-type="float" office:value="0.0120793" calcext:value-type="float">
            <text:p>0.0120793</text:p>
          </table:table-cell>
        </table:table-row>
        <table:table-row table:style-name="ro1">
          <table:table-cell office:value-type="float" office:value="0.0106449" calcext:value-type="float">
            <text:p>0.0106449</text:p>
          </table:table-cell>
          <table:table-cell office:value-type="float" office:value="0.00938731" calcext:value-type="float">
            <text:p>0.00938731</text:p>
          </table:table-cell>
          <table:table-cell office:value-type="float" office:value="0.0092204" calcext:value-type="float">
            <text:p>0.0092204</text:p>
          </table:table-cell>
          <table:table-cell office:value-type="float" office:value="0.0120555" calcext:value-type="float">
            <text:p>0.0120555</text:p>
          </table:table-cell>
        </table:table-row>
        <table:table-row table:style-name="ro1">
          <table:table-cell office:value-type="float" office:value="0.0106616" calcext:value-type="float">
            <text:p>0.0106616</text:p>
          </table:table-cell>
          <table:table-cell office:value-type="float" office:value="0.00939655" calcext:value-type="float">
            <text:p>0.00939655</text:p>
          </table:table-cell>
          <table:table-cell office:value-type="float" office:value="0.00921517" calcext:value-type="float">
            <text:p>0.00921517</text:p>
          </table:table-cell>
          <table:table-cell office:value-type="float" office:value="0.0120372" calcext:value-type="float">
            <text:p>0.0120372</text:p>
          </table:table-cell>
        </table:table-row>
        <table:table-row table:style-name="ro1">
          <table:table-cell office:value-type="float" office:value="0.010651" calcext:value-type="float">
            <text:p>0.010651</text:p>
          </table:table-cell>
          <table:table-cell office:value-type="float" office:value="0.00939745" calcext:value-type="float">
            <text:p>0.00939745</text:p>
          </table:table-cell>
          <table:table-cell office:value-type="float" office:value="0.0091951" calcext:value-type="float">
            <text:p>0.0091951</text:p>
          </table:table-cell>
          <table:table-cell office:value-type="float" office:value="0.0120495" calcext:value-type="float">
            <text:p>0.0120495</text:p>
          </table:table-cell>
        </table:table-row>
        <table:table-row table:style-name="ro1">
          <table:table-cell office:value-type="float" office:value="0.0106447" calcext:value-type="float">
            <text:p>0.0106447</text:p>
          </table:table-cell>
          <table:table-cell office:value-type="float" office:value="0.00936491" calcext:value-type="float">
            <text:p>0.00936491</text:p>
          </table:table-cell>
          <table:table-cell office:value-type="float" office:value="0.00917873" calcext:value-type="float">
            <text:p>0.00917873</text:p>
          </table:table-cell>
          <table:table-cell office:value-type="float" office:value="0.0120387" calcext:value-type="float">
            <text:p>0.0120387</text:p>
          </table:table-cell>
        </table:table-row>
        <table:table-row table:style-name="ro1">
          <table:table-cell office:value-type="float" office:value="0.0106303" calcext:value-type="float">
            <text:p>0.0106303</text:p>
          </table:table-cell>
          <table:table-cell office:value-type="float" office:value="0.00934741" calcext:value-type="float">
            <text:p>0.00934741</text:p>
          </table:table-cell>
          <table:table-cell office:value-type="float" office:value="0.00916112" calcext:value-type="float">
            <text:p>0.00916112</text:p>
          </table:table-cell>
          <table:table-cell office:value-type="float" office:value="0.0120178" calcext:value-type="float">
            <text:p>0.0120178</text:p>
          </table:table-cell>
        </table:table-row>
        <table:table-row table:style-name="ro1">
          <table:table-cell office:value-type="float" office:value="0.0106239" calcext:value-type="float">
            <text:p>0.0106239</text:p>
          </table:table-cell>
          <table:table-cell office:value-type="float" office:value="0.00933974" calcext:value-type="float">
            <text:p>0.00933974</text:p>
          </table:table-cell>
          <table:table-cell office:value-type="float" office:value="0.00915823" calcext:value-type="float">
            <text:p>0.00915823</text:p>
          </table:table-cell>
          <table:table-cell office:value-type="float" office:value="0.0120674" calcext:value-type="float">
            <text:p>0.0120674</text:p>
          </table:table-cell>
        </table:table-row>
        <table:table-row table:style-name="ro1">
          <table:table-cell office:value-type="float" office:value="0.0105827" calcext:value-type="float">
            <text:p>0.0105827</text:p>
          </table:table-cell>
          <table:table-cell office:value-type="float" office:value="0.00933955" calcext:value-type="float">
            <text:p>0.00933955</text:p>
          </table:table-cell>
          <table:table-cell office:value-type="float" office:value="0.00915296" calcext:value-type="float">
            <text:p>0.00915296</text:p>
          </table:table-cell>
          <table:table-cell office:value-type="float" office:value="0.0120525" calcext:value-type="float">
            <text:p>0.0120525</text:p>
          </table:table-cell>
        </table:table-row>
        <table:table-row table:style-name="ro1">
          <table:table-cell office:value-type="float" office:value="0.0105781" calcext:value-type="float">
            <text:p>0.0105781</text:p>
          </table:table-cell>
          <table:table-cell office:value-type="float" office:value="0.00933877" calcext:value-type="float">
            <text:p>0.00933877</text:p>
          </table:table-cell>
          <table:table-cell office:value-type="float" office:value="0.00913716" calcext:value-type="float">
            <text:p>0.00913716</text:p>
          </table:table-cell>
          <table:table-cell office:value-type="float" office:value="0.0120459" calcext:value-type="float">
            <text:p>0.0120459</text:p>
          </table:table-cell>
        </table:table-row>
        <table:table-row table:style-name="ro1">
          <table:table-cell office:value-type="float" office:value="0.0105743" calcext:value-type="float">
            <text:p>0.0105743</text:p>
          </table:table-cell>
          <table:table-cell office:value-type="float" office:value="0.00933442" calcext:value-type="float">
            <text:p>0.00933442</text:p>
          </table:table-cell>
          <table:table-cell office:value-type="float" office:value="0.00913579" calcext:value-type="float">
            <text:p>0.00913579</text:p>
          </table:table-cell>
          <table:table-cell office:value-type="float" office:value="0.0120445" calcext:value-type="float">
            <text:p>0.0120445</text:p>
          </table:table-cell>
        </table:table-row>
        <table:table-row table:style-name="ro1">
          <table:table-cell office:value-type="float" office:value="0.0105721" calcext:value-type="float">
            <text:p>0.0105721</text:p>
          </table:table-cell>
          <table:table-cell office:value-type="float" office:value="0.00930298" calcext:value-type="float">
            <text:p>0.00930298</text:p>
          </table:table-cell>
          <table:table-cell office:value-type="float" office:value="0.00912489" calcext:value-type="float">
            <text:p>0.00912489</text:p>
          </table:table-cell>
          <table:table-cell office:value-type="float" office:value="0.0121186" calcext:value-type="float">
            <text:p>0.0121186</text:p>
          </table:table-cell>
        </table:table-row>
        <table:table-row table:style-name="ro1">
          <table:table-cell office:value-type="float" office:value="0.0105594" calcext:value-type="float">
            <text:p>0.0105594</text:p>
          </table:table-cell>
          <table:table-cell office:value-type="float" office:value="0.00929113" calcext:value-type="float">
            <text:p>0.00929113</text:p>
          </table:table-cell>
          <table:table-cell office:value-type="float" office:value="0.00939428" calcext:value-type="float">
            <text:p>0.00939428</text:p>
          </table:table-cell>
          <table:table-cell office:value-type="float" office:value="0.0120959" calcext:value-type="float">
            <text:p>0.0120959</text:p>
          </table:table-cell>
        </table:table-row>
        <table:table-row table:style-name="ro1">
          <table:table-cell office:value-type="float" office:value="0.0105543" calcext:value-type="float">
            <text:p>0.0105543</text:p>
          </table:table-cell>
          <table:table-cell office:value-type="float" office:value="0.00928815" calcext:value-type="float">
            <text:p>0.00928815</text:p>
          </table:table-cell>
          <table:table-cell office:value-type="float" office:value="0.00940146" calcext:value-type="float">
            <text:p>0.00940146</text:p>
          </table:table-cell>
          <table:table-cell office:value-type="float" office:value="0.0121164" calcext:value-type="float">
            <text:p>0.0121164</text:p>
          </table:table-cell>
        </table:table-row>
        <table:table-row table:style-name="ro1">
          <table:table-cell office:value-type="float" office:value="0.0105808" calcext:value-type="float">
            <text:p>0.0105808</text:p>
          </table:table-cell>
          <table:table-cell office:value-type="float" office:value="0.00928641" calcext:value-type="float">
            <text:p>0.00928641</text:p>
          </table:table-cell>
          <table:table-cell office:value-type="float" office:value="0.0093806" calcext:value-type="float">
            <text:p>0.0093806</text:p>
          </table:table-cell>
          <table:table-cell office:value-type="float" office:value="0.0121057" calcext:value-type="float">
            <text:p>0.0121057</text:p>
          </table:table-cell>
        </table:table-row>
        <table:table-row table:style-name="ro1">
          <table:table-cell office:value-type="float" office:value="0.0105868" calcext:value-type="float">
            <text:p>0.0105868</text:p>
          </table:table-cell>
          <table:table-cell office:value-type="float" office:value="0.00928297" calcext:value-type="float">
            <text:p>0.00928297</text:p>
          </table:table-cell>
          <table:table-cell office:value-type="float" office:value="0.00937261" calcext:value-type="float">
            <text:p>0.00937261</text:p>
          </table:table-cell>
          <table:table-cell office:value-type="float" office:value="0.0120995" calcext:value-type="float">
            <text:p>0.0120995</text:p>
          </table:table-cell>
        </table:table-row>
        <table:table-row table:style-name="ro1">
          <table:table-cell office:value-type="float" office:value="0.0105833" calcext:value-type="float">
            <text:p>0.0105833</text:p>
          </table:table-cell>
          <table:table-cell office:value-type="float" office:value="0.00928031" calcext:value-type="float">
            <text:p>0.00928031</text:p>
          </table:table-cell>
          <table:table-cell office:value-type="float" office:value="0.00935719" calcext:value-type="float">
            <text:p>0.00935719</text:p>
          </table:table-cell>
          <table:table-cell office:value-type="float" office:value="0.012102" calcext:value-type="float">
            <text:p>0.012102</text:p>
          </table:table-cell>
        </table:table-row>
        <table:table-row table:style-name="ro1">
          <table:table-cell office:value-type="float" office:value="0.0105824" calcext:value-type="float">
            <text:p>0.0105824</text:p>
          </table:table-cell>
          <table:table-cell office:value-type="float" office:value="0.00927808" calcext:value-type="float">
            <text:p>0.00927808</text:p>
          </table:table-cell>
          <table:table-cell office:value-type="float" office:value="0.00935545" calcext:value-type="float">
            <text:p>0.00935545</text:p>
          </table:table-cell>
          <table:table-cell office:value-type="float" office:value="0.0121017" calcext:value-type="float">
            <text:p>0.0121017</text:p>
          </table:table-cell>
        </table:table-row>
        <table:table-row table:style-name="ro1">
          <table:table-cell office:value-type="float" office:value="0.0105764" calcext:value-type="float">
            <text:p>0.0105764</text:p>
          </table:table-cell>
          <table:table-cell office:value-type="float" office:value="0.00924678" calcext:value-type="float">
            <text:p>0.00924678</text:p>
          </table:table-cell>
          <table:table-cell office:value-type="float" office:value="0.00934044" calcext:value-type="float">
            <text:p>0.00934044</text:p>
          </table:table-cell>
          <table:table-cell office:value-type="float" office:value="0.0121612" calcext:value-type="float">
            <text:p>0.0121612</text:p>
          </table:table-cell>
        </table:table-row>
        <table:table-row table:style-name="ro1">
          <table:table-cell office:value-type="float" office:value="0.0105616" calcext:value-type="float">
            <text:p>0.0105616</text:p>
          </table:table-cell>
          <table:table-cell office:value-type="float" office:value="0.00935059" calcext:value-type="float">
            <text:p>0.00935059</text:p>
          </table:table-cell>
          <table:table-cell office:value-type="float" office:value="0.00931742" calcext:value-type="float">
            <text:p>0.00931742</text:p>
          </table:table-cell>
          <table:table-cell office:value-type="float" office:value="0.0121433" calcext:value-type="float">
            <text:p>0.0121433</text:p>
          </table:table-cell>
        </table:table-row>
        <table:table-row table:style-name="ro1">
          <table:table-cell office:value-type="float" office:value="0.010552" calcext:value-type="float">
            <text:p>0.010552</text:p>
          </table:table-cell>
          <table:table-cell office:value-type="float" office:value="0.00933611" calcext:value-type="float">
            <text:p>0.00933611</text:p>
          </table:table-cell>
          <table:table-cell office:value-type="float" office:value="0.00930549" calcext:value-type="float">
            <text:p>0.00930549</text:p>
          </table:table-cell>
          <table:table-cell office:value-type="float" office:value="0.0121436" calcext:value-type="float">
            <text:p>0.0121436</text:p>
          </table:table-cell>
        </table:table-row>
        <table:table-row table:style-name="ro1">
          <table:table-cell office:value-type="float" office:value="0.0105118" calcext:value-type="float">
            <text:p>0.0105118</text:p>
          </table:table-cell>
          <table:table-cell office:value-type="float" office:value="0.00934351" calcext:value-type="float">
            <text:p>0.00934351</text:p>
          </table:table-cell>
          <table:table-cell office:value-type="float" office:value="0.00929456" calcext:value-type="float">
            <text:p>0.00929456</text:p>
          </table:table-cell>
          <table:table-cell office:value-type="float" office:value="0.0121231" calcext:value-type="float">
            <text:p>0.0121231</text:p>
          </table:table-cell>
        </table:table-row>
        <table:table-row table:style-name="ro1">
          <table:table-cell office:value-type="float" office:value="0.0105124" calcext:value-type="float">
            <text:p>0.0105124</text:p>
          </table:table-cell>
          <table:table-cell office:value-type="float" office:value="0.00939906" calcext:value-type="float">
            <text:p>0.00939906</text:p>
          </table:table-cell>
          <table:table-cell office:value-type="float" office:value="0.00928074" calcext:value-type="float">
            <text:p>0.00928074</text:p>
          </table:table-cell>
          <table:table-cell office:value-type="float" office:value="0.0121125" calcext:value-type="float">
            <text:p>0.0121125</text:p>
          </table:table-cell>
        </table:table-row>
        <table:table-row table:style-name="ro1">
          <table:table-cell office:value-type="float" office:value="0.0105424" calcext:value-type="float">
            <text:p>0.0105424</text:p>
          </table:table-cell>
          <table:table-cell office:value-type="float" office:value="0.00936175" calcext:value-type="float">
            <text:p>0.00936175</text:p>
          </table:table-cell>
          <table:table-cell office:value-type="float" office:value="0.0092496" calcext:value-type="float">
            <text:p>0.0092496</text:p>
          </table:table-cell>
          <table:table-cell office:value-type="float" office:value="0.0121259" calcext:value-type="float">
            <text:p>0.0121259</text:p>
          </table:table-cell>
        </table:table-row>
        <table:table-row table:style-name="ro1">
          <table:table-cell office:value-type="float" office:value="0.0105613" calcext:value-type="float">
            <text:p>0.0105613</text:p>
          </table:table-cell>
          <table:table-cell office:value-type="float" office:value="0.00935663" calcext:value-type="float">
            <text:p>0.00935663</text:p>
          </table:table-cell>
          <table:table-cell office:value-type="float" office:value="0.00923288" calcext:value-type="float">
            <text:p>0.00923288</text:p>
          </table:table-cell>
          <table:table-cell office:value-type="float" office:value="0.0121061" calcext:value-type="float">
            <text:p>0.0121061</text:p>
          </table:table-cell>
        </table:table-row>
        <table:table-row table:style-name="ro1">
          <table:table-cell office:value-type="float" office:value="0.010552" calcext:value-type="float">
            <text:p>0.010552</text:p>
          </table:table-cell>
          <table:table-cell office:value-type="float" office:value="0.00935043" calcext:value-type="float">
            <text:p>0.00935043</text:p>
          </table:table-cell>
          <table:table-cell office:value-type="float" office:value="0.00923068" calcext:value-type="float">
            <text:p>0.00923068</text:p>
          </table:table-cell>
          <table:table-cell office:value-type="float" office:value="0.0120898" calcext:value-type="float">
            <text:p>0.0120898</text:p>
          </table:table-cell>
        </table:table-row>
        <table:table-row table:style-name="ro1">
          <table:table-cell office:value-type="float" office:value="0.0105513" calcext:value-type="float">
            <text:p>0.0105513</text:p>
          </table:table-cell>
          <table:table-cell office:value-type="float" office:value="0.00934975" calcext:value-type="float">
            <text:p>0.00934975</text:p>
          </table:table-cell>
          <table:table-cell office:value-type="float" office:value="0.00923005" calcext:value-type="float">
            <text:p>0.00923005</text:p>
          </table:table-cell>
          <table:table-cell office:value-type="float" office:value="0.0120884" calcext:value-type="float">
            <text:p>0.0120884</text:p>
          </table:table-cell>
        </table:table-row>
        <table:table-row table:style-name="ro1">
          <table:table-cell office:value-type="float" office:value="0.0105626" calcext:value-type="float">
            <text:p>0.0105626</text:p>
          </table:table-cell>
          <table:table-cell office:value-type="float" office:value="0.00934939" calcext:value-type="float">
            <text:p>0.00934939</text:p>
          </table:table-cell>
          <table:table-cell office:value-type="float" office:value="0.00922588" calcext:value-type="float">
            <text:p>0.00922588</text:p>
          </table:table-cell>
          <table:table-cell office:value-type="float" office:value="0.0120679" calcext:value-type="float">
            <text:p>0.0120679</text:p>
          </table:table-cell>
        </table:table-row>
        <table:table-row table:style-name="ro1">
          <table:table-cell office:value-type="float" office:value="0.0107178" calcext:value-type="float">
            <text:p>0.0107178</text:p>
          </table:table-cell>
          <table:table-cell office:value-type="float" office:value="0.00936695" calcext:value-type="float">
            <text:p>0.00936695</text:p>
          </table:table-cell>
          <table:table-cell office:value-type="float" office:value="0.0092225" calcext:value-type="float">
            <text:p>0.0092225</text:p>
          </table:table-cell>
          <table:table-cell office:value-type="float" office:value="0.0120459" calcext:value-type="float">
            <text:p>0.0120459</text:p>
          </table:table-cell>
        </table:table-row>
        <table:table-row table:style-name="ro1">
          <table:table-cell office:value-type="float" office:value="0.0107106" calcext:value-type="float">
            <text:p>0.0107106</text:p>
          </table:table-cell>
          <table:table-cell office:value-type="float" office:value="0.00933358" calcext:value-type="float">
            <text:p>0.00933358</text:p>
          </table:table-cell>
          <table:table-cell office:value-type="float" office:value="0.00919213" calcext:value-type="float">
            <text:p>0.00919213</text:p>
          </table:table-cell>
          <table:table-cell office:value-type="float" office:value="0.012086" calcext:value-type="float">
            <text:p>0.012086</text:p>
          </table:table-cell>
        </table:table-row>
        <table:table-row table:style-name="ro1">
          <table:table-cell office:value-type="float" office:value="0.0107065" calcext:value-type="float">
            <text:p>0.0107065</text:p>
          </table:table-cell>
          <table:table-cell office:value-type="float" office:value="0.00932798" calcext:value-type="float">
            <text:p>0.00932798</text:p>
          </table:table-cell>
          <table:table-cell office:value-type="float" office:value="0.00917223" calcext:value-type="float">
            <text:p>0.00917223</text:p>
          </table:table-cell>
          <table:table-cell office:value-type="float" office:value="0.0120695" calcext:value-type="float">
            <text:p>0.0120695</text:p>
          </table:table-cell>
        </table:table-row>
        <table:table-row table:style-name="ro1">
          <table:table-cell office:value-type="float" office:value="0.0106941" calcext:value-type="float">
            <text:p>0.0106941</text:p>
          </table:table-cell>
          <table:table-cell office:value-type="float" office:value="0.00932231" calcext:value-type="float">
            <text:p>0.00932231</text:p>
          </table:table-cell>
          <table:table-cell office:value-type="float" office:value="0.009168" calcext:value-type="float">
            <text:p>0.009168</text:p>
          </table:table-cell>
          <table:table-cell office:value-type="float" office:value="0.0120553" calcext:value-type="float">
            <text:p>0.0120553</text:p>
          </table:table-cell>
        </table:table-row>
        <table:table-row table:style-name="ro1">
          <table:table-cell office:value-type="float" office:value="0.0106906" calcext:value-type="float">
            <text:p>0.0106906</text:p>
          </table:table-cell>
          <table:table-cell office:value-type="float" office:value="0.00932077" calcext:value-type="float">
            <text:p>0.00932077</text:p>
          </table:table-cell>
          <table:table-cell office:value-type="float" office:value="0.00916555" calcext:value-type="float">
            <text:p>0.00916555</text:p>
          </table:table-cell>
          <table:table-cell office:value-type="float" office:value="0.0120501" calcext:value-type="float">
            <text:p>0.0120501</text:p>
          </table:table-cell>
        </table:table-row>
        <table:table-row table:style-name="ro1">
          <table:table-cell office:value-type="float" office:value="0.0106871" calcext:value-type="float">
            <text:p>0.0106871</text:p>
          </table:table-cell>
          <table:table-cell office:value-type="float" office:value="0.00931768" calcext:value-type="float">
            <text:p>0.00931768</text:p>
          </table:table-cell>
          <table:table-cell office:value-type="float" office:value="0.00916249" calcext:value-type="float">
            <text:p>0.00916249</text:p>
          </table:table-cell>
          <table:table-cell office:value-type="float" office:value="0.0120397" calcext:value-type="float">
            <text:p>0.0120397</text:p>
          </table:table-cell>
        </table:table-row>
        <table:table-row table:style-name="ro1">
          <table:table-cell office:value-type="float" office:value="0.0106525" calcext:value-type="float">
            <text:p>0.0106525</text:p>
          </table:table-cell>
          <table:table-cell office:value-type="float" office:value="0.00932265" calcext:value-type="float">
            <text:p>0.00932265</text:p>
          </table:table-cell>
          <table:table-cell office:value-type="float" office:value="0.00915958" calcext:value-type="float">
            <text:p>0.00915958</text:p>
          </table:table-cell>
          <table:table-cell office:value-type="float" office:value="0.0120314" calcext:value-type="float">
            <text:p>0.0120314</text:p>
          </table:table-cell>
        </table:table-row>
        <table:table-row table:style-name="ro1">
          <table:table-cell office:value-type="float" office:value="0.0106458" calcext:value-type="float">
            <text:p>0.0106458</text:p>
          </table:table-cell>
          <table:table-cell office:value-type="float" office:value="0.00931241" calcext:value-type="float">
            <text:p>0.00931241</text:p>
          </table:table-cell>
          <table:table-cell office:value-type="float" office:value="0.00915075" calcext:value-type="float">
            <text:p>0.00915075</text:p>
          </table:table-cell>
          <table:table-cell office:value-type="float" office:value="0.0120502" calcext:value-type="float">
            <text:p>0.0120502</text:p>
          </table:table-cell>
        </table:table-row>
        <table:table-row table:style-name="ro1">
          <table:table-cell office:value-type="float" office:value="0.0106357" calcext:value-type="float">
            <text:p>0.0106357</text:p>
          </table:table-cell>
          <table:table-cell office:value-type="float" office:value="0.00928378" calcext:value-type="float">
            <text:p>0.00928378</text:p>
          </table:table-cell>
          <table:table-cell office:value-type="float" office:value="0.00918103" calcext:value-type="float">
            <text:p>0.00918103</text:p>
          </table:table-cell>
          <table:table-cell office:value-type="float" office:value="0.0120477" calcext:value-type="float">
            <text:p>0.0120477</text:p>
          </table:table-cell>
        </table:table-row>
        <table:table-row table:style-name="ro1">
          <table:table-cell office:value-type="float" office:value="0.0106277" calcext:value-type="float">
            <text:p>0.0106277</text:p>
          </table:table-cell>
          <table:table-cell office:value-type="float" office:value="0.00932173" calcext:value-type="float">
            <text:p>0.00932173</text:p>
          </table:table-cell>
          <table:table-cell office:value-type="float" office:value="0.00927914" calcext:value-type="float">
            <text:p>0.00927914</text:p>
          </table:table-cell>
          <table:table-cell office:value-type="float" office:value="0.0120572" calcext:value-type="float">
            <text:p>0.0120572</text:p>
          </table:table-cell>
        </table:table-row>
        <table:table-row table:style-name="ro1">
          <table:table-cell office:value-type="float" office:value="0.0106235" calcext:value-type="float">
            <text:p>0.0106235</text:p>
          </table:table-cell>
          <table:table-cell office:value-type="float" office:value="0.00931638" calcext:value-type="float">
            <text:p>0.00931638</text:p>
          </table:table-cell>
          <table:table-cell office:value-type="float" office:value="0.00928922" calcext:value-type="float">
            <text:p>0.00928922</text:p>
          </table:table-cell>
          <table:table-cell office:value-type="float" office:value="0.0120351" calcext:value-type="float">
            <text:p>0.0120351</text:p>
          </table:table-cell>
        </table:table-row>
        <table:table-row table:style-name="ro1">
          <table:table-cell office:value-type="float" office:value="0.0105947" calcext:value-type="float">
            <text:p>0.0105947</text:p>
          </table:table-cell>
          <table:table-cell office:value-type="float" office:value="0.00931092" calcext:value-type="float">
            <text:p>0.00931092</text:p>
          </table:table-cell>
          <table:table-cell office:value-type="float" office:value="0.00928393" calcext:value-type="float">
            <text:p>0.00928393</text:p>
          </table:table-cell>
          <table:table-cell office:value-type="float" office:value="0.0120163" calcext:value-type="float">
            <text:p>0.0120163</text:p>
          </table:table-cell>
        </table:table-row>
        <table:table-row table:style-name="ro1">
          <table:table-cell office:value-type="float" office:value="0.0105926" calcext:value-type="float">
            <text:p>0.0105926</text:p>
          </table:table-cell>
          <table:table-cell office:value-type="float" office:value="0.00931423" calcext:value-type="float">
            <text:p>0.00931423</text:p>
          </table:table-cell>
          <table:table-cell office:value-type="float" office:value="0.00928381" calcext:value-type="float">
            <text:p>0.00928381</text:p>
          </table:table-cell>
          <table:table-cell office:value-type="float" office:value="0.0120115" calcext:value-type="float">
            <text:p>0.0120115</text:p>
          </table:table-cell>
        </table:table-row>
        <table:table-row table:style-name="ro1">
          <table:table-cell office:value-type="float" office:value="0.0105872" calcext:value-type="float">
            <text:p>0.0105872</text:p>
          </table:table-cell>
          <table:table-cell office:value-type="float" office:value="0.00930759" calcext:value-type="float">
            <text:p>0.00930759</text:p>
          </table:table-cell>
          <table:table-cell office:value-type="float" office:value="0.00926773" calcext:value-type="float">
            <text:p>0.00926773</text:p>
          </table:table-cell>
          <table:table-cell office:value-type="float" office:value="0.0120387" calcext:value-type="float">
            <text:p>0.0120387</text:p>
          </table:table-cell>
        </table:table-row>
        <table:table-row table:style-name="ro1">
          <table:table-cell office:value-type="float" office:value="0.0105844" calcext:value-type="float">
            <text:p>0.0105844</text:p>
          </table:table-cell>
          <table:table-cell office:value-type="float" office:value="0.00928092" calcext:value-type="float">
            <text:p>0.00928092</text:p>
          </table:table-cell>
          <table:table-cell office:value-type="float" office:value="0.00925955" calcext:value-type="float">
            <text:p>0.00925955</text:p>
          </table:table-cell>
          <table:table-cell office:value-type="float" office:value="0.0120324" calcext:value-type="float">
            <text:p>0.0120324</text:p>
          </table:table-cell>
        </table:table-row>
        <table:table-row table:style-name="ro1">
          <table:table-cell office:value-type="float" office:value="0.010584" calcext:value-type="float">
            <text:p>0.010584</text:p>
          </table:table-cell>
          <table:table-cell office:value-type="float" office:value="0.00928025" calcext:value-type="float">
            <text:p>0.00928025</text:p>
          </table:table-cell>
          <table:table-cell office:value-type="float" office:value="0.00925757" calcext:value-type="float">
            <text:p>0.00925757</text:p>
          </table:table-cell>
          <table:table-cell office:value-type="float" office:value="0.0120288" calcext:value-type="float">
            <text:p>0.0120288</text:p>
          </table:table-cell>
        </table:table-row>
        <table:table-row table:style-name="ro1">
          <table:table-cell office:value-type="float" office:value="0.0105699" calcext:value-type="float">
            <text:p>0.0105699</text:p>
          </table:table-cell>
          <table:table-cell office:value-type="float" office:value="0.00927313" calcext:value-type="float">
            <text:p>0.00927313</text:p>
          </table:table-cell>
          <table:table-cell office:value-type="float" office:value="0.00924188" calcext:value-type="float">
            <text:p>0.00924188</text:p>
          </table:table-cell>
          <table:table-cell office:value-type="float" office:value="0.0120071" calcext:value-type="float">
            <text:p>0.0120071</text:p>
          </table:table-cell>
        </table:table-row>
        <table:table-row table:style-name="ro1">
          <table:table-cell office:value-type="float" office:value="0.0105631" calcext:value-type="float">
            <text:p>0.0105631</text:p>
          </table:table-cell>
          <table:table-cell office:value-type="float" office:value="0.009268" calcext:value-type="float">
            <text:p>0.009268</text:p>
          </table:table-cell>
          <table:table-cell office:value-type="float" office:value="0.00923778" calcext:value-type="float">
            <text:p>0.00923778</text:p>
          </table:table-cell>
          <table:table-cell office:value-type="float" office:value="0.0119936" calcext:value-type="float">
            <text:p>0.0119936</text:p>
          </table:table-cell>
        </table:table-row>
        <table:table-row table:style-name="ro1">
          <table:table-cell office:value-type="float" office:value="0.0105354" calcext:value-type="float">
            <text:p>0.0105354</text:p>
          </table:table-cell>
          <table:table-cell office:value-type="float" office:value="0.00926792" calcext:value-type="float">
            <text:p>0.00926792</text:p>
          </table:table-cell>
          <table:table-cell office:value-type="float" office:value="0.00923351" calcext:value-type="float">
            <text:p>0.00923351</text:p>
          </table:table-cell>
          <table:table-cell office:value-type="float" office:value="0.0124108" calcext:value-type="float">
            <text:p>0.0124108</text:p>
          </table:table-cell>
        </table:table-row>
        <table:table-row table:style-name="ro1">
          <table:table-cell office:value-type="float" office:value="0.0105239" calcext:value-type="float">
            <text:p>0.0105239</text:p>
          </table:table-cell>
          <table:table-cell office:value-type="float" office:value="0.00926311" calcext:value-type="float">
            <text:p>0.00926311</text:p>
          </table:table-cell>
          <table:table-cell office:value-type="float" office:value="0.00922126" calcext:value-type="float">
            <text:p>0.00922126</text:p>
          </table:table-cell>
          <table:table-cell office:value-type="float" office:value="0.0124528" calcext:value-type="float">
            <text:p>0.0124528</text:p>
          </table:table-cell>
        </table:table-row>
        <table:table-row table:style-name="ro1">
          <table:table-cell office:value-type="float" office:value="0.0105195" calcext:value-type="float">
            <text:p>0.0105195</text:p>
          </table:table-cell>
          <table:table-cell office:value-type="float" office:value="0.00922719" calcext:value-type="float">
            <text:p>0.00922719</text:p>
          </table:table-cell>
          <table:table-cell office:value-type="float" office:value="0.00920413" calcext:value-type="float">
            <text:p>0.00920413</text:p>
          </table:table-cell>
          <table:table-cell office:value-type="float" office:value="0.0124476" calcext:value-type="float">
            <text:p>0.0124476</text:p>
          </table:table-cell>
        </table:table-row>
        <table:table-row table:style-name="ro1">
          <table:table-cell office:value-type="float" office:value="0.0105026" calcext:value-type="float">
            <text:p>0.0105026</text:p>
          </table:table-cell>
          <table:table-cell office:value-type="float" office:value="0.0092178" calcext:value-type="float">
            <text:p>0.0092178</text:p>
          </table:table-cell>
          <table:table-cell office:value-type="float" office:value="0.00918813" calcext:value-type="float">
            <text:p>0.00918813</text:p>
          </table:table-cell>
          <table:table-cell office:value-type="float" office:value="0.0124247" calcext:value-type="float">
            <text:p>0.0124247</text:p>
          </table:table-cell>
        </table:table-row>
        <table:table-row table:style-name="ro1">
          <table:table-cell office:value-type="float" office:value="0.0104974" calcext:value-type="float">
            <text:p>0.0104974</text:p>
          </table:table-cell>
          <table:table-cell office:value-type="float" office:value="0.00921275" calcext:value-type="float">
            <text:p>0.00921275</text:p>
          </table:table-cell>
          <table:table-cell office:value-type="float" office:value="0.00918628" calcext:value-type="float">
            <text:p>0.00918628</text:p>
          </table:table-cell>
          <table:table-cell office:value-type="float" office:value="0.0124183" calcext:value-type="float">
            <text:p>0.0124183</text:p>
          </table:table-cell>
        </table:table-row>
        <table:table-row table:style-name="ro1">
          <table:table-cell office:value-type="float" office:value="0.010467" calcext:value-type="float">
            <text:p>0.010467</text:p>
          </table:table-cell>
          <table:table-cell office:value-type="float" office:value="0.00920965" calcext:value-type="float">
            <text:p>0.00920965</text:p>
          </table:table-cell>
          <table:table-cell office:value-type="float" office:value="0.00918232" calcext:value-type="float">
            <text:p>0.00918232</text:p>
          </table:table-cell>
          <table:table-cell office:value-type="float" office:value="0.0124299" calcext:value-type="float">
            <text:p>0.0124299</text:p>
          </table:table-cell>
        </table:table-row>
        <table:table-row table:style-name="ro1">
          <table:table-cell office:value-type="float" office:value="0.0104608" calcext:value-type="float">
            <text:p>0.0104608</text:p>
          </table:table-cell>
          <table:table-cell office:value-type="float" office:value="0.00922395" calcext:value-type="float">
            <text:p>0.00922395</text:p>
          </table:table-cell>
          <table:table-cell office:value-type="float" office:value="0.00916876" calcext:value-type="float">
            <text:p>0.00916876</text:p>
          </table:table-cell>
          <table:table-cell office:value-type="float" office:value="0.0124348" calcext:value-type="float">
            <text:p>0.0124348</text:p>
          </table:table-cell>
        </table:table-row>
        <table:table-row table:style-name="ro1">
          <table:table-cell office:value-type="float" office:value="0.0104489" calcext:value-type="float">
            <text:p>0.0104489</text:p>
          </table:table-cell>
          <table:table-cell office:value-type="float" office:value="0.00918932" calcext:value-type="float">
            <text:p>0.00918932</text:p>
          </table:table-cell>
          <table:table-cell office:value-type="float" office:value="0.00915448" calcext:value-type="float">
            <text:p>0.00915448</text:p>
          </table:table-cell>
          <table:table-cell office:value-type="float" office:value="0.0124661" calcext:value-type="float">
            <text:p>0.0124661</text:p>
          </table:table-cell>
        </table:table-row>
        <table:table-row table:style-name="ro1">
          <table:table-cell office:value-type="float" office:value="0.0104325" calcext:value-type="float">
            <text:p>0.0104325</text:p>
          </table:table-cell>
          <table:table-cell office:value-type="float" office:value="0.00917838" calcext:value-type="float">
            <text:p>0.00917838</text:p>
          </table:table-cell>
          <table:table-cell office:value-type="float" office:value="0.0091356" calcext:value-type="float">
            <text:p>0.0091356</text:p>
          </table:table-cell>
          <table:table-cell office:value-type="float" office:value="0.0124403" calcext:value-type="float">
            <text:p>0.0124403</text:p>
          </table:table-cell>
        </table:table-row>
        <table:table-row table:style-name="ro1">
          <table:table-cell office:value-type="float" office:value="0.0104211" calcext:value-type="float">
            <text:p>0.0104211</text:p>
          </table:table-cell>
          <table:table-cell office:value-type="float" office:value="0.00917449" calcext:value-type="float">
            <text:p>0.00917449</text:p>
          </table:table-cell>
          <table:table-cell office:value-type="float" office:value="0.00914238" calcext:value-type="float">
            <text:p>0.00914238</text:p>
          </table:table-cell>
          <table:table-cell office:value-type="float" office:value="0.012417" calcext:value-type="float">
            <text:p>0.012417</text:p>
          </table:table-cell>
        </table:table-row>
        <table:table-row table:style-name="ro1">
          <table:table-cell office:value-type="float" office:value="0.0104206" calcext:value-type="float">
            <text:p>0.0104206</text:p>
          </table:table-cell>
          <table:table-cell office:value-type="float" office:value="0.00917431" calcext:value-type="float">
            <text:p>0.00917431</text:p>
          </table:table-cell>
          <table:table-cell office:value-type="float" office:value="0.00914121" calcext:value-type="float">
            <text:p>0.00914121</text:p>
          </table:table-cell>
          <table:table-cell office:value-type="float" office:value="0.0124157" calcext:value-type="float">
            <text:p>0.0124157</text:p>
          </table:table-cell>
        </table:table-row>
        <table:table-row table:style-name="ro1">
          <table:table-cell office:value-type="float" office:value="0.0104329" calcext:value-type="float">
            <text:p>0.0104329</text:p>
          </table:table-cell>
          <table:table-cell office:value-type="float" office:value="0.00917032" calcext:value-type="float">
            <text:p>0.00917032</text:p>
          </table:table-cell>
          <table:table-cell office:value-type="float" office:value="0.00913723" calcext:value-type="float">
            <text:p>0.00913723</text:p>
          </table:table-cell>
          <table:table-cell office:value-type="float" office:value="0.0123923" calcext:value-type="float">
            <text:p>0.0123923</text:p>
          </table:table-cell>
        </table:table-row>
        <table:table-row table:style-name="ro1">
          <table:table-cell office:value-type="float" office:value="0.0104324" calcext:value-type="float">
            <text:p>0.0104324</text:p>
          </table:table-cell>
          <table:table-cell office:value-type="float" office:value="0.00916331" calcext:value-type="float">
            <text:p>0.00916331</text:p>
          </table:table-cell>
          <table:table-cell office:value-type="float" office:value="0.0091226" calcext:value-type="float">
            <text:p>0.0091226</text:p>
          </table:table-cell>
          <table:table-cell office:value-type="float" office:value="0.0123856" calcext:value-type="float">
            <text:p>0.0123856</text:p>
          </table:table-cell>
        </table:table-row>
        <table:table-row table:style-name="ro1">
          <table:table-cell office:value-type="float" office:value="0.0104334" calcext:value-type="float">
            <text:p>0.0104334</text:p>
          </table:table-cell>
          <table:table-cell office:value-type="float" office:value="0.00916961" calcext:value-type="float">
            <text:p>0.00916961</text:p>
          </table:table-cell>
          <table:table-cell office:value-type="float" office:value="0.0091251" calcext:value-type="float">
            <text:p>0.0091251</text:p>
          </table:table-cell>
          <table:table-cell office:value-type="float" office:value="0.0123835" calcext:value-type="float">
            <text:p>0.0123835</text:p>
          </table:table-cell>
        </table:table-row>
        <table:table-row table:style-name="ro1">
          <table:table-cell office:value-type="float" office:value="0.0104472" calcext:value-type="float">
            <text:p>0.0104472</text:p>
          </table:table-cell>
          <table:table-cell office:value-type="float" office:value="0.0091838" calcext:value-type="float">
            <text:p>0.0091838</text:p>
          </table:table-cell>
          <table:table-cell office:value-type="float" office:value="0.00912454" calcext:value-type="float">
            <text:p>0.00912454</text:p>
          </table:table-cell>
          <table:table-cell office:value-type="float" office:value="0.0123742" calcext:value-type="float">
            <text:p>0.0123742</text:p>
          </table:table-cell>
        </table:table-row>
        <table:table-row table:style-name="ro1">
          <table:table-cell office:value-type="float" office:value="0.0104455" calcext:value-type="float">
            <text:p>0.0104455</text:p>
          </table:table-cell>
          <table:table-cell office:value-type="float" office:value="0.0091849" calcext:value-type="float">
            <text:p>0.0091849</text:p>
          </table:table-cell>
          <table:table-cell office:value-type="float" office:value="0.00912376" calcext:value-type="float">
            <text:p>0.00912376</text:p>
          </table:table-cell>
          <table:table-cell office:value-type="float" office:value="0.0123739" calcext:value-type="float">
            <text:p>0.0123739</text:p>
          </table:table-cell>
        </table:table-row>
        <table:table-row table:style-name="ro1">
          <table:table-cell office:value-type="float" office:value="0.0104406" calcext:value-type="float">
            <text:p>0.0104406</text:p>
          </table:table-cell>
          <table:table-cell office:value-type="float" office:value="0.0091553" calcext:value-type="float">
            <text:p>0.0091553</text:p>
          </table:table-cell>
          <table:table-cell office:value-type="float" office:value="0.00911678" calcext:value-type="float">
            <text:p>0.00911678</text:p>
          </table:table-cell>
          <table:table-cell office:value-type="float" office:value="0.0123655" calcext:value-type="float">
            <text:p>0.0123655</text:p>
          </table:table-cell>
        </table:table-row>
        <table:table-row table:style-name="ro1">
          <table:table-cell office:value-type="float" office:value="0.0104305" calcext:value-type="float">
            <text:p>0.0104305</text:p>
          </table:table-cell>
          <table:table-cell office:value-type="float" office:value="0.00914712" calcext:value-type="float">
            <text:p>0.00914712</text:p>
          </table:table-cell>
          <table:table-cell office:value-type="float" office:value="0.00911271" calcext:value-type="float">
            <text:p>0.00911271</text:p>
          </table:table-cell>
          <table:table-cell office:value-type="float" office:value="0.0123352" calcext:value-type="float">
            <text:p>0.0123352</text:p>
          </table:table-cell>
        </table:table-row>
        <table:table-row table:style-name="ro1">
          <table:table-cell office:value-type="float" office:value="0.0104229" calcext:value-type="float">
            <text:p>0.0104229</text:p>
          </table:table-cell>
          <table:table-cell office:value-type="float" office:value="0.00914173" calcext:value-type="float">
            <text:p>0.00914173</text:p>
          </table:table-cell>
          <table:table-cell office:value-type="float" office:value="0.00912146" calcext:value-type="float">
            <text:p>0.00912146</text:p>
          </table:table-cell>
          <table:table-cell office:value-type="float" office:value="0.012335" calcext:value-type="float">
            <text:p>0.012335</text:p>
          </table:table-cell>
        </table:table-row>
        <table:table-row table:style-name="ro1">
          <table:table-cell office:value-type="float" office:value="0.0104075" calcext:value-type="float">
            <text:p>0.0104075</text:p>
          </table:table-cell>
          <table:table-cell office:value-type="float" office:value="0.00914684" calcext:value-type="float">
            <text:p>0.00914684</text:p>
          </table:table-cell>
          <table:table-cell office:value-type="float" office:value="0.00912034" calcext:value-type="float">
            <text:p>0.00912034</text:p>
          </table:table-cell>
          <table:table-cell office:value-type="float" office:value="0.0123216" calcext:value-type="float">
            <text:p>0.0123216</text:p>
          </table:table-cell>
        </table:table-row>
        <table:table-row table:style-name="ro1">
          <table:table-cell office:value-type="float" office:value="0.0104083" calcext:value-type="float">
            <text:p>0.0104083</text:p>
          </table:table-cell>
          <table:table-cell office:value-type="float" office:value="0.0091698" calcext:value-type="float">
            <text:p>0.0091698</text:p>
          </table:table-cell>
          <table:table-cell office:value-type="float" office:value="0.00910539" calcext:value-type="float">
            <text:p>0.00910539</text:p>
          </table:table-cell>
          <table:table-cell office:value-type="float" office:value="0.0123113" calcext:value-type="float">
            <text:p>0.0123113</text:p>
          </table:table-cell>
        </table:table-row>
        <table:table-row table:style-name="ro1">
          <table:table-cell office:value-type="float" office:value="0.0103985" calcext:value-type="float">
            <text:p>0.0103985</text:p>
          </table:table-cell>
          <table:table-cell office:value-type="float" office:value="0.00913822" calcext:value-type="float">
            <text:p>0.00913822</text:p>
          </table:table-cell>
          <table:table-cell office:value-type="float" office:value="0.00909306" calcext:value-type="float">
            <text:p>0.00909306</text:p>
          </table:table-cell>
          <table:table-cell office:value-type="float" office:value="0.0123092" calcext:value-type="float">
            <text:p>0.0123092</text:p>
          </table:table-cell>
        </table:table-row>
        <table:table-row table:style-name="ro1">
          <table:table-cell office:value-type="float" office:value="0.0103827" calcext:value-type="float">
            <text:p>0.0103827</text:p>
          </table:table-cell>
          <table:table-cell office:value-type="float" office:value="0.00914032" calcext:value-type="float">
            <text:p>0.00914032</text:p>
          </table:table-cell>
          <table:table-cell office:value-type="float" office:value="0.00907998" calcext:value-type="float">
            <text:p>0.00907998</text:p>
          </table:table-cell>
          <table:table-cell office:value-type="float" office:value="0.0122967" calcext:value-type="float">
            <text:p>0.0122967</text:p>
          </table:table-cell>
        </table:table-row>
        <table:table-row table:style-name="ro1">
          <table:table-cell office:value-type="float" office:value="0.01037" calcext:value-type="float">
            <text:p>0.01037</text:p>
          </table:table-cell>
          <table:table-cell office:value-type="float" office:value="0.00912638" calcext:value-type="float">
            <text:p>0.00912638</text:p>
          </table:table-cell>
          <table:table-cell office:value-type="float" office:value="0.00907212" calcext:value-type="float">
            <text:p>0.00907212</text:p>
          </table:table-cell>
          <table:table-cell office:value-type="float" office:value="0.0123018" calcext:value-type="float">
            <text:p>0.0123018</text:p>
          </table:table-cell>
        </table:table-row>
        <table:table-row table:style-name="ro1">
          <table:table-cell office:value-type="float" office:value="0.0103414" calcext:value-type="float">
            <text:p>0.0103414</text:p>
          </table:table-cell>
          <table:table-cell office:value-type="float" office:value="0.00913861" calcext:value-type="float">
            <text:p>0.00913861</text:p>
          </table:table-cell>
          <table:table-cell office:value-type="float" office:value="0.00906658" calcext:value-type="float">
            <text:p>0.00906658</text:p>
          </table:table-cell>
          <table:table-cell office:value-type="float" office:value="0.0122887" calcext:value-type="float">
            <text:p>0.0122887</text:p>
          </table:table-cell>
        </table:table-row>
        <table:table-row table:style-name="ro1">
          <table:table-cell office:value-type="float" office:value="0.0103403" calcext:value-type="float">
            <text:p>0.0103403</text:p>
          </table:table-cell>
          <table:table-cell office:value-type="float" office:value="0.00913735" calcext:value-type="float">
            <text:p>0.00913735</text:p>
          </table:table-cell>
          <table:table-cell office:value-type="float" office:value="0.00906529" calcext:value-type="float">
            <text:p>0.00906529</text:p>
          </table:table-cell>
          <table:table-cell office:value-type="float" office:value="0.0122823" calcext:value-type="float">
            <text:p>0.0122823</text:p>
          </table:table-cell>
        </table:table-row>
        <table:table-row table:style-name="ro1">
          <table:table-cell office:value-type="float" office:value="0.0103445" calcext:value-type="float">
            <text:p>0.0103445</text:p>
          </table:table-cell>
          <table:table-cell office:value-type="float" office:value="0.009136" calcext:value-type="float">
            <text:p>0.009136</text:p>
          </table:table-cell>
          <table:table-cell office:value-type="float" office:value="0.009052" calcext:value-type="float">
            <text:p>0.009052</text:p>
          </table:table-cell>
          <table:table-cell office:value-type="float" office:value="0.0122741" calcext:value-type="float">
            <text:p>0.0122741</text:p>
          </table:table-cell>
        </table:table-row>
        <table:table-row table:style-name="ro1">
          <table:table-cell office:value-type="float" office:value="0.010336" calcext:value-type="float">
            <text:p>0.010336</text:p>
          </table:table-cell>
          <table:table-cell office:value-type="float" office:value="0.00910734" calcext:value-type="float">
            <text:p>0.00910734</text:p>
          </table:table-cell>
          <table:table-cell office:value-type="float" office:value="0.00906764" calcext:value-type="float">
            <text:p>0.00906764</text:p>
          </table:table-cell>
          <table:table-cell office:value-type="float" office:value="0.0122552" calcext:value-type="float">
            <text:p>0.0122552</text:p>
          </table:table-cell>
        </table:table-row>
        <table:table-row table:style-name="ro1">
          <table:table-cell office:value-type="float" office:value="0.010321" calcext:value-type="float">
            <text:p>0.010321</text:p>
          </table:table-cell>
          <table:table-cell office:value-type="float" office:value="0.00910231" calcext:value-type="float">
            <text:p>0.00910231</text:p>
          </table:table-cell>
          <table:table-cell office:value-type="float" office:value="0.00905354" calcext:value-type="float">
            <text:p>0.00905354</text:p>
          </table:table-cell>
          <table:table-cell office:value-type="float" office:value="0.0122435" calcext:value-type="float">
            <text:p>0.0122435</text:p>
          </table:table-cell>
        </table:table-row>
        <table:table-row table:style-name="ro1">
          <table:table-cell office:value-type="float" office:value="0.010321" calcext:value-type="float">
            <text:p>0.010321</text:p>
          </table:table-cell>
          <table:table-cell office:value-type="float" office:value="0.00910231" calcext:value-type="float">
            <text:p>0.00910231</text:p>
          </table:table-cell>
          <table:table-cell office:value-type="float" office:value="0.00905354" calcext:value-type="float">
            <text:p>0.00905354</text:p>
          </table:table-cell>
          <table:table-cell office:value-type="float" office:value="0.0122435" calcext:value-type="float">
            <text:p>0.0122435</text:p>
          </table:table-cell>
        </table:table-row>
        <table:table-row table:style-name="ro1">
          <table:table-cell office:value-type="float" office:value="0.0103096" calcext:value-type="float">
            <text:p>0.0103096</text:p>
          </table:table-cell>
          <table:table-cell office:value-type="float" office:value="0.0090918" calcext:value-type="float">
            <text:p>0.0090918</text:p>
          </table:table-cell>
          <table:table-cell office:value-type="float" office:value="0.00905215" calcext:value-type="float">
            <text:p>0.00905215</text:p>
          </table:table-cell>
          <table:table-cell office:value-type="float" office:value="0.0122243" calcext:value-type="float">
            <text:p>0.0122243</text:p>
          </table:table-cell>
        </table:table-row>
        <table:table-row table:style-name="ro1">
          <table:table-cell office:value-type="float" office:value="0.0103064" calcext:value-type="float">
            <text:p>0.0103064</text:p>
          </table:table-cell>
          <table:table-cell office:value-type="float" office:value="0.00908824" calcext:value-type="float">
            <text:p>0.00908824</text:p>
          </table:table-cell>
          <table:table-cell office:value-type="float" office:value="0.00904764" calcext:value-type="float">
            <text:p>0.00904764</text:p>
          </table:table-cell>
          <table:table-cell office:value-type="float" office:value="0.0122106" calcext:value-type="float">
            <text:p>0.0122106</text:p>
          </table:table-cell>
        </table:table-row>
        <table:table-row table:style-name="ro1">
          <table:table-cell office:value-type="float" office:value="0.0102741" calcext:value-type="float">
            <text:p>0.0102741</text:p>
          </table:table-cell>
          <table:table-cell office:value-type="float" office:value="0.00908482" calcext:value-type="float">
            <text:p>0.00908482</text:p>
          </table:table-cell>
          <table:table-cell office:value-type="float" office:value="0.00903168" calcext:value-type="float">
            <text:p>0.00903168</text:p>
          </table:table-cell>
          <table:table-cell office:value-type="float" office:value="0.0121966" calcext:value-type="float">
            <text:p>0.0121966</text:p>
          </table:table-cell>
        </table:table-row>
        <table:table-row table:style-name="ro1">
          <table:table-cell office:value-type="float" office:value="0.010267" calcext:value-type="float">
            <text:p>0.010267</text:p>
          </table:table-cell>
          <table:table-cell office:value-type="float" office:value="0.00905408" calcext:value-type="float">
            <text:p>0.00905408</text:p>
          </table:table-cell>
          <table:table-cell office:value-type="float" office:value="0.00901725" calcext:value-type="float">
            <text:p>0.00901725</text:p>
          </table:table-cell>
          <table:table-cell office:value-type="float" office:value="0.0121821" calcext:value-type="float">
            <text:p>0.0121821</text:p>
          </table:table-cell>
        </table:table-row>
        <table:table-row table:style-name="ro1">
          <table:table-cell office:value-type="float" office:value="0.0102602" calcext:value-type="float">
            <text:p>0.0102602</text:p>
          </table:table-cell>
          <table:table-cell office:value-type="float" office:value="0.00904737" calcext:value-type="float">
            <text:p>0.00904737</text:p>
          </table:table-cell>
          <table:table-cell office:value-type="float" office:value="0.00900429" calcext:value-type="float">
            <text:p>0.00900429</text:p>
          </table:table-cell>
          <table:table-cell office:value-type="float" office:value="0.0121686" calcext:value-type="float">
            <text:p>0.0121686</text:p>
          </table:table-cell>
        </table:table-row>
        <table:table-row table:style-name="ro1">
          <table:table-cell office:value-type="float" office:value="0.0102547" calcext:value-type="float">
            <text:p>0.0102547</text:p>
          </table:table-cell>
          <table:table-cell office:value-type="float" office:value="0.00903926" calcext:value-type="float">
            <text:p>0.00903926</text:p>
          </table:table-cell>
          <table:table-cell office:value-type="float" office:value="0.00900263" calcext:value-type="float">
            <text:p>0.00900263</text:p>
          </table:table-cell>
          <table:table-cell office:value-type="float" office:value="0.0121689" calcext:value-type="float">
            <text:p>0.0121689</text:p>
          </table:table-cell>
        </table:table-row>
        <table:table-row table:style-name="ro1">
          <table:table-cell office:value-type="float" office:value="0.0102435" calcext:value-type="float">
            <text:p>0.0102435</text:p>
          </table:table-cell>
          <table:table-cell office:value-type="float" office:value="0.00903548" calcext:value-type="float">
            <text:p>0.00903548</text:p>
          </table:table-cell>
          <table:table-cell office:value-type="float" office:value="0.00899945" calcext:value-type="float">
            <text:p>0.00899945</text:p>
          </table:table-cell>
          <table:table-cell office:value-type="float" office:value="0.0121636" calcext:value-type="float">
            <text:p>0.0121636</text:p>
          </table:table-cell>
        </table:table-row>
        <table:table-row table:style-name="ro1">
          <table:table-cell office:value-type="float" office:value="0.0102434" calcext:value-type="float">
            <text:p>0.0102434</text:p>
          </table:table-cell>
          <table:table-cell office:value-type="float" office:value="0.00903224" calcext:value-type="float">
            <text:p>0.00903224</text:p>
          </table:table-cell>
          <table:table-cell office:value-type="float" office:value="0.00899472" calcext:value-type="float">
            <text:p>0.00899472</text:p>
          </table:table-cell>
          <table:table-cell office:value-type="float" office:value="0.0121447" calcext:value-type="float">
            <text:p>0.0121447</text:p>
          </table:table-cell>
        </table:table-row>
        <table:table-row table:style-name="ro1">
          <table:table-cell office:value-type="float" office:value="0.0102146" calcext:value-type="float">
            <text:p>0.0102146</text:p>
          </table:table-cell>
          <table:table-cell office:value-type="float" office:value="0.00902945" calcext:value-type="float">
            <text:p>0.00902945</text:p>
          </table:table-cell>
          <table:table-cell office:value-type="float" office:value="0.00899058" calcext:value-type="float">
            <text:p>0.00899058</text:p>
          </table:table-cell>
          <table:table-cell office:value-type="float" office:value="0.0121311" calcext:value-type="float">
            <text:p>0.0121311</text:p>
          </table:table-cell>
        </table:table-row>
        <table:table-row table:style-name="ro1">
          <table:table-cell office:value-type="float" office:value="0.0102084" calcext:value-type="float">
            <text:p>0.0102084</text:p>
          </table:table-cell>
          <table:table-cell office:value-type="float" office:value="0.00899511" calcext:value-type="float">
            <text:p>0.00899511</text:p>
          </table:table-cell>
          <table:table-cell office:value-type="float" office:value="0.00896084" calcext:value-type="float">
            <text:p>0.00896084</text:p>
          </table:table-cell>
          <table:table-cell office:value-type="float" office:value="0.012158" calcext:value-type="float">
            <text:p>0.012158</text:p>
          </table:table-cell>
        </table:table-row>
        <table:table-row table:style-name="ro1">
          <table:table-cell office:value-type="float" office:value="0.0101997" calcext:value-type="float">
            <text:p>0.0101997</text:p>
          </table:table-cell>
          <table:table-cell office:value-type="float" office:value="0.00899009" calcext:value-type="float">
            <text:p>0.00899009</text:p>
          </table:table-cell>
          <table:table-cell office:value-type="float" office:value="0.00894492" calcext:value-type="float">
            <text:p>0.00894492</text:p>
          </table:table-cell>
          <table:table-cell office:value-type="float" office:value="0.0121443" calcext:value-type="float">
            <text:p>0.0121443</text:p>
          </table:table-cell>
        </table:table-row>
        <table:table-row table:style-name="ro1">
          <table:table-cell office:value-type="float" office:value="0.0101902" calcext:value-type="float">
            <text:p>0.0101902</text:p>
          </table:table-cell>
          <table:table-cell office:value-type="float" office:value="0.00898514" calcext:value-type="float">
            <text:p>0.00898514</text:p>
          </table:table-cell>
          <table:table-cell office:value-type="float" office:value="0.00894268" calcext:value-type="float">
            <text:p>0.00894268</text:p>
          </table:table-cell>
          <table:table-cell office:value-type="float" office:value="0.0121278" calcext:value-type="float">
            <text:p>0.0121278</text:p>
          </table:table-cell>
        </table:table-row>
        <table:table-row table:style-name="ro1">
          <table:table-cell office:value-type="float" office:value="0.0101796" calcext:value-type="float">
            <text:p>0.0101796</text:p>
          </table:table-cell>
          <table:table-cell office:value-type="float" office:value="0.00898088" calcext:value-type="float">
            <text:p>0.00898088</text:p>
          </table:table-cell>
          <table:table-cell office:value-type="float" office:value="0.00893821" calcext:value-type="float">
            <text:p>0.00893821</text:p>
          </table:table-cell>
          <table:table-cell office:value-type="float" office:value="0.0121175" calcext:value-type="float">
            <text:p>0.0121175</text:p>
          </table:table-cell>
        </table:table-row>
        <table:table-row table:style-name="ro1">
          <table:table-cell office:value-type="float" office:value="0.0101796" calcext:value-type="float">
            <text:p>0.0101796</text:p>
          </table:table-cell>
          <table:table-cell office:value-type="float" office:value="0.00898085" calcext:value-type="float">
            <text:p>0.00898085</text:p>
          </table:table-cell>
          <table:table-cell office:value-type="float" office:value="0.00893782" calcext:value-type="float">
            <text:p>0.00893782</text:p>
          </table:table-cell>
          <table:table-cell office:value-type="float" office:value="0.0121174" calcext:value-type="float">
            <text:p>0.0121174</text:p>
          </table:table-cell>
        </table:table-row>
        <table:table-row table:style-name="ro1">
          <table:table-cell office:value-type="float" office:value="0.0101563" calcext:value-type="float">
            <text:p>0.0101563</text:p>
          </table:table-cell>
          <table:table-cell office:value-type="float" office:value="0.00898451" calcext:value-type="float">
            <text:p>0.00898451</text:p>
          </table:table-cell>
          <table:table-cell office:value-type="float" office:value="0.00893284" calcext:value-type="float">
            <text:p>0.00893284</text:p>
          </table:table-cell>
          <table:table-cell office:value-type="float" office:value="0.0121051" calcext:value-type="float">
            <text:p>0.0121051</text:p>
          </table:table-cell>
        </table:table-row>
        <table:table-row table:style-name="ro1">
          <table:table-cell office:value-type="float" office:value="0.0101477" calcext:value-type="float">
            <text:p>0.0101477</text:p>
          </table:table-cell>
          <table:table-cell office:value-type="float" office:value="0.00895157" calcext:value-type="float">
            <text:p>0.00895157</text:p>
          </table:table-cell>
          <table:table-cell office:value-type="float" office:value="0.00890625" calcext:value-type="float">
            <text:p>0.00890625</text:p>
          </table:table-cell>
          <table:table-cell office:value-type="float" office:value="0.0121471" calcext:value-type="float">
            <text:p>0.0121471</text:p>
          </table:table-cell>
        </table:table-row>
        <table:table-row table:style-name="ro1">
          <table:table-cell office:value-type="float" office:value="0.0101375" calcext:value-type="float">
            <text:p>0.0101375</text:p>
          </table:table-cell>
          <table:table-cell office:value-type="float" office:value="0.00894657" calcext:value-type="float">
            <text:p>0.00894657</text:p>
          </table:table-cell>
          <table:table-cell office:value-type="float" office:value="0.008941" calcext:value-type="float">
            <text:p>0.008941</text:p>
          </table:table-cell>
          <table:table-cell office:value-type="float" office:value="0.0121479" calcext:value-type="float">
            <text:p>0.0121479</text:p>
          </table:table-cell>
        </table:table-row>
        <table:table-row table:style-name="ro1">
          <table:table-cell office:value-type="float" office:value="0.0101261" calcext:value-type="float">
            <text:p>0.0101261</text:p>
          </table:table-cell>
          <table:table-cell office:value-type="float" office:value="0.0089409" calcext:value-type="float">
            <text:p>0.0089409</text:p>
          </table:table-cell>
          <table:table-cell office:value-type="float" office:value="0.00894122" calcext:value-type="float">
            <text:p>0.00894122</text:p>
          </table:table-cell>
          <table:table-cell office:value-type="float" office:value="0.0121671" calcext:value-type="float">
            <text:p>0.0121671</text:p>
          </table:table-cell>
        </table:table-row>
        <table:table-row table:style-name="ro1">
          <table:table-cell office:value-type="float" office:value="0.0101172" calcext:value-type="float">
            <text:p>0.0101172</text:p>
          </table:table-cell>
          <table:table-cell office:value-type="float" office:value="0.00893688" calcext:value-type="float">
            <text:p>0.00893688</text:p>
          </table:table-cell>
          <table:table-cell office:value-type="float" office:value="0.00893772" calcext:value-type="float">
            <text:p>0.00893772</text:p>
          </table:table-cell>
          <table:table-cell office:value-type="float" office:value="0.0121527" calcext:value-type="float">
            <text:p>0.0121527</text:p>
          </table:table-cell>
        </table:table-row>
        <table:table-row table:style-name="ro1">
          <table:table-cell office:value-type="float" office:value="0.0101173" calcext:value-type="float">
            <text:p>0.0101173</text:p>
          </table:table-cell>
          <table:table-cell office:value-type="float" office:value="0.00893688" calcext:value-type="float">
            <text:p>0.00893688</text:p>
          </table:table-cell>
          <table:table-cell office:value-type="float" office:value="0.00893758" calcext:value-type="float">
            <text:p>0.00893758</text:p>
          </table:table-cell>
          <table:table-cell office:value-type="float" office:value="0.0121525" calcext:value-type="float">
            <text:p>0.0121525</text:p>
          </table:table-cell>
        </table:table-row>
        <table:table-row table:style-name="ro1">
          <table:table-cell office:value-type="float" office:value="0.0100821" calcext:value-type="float">
            <text:p>0.0100821</text:p>
          </table:table-cell>
          <table:table-cell office:value-type="float" office:value="0.00893896" calcext:value-type="float">
            <text:p>0.00893896</text:p>
          </table:table-cell>
          <table:table-cell office:value-type="float" office:value="0.00893422" calcext:value-type="float">
            <text:p>0.00893422</text:p>
          </table:table-cell>
          <table:table-cell office:value-type="float" office:value="0.0121506" calcext:value-type="float">
            <text:p>0.0121506</text:p>
          </table:table-cell>
        </table:table-row>
        <table:table-row table:style-name="ro1">
          <table:table-cell office:value-type="float" office:value="0.0100745" calcext:value-type="float">
            <text:p>0.0100745</text:p>
          </table:table-cell>
          <table:table-cell office:value-type="float" office:value="0.00890873" calcext:value-type="float">
            <text:p>0.00890873</text:p>
          </table:table-cell>
          <table:table-cell office:value-type="float" office:value="0.00893251" calcext:value-type="float">
            <text:p>0.00893251</text:p>
          </table:table-cell>
          <table:table-cell office:value-type="float" office:value="0.0122101" calcext:value-type="float">
            <text:p>0.0122101</text:p>
          </table:table-cell>
        </table:table-row>
        <table:table-row table:style-name="ro1">
          <table:table-cell office:value-type="float" office:value="0.0100656" calcext:value-type="float">
            <text:p>0.0100656</text:p>
          </table:table-cell>
          <table:table-cell office:value-type="float" office:value="0.00890038" calcext:value-type="float">
            <text:p>0.00890038</text:p>
          </table:table-cell>
          <table:table-cell office:value-type="float" office:value="0.00903759" calcext:value-type="float">
            <text:p>0.00903759</text:p>
          </table:table-cell>
          <table:table-cell office:value-type="float" office:value="0.0122137" calcext:value-type="float">
            <text:p>0.0122137</text:p>
          </table:table-cell>
        </table:table-row>
        <table:table-row table:style-name="ro1">
          <table:table-cell office:value-type="float" office:value="0.0100656" calcext:value-type="float">
            <text:p>0.0100656</text:p>
          </table:table-cell>
          <table:table-cell office:value-type="float" office:value="0.00890036" calcext:value-type="float">
            <text:p>0.00890036</text:p>
          </table:table-cell>
          <table:table-cell office:value-type="float" office:value="0.00903769" calcext:value-type="float">
            <text:p>0.00903769</text:p>
          </table:table-cell>
          <table:table-cell office:value-type="float" office:value="0.0122137" calcext:value-type="float">
            <text:p>0.0122137</text:p>
          </table:table-cell>
        </table:table-row>
        <table:table-row table:style-name="ro1">
          <table:table-cell office:value-type="float" office:value="0.010054" calcext:value-type="float">
            <text:p>0.010054</text:p>
          </table:table-cell>
          <table:table-cell office:value-type="float" office:value="0.00889649" calcext:value-type="float">
            <text:p>0.00889649</text:p>
          </table:table-cell>
          <table:table-cell office:value-type="float" office:value="0.00902553" calcext:value-type="float">
            <text:p>0.00902553</text:p>
          </table:table-cell>
          <table:table-cell office:value-type="float" office:value="0.0122115" calcext:value-type="float">
            <text:p>0.0122115</text:p>
          </table:table-cell>
        </table:table-row>
        <table:table-row table:style-name="ro1">
          <table:table-cell office:value-type="float" office:value="0.0100451" calcext:value-type="float">
            <text:p>0.0100451</text:p>
          </table:table-cell>
          <table:table-cell office:value-type="float" office:value="0.00888712" calcext:value-type="float">
            <text:p>0.00888712</text:p>
          </table:table-cell>
          <table:table-cell office:value-type="float" office:value="0.00904571" calcext:value-type="float">
            <text:p>0.00904571</text:p>
          </table:table-cell>
          <table:table-cell office:value-type="float" office:value="0.0121957" calcext:value-type="float">
            <text:p>0.0121957</text:p>
          </table:table-cell>
        </table:table-row>
        <table:table-row table:style-name="ro1">
          <table:table-cell office:value-type="float" office:value="0.0100164" calcext:value-type="float">
            <text:p>0.0100164</text:p>
          </table:table-cell>
          <table:table-cell office:value-type="float" office:value="0.00889497" calcext:value-type="float">
            <text:p>0.00889497</text:p>
          </table:table-cell>
          <table:table-cell office:value-type="float" office:value="0.00904227" calcext:value-type="float">
            <text:p>0.00904227</text:p>
          </table:table-cell>
          <table:table-cell office:value-type="float" office:value="0.0121942" calcext:value-type="float">
            <text:p>0.0121942</text:p>
          </table:table-cell>
        </table:table-row>
        <table:table-row table:style-name="ro1">
          <table:table-cell office:value-type="float" office:value="0.010046" calcext:value-type="float">
            <text:p>0.010046</text:p>
          </table:table-cell>
          <table:table-cell office:value-type="float" office:value="0.00886532" calcext:value-type="float">
            <text:p>0.00886532</text:p>
          </table:table-cell>
          <table:table-cell office:value-type="float" office:value="0.00904968" calcext:value-type="float">
            <text:p>0.00904968</text:p>
          </table:table-cell>
          <table:table-cell office:value-type="float" office:value="0.0122327" calcext:value-type="float">
            <text:p>0.0122327</text:p>
          </table:table-cell>
        </table:table-row>
        <table:table-row table:style-name="ro1">
          <table:table-cell office:value-type="float" office:value="0.0100435" calcext:value-type="float">
            <text:p>0.0100435</text:p>
          </table:table-cell>
          <table:table-cell office:value-type="float" office:value="0.00886144" calcext:value-type="float">
            <text:p>0.00886144</text:p>
          </table:table-cell>
          <table:table-cell office:value-type="float" office:value="0.00903356" calcext:value-type="float">
            <text:p>0.00903356</text:p>
          </table:table-cell>
          <table:table-cell office:value-type="float" office:value="0.0122166" calcext:value-type="float">
            <text:p>0.0122166</text:p>
          </table:table-cell>
        </table:table-row>
        <table:table-row table:style-name="ro1">
          <table:table-cell office:value-type="float" office:value="0.0100659" calcext:value-type="float">
            <text:p>0.0100659</text:p>
          </table:table-cell>
          <table:table-cell office:value-type="float" office:value="0.00885927" calcext:value-type="float">
            <text:p>0.00885927</text:p>
          </table:table-cell>
          <table:table-cell office:value-type="float" office:value="0.00902397" calcext:value-type="float">
            <text:p>0.00902397</text:p>
          </table:table-cell>
          <table:table-cell office:value-type="float" office:value="0.0122147" calcext:value-type="float">
            <text:p>0.0122147</text:p>
          </table:table-cell>
        </table:table-row>
        <table:table-row table:style-name="ro1">
          <table:table-cell office:value-type="float" office:value="0.0100573" calcext:value-type="float">
            <text:p>0.0100573</text:p>
          </table:table-cell>
          <table:table-cell office:value-type="float" office:value="0.00885599" calcext:value-type="float">
            <text:p>0.00885599</text:p>
          </table:table-cell>
          <table:table-cell office:value-type="float" office:value="0.00902288" calcext:value-type="float">
            <text:p>0.00902288</text:p>
          </table:table-cell>
          <table:table-cell office:value-type="float" office:value="0.012249" calcext:value-type="float">
            <text:p>0.012249</text:p>
          </table:table-cell>
        </table:table-row>
        <table:table-row table:style-name="ro1">
          <table:table-cell office:value-type="float" office:value="0.0100564" calcext:value-type="float">
            <text:p>0.0100564</text:p>
          </table:table-cell>
          <table:table-cell office:value-type="float" office:value="0.00884674" calcext:value-type="float">
            <text:p>0.00884674</text:p>
          </table:table-cell>
          <table:table-cell office:value-type="float" office:value="0.00902541" calcext:value-type="float">
            <text:p>0.00902541</text:p>
          </table:table-cell>
          <table:table-cell office:value-type="float" office:value="0.012201" calcext:value-type="float">
            <text:p>0.012201</text:p>
          </table:table-cell>
        </table:table-row>
        <table:table-row table:style-name="ro1">
          <table:table-cell office:value-type="float" office:value="0.01009" calcext:value-type="float">
            <text:p>0.01009</text:p>
          </table:table-cell>
          <table:table-cell office:value-type="float" office:value="0.00884661" calcext:value-type="float">
            <text:p>0.00884661</text:p>
          </table:table-cell>
          <table:table-cell office:value-type="float" office:value="0.00902089" calcext:value-type="float">
            <text:p>0.00902089</text:p>
          </table:table-cell>
          <table:table-cell office:value-type="float" office:value="0.0122027" calcext:value-type="float">
            <text:p>0.0122027</text:p>
          </table:table-cell>
        </table:table-row>
        <table:table-row table:style-name="ro1">
          <table:table-cell office:value-type="float" office:value="0.0101761" calcext:value-type="float">
            <text:p>0.0101761</text:p>
          </table:table-cell>
          <table:table-cell office:value-type="float" office:value="0.00884115" calcext:value-type="float">
            <text:p>0.00884115</text:p>
          </table:table-cell>
          <table:table-cell office:value-type="float" office:value="0.00900906" calcext:value-type="float">
            <text:p>0.00900906</text:p>
          </table:table-cell>
          <table:table-cell office:value-type="float" office:value="0.0122078" calcext:value-type="float">
            <text:p>0.0122078</text:p>
          </table:table-cell>
        </table:table-row>
        <table:table-row table:style-name="ro1">
          <table:table-cell office:value-type="float" office:value="0.0101678" calcext:value-type="float">
            <text:p>0.0101678</text:p>
          </table:table-cell>
          <table:table-cell office:value-type="float" office:value="0.00881583" calcext:value-type="float">
            <text:p>0.00881583</text:p>
          </table:table-cell>
          <table:table-cell office:value-type="float" office:value="0.00899038" calcext:value-type="float">
            <text:p>0.00899038</text:p>
          </table:table-cell>
          <table:table-cell office:value-type="float" office:value="0.0121981" calcext:value-type="float">
            <text:p>0.0121981</text:p>
          </table:table-cell>
        </table:table-row>
        <table:table-row table:style-name="ro1">
          <table:table-cell office:value-type="float" office:value="0.0101535" calcext:value-type="float">
            <text:p>0.0101535</text:p>
          </table:table-cell>
          <table:table-cell office:value-type="float" office:value="0.00881156" calcext:value-type="float">
            <text:p>0.00881156</text:p>
          </table:table-cell>
          <table:table-cell office:value-type="float" office:value="0.00897576" calcext:value-type="float">
            <text:p>0.00897576</text:p>
          </table:table-cell>
          <table:table-cell office:value-type="float" office:value="0.0122148" calcext:value-type="float">
            <text:p>0.0122148</text:p>
          </table:table-cell>
        </table:table-row>
        <table:table-row table:style-name="ro1">
          <table:table-cell office:value-type="float" office:value="0.0101533" calcext:value-type="float">
            <text:p>0.0101533</text:p>
          </table:table-cell>
          <table:table-cell office:value-type="float" office:value="0.00881131" calcext:value-type="float">
            <text:p>0.00881131</text:p>
          </table:table-cell>
          <table:table-cell office:value-type="float" office:value="0.00897722" calcext:value-type="float">
            <text:p>0.00897722</text:p>
          </table:table-cell>
          <table:table-cell office:value-type="float" office:value="0.0122135" calcext:value-type="float">
            <text:p>0.0122135</text:p>
          </table:table-cell>
        </table:table-row>
        <table:table-row table:style-name="ro1">
          <table:table-cell office:value-type="float" office:value="0.0101429" calcext:value-type="float">
            <text:p>0.0101429</text:p>
          </table:table-cell>
          <table:table-cell office:value-type="float" office:value="0.00880296" calcext:value-type="float">
            <text:p>0.00880296</text:p>
          </table:table-cell>
          <table:table-cell office:value-type="float" office:value="0.00897848" calcext:value-type="float">
            <text:p>0.00897848</text:p>
          </table:table-cell>
          <table:table-cell office:value-type="float" office:value="0.0121584" calcext:value-type="float">
            <text:p>0.0121584</text:p>
          </table:table-cell>
        </table:table-row>
        <table:table-row table:style-name="ro1">
          <table:table-cell office:value-type="float" office:value="0.0101593" calcext:value-type="float">
            <text:p>0.0101593</text:p>
          </table:table-cell>
          <table:table-cell office:value-type="float" office:value="0.00880049" calcext:value-type="float">
            <text:p>0.00880049</text:p>
          </table:table-cell>
          <table:table-cell office:value-type="float" office:value="0.00897519" calcext:value-type="float">
            <text:p>0.00897519</text:p>
          </table:table-cell>
          <table:table-cell office:value-type="float" office:value="0.0121461" calcext:value-type="float">
            <text:p>0.0121461</text:p>
          </table:table-cell>
        </table:table-row>
        <table:table-row table:style-name="ro1">
          <table:table-cell office:value-type="float" office:value="0.0101486" calcext:value-type="float">
            <text:p>0.0101486</text:p>
          </table:table-cell>
          <table:table-cell office:value-type="float" office:value="0.00879525" calcext:value-type="float">
            <text:p>0.00879525</text:p>
          </table:table-cell>
          <table:table-cell office:value-type="float" office:value="0.00903082" calcext:value-type="float">
            <text:p>0.00903082</text:p>
          </table:table-cell>
          <table:table-cell office:value-type="float" office:value="0.0121614" calcext:value-type="float">
            <text:p>0.0121614</text:p>
          </table:table-cell>
        </table:table-row>
        <table:table-row table:style-name="ro1">
          <table:table-cell office:value-type="float" office:value="0.0101431" calcext:value-type="float">
            <text:p>0.0101431</text:p>
          </table:table-cell>
          <table:table-cell office:value-type="float" office:value="0.00881048" calcext:value-type="float">
            <text:p>0.00881048</text:p>
          </table:table-cell>
          <table:table-cell office:value-type="float" office:value="0.00903556" calcext:value-type="float">
            <text:p>0.00903556</text:p>
          </table:table-cell>
          <table:table-cell office:value-type="float" office:value="0.0121526" calcext:value-type="float">
            <text:p>0.0121526</text:p>
          </table:table-cell>
        </table:table-row>
        <table:table-row table:style-name="ro1">
          <table:table-cell office:value-type="float" office:value="0.0101397" calcext:value-type="float">
            <text:p>0.0101397</text:p>
          </table:table-cell>
          <table:table-cell office:value-type="float" office:value="0.00886954" calcext:value-type="float">
            <text:p>0.00886954</text:p>
          </table:table-cell>
          <table:table-cell office:value-type="float" office:value="0.00902707" calcext:value-type="float">
            <text:p>0.00902707</text:p>
          </table:table-cell>
          <table:table-cell office:value-type="float" office:value="0.0121429" calcext:value-type="float">
            <text:p>0.0121429</text:p>
          </table:table-cell>
        </table:table-row>
        <table:table-row table:style-name="ro1">
          <table:table-cell office:value-type="float" office:value="0.0101359" calcext:value-type="float">
            <text:p>0.0101359</text:p>
          </table:table-cell>
          <table:table-cell office:value-type="float" office:value="0.0088678" calcext:value-type="float">
            <text:p>0.0088678</text:p>
          </table:table-cell>
          <table:table-cell office:value-type="float" office:value="0.00902363" calcext:value-type="float">
            <text:p>0.00902363</text:p>
          </table:table-cell>
          <table:table-cell office:value-type="float" office:value="0.0121387" calcext:value-type="float">
            <text:p>0.0121387</text:p>
          </table:table-cell>
        </table:table-row>
        <table:table-row table:style-name="ro1">
          <table:table-cell office:value-type="float" office:value="0.0101287" calcext:value-type="float">
            <text:p>0.0101287</text:p>
          </table:table-cell>
          <table:table-cell office:value-type="float" office:value="0.00885978" calcext:value-type="float">
            <text:p>0.00885978</text:p>
          </table:table-cell>
          <table:table-cell office:value-type="float" office:value="0.00903467" calcext:value-type="float">
            <text:p>0.00903467</text:p>
          </table:table-cell>
          <table:table-cell office:value-type="float" office:value="0.0121336" calcext:value-type="float">
            <text:p>0.0121336</text:p>
          </table:table-cell>
        </table:table-row>
        <table:table-row table:style-name="ro1">
          <table:table-cell office:value-type="float" office:value="0.0101105" calcext:value-type="float">
            <text:p>0.0101105</text:p>
          </table:table-cell>
          <table:table-cell office:value-type="float" office:value="0.00891358" calcext:value-type="float">
            <text:p>0.00891358</text:p>
          </table:table-cell>
          <table:table-cell office:value-type="float" office:value="0.00903024" calcext:value-type="float">
            <text:p>0.00903024</text:p>
          </table:table-cell>
          <table:table-cell office:value-type="float" office:value="0.0121417" calcext:value-type="float">
            <text:p>0.0121417</text:p>
          </table:table-cell>
        </table:table-row>
        <table:table-row table:style-name="ro1">
          <table:table-cell office:value-type="float" office:value="0.010121" calcext:value-type="float">
            <text:p>0.010121</text:p>
          </table:table-cell>
          <table:table-cell office:value-type="float" office:value="0.0089852" calcext:value-type="float">
            <text:p>0.0089852</text:p>
          </table:table-cell>
          <table:table-cell office:value-type="float" office:value="0.00901662" calcext:value-type="float">
            <text:p>0.00901662</text:p>
          </table:table-cell>
          <table:table-cell office:value-type="float" office:value="0.0121477" calcext:value-type="float">
            <text:p>0.0121477</text:p>
          </table:table-cell>
        </table:table-row>
        <table:table-row table:style-name="ro1">
          <table:table-cell office:value-type="float" office:value="0.0101137" calcext:value-type="float">
            <text:p>0.0101137</text:p>
          </table:table-cell>
          <table:table-cell office:value-type="float" office:value="0.00895819" calcext:value-type="float">
            <text:p>0.00895819</text:p>
          </table:table-cell>
          <table:table-cell office:value-type="float" office:value="0.00900477" calcext:value-type="float">
            <text:p>0.00900477</text:p>
          </table:table-cell>
          <table:table-cell office:value-type="float" office:value="0.0121336" calcext:value-type="float">
            <text:p>0.0121336</text:p>
          </table:table-cell>
        </table:table-row>
        <table:table-row table:style-name="ro1">
          <table:table-cell office:value-type="float" office:value="0.0101007" calcext:value-type="float">
            <text:p>0.0101007</text:p>
          </table:table-cell>
          <table:table-cell office:value-type="float" office:value="0.00895325" calcext:value-type="float">
            <text:p>0.00895325</text:p>
          </table:table-cell>
          <table:table-cell office:value-type="float" office:value="0.00899722" calcext:value-type="float">
            <text:p>0.00899722</text:p>
          </table:table-cell>
          <table:table-cell office:value-type="float" office:value="0.0121202" calcext:value-type="float">
            <text:p>0.0121202</text:p>
          </table:table-cell>
        </table:table-row>
        <table:table-row table:style-name="ro1">
          <table:table-cell office:value-type="float" office:value="0.0100875" calcext:value-type="float">
            <text:p>0.0100875</text:p>
          </table:table-cell>
          <table:table-cell office:value-type="float" office:value="0.00894799" calcext:value-type="float">
            <text:p>0.00894799</text:p>
          </table:table-cell>
          <table:table-cell office:value-type="float" office:value="0.0089949" calcext:value-type="float">
            <text:p>0.0089949</text:p>
          </table:table-cell>
          <table:table-cell office:value-type="float" office:value="0.0121133" calcext:value-type="float">
            <text:p>0.0121133</text:p>
          </table:table-cell>
        </table:table-row>
        <table:table-row table:style-name="ro1">
          <table:table-cell office:value-type="float" office:value="0.0100627" calcext:value-type="float">
            <text:p>0.0100627</text:p>
          </table:table-cell>
          <table:table-cell office:value-type="float" office:value="0.00895027" calcext:value-type="float">
            <text:p>0.00895027</text:p>
          </table:table-cell>
          <table:table-cell office:value-type="float" office:value="0.0089927" calcext:value-type="float">
            <text:p>0.0089927</text:p>
          </table:table-cell>
          <table:table-cell office:value-type="float" office:value="0.0121019" calcext:value-type="float">
            <text:p>0.0121019</text:p>
          </table:table-cell>
        </table:table-row>
        <table:table-row table:style-name="ro1">
          <table:table-cell office:value-type="float" office:value="0.0100655" calcext:value-type="float">
            <text:p>0.0100655</text:p>
          </table:table-cell>
          <table:table-cell office:value-type="float" office:value="0.0089474" calcext:value-type="float">
            <text:p>0.0089474</text:p>
          </table:table-cell>
          <table:table-cell office:value-type="float" office:value="0.00899208" calcext:value-type="float">
            <text:p>0.00899208</text:p>
          </table:table-cell>
          <table:table-cell office:value-type="float" office:value="0.0120964" calcext:value-type="float">
            <text:p>0.0120964</text:p>
          </table:table-cell>
        </table:table-row>
        <table:table-row table:style-name="ro1">
          <table:table-cell office:value-type="float" office:value="0.0100635" calcext:value-type="float">
            <text:p>0.0100635</text:p>
          </table:table-cell>
          <table:table-cell office:value-type="float" office:value="0.00894941" calcext:value-type="float">
            <text:p>0.00894941</text:p>
          </table:table-cell>
          <table:table-cell office:value-type="float" office:value="0.00897836" calcext:value-type="float">
            <text:p>0.00897836</text:p>
          </table:table-cell>
          <table:table-cell office:value-type="float" office:value="0.0120902" calcext:value-type="float">
            <text:p>0.0120902</text:p>
          </table:table-cell>
        </table:table-row>
        <table:table-row table:style-name="ro1">
          <table:table-cell office:value-type="float" office:value="0.0100532" calcext:value-type="float">
            <text:p>0.0100532</text:p>
          </table:table-cell>
          <table:table-cell office:value-type="float" office:value="0.00892257" calcext:value-type="float">
            <text:p>0.00892257</text:p>
          </table:table-cell>
          <table:table-cell office:value-type="float" office:value="0.00896389" calcext:value-type="float">
            <text:p>0.00896389</text:p>
          </table:table-cell>
          <table:table-cell office:value-type="float" office:value="0.0121117" calcext:value-type="float">
            <text:p>0.0121117</text:p>
          </table:table-cell>
        </table:table-row>
        <table:table-row table:style-name="ro1">
          <table:table-cell office:value-type="float" office:value="0.010046" calcext:value-type="float">
            <text:p>0.010046</text:p>
          </table:table-cell>
          <table:table-cell office:value-type="float" office:value="0.00891905" calcext:value-type="float">
            <text:p>0.00891905</text:p>
          </table:table-cell>
          <table:table-cell office:value-type="float" office:value="0.00895064" calcext:value-type="float">
            <text:p>0.00895064</text:p>
          </table:table-cell>
          <table:table-cell office:value-type="float" office:value="0.0120946" calcext:value-type="float">
            <text:p>0.0120946</text:p>
          </table:table-cell>
        </table:table-row>
        <table:table-row table:style-name="ro1">
          <table:table-cell office:value-type="float" office:value="0.0100389" calcext:value-type="float">
            <text:p>0.0100389</text:p>
          </table:table-cell>
          <table:table-cell office:value-type="float" office:value="0.00891674" calcext:value-type="float">
            <text:p>0.00891674</text:p>
          </table:table-cell>
          <table:table-cell office:value-type="float" office:value="0.00895023" calcext:value-type="float">
            <text:p>0.00895023</text:p>
          </table:table-cell>
          <table:table-cell office:value-type="float" office:value="0.0120925" calcext:value-type="float">
            <text:p>0.0120925</text:p>
          </table:table-cell>
        </table:table-row>
        <table:table-row table:style-name="ro1">
          <table:table-cell office:value-type="float" office:value="0.0100242" calcext:value-type="float">
            <text:p>0.0100242</text:p>
          </table:table-cell>
          <table:table-cell office:value-type="float" office:value="0.00890817" calcext:value-type="float">
            <text:p>0.00890817</text:p>
          </table:table-cell>
          <table:table-cell office:value-type="float" office:value="0.00894457" calcext:value-type="float">
            <text:p>0.00894457</text:p>
          </table:table-cell>
          <table:table-cell office:value-type="float" office:value="0.0120965" calcext:value-type="float">
            <text:p>0.0120965</text:p>
          </table:table-cell>
        </table:table-row>
        <table:table-row table:style-name="ro1">
          <table:table-cell office:value-type="float" office:value="0.00999948" calcext:value-type="float">
            <text:p>0.00999948</text:p>
          </table:table-cell>
          <table:table-cell office:value-type="float" office:value="0.00890444" calcext:value-type="float">
            <text:p>0.00890444</text:p>
          </table:table-cell>
          <table:table-cell office:value-type="float" office:value="0.00894212" calcext:value-type="float">
            <text:p>0.00894212</text:p>
          </table:table-cell>
          <table:table-cell office:value-type="float" office:value="0.0120824" calcext:value-type="float">
            <text:p>0.0120824</text:p>
          </table:table-cell>
        </table:table-row>
        <table:table-row table:style-name="ro1">
          <table:table-cell office:value-type="float" office:value="0.00999409" calcext:value-type="float">
            <text:p>0.00999409</text:p>
          </table:table-cell>
          <table:table-cell office:value-type="float" office:value="0.00890379" calcext:value-type="float">
            <text:p>0.00890379</text:p>
          </table:table-cell>
          <table:table-cell office:value-type="float" office:value="0.0089139" calcext:value-type="float">
            <text:p>0.0089139</text:p>
          </table:table-cell>
          <table:table-cell office:value-type="float" office:value="0.0120703" calcext:value-type="float">
            <text:p>0.0120703</text:p>
          </table:table-cell>
        </table:table-row>
        <table:table-row table:style-name="ro1">
          <table:table-cell office:value-type="float" office:value="0.009994" calcext:value-type="float">
            <text:p>0.009994</text:p>
          </table:table-cell>
          <table:table-cell office:value-type="float" office:value="0.00890249" calcext:value-type="float">
            <text:p>0.00890249</text:p>
          </table:table-cell>
          <table:table-cell office:value-type="float" office:value="0.0089139" calcext:value-type="float">
            <text:p>0.0089139</text:p>
          </table:table-cell>
          <table:table-cell office:value-type="float" office:value="0.0120703" calcext:value-type="float">
            <text:p>0.0120703</text:p>
          </table:table-cell>
        </table:table-row>
        <table:table-row table:style-name="ro1">
          <table:table-cell office:value-type="float" office:value="0.00997001" calcext:value-type="float">
            <text:p>0.00997001</text:p>
          </table:table-cell>
          <table:table-cell office:value-type="float" office:value="0.00887109" calcext:value-type="float">
            <text:p>0.00887109</text:p>
          </table:table-cell>
          <table:table-cell office:value-type="float" office:value="0.00888462" calcext:value-type="float">
            <text:p>0.00888462</text:p>
          </table:table-cell>
          <table:table-cell office:value-type="float" office:value="0.0120837" calcext:value-type="float">
            <text:p>0.0120837</text:p>
          </table:table-cell>
        </table:table-row>
        <table:table-row table:style-name="ro1">
          <table:table-cell office:value-type="float" office:value="0.00995804" calcext:value-type="float">
            <text:p>0.00995804</text:p>
          </table:table-cell>
          <table:table-cell office:value-type="float" office:value="0.00885709" calcext:value-type="float">
            <text:p>0.00885709</text:p>
          </table:table-cell>
          <table:table-cell office:value-type="float" office:value="0.00888205" calcext:value-type="float">
            <text:p>0.00888205</text:p>
          </table:table-cell>
          <table:table-cell office:value-type="float" office:value="0.0120746" calcext:value-type="float">
            <text:p>0.0120746</text:p>
          </table:table-cell>
        </table:table-row>
        <table:table-row table:style-name="ro1">
          <table:table-cell office:value-type="float" office:value="0.00993561" calcext:value-type="float">
            <text:p>0.00993561</text:p>
          </table:table-cell>
          <table:table-cell office:value-type="float" office:value="0.00885356" calcext:value-type="float">
            <text:p>0.00885356</text:p>
          </table:table-cell>
          <table:table-cell office:value-type="float" office:value="0.008878" calcext:value-type="float">
            <text:p>0.008878</text:p>
          </table:table-cell>
          <table:table-cell office:value-type="float" office:value="0.0120633" calcext:value-type="float">
            <text:p>0.0120633</text:p>
          </table:table-cell>
        </table:table-row>
        <table:table-row table:style-name="ro1">
          <table:table-cell office:value-type="float" office:value="0.00993006" calcext:value-type="float">
            <text:p>0.00993006</text:p>
          </table:table-cell>
          <table:table-cell office:value-type="float" office:value="0.00885105" calcext:value-type="float">
            <text:p>0.00885105</text:p>
          </table:table-cell>
          <table:table-cell office:value-type="float" office:value="0.00887423" calcext:value-type="float">
            <text:p>0.00887423</text:p>
          </table:table-cell>
          <table:table-cell office:value-type="float" office:value="0.0120635" calcext:value-type="float">
            <text:p>0.0120635</text:p>
          </table:table-cell>
        </table:table-row>
        <table:table-row table:style-name="ro1">
          <table:table-cell office:value-type="float" office:value="0.00992102" calcext:value-type="float">
            <text:p>0.00992102</text:p>
          </table:table-cell>
          <table:table-cell office:value-type="float" office:value="0.00882816" calcext:value-type="float">
            <text:p>0.00882816</text:p>
          </table:table-cell>
          <table:table-cell office:value-type="float" office:value="0.00886286" calcext:value-type="float">
            <text:p>0.00886286</text:p>
          </table:table-cell>
          <table:table-cell office:value-type="float" office:value="0.0120924" calcext:value-type="float">
            <text:p>0.0120924</text:p>
          </table:table-cell>
        </table:table-row>
        <table:table-row table:style-name="ro1">
          <table:table-cell office:value-type="float" office:value="0.00992068" calcext:value-type="float">
            <text:p>0.00992068</text:p>
          </table:table-cell>
          <table:table-cell office:value-type="float" office:value="0.00882683" calcext:value-type="float">
            <text:p>0.00882683</text:p>
          </table:table-cell>
          <table:table-cell office:value-type="float" office:value="0.0088625" calcext:value-type="float">
            <text:p>0.0088625</text:p>
          </table:table-cell>
          <table:table-cell office:value-type="float" office:value="0.0120916" calcext:value-type="float">
            <text:p>0.0120916</text:p>
          </table:table-cell>
        </table:table-row>
        <table:table-row table:style-name="ro1">
          <table:table-cell office:value-type="float" office:value="0.00991155" calcext:value-type="float">
            <text:p>0.00991155</text:p>
          </table:table-cell>
          <table:table-cell office:value-type="float" office:value="0.00882227" calcext:value-type="float">
            <text:p>0.00882227</text:p>
          </table:table-cell>
          <table:table-cell office:value-type="float" office:value="0.0088607" calcext:value-type="float">
            <text:p>0.0088607</text:p>
          </table:table-cell>
          <table:table-cell office:value-type="float" office:value="0.012077" calcext:value-type="float">
            <text:p>0.012077</text:p>
          </table:table-cell>
        </table:table-row>
        <table:table-row table:style-name="ro1">
          <table:table-cell office:value-type="float" office:value="0.0098953" calcext:value-type="float">
            <text:p>0.0098953</text:p>
          </table:table-cell>
          <table:table-cell office:value-type="float" office:value="0.00880493" calcext:value-type="float">
            <text:p>0.00880493</text:p>
          </table:table-cell>
          <table:table-cell office:value-type="float" office:value="0.00887284" calcext:value-type="float">
            <text:p>0.00887284</text:p>
          </table:table-cell>
          <table:table-cell office:value-type="float" office:value="0.0120697" calcext:value-type="float">
            <text:p>0.0120697</text:p>
          </table:table-cell>
        </table:table-row>
        <table:table-row table:style-name="ro1">
          <table:table-cell office:value-type="float" office:value="0.00987575" calcext:value-type="float">
            <text:p>0.00987575</text:p>
          </table:table-cell>
          <table:table-cell office:value-type="float" office:value="0.00879838" calcext:value-type="float">
            <text:p>0.00879838</text:p>
          </table:table-cell>
          <table:table-cell office:value-type="float" office:value="0.00887194" calcext:value-type="float">
            <text:p>0.00887194</text:p>
          </table:table-cell>
          <table:table-cell office:value-type="float" office:value="0.0120572" calcext:value-type="float">
            <text:p>0.0120572</text:p>
          </table:table-cell>
        </table:table-row>
        <table:table-row table:style-name="ro1">
          <table:table-cell office:value-type="float" office:value="0.00986978" calcext:value-type="float">
            <text:p>0.00986978</text:p>
          </table:table-cell>
          <table:table-cell office:value-type="float" office:value="0.00879544" calcext:value-type="float">
            <text:p>0.00879544</text:p>
          </table:table-cell>
          <table:table-cell office:value-type="float" office:value="0.00886835" calcext:value-type="float">
            <text:p>0.00886835</text:p>
          </table:table-cell>
          <table:table-cell office:value-type="float" office:value="0.0120568" calcext:value-type="float">
            <text:p>0.0120568</text:p>
          </table:table-cell>
        </table:table-row>
        <table:table-row table:style-name="ro1">
          <table:table-cell office:value-type="float" office:value="0.00986106" calcext:value-type="float">
            <text:p>0.00986106</text:p>
          </table:table-cell>
          <table:table-cell office:value-type="float" office:value="0.00877054" calcext:value-type="float">
            <text:p>0.00877054</text:p>
          </table:table-cell>
          <table:table-cell office:value-type="float" office:value="0.00885351" calcext:value-type="float">
            <text:p>0.00885351</text:p>
          </table:table-cell>
          <table:table-cell office:value-type="float" office:value="0.0120899" calcext:value-type="float">
            <text:p>0.0120899</text:p>
          </table:table-cell>
        </table:table-row>
        <table:table-row table:style-name="ro1">
          <table:table-cell office:value-type="float" office:value="0.00985149" calcext:value-type="float">
            <text:p>0.00985149</text:p>
          </table:table-cell>
          <table:table-cell office:value-type="float" office:value="0.00876666" calcext:value-type="float">
            <text:p>0.00876666</text:p>
          </table:table-cell>
          <table:table-cell office:value-type="float" office:value="0.00883687" calcext:value-type="float">
            <text:p>0.00883687</text:p>
          </table:table-cell>
          <table:table-cell office:value-type="float" office:value="0.012075" calcext:value-type="float">
            <text:p>0.012075</text:p>
          </table:table-cell>
        </table:table-row>
        <table:table-row table:style-name="ro1">
          <table:table-cell office:value-type="float" office:value="0.00985141" calcext:value-type="float">
            <text:p>0.00985141</text:p>
          </table:table-cell>
          <table:table-cell office:value-type="float" office:value="0.00876663" calcext:value-type="float">
            <text:p>0.00876663</text:p>
          </table:table-cell>
          <table:table-cell office:value-type="float" office:value="0.00883685" calcext:value-type="float">
            <text:p>0.00883685</text:p>
          </table:table-cell>
          <table:table-cell office:value-type="float" office:value="0.0120746" calcext:value-type="float">
            <text:p>0.0120746</text:p>
          </table:table-cell>
        </table:table-row>
        <table:table-row table:style-name="ro1">
          <table:table-cell office:value-type="float" office:value="0.00983958" calcext:value-type="float">
            <text:p>0.00983958</text:p>
          </table:table-cell>
          <table:table-cell office:value-type="float" office:value="0.0087521" calcext:value-type="float">
            <text:p>0.0087521</text:p>
          </table:table-cell>
          <table:table-cell office:value-type="float" office:value="0.00883107" calcext:value-type="float">
            <text:p>0.00883107</text:p>
          </table:table-cell>
          <table:table-cell office:value-type="float" office:value="0.0120767" calcext:value-type="float">
            <text:p>0.0120767</text:p>
          </table:table-cell>
        </table:table-row>
        <table:table-row table:style-name="ro1">
          <table:table-cell office:value-type="float" office:value="0.00983589" calcext:value-type="float">
            <text:p>0.00983589</text:p>
          </table:table-cell>
          <table:table-cell office:value-type="float" office:value="0.00874752" calcext:value-type="float">
            <text:p>0.00874752</text:p>
          </table:table-cell>
          <table:table-cell office:value-type="float" office:value="0.00882605" calcext:value-type="float">
            <text:p>0.00882605</text:p>
          </table:table-cell>
          <table:table-cell office:value-type="float" office:value="0.0120704" calcext:value-type="float">
            <text:p>0.0120704</text:p>
          </table:table-cell>
        </table:table-row>
        <table:table-row table:style-name="ro1">
          <table:table-cell office:value-type="float" office:value="0.00980872" calcext:value-type="float">
            <text:p>0.00980872</text:p>
          </table:table-cell>
          <table:table-cell office:value-type="float" office:value="0.00874723" calcext:value-type="float">
            <text:p>0.00874723</text:p>
          </table:table-cell>
          <table:table-cell office:value-type="float" office:value="0.00882109" calcext:value-type="float">
            <text:p>0.00882109</text:p>
          </table:table-cell>
          <table:table-cell office:value-type="float" office:value="0.0120932" calcext:value-type="float">
            <text:p>0.0120932</text:p>
          </table:table-cell>
        </table:table-row>
        <table:table-row table:style-name="ro1">
          <table:table-cell office:value-type="float" office:value="0.00992029" calcext:value-type="float">
            <text:p>0.00992029</text:p>
          </table:table-cell>
          <table:table-cell office:value-type="float" office:value="0.00872166" calcext:value-type="float">
            <text:p>0.00872166</text:p>
          </table:table-cell>
          <table:table-cell office:value-type="float" office:value="0.00880337" calcext:value-type="float">
            <text:p>0.00880337</text:p>
          </table:table-cell>
          <table:table-cell office:value-type="float" office:value="0.0120965" calcext:value-type="float">
            <text:p>0.0120965</text:p>
          </table:table-cell>
        </table:table-row>
        <table:table-row table:style-name="ro1">
          <table:table-cell office:value-type="float" office:value="0.00995379" calcext:value-type="float">
            <text:p>0.00995379</text:p>
          </table:table-cell>
          <table:table-cell office:value-type="float" office:value="0.00871766" calcext:value-type="float">
            <text:p>0.00871766</text:p>
          </table:table-cell>
          <table:table-cell office:value-type="float" office:value="0.00878631" calcext:value-type="float">
            <text:p>0.00878631</text:p>
          </table:table-cell>
          <table:table-cell office:value-type="float" office:value="0.012081" calcext:value-type="float">
            <text:p>0.012081</text:p>
          </table:table-cell>
        </table:table-row>
        <table:table-row table:style-name="ro1">
          <table:table-cell office:value-type="float" office:value="0.00994974" calcext:value-type="float">
            <text:p>0.00994974</text:p>
          </table:table-cell>
          <table:table-cell office:value-type="float" office:value="0.00870914" calcext:value-type="float">
            <text:p>0.00870914</text:p>
          </table:table-cell>
          <table:table-cell office:value-type="float" office:value="0.00878458" calcext:value-type="float">
            <text:p>0.00878458</text:p>
          </table:table-cell>
          <table:table-cell office:value-type="float" office:value="0.0120829" calcext:value-type="float">
            <text:p>0.0120829</text:p>
          </table:table-cell>
        </table:table-row>
        <table:table-row table:style-name="ro1">
          <table:table-cell office:value-type="float" office:value="0.00996727" calcext:value-type="float">
            <text:p>0.00996727</text:p>
          </table:table-cell>
          <table:table-cell office:value-type="float" office:value="0.00869953" calcext:value-type="float">
            <text:p>0.00869953</text:p>
          </table:table-cell>
          <table:table-cell office:value-type="float" office:value="0.00877993" calcext:value-type="float">
            <text:p>0.00877993</text:p>
          </table:table-cell>
          <table:table-cell office:value-type="float" office:value="0.0120992" calcext:value-type="float">
            <text:p>0.0120992</text:p>
          </table:table-cell>
        </table:table-row>
        <table:table-row table:style-name="ro1">
          <table:table-cell office:value-type="float" office:value="0.00996765" calcext:value-type="float">
            <text:p>0.00996765</text:p>
          </table:table-cell>
          <table:table-cell office:value-type="float" office:value="0.00869947" calcext:value-type="float">
            <text:p>0.00869947</text:p>
          </table:table-cell>
          <table:table-cell office:value-type="float" office:value="0.00877984" calcext:value-type="float">
            <text:p>0.00877984</text:p>
          </table:table-cell>
          <table:table-cell office:value-type="float" office:value="0.0120991" calcext:value-type="float">
            <text:p>0.0120991</text:p>
          </table:table-cell>
        </table:table-row>
        <table:table-row table:style-name="ro1">
          <table:table-cell office:value-type="float" office:value="0.0100746" calcext:value-type="float">
            <text:p>0.0100746</text:p>
          </table:table-cell>
          <table:table-cell office:value-type="float" office:value="0.00869938" calcext:value-type="float">
            <text:p>0.00869938</text:p>
          </table:table-cell>
          <table:table-cell office:value-type="float" office:value="0.00877588" calcext:value-type="float">
            <text:p>0.00877588</text:p>
          </table:table-cell>
          <table:table-cell office:value-type="float" office:value="0.0120963" calcext:value-type="float">
            <text:p>0.0120963</text:p>
          </table:table-cell>
        </table:table-row>
        <table:table-row table:style-name="ro1">
          <table:table-cell office:value-type="float" office:value="0.010067" calcext:value-type="float">
            <text:p>0.010067</text:p>
          </table:table-cell>
          <table:table-cell office:value-type="float" office:value="0.0086739" calcext:value-type="float">
            <text:p>0.0086739</text:p>
          </table:table-cell>
          <table:table-cell office:value-type="float" office:value="0.00875348" calcext:value-type="float">
            <text:p>0.00875348</text:p>
          </table:table-cell>
          <table:table-cell office:value-type="float" office:value="0.0121141" calcext:value-type="float">
            <text:p>0.0121141</text:p>
          </table:table-cell>
        </table:table-row>
        <table:table-row table:style-name="ro1">
          <table:table-cell office:value-type="float" office:value="0.0100591" calcext:value-type="float">
            <text:p>0.0100591</text:p>
          </table:table-cell>
          <table:table-cell office:value-type="float" office:value="0.00867079" calcext:value-type="float">
            <text:p>0.00867079</text:p>
          </table:table-cell>
          <table:table-cell office:value-type="float" office:value="0.00873475" calcext:value-type="float">
            <text:p>0.00873475</text:p>
          </table:table-cell>
          <table:table-cell office:value-type="float" office:value="0.0121049" calcext:value-type="float">
            <text:p>0.0121049</text:p>
          </table:table-cell>
        </table:table-row>
        <table:table-row table:style-name="ro1">
          <table:table-cell office:value-type="float" office:value="0.0100523" calcext:value-type="float">
            <text:p>0.0100523</text:p>
          </table:table-cell>
          <table:table-cell office:value-type="float" office:value="0.00866162" calcext:value-type="float">
            <text:p>0.00866162</text:p>
          </table:table-cell>
          <table:table-cell office:value-type="float" office:value="0.00873467" calcext:value-type="float">
            <text:p>0.00873467</text:p>
          </table:table-cell>
          <table:table-cell office:value-type="float" office:value="0.0121054" calcext:value-type="float">
            <text:p>0.0121054</text:p>
          </table:table-cell>
        </table:table-row>
        <table:table-row table:style-name="ro1">
          <table:table-cell office:value-type="float" office:value="0.0100512" calcext:value-type="float">
            <text:p>0.0100512</text:p>
          </table:table-cell>
          <table:table-cell office:value-type="float" office:value="0.00866149" calcext:value-type="float">
            <text:p>0.00866149</text:p>
          </table:table-cell>
          <table:table-cell office:value-type="float" office:value="0.00873579" calcext:value-type="float">
            <text:p>0.00873579</text:p>
          </table:table-cell>
          <table:table-cell office:value-type="float" office:value="0.0121027" calcext:value-type="float">
            <text:p>0.0121027</text:p>
          </table:table-cell>
        </table:table-row>
        <table:table-row table:style-name="ro1">
          <table:table-cell office:value-type="float" office:value="0.0100452" calcext:value-type="float">
            <text:p>0.0100452</text:p>
          </table:table-cell>
          <table:table-cell office:value-type="float" office:value="0.00865276" calcext:value-type="float">
            <text:p>0.00865276</text:p>
          </table:table-cell>
          <table:table-cell office:value-type="float" office:value="0.00873034" calcext:value-type="float">
            <text:p>0.00873034</text:p>
          </table:table-cell>
          <table:table-cell office:value-type="float" office:value="0.012097" calcext:value-type="float">
            <text:p>0.012097</text:p>
          </table:table-cell>
        </table:table-row>
        <table:table-row table:style-name="ro1">
          <table:table-cell office:value-type="float" office:value="0.0100204" calcext:value-type="float">
            <text:p>0.0100204</text:p>
          </table:table-cell>
          <table:table-cell office:value-type="float" office:value="0.00865561" calcext:value-type="float">
            <text:p>0.00865561</text:p>
          </table:table-cell>
          <table:table-cell office:value-type="float" office:value="0.00872811" calcext:value-type="float">
            <text:p>0.00872811</text:p>
          </table:table-cell>
          <table:table-cell office:value-type="float" office:value="0.0120949" calcext:value-type="float">
            <text:p>0.0120949</text:p>
          </table:table-cell>
        </table:table-row>
        <table:table-row table:style-name="ro1">
          <table:table-cell office:value-type="float" office:value="0.0100139" calcext:value-type="float">
            <text:p>0.0100139</text:p>
          </table:table-cell>
          <table:table-cell office:value-type="float" office:value="0.00863075" calcext:value-type="float">
            <text:p>0.00863075</text:p>
          </table:table-cell>
          <table:table-cell office:value-type="float" office:value="0.00871144" calcext:value-type="float">
            <text:p>0.00871144</text:p>
          </table:table-cell>
          <table:table-cell office:value-type="float" office:value="0.0121144" calcext:value-type="float">
            <text:p>0.0121144</text:p>
          </table:table-cell>
        </table:table-row>
        <table:table-row table:style-name="ro1">
          <table:table-cell office:value-type="float" office:value="0.0100059" calcext:value-type="float">
            <text:p>0.0100059</text:p>
          </table:table-cell>
          <table:table-cell office:value-type="float" office:value="0.0086257" calcext:value-type="float">
            <text:p>0.0086257</text:p>
          </table:table-cell>
          <table:table-cell office:value-type="float" office:value="0.00868605" calcext:value-type="float">
            <text:p>0.00868605</text:p>
          </table:table-cell>
          <table:table-cell office:value-type="float" office:value="0.0121002" calcext:value-type="float">
            <text:p>0.0121002</text:p>
          </table:table-cell>
        </table:table-row>
        <table:table-row table:style-name="ro1">
          <table:table-cell office:value-type="float" office:value="0.0100076" calcext:value-type="float">
            <text:p>0.0100076</text:p>
          </table:table-cell>
          <table:table-cell office:value-type="float" office:value="0.00862102" calcext:value-type="float">
            <text:p>0.00862102</text:p>
          </table:table-cell>
          <table:table-cell office:value-type="float" office:value="0.00867858" calcext:value-type="float">
            <text:p>0.00867858</text:p>
          </table:table-cell>
          <table:table-cell office:value-type="float" office:value="0.01209" calcext:value-type="float">
            <text:p>0.01209</text:p>
          </table:table-cell>
        </table:table-row>
        <table:table-row table:style-name="ro1">
          <table:table-cell office:value-type="float" office:value="0.0100122" calcext:value-type="float">
            <text:p>0.0100122</text:p>
          </table:table-cell>
          <table:table-cell office:value-type="float" office:value="0.00861076" calcext:value-type="float">
            <text:p>0.00861076</text:p>
          </table:table-cell>
          <table:table-cell office:value-type="float" office:value="0.00867422" calcext:value-type="float">
            <text:p>0.00867422</text:p>
          </table:table-cell>
          <table:table-cell office:value-type="float" office:value="0.0120638" calcext:value-type="float">
            <text:p>0.0120638</text:p>
          </table:table-cell>
        </table:table-row>
        <table:table-row table:style-name="ro1">
          <table:table-cell office:value-type="float" office:value="0.00999123" calcext:value-type="float">
            <text:p>0.00999123</text:p>
          </table:table-cell>
          <table:table-cell office:value-type="float" office:value="0.00860971" calcext:value-type="float">
            <text:p>0.00860971</text:p>
          </table:table-cell>
          <table:table-cell office:value-type="float" office:value="0.0086729" calcext:value-type="float">
            <text:p>0.0086729</text:p>
          </table:table-cell>
          <table:table-cell office:value-type="float" office:value="0.0120666" calcext:value-type="float">
            <text:p>0.0120666</text:p>
          </table:table-cell>
        </table:table-row>
        <table:table-row table:style-name="ro1">
          <table:table-cell office:value-type="float" office:value="0.00998805" calcext:value-type="float">
            <text:p>0.00998805</text:p>
          </table:table-cell>
          <table:table-cell office:value-type="float" office:value="0.00860789" calcext:value-type="float">
            <text:p>0.00860789</text:p>
          </table:table-cell>
          <table:table-cell office:value-type="float" office:value="0.00867074" calcext:value-type="float">
            <text:p>0.00867074</text:p>
          </table:table-cell>
          <table:table-cell office:value-type="float" office:value="0.0120646" calcext:value-type="float">
            <text:p>0.0120646</text:p>
          </table:table-cell>
        </table:table-row>
        <table:table-row table:style-name="ro1">
          <table:table-cell office:value-type="float" office:value="0.00998" calcext:value-type="float">
            <text:p>0.00998</text:p>
          </table:table-cell>
          <table:table-cell office:value-type="float" office:value="0.00858338" calcext:value-type="float">
            <text:p>0.00858338</text:p>
          </table:table-cell>
          <table:table-cell office:value-type="float" office:value="0.00865563" calcext:value-type="float">
            <text:p>0.00865563</text:p>
          </table:table-cell>
          <table:table-cell office:value-type="float" office:value="0.0120762" calcext:value-type="float">
            <text:p>0.0120762</text:p>
          </table:table-cell>
        </table:table-row>
        <table:table-row table:style-name="ro1">
          <table:table-cell office:value-type="float" office:value="0.00997363" calcext:value-type="float">
            <text:p>0.00997363</text:p>
          </table:table-cell>
          <table:table-cell office:value-type="float" office:value="0.00857926" calcext:value-type="float">
            <text:p>0.00857926</text:p>
          </table:table-cell>
          <table:table-cell office:value-type="float" office:value="0.00864144" calcext:value-type="float">
            <text:p>0.00864144</text:p>
          </table:table-cell>
          <table:table-cell office:value-type="float" office:value="0.0120612" calcext:value-type="float">
            <text:p>0.0120612</text:p>
          </table:table-cell>
        </table:table-row>
        <table:table-row table:style-name="ro1">
          <table:table-cell office:value-type="float" office:value="0.00997367" calcext:value-type="float">
            <text:p>0.00997367</text:p>
          </table:table-cell>
          <table:table-cell office:value-type="float" office:value="0.00857871" calcext:value-type="float">
            <text:p>0.00857871</text:p>
          </table:table-cell>
          <table:table-cell office:value-type="float" office:value="0.0086404" calcext:value-type="float">
            <text:p>0.0086404</text:p>
          </table:table-cell>
          <table:table-cell office:value-type="float" office:value="0.0120616" calcext:value-type="float">
            <text:p>0.0120616</text:p>
          </table:table-cell>
        </table:table-row>
        <table:table-row table:style-name="ro1">
          <table:table-cell office:value-type="float" office:value="0.00997164" calcext:value-type="float">
            <text:p>0.00997164</text:p>
          </table:table-cell>
          <table:table-cell office:value-type="float" office:value="0.00857751" calcext:value-type="float">
            <text:p>0.00857751</text:p>
          </table:table-cell>
          <table:table-cell office:value-type="float" office:value="0.00864483" calcext:value-type="float">
            <text:p>0.00864483</text:p>
          </table:table-cell>
          <table:table-cell office:value-type="float" office:value="0.0120368" calcext:value-type="float">
            <text:p>0.0120368</text:p>
          </table:table-cell>
        </table:table-row>
        <table:table-row table:style-name="ro1">
          <table:table-cell office:value-type="float" office:value="0.00997588" calcext:value-type="float">
            <text:p>0.00997588</text:p>
          </table:table-cell>
          <table:table-cell office:value-type="float" office:value="0.00857284" calcext:value-type="float">
            <text:p>0.00857284</text:p>
          </table:table-cell>
          <table:table-cell office:value-type="float" office:value="0.00863905" calcext:value-type="float">
            <text:p>0.00863905</text:p>
          </table:table-cell>
          <table:table-cell office:value-type="float" office:value="0.0120057" calcext:value-type="float">
            <text:p>0.0120057</text:p>
          </table:table-cell>
        </table:table-row>
        <table:table-row table:style-name="ro1">
          <table:table-cell office:value-type="float" office:value="0.00995431" calcext:value-type="float">
            <text:p>0.00995431</text:p>
          </table:table-cell>
          <table:table-cell office:value-type="float" office:value="0.00865877" calcext:value-type="float">
            <text:p>0.00865877</text:p>
          </table:table-cell>
          <table:table-cell office:value-type="float" office:value="0.00862531" calcext:value-type="float">
            <text:p>0.00862531</text:p>
          </table:table-cell>
          <table:table-cell office:value-type="float" office:value="0.0120043" calcext:value-type="float">
            <text:p>0.0120043</text:p>
          </table:table-cell>
        </table:table-row>
        <table:table-row table:style-name="ro1">
          <table:table-cell office:value-type="float" office:value="0.00994668" calcext:value-type="float">
            <text:p>0.00994668</text:p>
          </table:table-cell>
          <table:table-cell office:value-type="float" office:value="0.00863718" calcext:value-type="float">
            <text:p>0.00863718</text:p>
          </table:table-cell>
          <table:table-cell office:value-type="float" office:value="0.00864129" calcext:value-type="float">
            <text:p>0.00864129</text:p>
          </table:table-cell>
          <table:table-cell office:value-type="float" office:value="0.0120124" calcext:value-type="float">
            <text:p>0.0120124</text:p>
          </table:table-cell>
        </table:table-row>
        <table:table-row table:style-name="ro1">
          <table:table-cell office:value-type="float" office:value="0.00993499" calcext:value-type="float">
            <text:p>0.00993499</text:p>
          </table:table-cell>
          <table:table-cell office:value-type="float" office:value="0.00863349" calcext:value-type="float">
            <text:p>0.00863349</text:p>
          </table:table-cell>
          <table:table-cell office:value-type="float" office:value="0.00864044" calcext:value-type="float">
            <text:p>0.00864044</text:p>
          </table:table-cell>
          <table:table-cell office:value-type="float" office:value="0.0119891" calcext:value-type="float">
            <text:p>0.0119891</text:p>
          </table:table-cell>
        </table:table-row>
        <table:table-row table:style-name="ro1">
          <table:table-cell office:value-type="float" office:value="0.00992267" calcext:value-type="float">
            <text:p>0.00992267</text:p>
          </table:table-cell>
          <table:table-cell office:value-type="float" office:value="0.00862221" calcext:value-type="float">
            <text:p>0.00862221</text:p>
          </table:table-cell>
          <table:table-cell office:value-type="float" office:value="0.00865298" calcext:value-type="float">
            <text:p>0.00865298</text:p>
          </table:table-cell>
          <table:table-cell office:value-type="float" office:value="0.0119931" calcext:value-type="float">
            <text:p>0.0119931</text:p>
          </table:table-cell>
        </table:table-row>
        <table:table-row table:style-name="ro1">
          <table:table-cell office:value-type="float" office:value="0.00992255" calcext:value-type="float">
            <text:p>0.00992255</text:p>
          </table:table-cell>
          <table:table-cell office:value-type="float" office:value="0.00862159" calcext:value-type="float">
            <text:p>0.00862159</text:p>
          </table:table-cell>
          <table:table-cell office:value-type="float" office:value="0.00865283" calcext:value-type="float">
            <text:p>0.00865283</text:p>
          </table:table-cell>
          <table:table-cell office:value-type="float" office:value="0.0119924" calcext:value-type="float">
            <text:p>0.0119924</text:p>
          </table:table-cell>
        </table:table-row>
        <table:table-row table:style-name="ro1">
          <table:table-cell office:value-type="float" office:value="0.00991845" calcext:value-type="float">
            <text:p>0.00991845</text:p>
          </table:table-cell>
          <table:table-cell office:value-type="float" office:value="0.00861449" calcext:value-type="float">
            <text:p>0.00861449</text:p>
          </table:table-cell>
          <table:table-cell office:value-type="float" office:value="0.00865101" calcext:value-type="float">
            <text:p>0.00865101</text:p>
          </table:table-cell>
          <table:table-cell office:value-type="float" office:value="0.0119693" calcext:value-type="float">
            <text:p>0.0119693</text:p>
          </table:table-cell>
        </table:table-row>
        <table:table-row table:style-name="ro1">
          <table:table-cell office:value-type="float" office:value="0.00989762" calcext:value-type="float">
            <text:p>0.00989762</text:p>
          </table:table-cell>
          <table:table-cell office:value-type="float" office:value="0.00861584" calcext:value-type="float">
            <text:p>0.00861584</text:p>
          </table:table-cell>
          <table:table-cell office:value-type="float" office:value="0.00864826" calcext:value-type="float">
            <text:p>0.00864826</text:p>
          </table:table-cell>
          <table:table-cell office:value-type="float" office:value="0.0119637" calcext:value-type="float">
            <text:p>0.0119637</text:p>
          </table:table-cell>
        </table:table-row>
        <table:table-row table:style-name="ro1">
          <table:table-cell office:value-type="float" office:value="0.0098945" calcext:value-type="float">
            <text:p>0.0098945</text:p>
          </table:table-cell>
          <table:table-cell office:value-type="float" office:value="0.00858992" calcext:value-type="float">
            <text:p>0.00858992</text:p>
          </table:table-cell>
          <table:table-cell office:value-type="float" office:value="0.00862542" calcext:value-type="float">
            <text:p>0.00862542</text:p>
          </table:table-cell>
          <table:table-cell office:value-type="float" office:value="0.0120319" calcext:value-type="float">
            <text:p>0.0120319</text:p>
          </table:table-cell>
        </table:table-row>
        <table:table-row table:style-name="ro1">
          <table:table-cell office:value-type="float" office:value="0.0098845" calcext:value-type="float">
            <text:p>0.0098845</text:p>
          </table:table-cell>
          <table:table-cell office:value-type="float" office:value="0.00858456" calcext:value-type="float">
            <text:p>0.00858456</text:p>
          </table:table-cell>
          <table:table-cell office:value-type="float" office:value="0.00860965" calcext:value-type="float">
            <text:p>0.00860965</text:p>
          </table:table-cell>
          <table:table-cell office:value-type="float" office:value="0.0121083" calcext:value-type="float">
            <text:p>0.0121083</text:p>
          </table:table-cell>
        </table:table-row>
        <table:table-row table:style-name="ro1">
          <table:table-cell office:value-type="float" office:value="0.0098845" calcext:value-type="float">
            <text:p>0.0098845</text:p>
          </table:table-cell>
          <table:table-cell office:value-type="float" office:value="0.00858456" calcext:value-type="float">
            <text:p>0.00858456</text:p>
          </table:table-cell>
          <table:table-cell office:value-type="float" office:value="0.00860965" calcext:value-type="float">
            <text:p>0.00860965</text:p>
          </table:table-cell>
          <table:table-cell office:value-type="float" office:value="0.0121083" calcext:value-type="float">
            <text:p>0.0121083</text:p>
          </table:table-cell>
        </table:table-row>
        <table:table-row table:style-name="ro1">
          <table:table-cell office:value-type="float" office:value="0.0098793" calcext:value-type="float">
            <text:p>0.0098793</text:p>
          </table:table-cell>
          <table:table-cell office:value-type="float" office:value="0.00858214" calcext:value-type="float">
            <text:p>0.00858214</text:p>
          </table:table-cell>
          <table:table-cell office:value-type="float" office:value="0.00860546" calcext:value-type="float">
            <text:p>0.00860546</text:p>
          </table:table-cell>
          <table:table-cell office:value-type="float" office:value="0.0121063" calcext:value-type="float">
            <text:p>0.0121063</text:p>
          </table:table-cell>
        </table:table-row>
        <table:table-row table:style-name="ro1">
          <table:table-cell office:value-type="float" office:value="0.00987021" calcext:value-type="float">
            <text:p>0.00987021</text:p>
          </table:table-cell>
          <table:table-cell office:value-type="float" office:value="0.00857431" calcext:value-type="float">
            <text:p>0.00857431</text:p>
          </table:table-cell>
          <table:table-cell office:value-type="float" office:value="0.00860468" calcext:value-type="float">
            <text:p>0.00860468</text:p>
          </table:table-cell>
          <table:table-cell office:value-type="float" office:value="0.0120965" calcext:value-type="float">
            <text:p>0.0120965</text:p>
          </table:table-cell>
        </table:table-row>
        <table:table-row table:style-name="ro1">
          <table:table-cell office:value-type="float" office:value="0.00986913" calcext:value-type="float">
            <text:p>0.00986913</text:p>
          </table:table-cell>
          <table:table-cell office:value-type="float" office:value="0.00856824" calcext:value-type="float">
            <text:p>0.00856824</text:p>
          </table:table-cell>
          <table:table-cell office:value-type="float" office:value="0.00859937" calcext:value-type="float">
            <text:p>0.00859937</text:p>
          </table:table-cell>
          <table:table-cell office:value-type="float" office:value="0.0120868" calcext:value-type="float">
            <text:p>0.0120868</text:p>
          </table:table-cell>
        </table:table-row>
        <table:table-row table:style-name="ro1">
          <table:table-cell office:value-type="float" office:value="0.00984314" calcext:value-type="float">
            <text:p>0.00984314</text:p>
          </table:table-cell>
          <table:table-cell office:value-type="float" office:value="0.00855948" calcext:value-type="float">
            <text:p>0.00855948</text:p>
          </table:table-cell>
          <table:table-cell office:value-type="float" office:value="0.00858552" calcext:value-type="float">
            <text:p>0.00858552</text:p>
          </table:table-cell>
          <table:table-cell office:value-type="float" office:value="0.0121201" calcext:value-type="float">
            <text:p>0.0121201</text:p>
          </table:table-cell>
        </table:table-row>
        <table:table-row table:style-name="ro1">
          <table:table-cell office:value-type="float" office:value="0.00983604" calcext:value-type="float">
            <text:p>0.00983604</text:p>
          </table:table-cell>
          <table:table-cell office:value-type="float" office:value="0.00853513" calcext:value-type="float">
            <text:p>0.00853513</text:p>
          </table:table-cell>
          <table:table-cell office:value-type="float" office:value="0.00857079" calcext:value-type="float">
            <text:p>0.00857079</text:p>
          </table:table-cell>
          <table:table-cell office:value-type="float" office:value="0.0121446" calcext:value-type="float">
            <text:p>0.0121446</text:p>
          </table:table-cell>
        </table:table-row>
        <table:table-row table:style-name="ro1">
          <table:table-cell office:value-type="float" office:value="0.00983536" calcext:value-type="float">
            <text:p>0.00983536</text:p>
          </table:table-cell>
          <table:table-cell office:value-type="float" office:value="0.00853487" calcext:value-type="float">
            <text:p>0.00853487</text:p>
          </table:table-cell>
          <table:table-cell office:value-type="float" office:value="0.00857075" calcext:value-type="float">
            <text:p>0.00857075</text:p>
          </table:table-cell>
          <table:table-cell office:value-type="float" office:value="0.0121519" calcext:value-type="float">
            <text:p>0.0121519</text:p>
          </table:table-cell>
        </table:table-row>
        <table:table-row table:style-name="ro1">
          <table:table-cell office:value-type="float" office:value="0.00982769" calcext:value-type="float">
            <text:p>0.00982769</text:p>
          </table:table-cell>
          <table:table-cell office:value-type="float" office:value="0.00853053" calcext:value-type="float">
            <text:p>0.00853053</text:p>
          </table:table-cell>
          <table:table-cell office:value-type="float" office:value="0.00855641" calcext:value-type="float">
            <text:p>0.00855641</text:p>
          </table:table-cell>
          <table:table-cell office:value-type="float" office:value="0.0121273" calcext:value-type="float">
            <text:p>0.0121273</text:p>
          </table:table-cell>
        </table:table-row>
        <table:table-row table:style-name="ro1">
          <table:table-cell office:value-type="float" office:value="0.00981688" calcext:value-type="float">
            <text:p>0.00981688</text:p>
          </table:table-cell>
          <table:table-cell office:value-type="float" office:value="0.00852416" calcext:value-type="float">
            <text:p>0.00852416</text:p>
          </table:table-cell>
          <table:table-cell office:value-type="float" office:value="0.00855207" calcext:value-type="float">
            <text:p>0.00855207</text:p>
          </table:table-cell>
          <table:table-cell office:value-type="float" office:value="0.0121278" calcext:value-type="float">
            <text:p>0.0121278</text:p>
          </table:table-cell>
        </table:table-row>
        <table:table-row table:style-name="ro1">
          <table:table-cell office:value-type="float" office:value="0.00981315" calcext:value-type="float">
            <text:p>0.00981315</text:p>
          </table:table-cell>
          <table:table-cell office:value-type="float" office:value="0.00851834" calcext:value-type="float">
            <text:p>0.00851834</text:p>
          </table:table-cell>
          <table:table-cell office:value-type="float" office:value="0.00854264" calcext:value-type="float">
            <text:p>0.00854264</text:p>
          </table:table-cell>
          <table:table-cell office:value-type="float" office:value="0.0121123" calcext:value-type="float">
            <text:p>0.0121123</text:p>
          </table:table-cell>
        </table:table-row>
        <table:table-row table:style-name="ro1">
          <table:table-cell office:value-type="float" office:value="0.00978853" calcext:value-type="float">
            <text:p>0.00978853</text:p>
          </table:table-cell>
          <table:table-cell office:value-type="float" office:value="0.00851664" calcext:value-type="float">
            <text:p>0.00851664</text:p>
          </table:table-cell>
          <table:table-cell office:value-type="float" office:value="0.00853888" calcext:value-type="float">
            <text:p>0.00853888</text:p>
          </table:table-cell>
          <table:table-cell office:value-type="float" office:value="0.012106" calcext:value-type="float">
            <text:p>0.012106</text:p>
          </table:table-cell>
        </table:table-row>
        <table:table-row table:style-name="ro1">
          <table:table-cell office:value-type="float" office:value="0.00981374" calcext:value-type="float">
            <text:p>0.00981374</text:p>
          </table:table-cell>
          <table:table-cell office:value-type="float" office:value="0.00849361" calcext:value-type="float">
            <text:p>0.00849361</text:p>
          </table:table-cell>
          <table:table-cell office:value-type="float" office:value="0.00851185" calcext:value-type="float">
            <text:p>0.00851185</text:p>
          </table:table-cell>
          <table:table-cell office:value-type="float" office:value="0.012121" calcext:value-type="float">
            <text:p>0.012121</text:p>
          </table:table-cell>
        </table:table-row>
        <table:table-row table:style-name="ro1">
          <table:table-cell office:value-type="float" office:value="0.00982959" calcext:value-type="float">
            <text:p>0.00982959</text:p>
          </table:table-cell>
          <table:table-cell office:value-type="float" office:value="0.00848832" calcext:value-type="float">
            <text:p>0.00848832</text:p>
          </table:table-cell>
          <table:table-cell office:value-type="float" office:value="0.00849778" calcext:value-type="float">
            <text:p>0.00849778</text:p>
          </table:table-cell>
          <table:table-cell office:value-type="float" office:value="0.0121062" calcext:value-type="float">
            <text:p>0.0121062</text:p>
          </table:table-cell>
        </table:table-row>
        <table:table-row table:style-name="ro1">
          <table:table-cell office:value-type="float" office:value="0.00982646" calcext:value-type="float">
            <text:p>0.00982646</text:p>
          </table:table-cell>
          <table:table-cell office:value-type="float" office:value="0.00848667" calcext:value-type="float">
            <text:p>0.00848667</text:p>
          </table:table-cell>
          <table:table-cell office:value-type="float" office:value="0.00849686" calcext:value-type="float">
            <text:p>0.00849686</text:p>
          </table:table-cell>
          <table:table-cell office:value-type="float" office:value="0.0120928" calcext:value-type="float">
            <text:p>0.0120928</text:p>
          </table:table-cell>
        </table:table-row>
        <table:table-row table:style-name="ro1">
          <table:table-cell office:value-type="float" office:value="0.00983843" calcext:value-type="float">
            <text:p>0.00983843</text:p>
          </table:table-cell>
          <table:table-cell office:value-type="float" office:value="0.00848588" calcext:value-type="float">
            <text:p>0.00848588</text:p>
          </table:table-cell>
          <table:table-cell office:value-type="float" office:value="0.00849944" calcext:value-type="float">
            <text:p>0.00849944</text:p>
          </table:table-cell>
          <table:table-cell office:value-type="float" office:value="0.0120848" calcext:value-type="float">
            <text:p>0.0120848</text:p>
          </table:table-cell>
        </table:table-row>
        <table:table-row table:style-name="ro1">
          <table:table-cell office:value-type="float" office:value="0.00987531" calcext:value-type="float">
            <text:p>0.00987531</text:p>
          </table:table-cell>
          <table:table-cell office:value-type="float" office:value="0.00848025" calcext:value-type="float">
            <text:p>0.00848025</text:p>
          </table:table-cell>
          <table:table-cell office:value-type="float" office:value="0.00848801" calcext:value-type="float">
            <text:p>0.00848801</text:p>
          </table:table-cell>
          <table:table-cell office:value-type="float" office:value="0.0120728" calcext:value-type="float">
            <text:p>0.0120728</text:p>
          </table:table-cell>
        </table:table-row>
        <table:table-row table:style-name="ro1">
          <table:table-cell office:value-type="float" office:value="0.00989154" calcext:value-type="float">
            <text:p>0.00989154</text:p>
          </table:table-cell>
          <table:table-cell office:value-type="float" office:value="0.00847639" calcext:value-type="float">
            <text:p>0.00847639</text:p>
          </table:table-cell>
          <table:table-cell office:value-type="float" office:value="0.00847398" calcext:value-type="float">
            <text:p>0.00847398</text:p>
          </table:table-cell>
          <table:table-cell office:value-type="float" office:value="0.0120639" calcext:value-type="float">
            <text:p>0.0120639</text:p>
          </table:table-cell>
        </table:table-row>
        <table:table-row table:style-name="ro1">
          <table:table-cell office:value-type="float" office:value="0.0098851" calcext:value-type="float">
            <text:p>0.0098851</text:p>
          </table:table-cell>
          <table:table-cell office:value-type="float" office:value="0.00845147" calcext:value-type="float">
            <text:p>0.00845147</text:p>
          </table:table-cell>
          <table:table-cell office:value-type="float" office:value="0.00845977" calcext:value-type="float">
            <text:p>0.00845977</text:p>
          </table:table-cell>
          <table:table-cell office:value-type="float" office:value="0.0121236" calcext:value-type="float">
            <text:p>0.0121236</text:p>
          </table:table-cell>
        </table:table-row>
        <table:table-row table:style-name="ro1">
          <table:table-cell office:value-type="float" office:value="0.00988292" calcext:value-type="float">
            <text:p>0.00988292</text:p>
          </table:table-cell>
          <table:table-cell office:value-type="float" office:value="0.0084806" calcext:value-type="float">
            <text:p>0.0084806</text:p>
          </table:table-cell>
          <table:table-cell office:value-type="float" office:value="0.00845796" calcext:value-type="float">
            <text:p>0.00845796</text:p>
          </table:table-cell>
          <table:table-cell office:value-type="float" office:value="0.0121206" calcext:value-type="float">
            <text:p>0.0121206</text:p>
          </table:table-cell>
        </table:table-row>
        <table:table-row table:style-name="ro1">
          <table:table-cell office:value-type="float" office:value="0.00987978" calcext:value-type="float">
            <text:p>0.00987978</text:p>
          </table:table-cell>
          <table:table-cell office:value-type="float" office:value="0.00848161" calcext:value-type="float">
            <text:p>0.00848161</text:p>
          </table:table-cell>
          <table:table-cell office:value-type="float" office:value="0.00844531" calcext:value-type="float">
            <text:p>0.00844531</text:p>
          </table:table-cell>
          <table:table-cell office:value-type="float" office:value="0.0121093" calcext:value-type="float">
            <text:p>0.0121093</text:p>
          </table:table-cell>
        </table:table-row>
        <table:table-row table:style-name="ro1">
          <table:table-cell office:value-type="float" office:value="0.00987342" calcext:value-type="float">
            <text:p>0.00987342</text:p>
          </table:table-cell>
          <table:table-cell office:value-type="float" office:value="0.00853805" calcext:value-type="float">
            <text:p>0.00853805</text:p>
          </table:table-cell>
          <table:table-cell office:value-type="float" office:value="0.00844463" calcext:value-type="float">
            <text:p>0.00844463</text:p>
          </table:table-cell>
          <table:table-cell office:value-type="float" office:value="0.0120994" calcext:value-type="float">
            <text:p>0.0120994</text:p>
          </table:table-cell>
        </table:table-row>
        <table:table-row table:style-name="ro1">
          <table:table-cell office:value-type="float" office:value="0.00986004" calcext:value-type="float">
            <text:p>0.00986004</text:p>
          </table:table-cell>
          <table:table-cell office:value-type="float" office:value="0.00853773" calcext:value-type="float">
            <text:p>0.00853773</text:p>
          </table:table-cell>
          <table:table-cell office:value-type="float" office:value="0.00843694" calcext:value-type="float">
            <text:p>0.00843694</text:p>
          </table:table-cell>
          <table:table-cell office:value-type="float" office:value="0.0120618" calcext:value-type="float">
            <text:p>0.0120618</text:p>
          </table:table-cell>
        </table:table-row>
        <table:table-row table:style-name="ro1">
          <table:table-cell office:value-type="float" office:value="0.00984891" calcext:value-type="float">
            <text:p>0.00984891</text:p>
          </table:table-cell>
          <table:table-cell office:value-type="float" office:value="0.00866529" calcext:value-type="float">
            <text:p>0.00866529</text:p>
          </table:table-cell>
          <table:table-cell office:value-type="float" office:value="0.0084343" calcext:value-type="float">
            <text:p>0.0084343</text:p>
          </table:table-cell>
          <table:table-cell office:value-type="float" office:value="0.0120492" calcext:value-type="float">
            <text:p>0.0120492</text:p>
          </table:table-cell>
        </table:table-row>
        <table:table-row table:style-name="ro1">
          <table:table-cell office:value-type="float" office:value="0.00984273" calcext:value-type="float">
            <text:p>0.00984273</text:p>
          </table:table-cell>
          <table:table-cell office:value-type="float" office:value="0.00864109" calcext:value-type="float">
            <text:p>0.00864109</text:p>
          </table:table-cell>
          <table:table-cell office:value-type="float" office:value="0.0084075" calcext:value-type="float">
            <text:p>0.0084075</text:p>
          </table:table-cell>
          <table:table-cell office:value-type="float" office:value="0.0120791" calcext:value-type="float">
            <text:p>0.0120791</text:p>
          </table:table-cell>
        </table:table-row>
        <table:table-row table:style-name="ro1">
          <table:table-cell office:value-type="float" office:value="0.00984075" calcext:value-type="float">
            <text:p>0.00984075</text:p>
          </table:table-cell>
          <table:table-cell office:value-type="float" office:value="0.00863875" calcext:value-type="float">
            <text:p>0.00863875</text:p>
          </table:table-cell>
          <table:table-cell office:value-type="float" office:value="0.00840402" calcext:value-type="float">
            <text:p>0.00840402</text:p>
          </table:table-cell>
          <table:table-cell office:value-type="float" office:value="0.0120688" calcext:value-type="float">
            <text:p>0.0120688</text:p>
          </table:table-cell>
        </table:table-row>
        <table:table-row table:style-name="ro1">
          <table:table-cell office:value-type="float" office:value="0.00983686" calcext:value-type="float">
            <text:p>0.00983686</text:p>
          </table:table-cell>
          <table:table-cell office:value-type="float" office:value="0.00863759" calcext:value-type="float">
            <text:p>0.00863759</text:p>
          </table:table-cell>
          <table:table-cell office:value-type="float" office:value="0.00839335" calcext:value-type="float">
            <text:p>0.00839335</text:p>
          </table:table-cell>
          <table:table-cell office:value-type="float" office:value="0.0120608" calcext:value-type="float">
            <text:p>0.0120608</text:p>
          </table:table-cell>
        </table:table-row>
        <table:table-row table:style-name="ro1">
          <table:table-cell office:value-type="float" office:value="0.00983035" calcext:value-type="float">
            <text:p>0.00983035</text:p>
          </table:table-cell>
          <table:table-cell office:value-type="float" office:value="0.0086346" calcext:value-type="float">
            <text:p>0.0086346</text:p>
          </table:table-cell>
          <table:table-cell office:value-type="float" office:value="0.00838923" calcext:value-type="float">
            <text:p>0.00838923</text:p>
          </table:table-cell>
          <table:table-cell office:value-type="float" office:value="0.0120407" calcext:value-type="float">
            <text:p>0.0120407</text:p>
          </table:table-cell>
        </table:table-row>
        <table:table-row table:style-name="ro1">
          <table:table-cell office:value-type="float" office:value="0.00982376" calcext:value-type="float">
            <text:p>0.00982376</text:p>
          </table:table-cell>
          <table:table-cell office:value-type="float" office:value="0.00863193" calcext:value-type="float">
            <text:p>0.00863193</text:p>
          </table:table-cell>
          <table:table-cell office:value-type="float" office:value="0.00838479" calcext:value-type="float">
            <text:p>0.00838479</text:p>
          </table:table-cell>
          <table:table-cell office:value-type="float" office:value="0.0119647" calcext:value-type="float">
            <text:p>0.0119647</text:p>
          </table:table-cell>
        </table:table-row>
        <table:table-row table:style-name="ro1">
          <table:table-cell office:value-type="float" office:value="0.00980805" calcext:value-type="float">
            <text:p>0.00980805</text:p>
          </table:table-cell>
          <table:table-cell office:value-type="float" office:value="0.00864597" calcext:value-type="float">
            <text:p>0.00864597</text:p>
          </table:table-cell>
          <table:table-cell office:value-type="float" office:value="0.00837713" calcext:value-type="float">
            <text:p>0.00837713</text:p>
          </table:table-cell>
          <table:table-cell office:value-type="float" office:value="0.0119742" calcext:value-type="float">
            <text:p>0.0119742</text:p>
          </table:table-cell>
        </table:table-row>
        <table:table-row table:style-name="ro1">
          <table:table-cell office:value-type="float" office:value="0.00980301" calcext:value-type="float">
            <text:p>0.00980301</text:p>
          </table:table-cell>
          <table:table-cell office:value-type="float" office:value="0.00862248" calcext:value-type="float">
            <text:p>0.00862248</text:p>
          </table:table-cell>
          <table:table-cell office:value-type="float" office:value="0.00836391" calcext:value-type="float">
            <text:p>0.00836391</text:p>
          </table:table-cell>
          <table:table-cell office:value-type="float" office:value="0.0120248" calcext:value-type="float">
            <text:p>0.0120248</text:p>
          </table:table-cell>
        </table:table-row>
        <table:table-row table:style-name="ro1">
          <table:table-cell office:value-type="float" office:value="0.00979481" calcext:value-type="float">
            <text:p>0.00979481</text:p>
          </table:table-cell>
          <table:table-cell office:value-type="float" office:value="0.00861883" calcext:value-type="float">
            <text:p>0.00861883</text:p>
          </table:table-cell>
          <table:table-cell office:value-type="float" office:value="0.00855814" calcext:value-type="float">
            <text:p>0.00855814</text:p>
          </table:table-cell>
          <table:table-cell office:value-type="float" office:value="0.0120239" calcext:value-type="float">
            <text:p>0.0120239</text:p>
          </table:table-cell>
        </table:table-row>
        <table:table-row table:style-name="ro1">
          <table:table-cell office:value-type="float" office:value="0.00978674" calcext:value-type="float">
            <text:p>0.00978674</text:p>
          </table:table-cell>
          <table:table-cell office:value-type="float" office:value="0.0086177" calcext:value-type="float">
            <text:p>0.0086177</text:p>
          </table:table-cell>
          <table:table-cell office:value-type="float" office:value="0.00856412" calcext:value-type="float">
            <text:p>0.00856412</text:p>
          </table:table-cell>
          <table:table-cell office:value-type="float" office:value="0.0120042" calcext:value-type="float">
            <text:p>0.0120042</text:p>
          </table:table-cell>
        </table:table-row>
        <table:table-row table:style-name="ro1">
          <table:table-cell office:value-type="float" office:value="0.00978595" calcext:value-type="float">
            <text:p>0.00978595</text:p>
          </table:table-cell>
          <table:table-cell office:value-type="float" office:value="0.00861711" calcext:value-type="float">
            <text:p>0.00861711</text:p>
          </table:table-cell>
          <table:table-cell office:value-type="float" office:value="0.00856384" calcext:value-type="float">
            <text:p>0.00856384</text:p>
          </table:table-cell>
          <table:table-cell office:value-type="float" office:value="0.0120034" calcext:value-type="float">
            <text:p>0.0120034</text:p>
          </table:table-cell>
        </table:table-row>
        <table:table-row table:style-name="ro1">
          <table:table-cell office:value-type="float" office:value="0.00978221" calcext:value-type="float">
            <text:p>0.00978221</text:p>
          </table:table-cell>
          <table:table-cell office:value-type="float" office:value="0.00861206" calcext:value-type="float">
            <text:p>0.00861206</text:p>
          </table:table-cell>
          <table:table-cell office:value-type="float" office:value="0.00855918" calcext:value-type="float">
            <text:p>0.00855918</text:p>
          </table:table-cell>
          <table:table-cell office:value-type="float" office:value="0.0119977" calcext:value-type="float">
            <text:p>0.0119977</text:p>
          </table:table-cell>
        </table:table-row>
        <table:table-row table:style-name="ro1">
          <table:table-cell office:value-type="float" office:value="0.0097573" calcext:value-type="float">
            <text:p>0.0097573</text:p>
          </table:table-cell>
          <table:table-cell office:value-type="float" office:value="0.00860998" calcext:value-type="float">
            <text:p>0.00860998</text:p>
          </table:table-cell>
          <table:table-cell office:value-type="float" office:value="0.00854407" calcext:value-type="float">
            <text:p>0.00854407</text:p>
          </table:table-cell>
          <table:table-cell office:value-type="float" office:value="0.0120118" calcext:value-type="float">
            <text:p>0.0120118</text:p>
          </table:table-cell>
        </table:table-row>
        <table:table-row table:style-name="ro1">
          <table:table-cell office:value-type="float" office:value="0.00978395" calcext:value-type="float">
            <text:p>0.00978395</text:p>
          </table:table-cell>
          <table:table-cell office:value-type="float" office:value="0.00858151" calcext:value-type="float">
            <text:p>0.00858151</text:p>
          </table:table-cell>
          <table:table-cell office:value-type="float" office:value="0.00853986" calcext:value-type="float">
            <text:p>0.00853986</text:p>
          </table:table-cell>
          <table:table-cell office:value-type="float" office:value="0.0120217" calcext:value-type="float">
            <text:p>0.0120217</text:p>
          </table:table-cell>
        </table:table-row>
        <table:table-row table:style-name="ro1">
          <table:table-cell office:value-type="float" office:value="0.00979072" calcext:value-type="float">
            <text:p>0.00979072</text:p>
          </table:table-cell>
          <table:table-cell office:value-type="float" office:value="0.00857863" calcext:value-type="float">
            <text:p>0.00857863</text:p>
          </table:table-cell>
          <table:table-cell office:value-type="float" office:value="0.00861527" calcext:value-type="float">
            <text:p>0.00861527</text:p>
          </table:table-cell>
          <table:table-cell office:value-type="float" office:value="0.0120055" calcext:value-type="float">
            <text:p>0.0120055</text:p>
          </table:table-cell>
        </table:table-row>
        <table:table-row table:style-name="ro1">
          <table:table-cell office:value-type="float" office:value="0.0098074" calcext:value-type="float">
            <text:p>0.0098074</text:p>
          </table:table-cell>
          <table:table-cell office:value-type="float" office:value="0.00857303" calcext:value-type="float">
            <text:p>0.00857303</text:p>
          </table:table-cell>
          <table:table-cell office:value-type="float" office:value="0.00862112" calcext:value-type="float">
            <text:p>0.00862112</text:p>
          </table:table-cell>
          <table:table-cell office:value-type="float" office:value="0.0120015" calcext:value-type="float">
            <text:p>0.0120015</text:p>
          </table:table-cell>
        </table:table-row>
        <table:table-row table:style-name="ro1">
          <table:table-cell office:value-type="float" office:value="0.00981868" calcext:value-type="float">
            <text:p>0.00981868</text:p>
          </table:table-cell>
          <table:table-cell office:value-type="float" office:value="0.00856875" calcext:value-type="float">
            <text:p>0.00856875</text:p>
          </table:table-cell>
          <table:table-cell office:value-type="float" office:value="0.0086162" calcext:value-type="float">
            <text:p>0.0086162</text:p>
          </table:table-cell>
          <table:table-cell office:value-type="float" office:value="0.0119851" calcext:value-type="float">
            <text:p>0.0119851</text:p>
          </table:table-cell>
        </table:table-row>
        <table:table-row table:style-name="ro1">
          <table:table-cell office:value-type="float" office:value="0.00984538" calcext:value-type="float">
            <text:p>0.00984538</text:p>
          </table:table-cell>
          <table:table-cell office:value-type="float" office:value="0.00856779" calcext:value-type="float">
            <text:p>0.00856779</text:p>
          </table:table-cell>
          <table:table-cell office:value-type="float" office:value="0.00861587" calcext:value-type="float">
            <text:p>0.00861587</text:p>
          </table:table-cell>
          <table:table-cell office:value-type="float" office:value="0.011969" calcext:value-type="float">
            <text:p>0.011969</text:p>
          </table:table-cell>
        </table:table-row>
        <table:table-row table:style-name="ro1">
          <table:table-cell office:value-type="float" office:value="0.0098858" calcext:value-type="float">
            <text:p>0.0098858</text:p>
          </table:table-cell>
          <table:table-cell office:value-type="float" office:value="0.00856581" calcext:value-type="float">
            <text:p>0.00856581</text:p>
          </table:table-cell>
          <table:table-cell office:value-type="float" office:value="0.00861425" calcext:value-type="float">
            <text:p>0.00861425</text:p>
          </table:table-cell>
          <table:table-cell office:value-type="float" office:value="0.0119727" calcext:value-type="float">
            <text:p>0.0119727</text:p>
          </table:table-cell>
        </table:table-row>
        <table:table-row table:style-name="ro1">
          <table:table-cell office:value-type="float" office:value="0.00988126" calcext:value-type="float">
            <text:p>0.00988126</text:p>
          </table:table-cell>
          <table:table-cell office:value-type="float" office:value="0.00856562" calcext:value-type="float">
            <text:p>0.00856562</text:p>
          </table:table-cell>
          <table:table-cell office:value-type="float" office:value="0.00860202" calcext:value-type="float">
            <text:p>0.00860202</text:p>
          </table:table-cell>
          <table:table-cell office:value-type="float" office:value="0.0119865" calcext:value-type="float">
            <text:p>0.0119865</text:p>
          </table:table-cell>
        </table:table-row>
        <table:table-row table:style-name="ro1">
          <table:table-cell office:value-type="float" office:value="0.00988091" calcext:value-type="float">
            <text:p>0.00988091</text:p>
          </table:table-cell>
          <table:table-cell office:value-type="float" office:value="0.00856093" calcext:value-type="float">
            <text:p>0.00856093</text:p>
          </table:table-cell>
          <table:table-cell office:value-type="float" office:value="0.00858851" calcext:value-type="float">
            <text:p>0.00858851</text:p>
          </table:table-cell>
          <table:table-cell office:value-type="float" office:value="0.0119874" calcext:value-type="float">
            <text:p>0.0119874</text:p>
          </table:table-cell>
        </table:table-row>
        <table:table-row table:style-name="ro1">
          <table:table-cell office:value-type="float" office:value="0.00987505" calcext:value-type="float">
            <text:p>0.00987505</text:p>
          </table:table-cell>
          <table:table-cell office:value-type="float" office:value="0.00857133" calcext:value-type="float">
            <text:p>0.00857133</text:p>
          </table:table-cell>
          <table:table-cell office:value-type="float" office:value="0.00857497" calcext:value-type="float">
            <text:p>0.00857497</text:p>
          </table:table-cell>
          <table:table-cell office:value-type="float" office:value="0.0119745" calcext:value-type="float">
            <text:p>0.0119745</text:p>
          </table:table-cell>
        </table:table-row>
        <table:table-row table:style-name="ro1">
          <table:table-cell office:value-type="float" office:value="0.00986731" calcext:value-type="float">
            <text:p>0.00986731</text:p>
          </table:table-cell>
          <table:table-cell office:value-type="float" office:value="0.0086286" calcext:value-type="float">
            <text:p>0.0086286</text:p>
          </table:table-cell>
          <table:table-cell office:value-type="float" office:value="0.00857034" calcext:value-type="float">
            <text:p>0.00857034</text:p>
          </table:table-cell>
          <table:table-cell office:value-type="float" office:value="0.0120392" calcext:value-type="float">
            <text:p>0.0120392</text:p>
          </table:table-cell>
        </table:table-row>
        <table:table-row table:style-name="ro1">
          <table:table-cell office:value-type="float" office:value="0.00986238" calcext:value-type="float">
            <text:p>0.00986238</text:p>
          </table:table-cell>
          <table:table-cell office:value-type="float" office:value="0.00862519" calcext:value-type="float">
            <text:p>0.00862519</text:p>
          </table:table-cell>
          <table:table-cell office:value-type="float" office:value="0.00856783" calcext:value-type="float">
            <text:p>0.00856783</text:p>
          </table:table-cell>
          <table:table-cell office:value-type="float" office:value="0.0120207" calcext:value-type="float">
            <text:p>0.0120207</text:p>
          </table:table-cell>
        </table:table-row>
        <table:table-row table:style-name="ro1">
          <table:table-cell office:value-type="float" office:value="0.00984802" calcext:value-type="float">
            <text:p>0.00984802</text:p>
          </table:table-cell>
          <table:table-cell office:value-type="float" office:value="0.00874927" calcext:value-type="float">
            <text:p>0.00874927</text:p>
          </table:table-cell>
          <table:table-cell office:value-type="float" office:value="0.00856521" calcext:value-type="float">
            <text:p>0.00856521</text:p>
          </table:table-cell>
          <table:table-cell office:value-type="float" office:value="0.0119993" calcext:value-type="float">
            <text:p>0.0119993</text:p>
          </table:table-cell>
        </table:table-row>
        <table:table-row table:style-name="ro1">
          <table:table-cell office:value-type="float" office:value="0.00984192" calcext:value-type="float">
            <text:p>0.00984192</text:p>
          </table:table-cell>
          <table:table-cell office:value-type="float" office:value="0.00875582" calcext:value-type="float">
            <text:p>0.00875582</text:p>
          </table:table-cell>
          <table:table-cell office:value-type="float" office:value="0.00854279" calcext:value-type="float">
            <text:p>0.00854279</text:p>
          </table:table-cell>
          <table:table-cell office:value-type="float" office:value="0.012041" calcext:value-type="float">
            <text:p>0.012041</text:p>
          </table:table-cell>
        </table:table-row>
        <table:table-row table:style-name="ro1">
          <table:table-cell office:value-type="float" office:value="0.0098396" calcext:value-type="float">
            <text:p>0.0098396</text:p>
          </table:table-cell>
          <table:table-cell office:value-type="float" office:value="0.00873673" calcext:value-type="float">
            <text:p>0.00873673</text:p>
          </table:table-cell>
          <table:table-cell office:value-type="float" office:value="0.00852751" calcext:value-type="float">
            <text:p>0.00852751</text:p>
          </table:table-cell>
          <table:table-cell office:value-type="float" office:value="0.0120522" calcext:value-type="float">
            <text:p>0.0120522</text:p>
          </table:table-cell>
        </table:table-row>
        <table:table-row table:style-name="ro1">
          <table:table-cell office:value-type="float" office:value="0.00982839" calcext:value-type="float">
            <text:p>0.00982839</text:p>
          </table:table-cell>
          <table:table-cell office:value-type="float" office:value="0.00873288" calcext:value-type="float">
            <text:p>0.00873288</text:p>
          </table:table-cell>
          <table:table-cell office:value-type="float" office:value="0.00851214" calcext:value-type="float">
            <text:p>0.00851214</text:p>
          </table:table-cell>
          <table:table-cell office:value-type="float" office:value="0.0120333" calcext:value-type="float">
            <text:p>0.0120333</text:p>
          </table:table-cell>
        </table:table-row>
        <table:table-row table:style-name="ro1">
          <table:table-cell office:value-type="float" office:value="0.00979922" calcext:value-type="float">
            <text:p>0.00979922</text:p>
          </table:table-cell>
          <table:table-cell office:value-type="float" office:value="0.00878699" calcext:value-type="float">
            <text:p>0.00878699</text:p>
          </table:table-cell>
          <table:table-cell office:value-type="float" office:value="0.00850604" calcext:value-type="float">
            <text:p>0.00850604</text:p>
          </table:table-cell>
          <table:table-cell office:value-type="float" office:value="0.011998" calcext:value-type="float">
            <text:p>0.011998</text:p>
          </table:table-cell>
        </table:table-row>
        <table:table-row table:style-name="ro1">
          <table:table-cell office:value-type="float" office:value="0.00979948" calcext:value-type="float">
            <text:p>0.00979948</text:p>
          </table:table-cell>
          <table:table-cell office:value-type="float" office:value="0.00878847" calcext:value-type="float">
            <text:p>0.00878847</text:p>
          </table:table-cell>
          <table:table-cell office:value-type="float" office:value="0.008506" calcext:value-type="float">
            <text:p>0.008506</text:p>
          </table:table-cell>
          <table:table-cell office:value-type="float" office:value="0.0119928" calcext:value-type="float">
            <text:p>0.0119928</text:p>
          </table:table-cell>
        </table:table-row>
        <table:table-row table:style-name="ro1">
          <table:table-cell office:value-type="float" office:value="0.00979683" calcext:value-type="float">
            <text:p>0.00979683</text:p>
          </table:table-cell>
          <table:table-cell office:value-type="float" office:value="0.00878477" calcext:value-type="float">
            <text:p>0.00878477</text:p>
          </table:table-cell>
          <table:table-cell office:value-type="float" office:value="0.00849349" calcext:value-type="float">
            <text:p>0.00849349</text:p>
          </table:table-cell>
          <table:table-cell office:value-type="float" office:value="0.0119895" calcext:value-type="float">
            <text:p>0.0119895</text:p>
          </table:table-cell>
        </table:table-row>
        <table:table-row table:style-name="ro1">
          <table:table-cell office:value-type="float" office:value="0.00979892" calcext:value-type="float">
            <text:p>0.00979892</text:p>
          </table:table-cell>
          <table:table-cell office:value-type="float" office:value="0.00876191" calcext:value-type="float">
            <text:p>0.00876191</text:p>
          </table:table-cell>
          <table:table-cell office:value-type="float" office:value="0.00847764" calcext:value-type="float">
            <text:p>0.00847764</text:p>
          </table:table-cell>
          <table:table-cell office:value-type="float" office:value="0.0120033" calcext:value-type="float">
            <text:p>0.0120033</text:p>
          </table:table-cell>
        </table:table-row>
        <table:table-row table:style-name="ro1">
          <table:table-cell office:value-type="float" office:value="0.00979088" calcext:value-type="float">
            <text:p>0.00979088</text:p>
          </table:table-cell>
          <table:table-cell office:value-type="float" office:value="0.00875887" calcext:value-type="float">
            <text:p>0.00875887</text:p>
          </table:table-cell>
          <table:table-cell office:value-type="float" office:value="0.00846254" calcext:value-type="float">
            <text:p>0.00846254</text:p>
          </table:table-cell>
          <table:table-cell office:value-type="float" office:value="0.0119843" calcext:value-type="float">
            <text:p>0.0119843</text:p>
          </table:table-cell>
        </table:table-row>
        <table:table-row table:style-name="ro1">
          <table:table-cell office:value-type="float" office:value="0.00978496" calcext:value-type="float">
            <text:p>0.00978496</text:p>
          </table:table-cell>
          <table:table-cell office:value-type="float" office:value="0.00875579" calcext:value-type="float">
            <text:p>0.00875579</text:p>
          </table:table-cell>
          <table:table-cell office:value-type="float" office:value="0.00845996" calcext:value-type="float">
            <text:p>0.00845996</text:p>
          </table:table-cell>
          <table:table-cell office:value-type="float" office:value="0.0119778" calcext:value-type="float">
            <text:p>0.0119778</text:p>
          </table:table-cell>
        </table:table-row>
        <table:table-row table:style-name="ro1">
          <table:table-cell office:value-type="float" office:value="0.00978321" calcext:value-type="float">
            <text:p>0.00978321</text:p>
          </table:table-cell>
          <table:table-cell office:value-type="float" office:value="0.00875391" calcext:value-type="float">
            <text:p>0.00875391</text:p>
          </table:table-cell>
          <table:table-cell office:value-type="float" office:value="0.00845731" calcext:value-type="float">
            <text:p>0.00845731</text:p>
          </table:table-cell>
          <table:table-cell office:value-type="float" office:value="0.0119612" calcext:value-type="float">
            <text:p>0.0119612</text:p>
          </table:table-cell>
        </table:table-row>
        <table:table-row table:style-name="ro1">
          <table:table-cell office:value-type="float" office:value="0.00976032" calcext:value-type="float">
            <text:p>0.00976032</text:p>
          </table:table-cell>
          <table:table-cell office:value-type="float" office:value="0.00875266" calcext:value-type="float">
            <text:p>0.00875266</text:p>
          </table:table-cell>
          <table:table-cell office:value-type="float" office:value="0.00845701" calcext:value-type="float">
            <text:p>0.00845701</text:p>
          </table:table-cell>
          <table:table-cell office:value-type="float" office:value="0.0119601" calcext:value-type="float">
            <text:p>0.0119601</text:p>
          </table:table-cell>
        </table:table-row>
        <table:table-row table:style-name="ro1">
          <table:table-cell office:value-type="float" office:value="0.00977538" calcext:value-type="float">
            <text:p>0.00977538</text:p>
          </table:table-cell>
          <table:table-cell office:value-type="float" office:value="0.00875885" calcext:value-type="float">
            <text:p>0.00875885</text:p>
          </table:table-cell>
          <table:table-cell office:value-type="float" office:value="0.00844418" calcext:value-type="float">
            <text:p>0.00844418</text:p>
          </table:table-cell>
          <table:table-cell office:value-type="float" office:value="0.0119495" calcext:value-type="float">
            <text:p>0.0119495</text:p>
          </table:table-cell>
        </table:table-row>
        <table:table-row table:style-name="ro1">
          <table:table-cell office:value-type="float" office:value="0.00976993" calcext:value-type="float">
            <text:p>0.00976993</text:p>
          </table:table-cell>
          <table:table-cell office:value-type="float" office:value="0.00873612" calcext:value-type="float">
            <text:p>0.00873612</text:p>
          </table:table-cell>
          <table:table-cell office:value-type="float" office:value="0.00842697" calcext:value-type="float">
            <text:p>0.00842697</text:p>
          </table:table-cell>
          <table:table-cell office:value-type="float" office:value="0.0119528" calcext:value-type="float">
            <text:p>0.0119528</text:p>
          </table:table-cell>
        </table:table-row>
        <table:table-row table:style-name="ro1">
          <table:table-cell office:value-type="float" office:value="0.00976065" calcext:value-type="float">
            <text:p>0.00976065</text:p>
          </table:table-cell>
          <table:table-cell office:value-type="float" office:value="0.00873023" calcext:value-type="float">
            <text:p>0.00873023</text:p>
          </table:table-cell>
          <table:table-cell office:value-type="float" office:value="0.00841408" calcext:value-type="float">
            <text:p>0.00841408</text:p>
          </table:table-cell>
          <table:table-cell office:value-type="float" office:value="0.0119344" calcext:value-type="float">
            <text:p>0.0119344</text:p>
          </table:table-cell>
        </table:table-row>
        <table:table-row table:style-name="ro1">
          <table:table-cell office:value-type="float" office:value="0.00975089" calcext:value-type="float">
            <text:p>0.00975089</text:p>
          </table:table-cell>
          <table:table-cell office:value-type="float" office:value="0.00872912" calcext:value-type="float">
            <text:p>0.00872912</text:p>
          </table:table-cell>
          <table:table-cell office:value-type="float" office:value="0.00841154" calcext:value-type="float">
            <text:p>0.00841154</text:p>
          </table:table-cell>
          <table:table-cell office:value-type="float" office:value="0.0119261" calcext:value-type="float">
            <text:p>0.0119261</text:p>
          </table:table-cell>
        </table:table-row>
        <table:table-row table:style-name="ro1">
          <table:table-cell office:value-type="float" office:value="0.00974994" calcext:value-type="float">
            <text:p>0.00974994</text:p>
          </table:table-cell>
          <table:table-cell office:value-type="float" office:value="0.00872526" calcext:value-type="float">
            <text:p>0.00872526</text:p>
          </table:table-cell>
          <table:table-cell office:value-type="float" office:value="0.00840987" calcext:value-type="float">
            <text:p>0.00840987</text:p>
          </table:table-cell>
          <table:table-cell office:value-type="float" office:value="0.0119141" calcext:value-type="float">
            <text:p>0.0119141</text:p>
          </table:table-cell>
        </table:table-row>
        <table:table-row table:style-name="ro1">
          <table:table-cell office:value-type="float" office:value="0.00975056" calcext:value-type="float">
            <text:p>0.00975056</text:p>
          </table:table-cell>
          <table:table-cell office:value-type="float" office:value="0.00873426" calcext:value-type="float">
            <text:p>0.00873426</text:p>
          </table:table-cell>
          <table:table-cell office:value-type="float" office:value="0.00840823" calcext:value-type="float">
            <text:p>0.00840823</text:p>
          </table:table-cell>
          <table:table-cell office:value-type="float" office:value="0.0119106" calcext:value-type="float">
            <text:p>0.0119106</text:p>
          </table:table-cell>
        </table:table-row>
        <table:table-row table:style-name="ro1">
          <table:table-cell office:value-type="float" office:value="0.0097233" calcext:value-type="float">
            <text:p>0.0097233</text:p>
          </table:table-cell>
          <table:table-cell office:value-type="float" office:value="0.00873984" calcext:value-type="float">
            <text:p>0.00873984</text:p>
          </table:table-cell>
          <table:table-cell office:value-type="float" office:value="0.008405" calcext:value-type="float">
            <text:p>0.008405</text:p>
          </table:table-cell>
          <table:table-cell office:value-type="float" office:value="0.0119016" calcext:value-type="float">
            <text:p>0.0119016</text:p>
          </table:table-cell>
        </table:table-row>
        <table:table-row table:style-name="ro1">
          <table:table-cell office:value-type="float" office:value="0.00971902" calcext:value-type="float">
            <text:p>0.00971902</text:p>
          </table:table-cell>
          <table:table-cell office:value-type="float" office:value="0.00872061" calcext:value-type="float">
            <text:p>0.00872061</text:p>
          </table:table-cell>
          <table:table-cell office:value-type="float" office:value="0.00838907" calcext:value-type="float">
            <text:p>0.00838907</text:p>
          </table:table-cell>
          <table:table-cell office:value-type="float" office:value="0.0119308" calcext:value-type="float">
            <text:p>0.0119308</text:p>
          </table:table-cell>
        </table:table-row>
        <table:table-row table:style-name="ro1">
          <table:table-cell office:value-type="float" office:value="0.00970977" calcext:value-type="float">
            <text:p>0.00970977</text:p>
          </table:table-cell>
          <table:table-cell office:value-type="float" office:value="0.00871543" calcext:value-type="float">
            <text:p>0.00871543</text:p>
          </table:table-cell>
          <table:table-cell office:value-type="float" office:value="0.00837505" calcext:value-type="float">
            <text:p>0.00837505</text:p>
          </table:table-cell>
          <table:table-cell office:value-type="float" office:value="0.0119133" calcext:value-type="float">
            <text:p>0.0119133</text:p>
          </table:table-cell>
        </table:table-row>
        <table:table-row table:style-name="ro1">
          <table:table-cell office:value-type="float" office:value="0.0096977" calcext:value-type="float">
            <text:p>0.0096977</text:p>
          </table:table-cell>
          <table:table-cell office:value-type="float" office:value="0.00871074" calcext:value-type="float">
            <text:p>0.00871074</text:p>
          </table:table-cell>
          <table:table-cell office:value-type="float" office:value="0.00837519" calcext:value-type="float">
            <text:p>0.00837519</text:p>
          </table:table-cell>
          <table:table-cell office:value-type="float" office:value="0.0119128" calcext:value-type="float">
            <text:p>0.0119128</text:p>
          </table:table-cell>
        </table:table-row>
        <table:table-row table:style-name="ro1">
          <table:table-cell office:value-type="float" office:value="0.00969769" calcext:value-type="float">
            <text:p>0.00969769</text:p>
          </table:table-cell>
          <table:table-cell office:value-type="float" office:value="0.00871042" calcext:value-type="float">
            <text:p>0.00871042</text:p>
          </table:table-cell>
          <table:table-cell office:value-type="float" office:value="0.00837502" calcext:value-type="float">
            <text:p>0.00837502</text:p>
          </table:table-cell>
          <table:table-cell office:value-type="float" office:value="0.0119127" calcext:value-type="float">
            <text:p>0.0119127</text:p>
          </table:table-cell>
        </table:table-row>
        <table:table-row table:style-name="ro1">
          <table:table-cell office:value-type="float" office:value="0.00966799" calcext:value-type="float">
            <text:p>0.00966799</text:p>
          </table:table-cell>
          <table:table-cell office:value-type="float" office:value="0.00870602" calcext:value-type="float">
            <text:p>0.00870602</text:p>
          </table:table-cell>
          <table:table-cell office:value-type="float" office:value="0.0083745" calcext:value-type="float">
            <text:p>0.0083745</text:p>
          </table:table-cell>
          <table:table-cell office:value-type="float" office:value="0.0118954" calcext:value-type="float">
            <text:p>0.0118954</text:p>
          </table:table-cell>
        </table:table-row>
        <table:table-row table:style-name="ro1">
          <table:table-cell office:value-type="float" office:value="0.00966258" calcext:value-type="float">
            <text:p>0.00966258</text:p>
          </table:table-cell>
          <table:table-cell office:value-type="float" office:value="0.00870479" calcext:value-type="float">
            <text:p>0.00870479</text:p>
          </table:table-cell>
          <table:table-cell office:value-type="float" office:value="0.00836231" calcext:value-type="float">
            <text:p>0.00836231</text:p>
          </table:table-cell>
          <table:table-cell office:value-type="float" office:value="0.0118853" calcext:value-type="float">
            <text:p>0.0118853</text:p>
          </table:table-cell>
        </table:table-row>
        <table:table-row table:style-name="ro1">
          <table:table-cell office:value-type="float" office:value="0.00965918" calcext:value-type="float">
            <text:p>0.00965918</text:p>
          </table:table-cell>
          <table:table-cell office:value-type="float" office:value="0.00867882" calcext:value-type="float">
            <text:p>0.00867882</text:p>
          </table:table-cell>
          <table:table-cell office:value-type="float" office:value="0.00834054" calcext:value-type="float">
            <text:p>0.00834054</text:p>
          </table:table-cell>
          <table:table-cell office:value-type="float" office:value="0.0119376" calcext:value-type="float">
            <text:p>0.0119376</text:p>
          </table:table-cell>
        </table:table-row>
        <table:table-row table:style-name="ro1">
          <table:table-cell office:value-type="float" office:value="0.00965917" calcext:value-type="float">
            <text:p>0.00965917</text:p>
          </table:table-cell>
          <table:table-cell office:value-type="float" office:value="0.00867952" calcext:value-type="float">
            <text:p>0.00867952</text:p>
          </table:table-cell>
          <table:table-cell office:value-type="float" office:value="0.00834046" calcext:value-type="float">
            <text:p>0.00834046</text:p>
          </table:table-cell>
          <table:table-cell office:value-type="float" office:value="0.0119403" calcext:value-type="float">
            <text:p>0.0119403</text:p>
          </table:table-cell>
        </table:table-row>
        <table:table-row table:style-name="ro1">
          <table:table-cell office:value-type="float" office:value="0.00965327" calcext:value-type="float">
            <text:p>0.00965327</text:p>
          </table:table-cell>
          <table:table-cell office:value-type="float" office:value="0.00870801" calcext:value-type="float">
            <text:p>0.00870801</text:p>
          </table:table-cell>
          <table:table-cell office:value-type="float" office:value="0.00834187" calcext:value-type="float">
            <text:p>0.00834187</text:p>
          </table:table-cell>
          <table:table-cell office:value-type="float" office:value="0.011936" calcext:value-type="float">
            <text:p>0.011936</text:p>
          </table:table-cell>
        </table:table-row>
        <table:table-row table:style-name="ro1">
          <table:table-cell office:value-type="float" office:value="0.00964352" calcext:value-type="float">
            <text:p>0.00964352</text:p>
          </table:table-cell>
          <table:table-cell office:value-type="float" office:value="0.00876098" calcext:value-type="float">
            <text:p>0.00876098</text:p>
          </table:table-cell>
          <table:table-cell office:value-type="float" office:value="0.00834659" calcext:value-type="float">
            <text:p>0.00834659</text:p>
          </table:table-cell>
          <table:table-cell office:value-type="float" office:value="0.0119283" calcext:value-type="float">
            <text:p>0.0119283</text:p>
          </table:table-cell>
        </table:table-row>
        <table:table-row table:style-name="ro1">
          <table:table-cell office:value-type="float" office:value="0.00962648" calcext:value-type="float">
            <text:p>0.00962648</text:p>
          </table:table-cell>
          <table:table-cell office:value-type="float" office:value="0.00876641" calcext:value-type="float">
            <text:p>0.00876641</text:p>
          </table:table-cell>
          <table:table-cell office:value-type="float" office:value="0.00834265" calcext:value-type="float">
            <text:p>0.00834265</text:p>
          </table:table-cell>
          <table:table-cell office:value-type="float" office:value="0.0119173" calcext:value-type="float">
            <text:p>0.0119173</text:p>
          </table:table-cell>
        </table:table-row>
        <table:table-row table:style-name="ro1">
          <table:table-cell office:value-type="float" office:value="0.00964161" calcext:value-type="float">
            <text:p>0.00964161</text:p>
          </table:table-cell>
          <table:table-cell office:value-type="float" office:value="0.00888222" calcext:value-type="float">
            <text:p>0.00888222</text:p>
          </table:table-cell>
          <table:table-cell office:value-type="float" office:value="0.00833885" calcext:value-type="float">
            <text:p>0.00833885</text:p>
          </table:table-cell>
          <table:table-cell office:value-type="float" office:value="0.0119331" calcext:value-type="float">
            <text:p>0.0119331</text:p>
          </table:table-cell>
        </table:table-row>
        <table:table-row table:style-name="ro1">
          <table:table-cell office:value-type="float" office:value="0.00963623" calcext:value-type="float">
            <text:p>0.00963623</text:p>
          </table:table-cell>
          <table:table-cell office:value-type="float" office:value="0.00885874" calcext:value-type="float">
            <text:p>0.00885874</text:p>
          </table:table-cell>
          <table:table-cell office:value-type="float" office:value="0.00832643" calcext:value-type="float">
            <text:p>0.00832643</text:p>
          </table:table-cell>
          <table:table-cell office:value-type="float" office:value="0.0119769" calcext:value-type="float">
            <text:p>0.0119769</text:p>
          </table:table-cell>
        </table:table-row>
        <table:table-row table:style-name="ro1">
          <table:table-cell office:value-type="float" office:value="0.00963549" calcext:value-type="float">
            <text:p>0.00963549</text:p>
          </table:table-cell>
          <table:table-cell office:value-type="float" office:value="0.00891182" calcext:value-type="float">
            <text:p>0.00891182</text:p>
          </table:table-cell>
          <table:table-cell office:value-type="float" office:value="0.00831473" calcext:value-type="float">
            <text:p>0.00831473</text:p>
          </table:table-cell>
          <table:table-cell office:value-type="float" office:value="0.0119594" calcext:value-type="float">
            <text:p>0.0119594</text:p>
          </table:table-cell>
        </table:table-row>
        <table:table-row table:style-name="ro1">
          <table:table-cell office:value-type="float" office:value="0.00962273" calcext:value-type="float">
            <text:p>0.00962273</text:p>
          </table:table-cell>
          <table:table-cell office:value-type="float" office:value="0.00897359" calcext:value-type="float">
            <text:p>0.00897359</text:p>
          </table:table-cell>
          <table:table-cell office:value-type="float" office:value="0.00831095" calcext:value-type="float">
            <text:p>0.00831095</text:p>
          </table:table-cell>
          <table:table-cell office:value-type="float" office:value="0.0119517" calcext:value-type="float">
            <text:p>0.0119517</text:p>
          </table:table-cell>
        </table:table-row>
        <table:table-row table:style-name="ro1">
          <table:table-cell office:value-type="float" office:value="0.00962018" calcext:value-type="float">
            <text:p>0.00962018</text:p>
          </table:table-cell>
          <table:table-cell office:value-type="float" office:value="0.0090259" calcext:value-type="float">
            <text:p>0.0090259</text:p>
          </table:table-cell>
          <table:table-cell office:value-type="float" office:value="0.0083078" calcext:value-type="float">
            <text:p>0.0083078</text:p>
          </table:table-cell>
          <table:table-cell office:value-type="float" office:value="0.0119331" calcext:value-type="float">
            <text:p>0.0119331</text:p>
          </table:table-cell>
        </table:table-row>
        <table:table-row table:style-name="ro1">
          <table:table-cell office:value-type="float" office:value="0.00959829" calcext:value-type="float">
            <text:p>0.00959829</text:p>
          </table:table-cell>
          <table:table-cell office:value-type="float" office:value="0.0090411" calcext:value-type="float">
            <text:p>0.0090411</text:p>
          </table:table-cell>
          <table:table-cell office:value-type="float" office:value="0.00830731" calcext:value-type="float">
            <text:p>0.00830731</text:p>
          </table:table-cell>
          <table:table-cell office:value-type="float" office:value="0.0119323" calcext:value-type="float">
            <text:p>0.0119323</text:p>
          </table:table-cell>
        </table:table-row>
        <table:table-row table:style-name="ro1">
          <table:table-cell office:value-type="float" office:value="0.00959488" calcext:value-type="float">
            <text:p>0.00959488</text:p>
          </table:table-cell>
          <table:table-cell office:value-type="float" office:value="0.00914872" calcext:value-type="float">
            <text:p>0.00914872</text:p>
          </table:table-cell>
          <table:table-cell office:value-type="float" office:value="0.00829598" calcext:value-type="float">
            <text:p>0.00829598</text:p>
          </table:table-cell>
          <table:table-cell office:value-type="float" office:value="0.0119244" calcext:value-type="float">
            <text:p>0.0119244</text:p>
          </table:table-cell>
        </table:table-row>
        <table:table-row table:style-name="ro1">
          <table:table-cell office:value-type="float" office:value="0.00962141" calcext:value-type="float">
            <text:p>0.00962141</text:p>
          </table:table-cell>
          <table:table-cell office:value-type="float" office:value="0.00912083" calcext:value-type="float">
            <text:p>0.00912083</text:p>
          </table:table-cell>
          <table:table-cell office:value-type="float" office:value="0.00827311" calcext:value-type="float">
            <text:p>0.00827311</text:p>
          </table:table-cell>
          <table:table-cell office:value-type="float" office:value="0.0119266" calcext:value-type="float">
            <text:p>0.0119266</text:p>
          </table:table-cell>
        </table:table-row>
        <table:table-row table:style-name="ro1">
          <table:table-cell office:value-type="float" office:value="0.00962067" calcext:value-type="float">
            <text:p>0.00962067</text:p>
          </table:table-cell>
          <table:table-cell office:value-type="float" office:value="0.00912031" calcext:value-type="float">
            <text:p>0.00912031</text:p>
          </table:table-cell>
          <table:table-cell office:value-type="float" office:value="0.0082723" calcext:value-type="float">
            <text:p>0.0082723</text:p>
          </table:table-cell>
          <table:table-cell office:value-type="float" office:value="0.0119246" calcext:value-type="float">
            <text:p>0.0119246</text:p>
          </table:table-cell>
        </table:table-row>
        <table:table-row table:style-name="ro1">
          <table:table-cell office:value-type="float" office:value="0.00963617" calcext:value-type="float">
            <text:p>0.00963617</text:p>
          </table:table-cell>
          <table:table-cell office:value-type="float" office:value="0.009118" calcext:value-type="float">
            <text:p>0.009118</text:p>
          </table:table-cell>
          <table:table-cell office:value-type="float" office:value="0.00826076" calcext:value-type="float">
            <text:p>0.00826076</text:p>
          </table:table-cell>
          <table:table-cell office:value-type="float" office:value="0.0119126" calcext:value-type="float">
            <text:p>0.0119126</text:p>
          </table:table-cell>
        </table:table-row>
        <table:table-row table:style-name="ro1">
          <table:table-cell office:value-type="float" office:value="0.00965717" calcext:value-type="float">
            <text:p>0.00965717</text:p>
          </table:table-cell>
          <table:table-cell office:value-type="float" office:value="0.00911381" calcext:value-type="float">
            <text:p>0.00911381</text:p>
          </table:table-cell>
          <table:table-cell office:value-type="float" office:value="0.00825887" calcext:value-type="float">
            <text:p>0.00825887</text:p>
          </table:table-cell>
          <table:table-cell office:value-type="float" office:value="0.0119054" calcext:value-type="float">
            <text:p>0.0119054</text:p>
          </table:table-cell>
        </table:table-row>
        <table:table-row table:style-name="ro1">
          <table:table-cell office:value-type="float" office:value="0.00965695" calcext:value-type="float">
            <text:p>0.00965695</text:p>
          </table:table-cell>
          <table:table-cell office:value-type="float" office:value="0.00911053" calcext:value-type="float">
            <text:p>0.00911053</text:p>
          </table:table-cell>
          <table:table-cell office:value-type="float" office:value="0.00825613" calcext:value-type="float">
            <text:p>0.00825613</text:p>
          </table:table-cell>
          <table:table-cell office:value-type="float" office:value="0.011897" calcext:value-type="float">
            <text:p>0.011897</text:p>
          </table:table-cell>
        </table:table-row>
        <table:table-row table:style-name="ro1">
          <table:table-cell office:value-type="float" office:value="0.0097446" calcext:value-type="float">
            <text:p>0.0097446</text:p>
          </table:table-cell>
          <table:table-cell office:value-type="float" office:value="0.00911269" calcext:value-type="float">
            <text:p>0.00911269</text:p>
          </table:table-cell>
          <table:table-cell office:value-type="float" office:value="0.00825333" calcext:value-type="float">
            <text:p>0.00825333</text:p>
          </table:table-cell>
          <table:table-cell office:value-type="float" office:value="0.0118963" calcext:value-type="float">
            <text:p>0.0118963</text:p>
          </table:table-cell>
        </table:table-row>
        <table:table-row table:style-name="ro1">
          <table:table-cell office:value-type="float" office:value="0.00973954" calcext:value-type="float">
            <text:p>0.00973954</text:p>
          </table:table-cell>
          <table:table-cell office:value-type="float" office:value="0.00910571" calcext:value-type="float">
            <text:p>0.00910571</text:p>
          </table:table-cell>
          <table:table-cell office:value-type="float" office:value="0.00824183" calcext:value-type="float">
            <text:p>0.00824183</text:p>
          </table:table-cell>
          <table:table-cell office:value-type="float" office:value="0.0118986" calcext:value-type="float">
            <text:p>0.0118986</text:p>
          </table:table-cell>
        </table:table-row>
        <table:table-row table:style-name="ro1">
          <table:table-cell office:value-type="float" office:value="0.00972962" calcext:value-type="float">
            <text:p>0.00972962</text:p>
          </table:table-cell>
          <table:table-cell office:value-type="float" office:value="0.00908657" calcext:value-type="float">
            <text:p>0.00908657</text:p>
          </table:table-cell>
          <table:table-cell office:value-type="float" office:value="0.00822773" calcext:value-type="float">
            <text:p>0.00822773</text:p>
          </table:table-cell>
          <table:table-cell office:value-type="float" office:value="0.011891" calcext:value-type="float">
            <text:p>0.011891</text:p>
          </table:table-cell>
        </table:table-row>
        <table:table-row table:style-name="ro1">
          <table:table-cell office:value-type="float" office:value="0.00972282" calcext:value-type="float">
            <text:p>0.00972282</text:p>
          </table:table-cell>
          <table:table-cell office:value-type="float" office:value="0.00908252" calcext:value-type="float">
            <text:p>0.00908252</text:p>
          </table:table-cell>
          <table:table-cell office:value-type="float" office:value="0.0082199" calcext:value-type="float">
            <text:p>0.0082199</text:p>
          </table:table-cell>
          <table:table-cell office:value-type="float" office:value="0.0119645" calcext:value-type="float">
            <text:p>0.0119645</text:p>
          </table:table-cell>
        </table:table-row>
        <table:table-row table:style-name="ro1">
          <table:table-cell office:value-type="float" office:value="0.00971705" calcext:value-type="float">
            <text:p>0.00971705</text:p>
          </table:table-cell>
          <table:table-cell office:value-type="float" office:value="0.00908061" calcext:value-type="float">
            <text:p>0.00908061</text:p>
          </table:table-cell>
          <table:table-cell office:value-type="float" office:value="0.00821935" calcext:value-type="float">
            <text:p>0.00821935</text:p>
          </table:table-cell>
          <table:table-cell office:value-type="float" office:value="0.0119583" calcext:value-type="float">
            <text:p>0.0119583</text:p>
          </table:table-cell>
        </table:table-row>
        <table:table-row table:style-name="ro1">
          <table:table-cell office:value-type="float" office:value="0.00971438" calcext:value-type="float">
            <text:p>0.00971438</text:p>
          </table:table-cell>
          <table:table-cell office:value-type="float" office:value="0.0090786" calcext:value-type="float">
            <text:p>0.0090786</text:p>
          </table:table-cell>
          <table:table-cell office:value-type="float" office:value="0.00821836" calcext:value-type="float">
            <text:p>0.00821836</text:p>
          </table:table-cell>
          <table:table-cell office:value-type="float" office:value="0.0119539" calcext:value-type="float">
            <text:p>0.0119539</text:p>
          </table:table-cell>
        </table:table-row>
        <table:table-row table:style-name="ro1">
          <table:table-cell office:value-type="float" office:value="0.00969771" calcext:value-type="float">
            <text:p>0.00969771</text:p>
          </table:table-cell>
          <table:table-cell office:value-type="float" office:value="0.00908898" calcext:value-type="float">
            <text:p>0.00908898</text:p>
          </table:table-cell>
          <table:table-cell office:value-type="float" office:value="0.0082153" calcext:value-type="float">
            <text:p>0.0082153</text:p>
          </table:table-cell>
          <table:table-cell office:value-type="float" office:value="0.0119479" calcext:value-type="float">
            <text:p>0.0119479</text:p>
          </table:table-cell>
        </table:table-row>
        <table:table-row table:style-name="ro1">
          <table:table-cell office:value-type="float" office:value="0.0096901" calcext:value-type="float">
            <text:p>0.0096901</text:p>
          </table:table-cell>
          <table:table-cell office:value-type="float" office:value="0.00908682" calcext:value-type="float">
            <text:p>0.00908682</text:p>
          </table:table-cell>
          <table:table-cell office:value-type="float" office:value="0.00821309" calcext:value-type="float">
            <text:p>0.00821309</text:p>
          </table:table-cell>
          <table:table-cell office:value-type="float" office:value="0.0119571" calcext:value-type="float">
            <text:p>0.0119571</text:p>
          </table:table-cell>
        </table:table-row>
        <table:table-row table:style-name="ro1">
          <table:table-cell office:value-type="float" office:value="0.00968715" calcext:value-type="float">
            <text:p>0.00968715</text:p>
          </table:table-cell>
          <table:table-cell office:value-type="float" office:value="0.00906896" calcext:value-type="float">
            <text:p>0.00906896</text:p>
          </table:table-cell>
          <table:table-cell office:value-type="float" office:value="0.00820178" calcext:value-type="float">
            <text:p>0.00820178</text:p>
          </table:table-cell>
          <table:table-cell office:value-type="float" office:value="0.0119492" calcext:value-type="float">
            <text:p>0.0119492</text:p>
          </table:table-cell>
        </table:table-row>
        <table:table-row table:style-name="ro1">
          <table:table-cell office:value-type="float" office:value="0.00967559" calcext:value-type="float">
            <text:p>0.00967559</text:p>
          </table:table-cell>
          <table:table-cell office:value-type="float" office:value="0.0090744" calcext:value-type="float">
            <text:p>0.0090744</text:p>
          </table:table-cell>
          <table:table-cell office:value-type="float" office:value="0.00819065" calcext:value-type="float">
            <text:p>0.00819065</text:p>
          </table:table-cell>
          <table:table-cell office:value-type="float" office:value="0.0119324" calcext:value-type="float">
            <text:p>0.0119324</text:p>
          </table:table-cell>
        </table:table-row>
        <table:table-row table:style-name="ro1">
          <table:table-cell office:value-type="float" office:value="0.00967367" calcext:value-type="float">
            <text:p>0.00967367</text:p>
          </table:table-cell>
          <table:table-cell office:value-type="float" office:value="0.00906968" calcext:value-type="float">
            <text:p>0.00906968</text:p>
          </table:table-cell>
          <table:table-cell office:value-type="float" office:value="0.00819487" calcext:value-type="float">
            <text:p>0.00819487</text:p>
          </table:table-cell>
          <table:table-cell office:value-type="float" office:value="0.0119267" calcext:value-type="float">
            <text:p>0.0119267</text:p>
          </table:table-cell>
        </table:table-row>
        <table:table-row table:style-name="ro1">
          <table:table-cell office:value-type="float" office:value="0.00966553" calcext:value-type="float">
            <text:p>0.00966553</text:p>
          </table:table-cell>
          <table:table-cell office:value-type="float" office:value="0.00906722" calcext:value-type="float">
            <text:p>0.00906722</text:p>
          </table:table-cell>
          <table:table-cell office:value-type="float" office:value="0.00819841" calcext:value-type="float">
            <text:p>0.00819841</text:p>
          </table:table-cell>
          <table:table-cell office:value-type="float" office:value="0.0119151" calcext:value-type="float">
            <text:p>0.0119151</text:p>
          </table:table-cell>
        </table:table-row>
        <table:table-row table:style-name="ro1">
          <table:table-cell office:value-type="float" office:value="0.00965275" calcext:value-type="float">
            <text:p>0.00965275</text:p>
          </table:table-cell>
          <table:table-cell office:value-type="float" office:value="0.00906973" calcext:value-type="float">
            <text:p>0.00906973</text:p>
          </table:table-cell>
          <table:table-cell office:value-type="float" office:value="0.00819662" calcext:value-type="float">
            <text:p>0.00819662</text:p>
          </table:table-cell>
          <table:table-cell office:value-type="float" office:value="0.0119022" calcext:value-type="float">
            <text:p>0.0119022</text:p>
          </table:table-cell>
        </table:table-row>
        <table:table-row table:style-name="ro1">
          <table:table-cell office:value-type="float" office:value="0.00964583" calcext:value-type="float">
            <text:p>0.00964583</text:p>
          </table:table-cell>
          <table:table-cell office:value-type="float" office:value="0.00906713" calcext:value-type="float">
            <text:p>0.00906713</text:p>
          </table:table-cell>
          <table:table-cell office:value-type="float" office:value="0.00818413" calcext:value-type="float">
            <text:p>0.00818413</text:p>
          </table:table-cell>
          <table:table-cell office:value-type="float" office:value="0.0118995" calcext:value-type="float">
            <text:p>0.0118995</text:p>
          </table:table-cell>
        </table:table-row>
        <table:table-row table:style-name="ro1">
          <table:table-cell office:value-type="float" office:value="0.00964175" calcext:value-type="float">
            <text:p>0.00964175</text:p>
          </table:table-cell>
          <table:table-cell office:value-type="float" office:value="0.00904526" calcext:value-type="float">
            <text:p>0.00904526</text:p>
          </table:table-cell>
          <table:table-cell office:value-type="float" office:value="0.00817148" calcext:value-type="float">
            <text:p>0.00817148</text:p>
          </table:table-cell>
          <table:table-cell office:value-type="float" office:value="0.0119286" calcext:value-type="float">
            <text:p>0.0119286</text:p>
          </table:table-cell>
        </table:table-row>
        <table:table-row table:style-name="ro1">
          <table:table-cell office:value-type="float" office:value="0.00962971" calcext:value-type="float">
            <text:p>0.00962971</text:p>
          </table:table-cell>
          <table:table-cell office:value-type="float" office:value="0.00903852" calcext:value-type="float">
            <text:p>0.00903852</text:p>
          </table:table-cell>
          <table:table-cell office:value-type="float" office:value="0.00816379" calcext:value-type="float">
            <text:p>0.00816379</text:p>
          </table:table-cell>
          <table:table-cell office:value-type="float" office:value="0.0119168" calcext:value-type="float">
            <text:p>0.0119168</text:p>
          </table:table-cell>
        </table:table-row>
        <table:table-row table:style-name="ro1">
          <table:table-cell office:value-type="float" office:value="0.00962225" calcext:value-type="float">
            <text:p>0.00962225</text:p>
          </table:table-cell>
          <table:table-cell office:value-type="float" office:value="0.00903336" calcext:value-type="float">
            <text:p>0.00903336</text:p>
          </table:table-cell>
          <table:table-cell office:value-type="float" office:value="0.00816032" calcext:value-type="float">
            <text:p>0.00816032</text:p>
          </table:table-cell>
          <table:table-cell office:value-type="float" office:value="0.0119075" calcext:value-type="float">
            <text:p>0.0119075</text:p>
          </table:table-cell>
        </table:table-row>
        <table:table-row table:style-name="ro1">
          <table:table-cell office:value-type="float" office:value="0.00960127" calcext:value-type="float">
            <text:p>0.00960127</text:p>
          </table:table-cell>
          <table:table-cell office:value-type="float" office:value="0.0090354" calcext:value-type="float">
            <text:p>0.0090354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11896" calcext:value-type="float">
            <text:p>0.011896</text:p>
          </table:table-cell>
        </table:table-row>
        <table:table-row table:style-name="ro1">
          <table:table-cell office:value-type="float" office:value="0.00960294" calcext:value-type="float">
            <text:p>0.00960294</text:p>
          </table:table-cell>
          <table:table-cell office:value-type="float" office:value="0.00903493" calcext:value-type="float">
            <text:p>0.00903493</text:p>
          </table:table-cell>
          <table:table-cell office:value-type="float" office:value="0.00815967" calcext:value-type="float">
            <text:p>0.00815967</text:p>
          </table:table-cell>
          <table:table-cell office:value-type="float" office:value="0.0118947" calcext:value-type="float">
            <text:p>0.0118947</text:p>
          </table:table-cell>
        </table:table-row>
        <table:table-row table:style-name="ro1">
          <table:table-cell office:value-type="float" office:value="0.0096038" calcext:value-type="float">
            <text:p>0.0096038</text:p>
          </table:table-cell>
          <table:table-cell office:value-type="float" office:value="0.00903754" calcext:value-type="float">
            <text:p>0.00903754</text:p>
          </table:table-cell>
          <table:table-cell office:value-type="float" office:value="0.0081485" calcext:value-type="float">
            <text:p>0.0081485</text:p>
          </table:table-cell>
          <table:table-cell office:value-type="float" office:value="0.0118919" calcext:value-type="float">
            <text:p>0.0118919</text:p>
          </table:table-cell>
        </table:table-row>
        <table:table-row table:style-name="ro1">
          <table:table-cell office:value-type="float" office:value="0.00960255" calcext:value-type="float">
            <text:p>0.00960255</text:p>
          </table:table-cell>
          <table:table-cell office:value-type="float" office:value="0.00901392" calcext:value-type="float">
            <text:p>0.00901392</text:p>
          </table:table-cell>
          <table:table-cell office:value-type="float" office:value="0.00814236" calcext:value-type="float">
            <text:p>0.00814236</text:p>
          </table:table-cell>
          <table:table-cell office:value-type="float" office:value="0.0119119" calcext:value-type="float">
            <text:p>0.0119119</text:p>
          </table:table-cell>
        </table:table-row>
        <table:table-row table:style-name="ro1">
          <table:table-cell office:value-type="float" office:value="0.00959354" calcext:value-type="float">
            <text:p>0.00959354</text:p>
          </table:table-cell>
          <table:table-cell office:value-type="float" office:value="0.00900748" calcext:value-type="float">
            <text:p>0.00900748</text:p>
          </table:table-cell>
          <table:table-cell office:value-type="float" office:value="0.00814362" calcext:value-type="float">
            <text:p>0.00814362</text:p>
          </table:table-cell>
          <table:table-cell office:value-type="float" office:value="0.0118968" calcext:value-type="float">
            <text:p>0.0118968</text:p>
          </table:table-cell>
        </table:table-row>
        <table:table-row table:style-name="ro1">
          <table:table-cell office:value-type="float" office:value="0.00959354" calcext:value-type="float">
            <text:p>0.00959354</text:p>
          </table:table-cell>
          <table:table-cell office:value-type="float" office:value="0.00900748" calcext:value-type="float">
            <text:p>0.00900748</text:p>
          </table:table-cell>
          <table:table-cell office:value-type="float" office:value="0.00814362" calcext:value-type="float">
            <text:p>0.00814362</text:p>
          </table:table-cell>
          <table:table-cell office:value-type="float" office:value="0.0118968" calcext:value-type="float">
            <text:p>0.0118968</text:p>
          </table:table-cell>
        </table:table-row>
        <table:table-row table:style-name="ro1">
          <table:table-cell office:value-type="float" office:value="0.00958671" calcext:value-type="float">
            <text:p>0.00958671</text:p>
          </table:table-cell>
          <table:table-cell office:value-type="float" office:value="0.00900164" calcext:value-type="float">
            <text:p>0.00900164</text:p>
          </table:table-cell>
          <table:table-cell office:value-type="float" office:value="0.00815188" calcext:value-type="float">
            <text:p>0.00815188</text:p>
          </table:table-cell>
          <table:table-cell office:value-type="float" office:value="0.01188" calcext:value-type="float">
            <text:p>0.01188</text:p>
          </table:table-cell>
        </table:table-row>
        <table:table-row table:style-name="ro1">
          <table:table-cell office:value-type="float" office:value="0.00956957" calcext:value-type="float">
            <text:p>0.00956957</text:p>
          </table:table-cell>
          <table:table-cell office:value-type="float" office:value="0.00899944" calcext:value-type="float">
            <text:p>0.00899944</text:p>
          </table:table-cell>
          <table:table-cell office:value-type="float" office:value="0.00814964" calcext:value-type="float">
            <text:p>0.00814964</text:p>
          </table:table-cell>
          <table:table-cell office:value-type="float" office:value="0.0118662" calcext:value-type="float">
            <text:p>0.0118662</text:p>
          </table:table-cell>
        </table:table-row>
        <table:table-row table:style-name="ro1">
          <table:table-cell office:value-type="float" office:value="0.0095777" calcext:value-type="float">
            <text:p>0.0095777</text:p>
          </table:table-cell>
          <table:table-cell office:value-type="float" office:value="0.00899788" calcext:value-type="float">
            <text:p>0.00899788</text:p>
          </table:table-cell>
          <table:table-cell office:value-type="float" office:value="0.00813809" calcext:value-type="float">
            <text:p>0.00813809</text:p>
          </table:table-cell>
          <table:table-cell office:value-type="float" office:value="0.0118743" calcext:value-type="float">
            <text:p>0.0118743</text:p>
          </table:table-cell>
        </table:table-row>
        <table:table-row table:style-name="ro1">
          <table:table-cell office:value-type="float" office:value="0.00957109" calcext:value-type="float">
            <text:p>0.00957109</text:p>
          </table:table-cell>
          <table:table-cell office:value-type="float" office:value="0.00897749" calcext:value-type="float">
            <text:p>0.00897749</text:p>
          </table:table-cell>
          <table:table-cell office:value-type="float" office:value="0.00812364" calcext:value-type="float">
            <text:p>0.00812364</text:p>
          </table:table-cell>
          <table:table-cell office:value-type="float" office:value="0.0118804" calcext:value-type="float">
            <text:p>0.0118804</text:p>
          </table:table-cell>
        </table:table-row>
        <table:table-row table:style-name="ro1">
          <table:table-cell office:value-type="float" office:value="0.00956472" calcext:value-type="float">
            <text:p>0.00956472</text:p>
          </table:table-cell>
          <table:table-cell office:value-type="float" office:value="0.00897388" calcext:value-type="float">
            <text:p>0.00897388</text:p>
          </table:table-cell>
          <table:table-cell office:value-type="float" office:value="0.00811206" calcext:value-type="float">
            <text:p>0.00811206</text:p>
          </table:table-cell>
          <table:table-cell office:value-type="float" office:value="0.0118691" calcext:value-type="float">
            <text:p>0.0118691</text:p>
          </table:table-cell>
        </table:table-row>
        <table:table-row table:style-name="ro1">
          <table:table-cell office:value-type="float" office:value="0.00955893" calcext:value-type="float">
            <text:p>0.00955893</text:p>
          </table:table-cell>
          <table:table-cell office:value-type="float" office:value="0.00897123" calcext:value-type="float">
            <text:p>0.00897123</text:p>
          </table:table-cell>
          <table:table-cell office:value-type="float" office:value="0.00810966" calcext:value-type="float">
            <text:p>0.00810966</text:p>
          </table:table-cell>
          <table:table-cell office:value-type="float" office:value="0.0118643" calcext:value-type="float">
            <text:p>0.0118643</text:p>
          </table:table-cell>
        </table:table-row>
        <table:table-row table:style-name="ro1">
          <table:table-cell office:value-type="float" office:value="0.00955578" calcext:value-type="float">
            <text:p>0.00955578</text:p>
          </table:table-cell>
          <table:table-cell office:value-type="float" office:value="0.00896718" calcext:value-type="float">
            <text:p>0.00896718</text:p>
          </table:table-cell>
          <table:table-cell office:value-type="float" office:value="0.00810843" calcext:value-type="float">
            <text:p>0.00810843</text:p>
          </table:table-cell>
          <table:table-cell office:value-type="float" office:value="0.0118481" calcext:value-type="float">
            <text:p>0.0118481</text:p>
          </table:table-cell>
        </table:table-row>
        <table:table-row table:style-name="ro1">
          <table:table-cell office:value-type="float" office:value="0.00955207" calcext:value-type="float">
            <text:p>0.00955207</text:p>
          </table:table-cell>
          <table:table-cell office:value-type="float" office:value="0.0089636" calcext:value-type="float">
            <text:p>0.0089636</text:p>
          </table:table-cell>
          <table:table-cell office:value-type="float" office:value="0.00810434" calcext:value-type="float">
            <text:p>0.00810434</text:p>
          </table:table-cell>
          <table:table-cell office:value-type="float" office:value="0.0118411" calcext:value-type="float">
            <text:p>0.0118411</text:p>
          </table:table-cell>
        </table:table-row>
        <table:table-row table:style-name="ro1">
          <table:table-cell office:value-type="float" office:value="0.00952961" calcext:value-type="float">
            <text:p>0.00952961</text:p>
          </table:table-cell>
          <table:table-cell office:value-type="float" office:value="0.00896066" calcext:value-type="float">
            <text:p>0.00896066</text:p>
          </table:table-cell>
          <table:table-cell office:value-type="float" office:value="0.00810239" calcext:value-type="float">
            <text:p>0.00810239</text:p>
          </table:table-cell>
          <table:table-cell office:value-type="float" office:value="0.0118336" calcext:value-type="float">
            <text:p>0.0118336</text:p>
          </table:table-cell>
        </table:table-row>
        <table:table-row table:style-name="ro1">
          <table:table-cell office:value-type="float" office:value="0.00955232" calcext:value-type="float">
            <text:p>0.00955232</text:p>
          </table:table-cell>
          <table:table-cell office:value-type="float" office:value="0.00893603" calcext:value-type="float">
            <text:p>0.00893603</text:p>
          </table:table-cell>
          <table:table-cell office:value-type="float" office:value="0.00808081" calcext:value-type="float">
            <text:p>0.00808081</text:p>
          </table:table-cell>
          <table:table-cell office:value-type="float" office:value="0.011877" calcext:value-type="float">
            <text:p>0.011877</text:p>
          </table:table-cell>
        </table:table-row>
        <table:table-row table:style-name="ro1">
          <table:table-cell office:value-type="float" office:value="0.00956359" calcext:value-type="float">
            <text:p>0.00956359</text:p>
          </table:table-cell>
          <table:table-cell office:value-type="float" office:value="0.00893395" calcext:value-type="float">
            <text:p>0.00893395</text:p>
          </table:table-cell>
          <table:table-cell office:value-type="float" office:value="0.00807097" calcext:value-type="float">
            <text:p>0.00807097</text:p>
          </table:table-cell>
          <table:table-cell office:value-type="float" office:value="0.0118733" calcext:value-type="float">
            <text:p>0.0118733</text:p>
          </table:table-cell>
        </table:table-row>
        <table:table-row table:style-name="ro1">
          <table:table-cell office:value-type="float" office:value="0.00956529" calcext:value-type="float">
            <text:p>0.00956529</text:p>
          </table:table-cell>
          <table:table-cell office:value-type="float" office:value="0.00892878" calcext:value-type="float">
            <text:p>0.00892878</text:p>
          </table:table-cell>
          <table:table-cell office:value-type="float" office:value="0.00806815" calcext:value-type="float">
            <text:p>0.00806815</text:p>
          </table:table-cell>
          <table:table-cell office:value-type="float" office:value="0.0118603" calcext:value-type="float">
            <text:p>0.0118603</text:p>
          </table:table-cell>
        </table:table-row>
        <table:table-row table:style-name="ro1">
          <table:table-cell office:value-type="float" office:value="0.00956466" calcext:value-type="float">
            <text:p>0.00956466</text:p>
          </table:table-cell>
          <table:table-cell office:value-type="float" office:value="0.00892845" calcext:value-type="float">
            <text:p>0.00892845</text:p>
          </table:table-cell>
          <table:table-cell office:value-type="float" office:value="0.00806797" calcext:value-type="float">
            <text:p>0.00806797</text:p>
          </table:table-cell>
          <table:table-cell office:value-type="float" office:value="0.0118504" calcext:value-type="float">
            <text:p>0.0118504</text:p>
          </table:table-cell>
        </table:table-row>
        <table:table-row table:style-name="ro1">
          <table:table-cell office:value-type="float" office:value="0.009561" calcext:value-type="float">
            <text:p>0.009561</text:p>
          </table:table-cell>
          <table:table-cell office:value-type="float" office:value="0.00892399" calcext:value-type="float">
            <text:p>0.00892399</text:p>
          </table:table-cell>
          <table:table-cell office:value-type="float" office:value="0.00806499" calcext:value-type="float">
            <text:p>0.00806499</text:p>
          </table:table-cell>
          <table:table-cell office:value-type="float" office:value="0.0118455" calcext:value-type="float">
            <text:p>0.01184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22:06:51.537124822</meta:creation-date>
    <dc:date>2015-12-16T22:07:36.580035556</dc:date>
    <meta:editing-duration>PT45S</meta:editing-duration>
    <meta:editing-cycles>1</meta:editing-cycles>
    <meta:document-statistic meta:table-count="1" meta:cell-count="4216" meta:object-count="0"/>
    <meta:generator>LibreOffice/5.0.2.2$Linux_X86_64 LibreOffice_project/00m0$Build-2</meta:generator>
  </office:meta>
</office:document-meta>
</file>